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roman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1.127cm"/>
    </style:style>
    <style:style style:name="co3" style:family="table-column">
      <style:table-column-properties fo:break-before="auto" style:column-width="1.208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1.2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fo:background-color="#ffcc99"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D&quot;" style:apply-style-name="TurnoDescanso" style:base-cell-address="TABLAS.B2"/>
      <style:map style:condition="cell-content()=&quot;M&quot;" style:apply-style-name="TurnoManana" style:base-cell-address="TABLAS.B2"/>
      <style:map style:condition="cell-content()=&quot;T&quot;" style:apply-style-name="TurnoTarde" style:base-cell-address="TABLAS.B2"/>
      <style:map style:condition="cell-content()=&quot;N&quot;" style:apply-style-name="TurnoNoche" style:base-cell-address="TABLAS.B2"/>
    </style:style>
    <style:style style:name="ce2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8000"/>
    </style:style>
    <style:style style:name="ce22" style:family="table-cell" style:parent-style-name="Default" style:data-style-name="N37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Palatino Linotyp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1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0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WEEKDAY([.B5])=1)" style:apply-style-name="usr_5f_Domingo" style:base-cell-address="TURNOS_ANUALES.B5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D&quot;" style:apply-style-name="TurnoDescanso" style:base-cell-address="TURNOS_ANUALES.B6"/>
      <style:map style:condition="cell-content()=&quot;M&quot;" style:apply-style-name="TurnoManana" style:base-cell-address="TURNOS_ANUALES.B6"/>
      <style:map style:condition="cell-content()=&quot;T&quot;" style:apply-style-name="TurnoTarde" style:base-cell-address="TURNOS_ANUALES.B6"/>
      <style:map style:condition="cell-content()=&quot;N&quot;" style:apply-style-name="TurnoNoche" style:base-cell-address="TURNOS_ANUALES.B6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map style:condition="cell-content()=&quot;D&quot;" style:apply-style-name="TurnoDescanso" style:base-cell-address="TURNOS_ANUALES.B6"/>
      <style:map style:condition="cell-content()=&quot;M&quot;" style:apply-style-name="TurnoManana" style:base-cell-address="TURNOS_ANUALES.B6"/>
      <style:map style:condition="cell-content()=&quot;T&quot;" style:apply-style-name="TurnoTarde" style:base-cell-address="TURNOS_ANUALES.B6"/>
      <style:map style:condition="cell-content()=&quot;N&quot;" style:apply-style-name="TurnoNoche" style:base-cell-address="TURNOS_ANUALES.B6"/>
    </style:style>
    <style:style style:name="ce19" style:family="table-cell" style:parent-style-name="Default" style:data-style-name="N110">
      <style:table-cell-properties fo:background-color="#008000" style:text-align-source="fix" style:repeat-content="false"/>
      <style:paragraph-properties fo:text-align="center" fo:margin-left="0cm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59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52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content-validations>
        <table:content-validation table:name="val1" table:condition="of:cell-content-is-whole-number() and cell-content-is-between(2023,2050)" table:allow-empty-cell="true" table:base-cell-address="TURNOS_ANUALES.A2">
          <table:help-message table:title="¡ A t e n c i ó n !" table:display="true">
            <text:p>Introducir un año comprendido entre <text:s text:c="4"/></text:p>
            <text:p>2023 y 2050 ambos inclusive.</text:p>
          </table:help-message>
          <table:error-message table:message-type="stop" table:title="¡ A t e n c i ó n !" table:display="true">
            <text:p>El año debe estar comprendido entre <text:s text:c="4"/></text:p>
            <text:p>2023 y 2050 ambos inclusive.</text:p>
          </table:error-message>
        </table:content-validation>
      </table:content-validation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2-12-01" calcext:value-type="date">
            <text:p>01/12/20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Turno 1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4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D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Turno 2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4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Turno 3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4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Turno 4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D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Turno Noche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20"/>
        </table:table-row>
        <table:table-row table:style-name="ro3">
          <table:table-cell table:style-name="ce20" table:number-columns-repeated="18"/>
        </table:table-row>
        <table:table-row table:style-name="ro2" table:number-rows-repeated="104856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TABLAS.B2:TABLAS.Q6">
            <calcext:condition calcext:apply-style-name="TurnoDescanso" calcext:value="=&quot;D&quot;" calcext:base-cell-address="TABLAS.B2"/>
            <calcext:condition calcext:apply-style-name="TurnoManana" calcext:value="=&quot;M&quot;" calcext:base-cell-address="TABLAS.B2"/>
            <calcext:condition calcext:apply-style-name="TurnoTarde" calcext:value="=&quot;T&quot;" calcext:base-cell-address="TABLAS.B2"/>
            <calcext:condition calcext:apply-style-name="TurnoNoche" calcext:value="=&quot;N&quot;" calcext:base-cell-address="TABLAS.B2"/>
          </calcext:conditional-format>
        </calcext:conditional-formats>
      </table:table>
      <table:table table:name="TURNOS_ANUALES" table:style-name="ta1">
        <office:forms form:automatic-focus="false" form:apply-design-mode="false"/>
        <table:table-column table:style-name="co6" table:default-cell-style-name="ce12"/>
        <table:table-column table:style-name="co7" table:number-columns-repeated="29" table:default-cell-style-name="ce31"/>
        <table:table-column table:style-name="co7" table:default-cell-style-name="ce32"/>
        <table:table-column table:style-name="co7" table:number-columns-repeated="2" table:default-cell-style-name="ce9"/>
        <table:table-row table:style-name="ro2">
          <table:table-cell table:style-name="ce3" office:value-type="string" calcext:value-type="string">
            <text:p>AÑO</text:p>
          </table:table-cell>
          <table:table-cell table:style-name="ce9" table:number-columns-repeated="30"/>
          <table:table-cell table:number-columns-repeated="2"/>
        </table:table-row>
        <table:table-row table:style-name="ro5">
          <table:table-cell table:style-name="ce24" table:content-validation-name="val1" office:value-type="float" office:value="2023" calcext:value-type="float">
            <office:annotation office:display="true" draw:style-name="gr1" draw:text-style-name="P2" svg:width="16.938cm" svg:height="0.793cm" svg:x="3.513cm" svg:y="0cm" draw:caption-point-x="-0.609cm" draw:caption-point-y="0.686cm">
              <dc:creator>JFMJ</dc:creator>
              <dc:date>2023-02-02T00:00:00</dc:date>
              <text:p text:style-name="P1"><text:span text:style-name="T1">Si se modifica el año se modifican las jornadas de trabajo automáticamente</text:span></text:p>
            </office:annotation>
            <text:p>2023</text:p>
          </table:table-cell>
          <table:table-cell table:style-name="ce9" table:number-columns-repeated="30"/>
          <table:table-cell table:number-columns-repeated="2"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22" office:value-type="string" calcext:value-type="string" table:number-columns-spanned="1" table:number-rows-spanned="2">
            <text:p>ENERO</text:p>
          </table:table-cell>
          <table:table-cell table:style-name="ce16" table:formula="of:=DATE([.$A$2];1;1)" office:value-type="date" office:date-value="2023-01-01" calcext:value-type="date">
            <text:p>01</text:p>
          </table:table-cell>
          <table:table-cell table:style-name="ce16" table:formula="of:=[.B4]+1" office:value-type="date" office:date-value="2023-01-02" calcext:value-type="date">
            <text:p>02</text:p>
          </table:table-cell>
          <table:table-cell table:style-name="ce16" table:formula="of:=[.C4]+1" office:value-type="date" office:date-value="2023-01-03" calcext:value-type="date">
            <text:p>03</text:p>
          </table:table-cell>
          <table:table-cell table:style-name="ce16" table:formula="of:=[.D4]+1" office:value-type="date" office:date-value="2023-01-04" calcext:value-type="date">
            <text:p>04</text:p>
          </table:table-cell>
          <table:table-cell table:style-name="ce16" table:formula="of:=[.E4]+1" office:value-type="date" office:date-value="2023-01-05" calcext:value-type="date">
            <text:p>05</text:p>
          </table:table-cell>
          <table:table-cell table:style-name="ce16" table:formula="of:=[.F4]+1" office:value-type="date" office:date-value="2023-01-06" calcext:value-type="date">
            <text:p>06</text:p>
          </table:table-cell>
          <table:table-cell table:style-name="ce16" table:formula="of:=[.G4]+1" office:value-type="date" office:date-value="2023-01-07" calcext:value-type="date">
            <text:p>07</text:p>
          </table:table-cell>
          <table:table-cell table:style-name="ce16" table:formula="of:=[.H4]+1" office:value-type="date" office:date-value="2023-01-08" calcext:value-type="date">
            <text:p>08</text:p>
          </table:table-cell>
          <table:table-cell table:style-name="ce16" table:formula="of:=[.I4]+1" office:value-type="date" office:date-value="2023-01-09" calcext:value-type="date">
            <text:p>09</text:p>
          </table:table-cell>
          <table:table-cell table:style-name="ce16" table:formula="of:=[.J4]+1" office:value-type="date" office:date-value="2023-01-10" calcext:value-type="date">
            <text:p>10</text:p>
          </table:table-cell>
          <table:table-cell table:style-name="ce16" table:formula="of:=[.K4]+1" office:value-type="date" office:date-value="2023-01-11" calcext:value-type="date">
            <text:p>11</text:p>
          </table:table-cell>
          <table:table-cell table:style-name="ce16" table:formula="of:=[.L4]+1" office:value-type="date" office:date-value="2023-01-12" calcext:value-type="date">
            <text:p>12</text:p>
          </table:table-cell>
          <table:table-cell table:style-name="ce16" table:formula="of:=[.M4]+1" office:value-type="date" office:date-value="2023-01-13" calcext:value-type="date">
            <text:p>13</text:p>
          </table:table-cell>
          <table:table-cell table:style-name="ce16" table:formula="of:=[.N4]+1" office:value-type="date" office:date-value="2023-01-14" calcext:value-type="date">
            <text:p>14</text:p>
          </table:table-cell>
          <table:table-cell table:style-name="ce16" table:formula="of:=[.O4]+1" office:value-type="date" office:date-value="2023-01-15" calcext:value-type="date">
            <text:p>15</text:p>
          </table:table-cell>
          <table:table-cell table:style-name="ce16" table:formula="of:=[.P4]+1" office:value-type="date" office:date-value="2023-01-16" calcext:value-type="date">
            <text:p>16</text:p>
          </table:table-cell>
          <table:table-cell table:style-name="ce16" table:formula="of:=[.Q4]+1" office:value-type="date" office:date-value="2023-01-17" calcext:value-type="date">
            <text:p>17</text:p>
          </table:table-cell>
          <table:table-cell table:style-name="ce16" table:formula="of:=[.R4]+1" office:value-type="date" office:date-value="2023-01-18" calcext:value-type="date">
            <text:p>18</text:p>
          </table:table-cell>
          <table:table-cell table:style-name="ce16" table:formula="of:=[.S4]+1" office:value-type="date" office:date-value="2023-01-19" calcext:value-type="date">
            <text:p>19</text:p>
          </table:table-cell>
          <table:table-cell table:style-name="ce16" table:formula="of:=[.T4]+1" office:value-type="date" office:date-value="2023-01-20" calcext:value-type="date">
            <text:p>20</text:p>
          </table:table-cell>
          <table:table-cell table:style-name="ce16" table:formula="of:=[.U4]+1" office:value-type="date" office:date-value="2023-01-21" calcext:value-type="date">
            <text:p>21</text:p>
          </table:table-cell>
          <table:table-cell table:style-name="ce16" table:formula="of:=[.V4]+1" office:value-type="date" office:date-value="2023-01-22" calcext:value-type="date">
            <text:p>22</text:p>
          </table:table-cell>
          <table:table-cell table:style-name="ce16" table:formula="of:=[.W4]+1" office:value-type="date" office:date-value="2023-01-23" calcext:value-type="date">
            <text:p>23</text:p>
          </table:table-cell>
          <table:table-cell table:style-name="ce16" table:formula="of:=[.X4]+1" office:value-type="date" office:date-value="2023-01-24" calcext:value-type="date">
            <text:p>24</text:p>
          </table:table-cell>
          <table:table-cell table:style-name="ce16" table:formula="of:=[.Y4]+1" office:value-type="date" office:date-value="2023-01-25" calcext:value-type="date">
            <text:p>25</text:p>
          </table:table-cell>
          <table:table-cell table:style-name="ce16" table:formula="of:=[.Z4]+1" office:value-type="date" office:date-value="2023-01-26" calcext:value-type="date">
            <text:p>26</text:p>
          </table:table-cell>
          <table:table-cell table:style-name="ce16" table:formula="of:=[.AA4]+1" office:value-type="date" office:date-value="2023-01-27" calcext:value-type="date">
            <text:p>27</text:p>
          </table:table-cell>
          <table:table-cell table:style-name="ce16" table:formula="of:=[.AB4]+1" office:value-type="date" office:date-value="2023-01-28" calcext:value-type="date">
            <text:p>28</text:p>
          </table:table-cell>
          <table:table-cell table:style-name="ce16" table:formula="of:=[.AC4]+1" office:value-type="date" office:date-value="2023-01-29" calcext:value-type="date">
            <text:p>29</text:p>
          </table:table-cell>
          <table:table-cell table:style-name="ce16" table:formula="of:=[.AD4]+1" office:value-type="date" office:date-value="2023-01-30" calcext:value-type="date">
            <text:p>30</text:p>
          </table:table-cell>
          <table:table-cell table:style-name="ce16" table:formula="of:=[.AE4]+1" office:value-type="date" office:date-value="2023-01-31" calcext:value-type="date">
            <text:p>31</text:p>
          </table:table-cell>
          <table:table-cell/>
        </table:table-row>
        <table:table-row table:style-name="ro2">
          <table:covered-table-cell table:style-name="ce11"/>
          <table:table-cell table:style-name="ce17" table:formula="of:=[.B4]" office:value-type="date" office:date-value="2023-01-01" calcext:value-type="date">
            <text:p>dom</text:p>
          </table:table-cell>
          <table:table-cell table:style-name="ce17" table:formula="of:=[.C4]" office:value-type="date" office:date-value="2023-01-02" calcext:value-type="date">
            <text:p>lun</text:p>
          </table:table-cell>
          <table:table-cell table:style-name="ce17" table:formula="of:=[.D4]" office:value-type="date" office:date-value="2023-01-03" calcext:value-type="date">
            <text:p>mar</text:p>
          </table:table-cell>
          <table:table-cell table:style-name="ce17" table:formula="of:=[.E4]" office:value-type="date" office:date-value="2023-01-04" calcext:value-type="date">
            <text:p>mié</text:p>
          </table:table-cell>
          <table:table-cell table:style-name="ce17" table:formula="of:=[.F4]" office:value-type="date" office:date-value="2023-01-05" calcext:value-type="date">
            <text:p>jue</text:p>
          </table:table-cell>
          <table:table-cell table:style-name="ce17" table:formula="of:=[.G4]" office:value-type="date" office:date-value="2023-01-06" calcext:value-type="date">
            <text:p>vie</text:p>
          </table:table-cell>
          <table:table-cell table:style-name="ce17" table:formula="of:=[.H4]" office:value-type="date" office:date-value="2023-01-07" calcext:value-type="date">
            <text:p>sáb</text:p>
          </table:table-cell>
          <table:table-cell table:style-name="ce17" table:formula="of:=[.I4]" office:value-type="date" office:date-value="2023-01-08" calcext:value-type="date">
            <text:p>dom</text:p>
          </table:table-cell>
          <table:table-cell table:style-name="ce17" table:formula="of:=[.J4]" office:value-type="date" office:date-value="2023-01-09" calcext:value-type="date">
            <text:p>lun</text:p>
          </table:table-cell>
          <table:table-cell table:style-name="ce17" table:formula="of:=[.K4]" office:value-type="date" office:date-value="2023-01-10" calcext:value-type="date">
            <text:p>mar</text:p>
          </table:table-cell>
          <table:table-cell table:style-name="ce17" table:formula="of:=[.L4]" office:value-type="date" office:date-value="2023-01-11" calcext:value-type="date">
            <text:p>mié</text:p>
          </table:table-cell>
          <table:table-cell table:style-name="ce17" table:formula="of:=[.M4]" office:value-type="date" office:date-value="2023-01-12" calcext:value-type="date">
            <text:p>jue</text:p>
          </table:table-cell>
          <table:table-cell table:style-name="ce17" table:formula="of:=[.N4]" office:value-type="date" office:date-value="2023-01-13" calcext:value-type="date">
            <text:p>vie</text:p>
          </table:table-cell>
          <table:table-cell table:style-name="ce17" table:formula="of:=[.O4]" office:value-type="date" office:date-value="2023-01-14" calcext:value-type="date">
            <text:p>sáb</text:p>
          </table:table-cell>
          <table:table-cell table:style-name="ce17" table:formula="of:=[.P4]" office:value-type="date" office:date-value="2023-01-15" calcext:value-type="date">
            <text:p>dom</text:p>
          </table:table-cell>
          <table:table-cell table:style-name="ce17" table:formula="of:=[.Q4]" office:value-type="date" office:date-value="2023-01-16" calcext:value-type="date">
            <text:p>lun</text:p>
          </table:table-cell>
          <table:table-cell table:style-name="ce17" table:formula="of:=[.R4]" office:value-type="date" office:date-value="2023-01-17" calcext:value-type="date">
            <text:p>mar</text:p>
          </table:table-cell>
          <table:table-cell table:style-name="ce17" table:formula="of:=[.S4]" office:value-type="date" office:date-value="2023-01-18" calcext:value-type="date">
            <text:p>mié</text:p>
          </table:table-cell>
          <table:table-cell table:style-name="ce17" table:formula="of:=[.T4]" office:value-type="date" office:date-value="2023-01-19" calcext:value-type="date">
            <text:p>jue</text:p>
          </table:table-cell>
          <table:table-cell table:style-name="ce17" table:formula="of:=[.U4]" office:value-type="date" office:date-value="2023-01-20" calcext:value-type="date">
            <text:p>vie</text:p>
          </table:table-cell>
          <table:table-cell table:style-name="ce17" table:formula="of:=[.V4]" office:value-type="date" office:date-value="2023-01-21" calcext:value-type="date">
            <text:p>sáb</text:p>
          </table:table-cell>
          <table:table-cell table:style-name="ce17" table:formula="of:=[.W4]" office:value-type="date" office:date-value="2023-01-22" calcext:value-type="date">
            <text:p>dom</text:p>
          </table:table-cell>
          <table:table-cell table:style-name="ce17" table:formula="of:=[.X4]" office:value-type="date" office:date-value="2023-01-23" calcext:value-type="date">
            <text:p>lun</text:p>
          </table:table-cell>
          <table:table-cell table:style-name="ce17" table:formula="of:=[.Y4]" office:value-type="date" office:date-value="2023-01-24" calcext:value-type="date">
            <text:p>mar</text:p>
          </table:table-cell>
          <table:table-cell table:style-name="ce17" table:formula="of:=[.Z4]" office:value-type="date" office:date-value="2023-01-25" calcext:value-type="date">
            <text:p>mié</text:p>
          </table:table-cell>
          <table:table-cell table:style-name="ce17" table:formula="of:=[.AA4]" office:value-type="date" office:date-value="2023-01-26" calcext:value-type="date">
            <text:p>jue</text:p>
          </table:table-cell>
          <table:table-cell table:style-name="ce17" table:formula="of:=[.AB4]" office:value-type="date" office:date-value="2023-01-27" calcext:value-type="date">
            <text:p>vie</text:p>
          </table:table-cell>
          <table:table-cell table:style-name="ce17" table:formula="of:=[.AC4]" office:value-type="date" office:date-value="2023-01-28" calcext:value-type="date">
            <text:p>sáb</text:p>
          </table:table-cell>
          <table:table-cell table:style-name="ce17" table:formula="of:=[.AD4]" office:value-type="date" office:date-value="2023-01-29" calcext:value-type="date">
            <text:p>dom</text:p>
          </table:table-cell>
          <table:table-cell table:style-name="ce17" table:formula="of:=[.AE4]" office:value-type="date" office:date-value="2023-01-30" calcext:value-type="date">
            <text:p>lun</text:p>
          </table:table-cell>
          <table:table-cell table:style-name="ce17" table:formula="of:=[.AF4]" office:value-type="date" office:date-value="2023-01-31" calcext:value-type="date">
            <text:p>mar</text:p>
          </table:table-cell>
          <table:table-cell/>
        </table:table-row>
        <table:table-row table:style-name="ro2">
          <table:table-cell office:value-type="string" calcext:value-type="string">
            <text:p>Turno 1</text:p>
          </table:table-cell>
          <table:table-cell table:formula="of:=VLOOKUP([.$A6];T_TURNOS;MOD([.B$4]-FECHAINICIO;16)+2;0)" office:value-type="string" office:string-value="D" calcext:value-type="string">
            <text:p>D</text:p>
          </table:table-cell>
          <table:table-cell table:formula="of:=VLOOKUP([.$A6];T_TURNOS;MOD([.C$4]-FECHAINICIO;16)+2;0)" office:value-type="string" office:string-value="M" calcext:value-type="string">
            <text:p>M</text:p>
          </table:table-cell>
          <table:table-cell table:formula="of:=VLOOKUP([.$A6];T_TURNOS;MOD([.D$4]-FECHAINICIO;16)+2;0)" office:value-type="string" office:string-value="M" calcext:value-type="string">
            <text:p>M</text:p>
          </table:table-cell>
          <table:table-cell table:formula="of:=VLOOKUP([.$A6];T_TURNOS;MOD([.E$4]-FECHAINICIO;16)+2;0)" office:value-type="string" office:string-value="T" calcext:value-type="string">
            <text:p>T</text:p>
          </table:table-cell>
          <table:table-cell table:formula="of:=VLOOKUP([.$A6];T_TURNOS;MOD([.F$4]-FECHAINICIO;16)+2;0)" office:value-type="string" office:string-value="T" calcext:value-type="string">
            <text:p>T</text:p>
          </table:table-cell>
          <table:table-cell table:formula="of:=VLOOKUP([.$A6];T_TURNOS;MOD([.G$4]-FECHAINICIO;16)+2;0)" office:value-type="string" office:string-value="N" calcext:value-type="string">
            <text:p>N</text:p>
          </table:table-cell>
          <table:table-cell table:formula="of:=VLOOKUP([.$A6];T_TURNOS;MOD([.H$4]-FECHAINICIO;16)+2;0)" office:value-type="string" office:string-value="N" calcext:value-type="string">
            <text:p>N</text:p>
          </table:table-cell>
          <table:table-cell table:formula="of:=VLOOKUP([.$A6];T_TURNOS;MOD([.I$4]-FECHAINICIO;16)+2;0)" office:value-type="string" office:string-value="D" calcext:value-type="string">
            <text:p>D</text:p>
          </table:table-cell>
          <table:table-cell table:formula="of:=VLOOKUP([.$A6];T_TURNOS;MOD([.J$4]-FECHAINICIO;16)+2;0)" office:value-type="string" office:string-value="D" calcext:value-type="string">
            <text:p>D</text:p>
          </table:table-cell>
          <table:table-cell table:formula="of:=VLOOKUP([.$A6];T_TURNOS;MOD([.K$4]-FECHAINICIO;16)+2;0)" office:value-type="string" office:string-value="D" calcext:value-type="string">
            <text:p>D</text:p>
          </table:table-cell>
          <table:table-cell table:formula="of:=VLOOKUP([.$A6];T_TURNOS;MOD([.L$4]-FECHAINICIO;16)+2;0)" office:value-type="string" office:string-value="D" calcext:value-type="string">
            <text:p>D</text:p>
          </table:table-cell>
          <table:table-cell table:formula="of:=VLOOKUP([.$A6];T_TURNOS;MOD([.M$4]-FECHAINICIO;16)+2;0)" office:value-type="string" office:string-value="M" calcext:value-type="string">
            <text:p>M</text:p>
          </table:table-cell>
          <table:table-cell table:formula="of:=VLOOKUP([.$A6];T_TURNOS;MOD([.N$4]-FECHAINICIO;16)+2;0)" office:value-type="string" office:string-value="M" calcext:value-type="string">
            <text:p>M</text:p>
          </table:table-cell>
          <table:table-cell table:formula="of:=VLOOKUP([.$A6];T_TURNOS;MOD([.O$4]-FECHAINICIO;16)+2;0)" office:value-type="string" office:string-value="T" calcext:value-type="string">
            <text:p>T</text:p>
          </table:table-cell>
          <table:table-cell table:formula="of:=VLOOKUP([.$A6];T_TURNOS;MOD([.P$4]-FECHAINICIO;16)+2;0)" office:value-type="string" office:string-value="T" calcext:value-type="string">
            <text:p>T</text:p>
          </table:table-cell>
          <table:table-cell table:formula="of:=VLOOKUP([.$A6];T_TURNOS;MOD([.Q$4]-FECHAINICIO;16)+2;0)" office:value-type="string" office:string-value="D" calcext:value-type="string">
            <text:p>D</text:p>
          </table:table-cell>
          <table:table-cell table:formula="of:=VLOOKUP([.$A6];T_TURNOS;MOD([.R$4]-FECHAINICIO;16)+2;0)" office:value-type="string" office:string-value="D" calcext:value-type="string">
            <text:p>D</text:p>
          </table:table-cell>
          <table:table-cell table:formula="of:=VLOOKUP([.$A6];T_TURNOS;MOD([.S$4]-FECHAINICIO;16)+2;0)" office:value-type="string" office:string-value="M" calcext:value-type="string">
            <text:p>M</text:p>
          </table:table-cell>
          <table:table-cell table:formula="of:=VLOOKUP([.$A6];T_TURNOS;MOD([.T$4]-FECHAINICIO;16)+2;0)" office:value-type="string" office:string-value="M" calcext:value-type="string">
            <text:p>M</text:p>
          </table:table-cell>
          <table:table-cell table:formula="of:=VLOOKUP([.$A6];T_TURNOS;MOD([.U$4]-FECHAINICIO;16)+2;0)" office:value-type="string" office:string-value="T" calcext:value-type="string">
            <text:p>T</text:p>
          </table:table-cell>
          <table:table-cell table:formula="of:=VLOOKUP([.$A6];T_TURNOS;MOD([.V$4]-FECHAINICIO;16)+2;0)" office:value-type="string" office:string-value="T" calcext:value-type="string">
            <text:p>T</text:p>
          </table:table-cell>
          <table:table-cell table:formula="of:=VLOOKUP([.$A6];T_TURNOS;MOD([.W$4]-FECHAINICIO;16)+2;0)" office:value-type="string" office:string-value="N" calcext:value-type="string">
            <text:p>N</text:p>
          </table:table-cell>
          <table:table-cell table:formula="of:=VLOOKUP([.$A6];T_TURNOS;MOD([.X$4]-FECHAINICIO;16)+2;0)" office:value-type="string" office:string-value="N" calcext:value-type="string">
            <text:p>N</text:p>
          </table:table-cell>
          <table:table-cell table:formula="of:=VLOOKUP([.$A6];T_TURNOS;MOD([.Y$4]-FECHAINICIO;16)+2;0)" office:value-type="string" office:string-value="D" calcext:value-type="string">
            <text:p>D</text:p>
          </table:table-cell>
          <table:table-cell table:formula="of:=VLOOKUP([.$A6];T_TURNOS;MOD([.Z$4]-FECHAINICIO;16)+2;0)" office:value-type="string" office:string-value="D" calcext:value-type="string">
            <text:p>D</text:p>
          </table:table-cell>
          <table:table-cell table:formula="of:=VLOOKUP([.$A6];T_TURNOS;MOD([.AA$4]-FECHAINICIO;16)+2;0)" office:value-type="string" office:string-value="D" calcext:value-type="string">
            <text:p>D</text:p>
          </table:table-cell>
          <table:table-cell table:formula="of:=VLOOKUP([.$A6];T_TURNOS;MOD([.AB$4]-FECHAINICIO;16)+2;0)" office:value-type="string" office:string-value="D" calcext:value-type="string">
            <text:p>D</text:p>
          </table:table-cell>
          <table:table-cell table:formula="of:=VLOOKUP([.$A6];T_TURNOS;MOD([.AC$4]-FECHAINICIO;16)+2;0)" office:value-type="string" office:string-value="M" calcext:value-type="string">
            <text:p>M</text:p>
          </table:table-cell>
          <table:table-cell table:formula="of:=VLOOKUP([.$A6];T_TURNOS;MOD([.AD$4]-FECHAINICIO;16)+2;0)" office:value-type="string" office:string-value="M" calcext:value-type="string">
            <text:p>M</text:p>
          </table:table-cell>
          <table:table-cell table:style-name="ce31" table:formula="of:=VLOOKUP([.$A6];T_TURNOS;MOD([.AE$4]-FECHAINICIO;16)+2;0)" office:value-type="string" office:string-value="T" calcext:value-type="string">
            <text:p>T</text:p>
          </table:table-cell>
          <table:table-cell table:style-name="ce31" table:formula="of:=VLOOKUP([.$A6];T_TURNOS;MOD([.AF$4]-FECHAINICIO;16)+2;0)" office:value-type="string" office:string-value="T" calcext:value-type="string">
            <text:p>T</text:p>
          </table:table-cell>
          <table:table-cell/>
        </table:table-row>
        <table:table-row table:style-name="ro2">
          <table:table-cell office:value-type="string" calcext:value-type="string">
            <text:p>Turno 2</text:p>
          </table:table-cell>
          <table:table-cell table:formula="of:=VLOOKUP([.$A7];T_TURNOS;MOD([.B$4]-FECHAINICIO;16)+2;0)" office:value-type="string" office:string-value="M" calcext:value-type="string">
            <text:p>M</text:p>
          </table:table-cell>
          <table:table-cell table:formula="of:=VLOOKUP([.$A7];T_TURNOS;MOD([.C$4]-FECHAINICIO;16)+2;0)" office:value-type="string" office:string-value="T" calcext:value-type="string">
            <text:p>T</text:p>
          </table:table-cell>
          <table:table-cell table:formula="of:=VLOOKUP([.$A7];T_TURNOS;MOD([.D$4]-FECHAINICIO;16)+2;0)" office:value-type="string" office:string-value="T" calcext:value-type="string">
            <text:p>T</text:p>
          </table:table-cell>
          <table:table-cell table:formula="of:=VLOOKUP([.$A7];T_TURNOS;MOD([.E$4]-FECHAINICIO;16)+2;0)" office:value-type="string" office:string-value="D" calcext:value-type="string">
            <text:p>D</text:p>
          </table:table-cell>
          <table:table-cell table:formula="of:=VLOOKUP([.$A7];T_TURNOS;MOD([.F$4]-FECHAINICIO;16)+2;0)" office:value-type="string" office:string-value="D" calcext:value-type="string">
            <text:p>D</text:p>
          </table:table-cell>
          <table:table-cell table:formula="of:=VLOOKUP([.$A7];T_TURNOS;MOD([.G$4]-FECHAINICIO;16)+2;0)" office:value-type="string" office:string-value="M" calcext:value-type="string">
            <text:p>M</text:p>
          </table:table-cell>
          <table:table-cell table:formula="of:=VLOOKUP([.$A7];T_TURNOS;MOD([.H$4]-FECHAINICIO;16)+2;0)" office:value-type="string" office:string-value="M" calcext:value-type="string">
            <text:p>M</text:p>
          </table:table-cell>
          <table:table-cell table:formula="of:=VLOOKUP([.$A7];T_TURNOS;MOD([.I$4]-FECHAINICIO;16)+2;0)" office:value-type="string" office:string-value="T" calcext:value-type="string">
            <text:p>T</text:p>
          </table:table-cell>
          <table:table-cell table:formula="of:=VLOOKUP([.$A7];T_TURNOS;MOD([.J$4]-FECHAINICIO;16)+2;0)" office:value-type="string" office:string-value="T" calcext:value-type="string">
            <text:p>T</text:p>
          </table:table-cell>
          <table:table-cell table:formula="of:=VLOOKUP([.$A7];T_TURNOS;MOD([.K$4]-FECHAINICIO;16)+2;0)" office:value-type="string" office:string-value="N" calcext:value-type="string">
            <text:p>N</text:p>
          </table:table-cell>
          <table:table-cell table:formula="of:=VLOOKUP([.$A7];T_TURNOS;MOD([.L$4]-FECHAINICIO;16)+2;0)" office:value-type="string" office:string-value="N" calcext:value-type="string">
            <text:p>N</text:p>
          </table:table-cell>
          <table:table-cell table:formula="of:=VLOOKUP([.$A7];T_TURNOS;MOD([.M$4]-FECHAINICIO;16)+2;0)" office:value-type="string" office:string-value="D" calcext:value-type="string">
            <text:p>D</text:p>
          </table:table-cell>
          <table:table-cell table:formula="of:=VLOOKUP([.$A7];T_TURNOS;MOD([.N$4]-FECHAINICIO;16)+2;0)" office:value-type="string" office:string-value="D" calcext:value-type="string">
            <text:p>D</text:p>
          </table:table-cell>
          <table:table-cell table:formula="of:=VLOOKUP([.$A7];T_TURNOS;MOD([.O$4]-FECHAINICIO;16)+2;0)" office:value-type="string" office:string-value="D" calcext:value-type="string">
            <text:p>D</text:p>
          </table:table-cell>
          <table:table-cell table:formula="of:=VLOOKUP([.$A7];T_TURNOS;MOD([.P$4]-FECHAINICIO;16)+2;0)" office:value-type="string" office:string-value="D" calcext:value-type="string">
            <text:p>D</text:p>
          </table:table-cell>
          <table:table-cell table:formula="of:=VLOOKUP([.$A7];T_TURNOS;MOD([.Q$4]-FECHAINICIO;16)+2;0)" office:value-type="string" office:string-value="M" calcext:value-type="string">
            <text:p>M</text:p>
          </table:table-cell>
          <table:table-cell table:formula="of:=VLOOKUP([.$A7];T_TURNOS;MOD([.R$4]-FECHAINICIO;16)+2;0)" office:value-type="string" office:string-value="M" calcext:value-type="string">
            <text:p>M</text:p>
          </table:table-cell>
          <table:table-cell table:formula="of:=VLOOKUP([.$A7];T_TURNOS;MOD([.S$4]-FECHAINICIO;16)+2;0)" office:value-type="string" office:string-value="T" calcext:value-type="string">
            <text:p>T</text:p>
          </table:table-cell>
          <table:table-cell table:formula="of:=VLOOKUP([.$A7];T_TURNOS;MOD([.T$4]-FECHAINICIO;16)+2;0)" office:value-type="string" office:string-value="T" calcext:value-type="string">
            <text:p>T</text:p>
          </table:table-cell>
          <table:table-cell table:formula="of:=VLOOKUP([.$A7];T_TURNOS;MOD([.U$4]-FECHAINICIO;16)+2;0)" office:value-type="string" office:string-value="D" calcext:value-type="string">
            <text:p>D</text:p>
          </table:table-cell>
          <table:table-cell table:formula="of:=VLOOKUP([.$A7];T_TURNOS;MOD([.V$4]-FECHAINICIO;16)+2;0)" office:value-type="string" office:string-value="D" calcext:value-type="string">
            <text:p>D</text:p>
          </table:table-cell>
          <table:table-cell table:formula="of:=VLOOKUP([.$A7];T_TURNOS;MOD([.W$4]-FECHAINICIO;16)+2;0)" office:value-type="string" office:string-value="M" calcext:value-type="string">
            <text:p>M</text:p>
          </table:table-cell>
          <table:table-cell table:formula="of:=VLOOKUP([.$A7];T_TURNOS;MOD([.X$4]-FECHAINICIO;16)+2;0)" office:value-type="string" office:string-value="M" calcext:value-type="string">
            <text:p>M</text:p>
          </table:table-cell>
          <table:table-cell table:formula="of:=VLOOKUP([.$A7];T_TURNOS;MOD([.Y$4]-FECHAINICIO;16)+2;0)" office:value-type="string" office:string-value="T" calcext:value-type="string">
            <text:p>T</text:p>
          </table:table-cell>
          <table:table-cell table:formula="of:=VLOOKUP([.$A7];T_TURNOS;MOD([.Z$4]-FECHAINICIO;16)+2;0)" office:value-type="string" office:string-value="T" calcext:value-type="string">
            <text:p>T</text:p>
          </table:table-cell>
          <table:table-cell table:formula="of:=VLOOKUP([.$A7];T_TURNOS;MOD([.AA$4]-FECHAINICIO;16)+2;0)" office:value-type="string" office:string-value="N" calcext:value-type="string">
            <text:p>N</text:p>
          </table:table-cell>
          <table:table-cell table:formula="of:=VLOOKUP([.$A7];T_TURNOS;MOD([.AB$4]-FECHAINICIO;16)+2;0)" office:value-type="string" office:string-value="N" calcext:value-type="string">
            <text:p>N</text:p>
          </table:table-cell>
          <table:table-cell table:formula="of:=VLOOKUP([.$A7];T_TURNOS;MOD([.AC$4]-FECHAINICIO;16)+2;0)" office:value-type="string" office:string-value="D" calcext:value-type="string">
            <text:p>D</text:p>
          </table:table-cell>
          <table:table-cell table:formula="of:=VLOOKUP([.$A7];T_TURNOS;MOD([.AD$4]-FECHAINICIO;16)+2;0)" office:value-type="string" office:string-value="D" calcext:value-type="string">
            <text:p>D</text:p>
          </table:table-cell>
          <table:table-cell table:style-name="ce31" table:formula="of:=VLOOKUP([.$A7];T_TURNOS;MOD([.AE$4]-FECHAINICIO;16)+2;0)" office:value-type="string" office:string-value="D" calcext:value-type="string">
            <text:p>D</text:p>
          </table:table-cell>
          <table:table-cell table:style-name="ce31" table:formula="of:=VLOOKUP([.$A7];T_TURNOS;MOD([.AF$4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office:value-type="string" calcext:value-type="string">
            <text:p>Turno 3</text:p>
          </table:table-cell>
          <table:table-cell table:formula="of:=VLOOKUP([.$A8];T_TURNOS;MOD([.B$4]-FECHAINICIO;16)+2;0)" office:value-type="string" office:string-value="T" calcext:value-type="string">
            <text:p>T</text:p>
          </table:table-cell>
          <table:table-cell table:formula="of:=VLOOKUP([.$A8];T_TURNOS;MOD([.C$4]-FECHAINICIO;16)+2;0)" office:value-type="string" office:string-value="N" calcext:value-type="string">
            <text:p>N</text:p>
          </table:table-cell>
          <table:table-cell table:formula="of:=VLOOKUP([.$A8];T_TURNOS;MOD([.D$4]-FECHAINICIO;16)+2;0)" office:value-type="string" office:string-value="N" calcext:value-type="string">
            <text:p>N</text:p>
          </table:table-cell>
          <table:table-cell table:formula="of:=VLOOKUP([.$A8];T_TURNOS;MOD([.E$4]-FECHAINICIO;16)+2;0)" office:value-type="string" office:string-value="D" calcext:value-type="string">
            <text:p>D</text:p>
          </table:table-cell>
          <table:table-cell table:formula="of:=VLOOKUP([.$A8];T_TURNOS;MOD([.F$4]-FECHAINICIO;16)+2;0)" office:value-type="string" office:string-value="D" calcext:value-type="string">
            <text:p>D</text:p>
          </table:table-cell>
          <table:table-cell table:formula="of:=VLOOKUP([.$A8];T_TURNOS;MOD([.G$4]-FECHAINICIO;16)+2;0)" office:value-type="string" office:string-value="D" calcext:value-type="string">
            <text:p>D</text:p>
          </table:table-cell>
          <table:table-cell table:formula="of:=VLOOKUP([.$A8];T_TURNOS;MOD([.H$4]-FECHAINICIO;16)+2;0)" office:value-type="string" office:string-value="D" calcext:value-type="string">
            <text:p>D</text:p>
          </table:table-cell>
          <table:table-cell table:formula="of:=VLOOKUP([.$A8];T_TURNOS;MOD([.I$4]-FECHAINICIO;16)+2;0)" office:value-type="string" office:string-value="M" calcext:value-type="string">
            <text:p>M</text:p>
          </table:table-cell>
          <table:table-cell table:formula="of:=VLOOKUP([.$A8];T_TURNOS;MOD([.J$4]-FECHAINICIO;16)+2;0)" office:value-type="string" office:string-value="M" calcext:value-type="string">
            <text:p>M</text:p>
          </table:table-cell>
          <table:table-cell table:formula="of:=VLOOKUP([.$A8];T_TURNOS;MOD([.K$4]-FECHAINICIO;16)+2;0)" office:value-type="string" office:string-value="T" calcext:value-type="string">
            <text:p>T</text:p>
          </table:table-cell>
          <table:table-cell table:formula="of:=VLOOKUP([.$A8];T_TURNOS;MOD([.L$4]-FECHAINICIO;16)+2;0)" office:value-type="string" office:string-value="T" calcext:value-type="string">
            <text:p>T</text:p>
          </table:table-cell>
          <table:table-cell table:formula="of:=VLOOKUP([.$A8];T_TURNOS;MOD([.M$4]-FECHAINICIO;16)+2;0)" office:value-type="string" office:string-value="D" calcext:value-type="string">
            <text:p>D</text:p>
          </table:table-cell>
          <table:table-cell table:formula="of:=VLOOKUP([.$A8];T_TURNOS;MOD([.N$4]-FECHAINICIO;16)+2;0)" office:value-type="string" office:string-value="D" calcext:value-type="string">
            <text:p>D</text:p>
          </table:table-cell>
          <table:table-cell table:formula="of:=VLOOKUP([.$A8];T_TURNOS;MOD([.O$4]-FECHAINICIO;16)+2;0)" office:value-type="string" office:string-value="M" calcext:value-type="string">
            <text:p>M</text:p>
          </table:table-cell>
          <table:table-cell table:formula="of:=VLOOKUP([.$A8];T_TURNOS;MOD([.P$4]-FECHAINICIO;16)+2;0)" office:value-type="string" office:string-value="M" calcext:value-type="string">
            <text:p>M</text:p>
          </table:table-cell>
          <table:table-cell table:formula="of:=VLOOKUP([.$A8];T_TURNOS;MOD([.Q$4]-FECHAINICIO;16)+2;0)" office:value-type="string" office:string-value="T" calcext:value-type="string">
            <text:p>T</text:p>
          </table:table-cell>
          <table:table-cell table:formula="of:=VLOOKUP([.$A8];T_TURNOS;MOD([.R$4]-FECHAINICIO;16)+2;0)" office:value-type="string" office:string-value="T" calcext:value-type="string">
            <text:p>T</text:p>
          </table:table-cell>
          <table:table-cell table:formula="of:=VLOOKUP([.$A8];T_TURNOS;MOD([.S$4]-FECHAINICIO;16)+2;0)" office:value-type="string" office:string-value="N" calcext:value-type="string">
            <text:p>N</text:p>
          </table:table-cell>
          <table:table-cell table:formula="of:=VLOOKUP([.$A8];T_TURNOS;MOD([.T$4]-FECHAINICIO;16)+2;0)" office:value-type="string" office:string-value="N" calcext:value-type="string">
            <text:p>N</text:p>
          </table:table-cell>
          <table:table-cell table:formula="of:=VLOOKUP([.$A8];T_TURNOS;MOD([.U$4]-FECHAINICIO;16)+2;0)" office:value-type="string" office:string-value="D" calcext:value-type="string">
            <text:p>D</text:p>
          </table:table-cell>
          <table:table-cell table:formula="of:=VLOOKUP([.$A8];T_TURNOS;MOD([.V$4]-FECHAINICIO;16)+2;0)" office:value-type="string" office:string-value="D" calcext:value-type="string">
            <text:p>D</text:p>
          </table:table-cell>
          <table:table-cell table:formula="of:=VLOOKUP([.$A8];T_TURNOS;MOD([.W$4]-FECHAINICIO;16)+2;0)" office:value-type="string" office:string-value="D" calcext:value-type="string">
            <text:p>D</text:p>
          </table:table-cell>
          <table:table-cell table:formula="of:=VLOOKUP([.$A8];T_TURNOS;MOD([.X$4]-FECHAINICIO;16)+2;0)" office:value-type="string" office:string-value="D" calcext:value-type="string">
            <text:p>D</text:p>
          </table:table-cell>
          <table:table-cell table:formula="of:=VLOOKUP([.$A8];T_TURNOS;MOD([.Y$4]-FECHAINICIO;16)+2;0)" office:value-type="string" office:string-value="M" calcext:value-type="string">
            <text:p>M</text:p>
          </table:table-cell>
          <table:table-cell table:formula="of:=VLOOKUP([.$A8];T_TURNOS;MOD([.Z$4]-FECHAINICIO;16)+2;0)" office:value-type="string" office:string-value="M" calcext:value-type="string">
            <text:p>M</text:p>
          </table:table-cell>
          <table:table-cell table:formula="of:=VLOOKUP([.$A8];T_TURNOS;MOD([.AA$4]-FECHAINICIO;16)+2;0)" office:value-type="string" office:string-value="T" calcext:value-type="string">
            <text:p>T</text:p>
          </table:table-cell>
          <table:table-cell table:formula="of:=VLOOKUP([.$A8];T_TURNOS;MOD([.AB$4]-FECHAINICIO;16)+2;0)" office:value-type="string" office:string-value="T" calcext:value-type="string">
            <text:p>T</text:p>
          </table:table-cell>
          <table:table-cell table:formula="of:=VLOOKUP([.$A8];T_TURNOS;MOD([.AC$4]-FECHAINICIO;16)+2;0)" office:value-type="string" office:string-value="D" calcext:value-type="string">
            <text:p>D</text:p>
          </table:table-cell>
          <table:table-cell table:formula="of:=VLOOKUP([.$A8];T_TURNOS;MOD([.AD$4]-FECHAINICIO;16)+2;0)" office:value-type="string" office:string-value="D" calcext:value-type="string">
            <text:p>D</text:p>
          </table:table-cell>
          <table:table-cell table:style-name="ce31" table:formula="of:=VLOOKUP([.$A8];T_TURNOS;MOD([.AE$4]-FECHAINICIO;16)+2;0)" office:value-type="string" office:string-value="M" calcext:value-type="string">
            <text:p>M</text:p>
          </table:table-cell>
          <table:table-cell table:style-name="ce31" table:formula="of:=VLOOKUP([.$A8];T_TURNOS;MOD([.AF$4]-FECHAINICIO;16)+2;0)" office:value-type="string" office:string-value="M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Turno 4</text:p>
          </table:table-cell>
          <table:table-cell table:formula="of:=VLOOKUP([.$A9];T_TURNOS;MOD([.B$4]-FECHAINICIO;16)+2;0)" office:value-type="string" office:string-value="D" calcext:value-type="string">
            <text:p>D</text:p>
          </table:table-cell>
          <table:table-cell table:formula="of:=VLOOKUP([.$A9];T_TURNOS;MOD([.C$4]-FECHAINICIO;16)+2;0)" office:value-type="string" office:string-value="D" calcext:value-type="string">
            <text:p>D</text:p>
          </table:table-cell>
          <table:table-cell table:formula="of:=VLOOKUP([.$A9];T_TURNOS;MOD([.D$4]-FECHAINICIO;16)+2;0)" office:value-type="string" office:string-value="D" calcext:value-type="string">
            <text:p>D</text:p>
          </table:table-cell>
          <table:table-cell table:formula="of:=VLOOKUP([.$A9];T_TURNOS;MOD([.E$4]-FECHAINICIO;16)+2;0)" office:value-type="string" office:string-value="M" calcext:value-type="string">
            <text:p>M</text:p>
          </table:table-cell>
          <table:table-cell table:formula="of:=VLOOKUP([.$A9];T_TURNOS;MOD([.F$4]-FECHAINICIO;16)+2;0)" office:value-type="string" office:string-value="M" calcext:value-type="string">
            <text:p>M</text:p>
          </table:table-cell>
          <table:table-cell table:formula="of:=VLOOKUP([.$A9];T_TURNOS;MOD([.G$4]-FECHAINICIO;16)+2;0)" office:value-type="string" office:string-value="T" calcext:value-type="string">
            <text:p>T</text:p>
          </table:table-cell>
          <table:table-cell table:formula="of:=VLOOKUP([.$A9];T_TURNOS;MOD([.H$4]-FECHAINICIO;16)+2;0)" office:value-type="string" office:string-value="T" calcext:value-type="string">
            <text:p>T</text:p>
          </table:table-cell>
          <table:table-cell table:formula="of:=VLOOKUP([.$A9];T_TURNOS;MOD([.I$4]-FECHAINICIO;16)+2;0)" office:value-type="string" office:string-value="D" calcext:value-type="string">
            <text:p>D</text:p>
          </table:table-cell>
          <table:table-cell table:formula="of:=VLOOKUP([.$A9];T_TURNOS;MOD([.J$4]-FECHAINICIO;16)+2;0)" office:value-type="string" office:string-value="D" calcext:value-type="string">
            <text:p>D</text:p>
          </table:table-cell>
          <table:table-cell table:formula="of:=VLOOKUP([.$A9];T_TURNOS;MOD([.K$4]-FECHAINICIO;16)+2;0)" office:value-type="string" office:string-value="M" calcext:value-type="string">
            <text:p>M</text:p>
          </table:table-cell>
          <table:table-cell table:formula="of:=VLOOKUP([.$A9];T_TURNOS;MOD([.L$4]-FECHAINICIO;16)+2;0)" office:value-type="string" office:string-value="M" calcext:value-type="string">
            <text:p>M</text:p>
          </table:table-cell>
          <table:table-cell table:formula="of:=VLOOKUP([.$A9];T_TURNOS;MOD([.M$4]-FECHAINICIO;16)+2;0)" office:value-type="string" office:string-value="T" calcext:value-type="string">
            <text:p>T</text:p>
          </table:table-cell>
          <table:table-cell table:formula="of:=VLOOKUP([.$A9];T_TURNOS;MOD([.N$4]-FECHAINICIO;16)+2;0)" office:value-type="string" office:string-value="T" calcext:value-type="string">
            <text:p>T</text:p>
          </table:table-cell>
          <table:table-cell table:formula="of:=VLOOKUP([.$A9];T_TURNOS;MOD([.O$4]-FECHAINICIO;16)+2;0)" office:value-type="string" office:string-value="N" calcext:value-type="string">
            <text:p>N</text:p>
          </table:table-cell>
          <table:table-cell table:formula="of:=VLOOKUP([.$A9];T_TURNOS;MOD([.P$4]-FECHAINICIO;16)+2;0)" office:value-type="string" office:string-value="N" calcext:value-type="string">
            <text:p>N</text:p>
          </table:table-cell>
          <table:table-cell table:formula="of:=VLOOKUP([.$A9];T_TURNOS;MOD([.Q$4]-FECHAINICIO;16)+2;0)" office:value-type="string" office:string-value="D" calcext:value-type="string">
            <text:p>D</text:p>
          </table:table-cell>
          <table:table-cell table:formula="of:=VLOOKUP([.$A9];T_TURNOS;MOD([.R$4]-FECHAINICIO;16)+2;0)" office:value-type="string" office:string-value="D" calcext:value-type="string">
            <text:p>D</text:p>
          </table:table-cell>
          <table:table-cell table:formula="of:=VLOOKUP([.$A9];T_TURNOS;MOD([.S$4]-FECHAINICIO;16)+2;0)" office:value-type="string" office:string-value="D" calcext:value-type="string">
            <text:p>D</text:p>
          </table:table-cell>
          <table:table-cell table:formula="of:=VLOOKUP([.$A9];T_TURNOS;MOD([.T$4]-FECHAINICIO;16)+2;0)" office:value-type="string" office:string-value="D" calcext:value-type="string">
            <text:p>D</text:p>
          </table:table-cell>
          <table:table-cell table:formula="of:=VLOOKUP([.$A9];T_TURNOS;MOD([.U$4]-FECHAINICIO;16)+2;0)" office:value-type="string" office:string-value="M" calcext:value-type="string">
            <text:p>M</text:p>
          </table:table-cell>
          <table:table-cell table:formula="of:=VLOOKUP([.$A9];T_TURNOS;MOD([.V$4]-FECHAINICIO;16)+2;0)" office:value-type="string" office:string-value="M" calcext:value-type="string">
            <text:p>M</text:p>
          </table:table-cell>
          <table:table-cell table:formula="of:=VLOOKUP([.$A9];T_TURNOS;MOD([.W$4]-FECHAINICIO;16)+2;0)" office:value-type="string" office:string-value="T" calcext:value-type="string">
            <text:p>T</text:p>
          </table:table-cell>
          <table:table-cell table:formula="of:=VLOOKUP([.$A9];T_TURNOS;MOD([.X$4]-FECHAINICIO;16)+2;0)" office:value-type="string" office:string-value="T" calcext:value-type="string">
            <text:p>T</text:p>
          </table:table-cell>
          <table:table-cell table:formula="of:=VLOOKUP([.$A9];T_TURNOS;MOD([.Y$4]-FECHAINICIO;16)+2;0)" office:value-type="string" office:string-value="D" calcext:value-type="string">
            <text:p>D</text:p>
          </table:table-cell>
          <table:table-cell table:formula="of:=VLOOKUP([.$A9];T_TURNOS;MOD([.Z$4]-FECHAINICIO;16)+2;0)" office:value-type="string" office:string-value="D" calcext:value-type="string">
            <text:p>D</text:p>
          </table:table-cell>
          <table:table-cell table:formula="of:=VLOOKUP([.$A9];T_TURNOS;MOD([.AA$4]-FECHAINICIO;16)+2;0)" office:value-type="string" office:string-value="M" calcext:value-type="string">
            <text:p>M</text:p>
          </table:table-cell>
          <table:table-cell table:formula="of:=VLOOKUP([.$A9];T_TURNOS;MOD([.AB$4]-FECHAINICIO;16)+2;0)" office:value-type="string" office:string-value="M" calcext:value-type="string">
            <text:p>M</text:p>
          </table:table-cell>
          <table:table-cell table:formula="of:=VLOOKUP([.$A9];T_TURNOS;MOD([.AC$4]-FECHAINICIO;16)+2;0)" office:value-type="string" office:string-value="T" calcext:value-type="string">
            <text:p>T</text:p>
          </table:table-cell>
          <table:table-cell table:formula="of:=VLOOKUP([.$A9];T_TURNOS;MOD([.AD$4]-FECHAINICIO;16)+2;0)" office:value-type="string" office:string-value="T" calcext:value-type="string">
            <text:p>T</text:p>
          </table:table-cell>
          <table:table-cell table:style-name="ce31" table:formula="of:=VLOOKUP([.$A9];T_TURNOS;MOD([.AE$4]-FECHAINICIO;16)+2;0)" office:value-type="string" office:string-value="N" calcext:value-type="string">
            <text:p>N</text:p>
          </table:table-cell>
          <table:table-cell table:style-name="ce31" table:formula="of:=VLOOKUP([.$A9];T_TURNOS;MOD([.AF$4]-FECHAINICIO;16)+2;0)" office:value-type="string" office:string-value="N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Turno Noche</text:p>
          </table:table-cell>
          <table:table-cell table:formula="of:=VLOOKUP([.$A10];T_TURNOS;MOD([.B$4]-FECHAINICIO;16)+2;0)" office:value-type="string" office:string-value="N" calcext:value-type="string">
            <text:p>N</text:p>
          </table:table-cell>
          <table:table-cell table:formula="of:=VLOOKUP([.$A10];T_TURNOS;MOD([.C$4]-FECHAINICIO;16)+2;0)" office:value-type="string" office:string-value="D" calcext:value-type="string">
            <text:p>D</text:p>
          </table:table-cell>
          <table:table-cell table:formula="of:=VLOOKUP([.$A10];T_TURNOS;MOD([.D$4]-FECHAINICIO;16)+2;0)" office:value-type="string" office:string-value="D" calcext:value-type="string">
            <text:p>D</text:p>
          </table:table-cell>
          <table:table-cell table:formula="of:=VLOOKUP([.$A10];T_TURNOS;MOD([.E$4]-FECHAINICIO;16)+2;0)" office:value-type="string" office:string-value="N" calcext:value-type="string">
            <text:p>N</text:p>
          </table:table-cell>
          <table:table-cell table:formula="of:=VLOOKUP([.$A10];T_TURNOS;MOD([.F$4]-FECHAINICIO;16)+2;0)" office:value-type="string" office:string-value="N" calcext:value-type="string">
            <text:p>N</text:p>
          </table:table-cell>
          <table:table-cell table:formula="of:=VLOOKUP([.$A10];T_TURNOS;MOD([.G$4]-FECHAINICIO;16)+2;0)" office:value-type="string" office:string-value="D" calcext:value-type="string">
            <text:p>D</text:p>
          </table:table-cell>
          <table:table-cell table:formula="of:=VLOOKUP([.$A10];T_TURNOS;MOD([.H$4]-FECHAINICIO;16)+2;0)" office:value-type="string" office:string-value="D" calcext:value-type="string">
            <text:p>D</text:p>
          </table:table-cell>
          <table:table-cell table:formula="of:=VLOOKUP([.$A10];T_TURNOS;MOD([.I$4]-FECHAINICIO;16)+2;0)" office:value-type="string" office:string-value="N" calcext:value-type="string">
            <text:p>N</text:p>
          </table:table-cell>
          <table:table-cell table:formula="of:=VLOOKUP([.$A10];T_TURNOS;MOD([.J$4]-FECHAINICIO;16)+2;0)" office:value-type="string" office:string-value="N" calcext:value-type="string">
            <text:p>N</text:p>
          </table:table-cell>
          <table:table-cell table:formula="of:=VLOOKUP([.$A10];T_TURNOS;MOD([.K$4]-FECHAINICIO;16)+2;0)" office:value-type="string" office:string-value="D" calcext:value-type="string">
            <text:p>D</text:p>
          </table:table-cell>
          <table:table-cell table:formula="of:=VLOOKUP([.$A10];T_TURNOS;MOD([.L$4]-FECHAINICIO;16)+2;0)" office:value-type="string" office:string-value="D" calcext:value-type="string">
            <text:p>D</text:p>
          </table:table-cell>
          <table:table-cell table:formula="of:=VLOOKUP([.$A10];T_TURNOS;MOD([.M$4]-FECHAINICIO;16)+2;0)" office:value-type="string" office:string-value="N" calcext:value-type="string">
            <text:p>N</text:p>
          </table:table-cell>
          <table:table-cell table:formula="of:=VLOOKUP([.$A10];T_TURNOS;MOD([.N$4]-FECHAINICIO;16)+2;0)" office:value-type="string" office:string-value="N" calcext:value-type="string">
            <text:p>N</text:p>
          </table:table-cell>
          <table:table-cell table:formula="of:=VLOOKUP([.$A10];T_TURNOS;MOD([.O$4]-FECHAINICIO;16)+2;0)" office:value-type="string" office:string-value="D" calcext:value-type="string">
            <text:p>D</text:p>
          </table:table-cell>
          <table:table-cell table:formula="of:=VLOOKUP([.$A10];T_TURNOS;MOD([.P$4]-FECHAINICIO;16)+2;0)" office:value-type="string" office:string-value="D" calcext:value-type="string">
            <text:p>D</text:p>
          </table:table-cell>
          <table:table-cell table:formula="of:=VLOOKUP([.$A10];T_TURNOS;MOD([.Q$4]-FECHAINICIO;16)+2;0)" office:value-type="string" office:string-value="N" calcext:value-type="string">
            <text:p>N</text:p>
          </table:table-cell>
          <table:table-cell table:formula="of:=VLOOKUP([.$A10];T_TURNOS;MOD([.R$4]-FECHAINICIO;16)+2;0)" office:value-type="string" office:string-value="N" calcext:value-type="string">
            <text:p>N</text:p>
          </table:table-cell>
          <table:table-cell table:formula="of:=VLOOKUP([.$A10];T_TURNOS;MOD([.S$4]-FECHAINICIO;16)+2;0)" office:value-type="string" office:string-value="D" calcext:value-type="string">
            <text:p>D</text:p>
          </table:table-cell>
          <table:table-cell table:formula="of:=VLOOKUP([.$A10];T_TURNOS;MOD([.T$4]-FECHAINICIO;16)+2;0)" office:value-type="string" office:string-value="D" calcext:value-type="string">
            <text:p>D</text:p>
          </table:table-cell>
          <table:table-cell table:formula="of:=VLOOKUP([.$A10];T_TURNOS;MOD([.U$4]-FECHAINICIO;16)+2;0)" office:value-type="string" office:string-value="N" calcext:value-type="string">
            <text:p>N</text:p>
          </table:table-cell>
          <table:table-cell table:formula="of:=VLOOKUP([.$A10];T_TURNOS;MOD([.V$4]-FECHAINICIO;16)+2;0)" office:value-type="string" office:string-value="N" calcext:value-type="string">
            <text:p>N</text:p>
          </table:table-cell>
          <table:table-cell table:formula="of:=VLOOKUP([.$A10];T_TURNOS;MOD([.W$4]-FECHAINICIO;16)+2;0)" office:value-type="string" office:string-value="D" calcext:value-type="string">
            <text:p>D</text:p>
          </table:table-cell>
          <table:table-cell table:formula="of:=VLOOKUP([.$A10];T_TURNOS;MOD([.X$4]-FECHAINICIO;16)+2;0)" office:value-type="string" office:string-value="D" calcext:value-type="string">
            <text:p>D</text:p>
          </table:table-cell>
          <table:table-cell table:formula="of:=VLOOKUP([.$A10];T_TURNOS;MOD([.Y$4]-FECHAINICIO;16)+2;0)" office:value-type="string" office:string-value="N" calcext:value-type="string">
            <text:p>N</text:p>
          </table:table-cell>
          <table:table-cell table:formula="of:=VLOOKUP([.$A10];T_TURNOS;MOD([.Z$4]-FECHAINICIO;16)+2;0)" office:value-type="string" office:string-value="N" calcext:value-type="string">
            <text:p>N</text:p>
          </table:table-cell>
          <table:table-cell table:formula="of:=VLOOKUP([.$A10];T_TURNOS;MOD([.AA$4]-FECHAINICIO;16)+2;0)" office:value-type="string" office:string-value="D" calcext:value-type="string">
            <text:p>D</text:p>
          </table:table-cell>
          <table:table-cell table:formula="of:=VLOOKUP([.$A10];T_TURNOS;MOD([.AB$4]-FECHAINICIO;16)+2;0)" office:value-type="string" office:string-value="D" calcext:value-type="string">
            <text:p>D</text:p>
          </table:table-cell>
          <table:table-cell table:formula="of:=VLOOKUP([.$A10];T_TURNOS;MOD([.AC$4]-FECHAINICIO;16)+2;0)" office:value-type="string" office:string-value="N" calcext:value-type="string">
            <text:p>N</text:p>
          </table:table-cell>
          <table:table-cell table:formula="of:=VLOOKUP([.$A10];T_TURNOS;MOD([.AD$4]-FECHAINICIO;16)+2;0)" office:value-type="string" office:string-value="N" calcext:value-type="string">
            <text:p>N</text:p>
          </table:table-cell>
          <table:table-cell table:style-name="ce31" table:formula="of:=VLOOKUP([.$A10];T_TURNOS;MOD([.AE$4]-FECHAINICIO;16)+2;0)" office:value-type="string" office:string-value="D" calcext:value-type="string">
            <text:p>D</text:p>
          </table:table-cell>
          <table:table-cell table:style-name="ce31" table:formula="of:=VLOOKUP([.$A10];T_TURNOS;MOD([.AF$4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1" table:number-rows-spanned="2">
            <text:p>FEBRERO</text:p>
          </table:table-cell>
          <table:table-cell table:style-name="ce16" table:formula="of:=DATE([.$A$2];2;1)" office:value-type="date" office:date-value="2023-02-01" calcext:value-type="date">
            <text:p>01</text:p>
          </table:table-cell>
          <table:table-cell table:style-name="ce16" table:formula="of:=[.B12]+1" office:value-type="date" office:date-value="2023-02-02" calcext:value-type="date">
            <text:p>02</text:p>
          </table:table-cell>
          <table:table-cell table:style-name="ce16" table:formula="of:=[.C12]+1" office:value-type="date" office:date-value="2023-02-03" calcext:value-type="date">
            <text:p>03</text:p>
          </table:table-cell>
          <table:table-cell table:style-name="ce16" table:formula="of:=[.D12]+1" office:value-type="date" office:date-value="2023-02-04" calcext:value-type="date">
            <text:p>04</text:p>
          </table:table-cell>
          <table:table-cell table:style-name="ce16" table:formula="of:=[.E12]+1" office:value-type="date" office:date-value="2023-02-05" calcext:value-type="date">
            <text:p>05</text:p>
          </table:table-cell>
          <table:table-cell table:style-name="ce16" table:formula="of:=[.F12]+1" office:value-type="date" office:date-value="2023-02-06" calcext:value-type="date">
            <text:p>06</text:p>
          </table:table-cell>
          <table:table-cell table:style-name="ce16" table:formula="of:=[.G12]+1" office:value-type="date" office:date-value="2023-02-07" calcext:value-type="date">
            <text:p>07</text:p>
          </table:table-cell>
          <table:table-cell table:style-name="ce16" table:formula="of:=[.H12]+1" office:value-type="date" office:date-value="2023-02-08" calcext:value-type="date">
            <text:p>08</text:p>
          </table:table-cell>
          <table:table-cell table:style-name="ce16" table:formula="of:=[.I12]+1" office:value-type="date" office:date-value="2023-02-09" calcext:value-type="date">
            <text:p>09</text:p>
          </table:table-cell>
          <table:table-cell table:style-name="ce16" table:formula="of:=[.J12]+1" office:value-type="date" office:date-value="2023-02-10" calcext:value-type="date">
            <text:p>10</text:p>
          </table:table-cell>
          <table:table-cell table:style-name="ce16" table:formula="of:=[.K12]+1" office:value-type="date" office:date-value="2023-02-11" calcext:value-type="date">
            <text:p>11</text:p>
          </table:table-cell>
          <table:table-cell table:style-name="ce16" table:formula="of:=[.L12]+1" office:value-type="date" office:date-value="2023-02-12" calcext:value-type="date">
            <text:p>12</text:p>
          </table:table-cell>
          <table:table-cell table:style-name="ce16" table:formula="of:=[.M12]+1" office:value-type="date" office:date-value="2023-02-13" calcext:value-type="date">
            <text:p>13</text:p>
          </table:table-cell>
          <table:table-cell table:style-name="ce16" table:formula="of:=[.N12]+1" office:value-type="date" office:date-value="2023-02-14" calcext:value-type="date">
            <text:p>14</text:p>
          </table:table-cell>
          <table:table-cell table:style-name="ce16" table:formula="of:=[.O12]+1" office:value-type="date" office:date-value="2023-02-15" calcext:value-type="date">
            <text:p>15</text:p>
          </table:table-cell>
          <table:table-cell table:style-name="ce16" table:formula="of:=[.P12]+1" office:value-type="date" office:date-value="2023-02-16" calcext:value-type="date">
            <text:p>16</text:p>
          </table:table-cell>
          <table:table-cell table:style-name="ce16" table:formula="of:=[.Q12]+1" office:value-type="date" office:date-value="2023-02-17" calcext:value-type="date">
            <text:p>17</text:p>
          </table:table-cell>
          <table:table-cell table:style-name="ce16" table:formula="of:=[.R12]+1" office:value-type="date" office:date-value="2023-02-18" calcext:value-type="date">
            <text:p>18</text:p>
          </table:table-cell>
          <table:table-cell table:style-name="ce16" table:formula="of:=[.S12]+1" office:value-type="date" office:date-value="2023-02-19" calcext:value-type="date">
            <text:p>19</text:p>
          </table:table-cell>
          <table:table-cell table:style-name="ce16" table:formula="of:=[.T12]+1" office:value-type="date" office:date-value="2023-02-20" calcext:value-type="date">
            <text:p>20</text:p>
          </table:table-cell>
          <table:table-cell table:style-name="ce16" table:formula="of:=[.U12]+1" office:value-type="date" office:date-value="2023-02-21" calcext:value-type="date">
            <text:p>21</text:p>
          </table:table-cell>
          <table:table-cell table:style-name="ce16" table:formula="of:=[.V12]+1" office:value-type="date" office:date-value="2023-02-22" calcext:value-type="date">
            <text:p>22</text:p>
          </table:table-cell>
          <table:table-cell table:style-name="ce16" table:formula="of:=[.W12]+1" office:value-type="date" office:date-value="2023-02-23" calcext:value-type="date">
            <text:p>23</text:p>
          </table:table-cell>
          <table:table-cell table:style-name="ce16" table:formula="of:=[.X12]+1" office:value-type="date" office:date-value="2023-02-24" calcext:value-type="date">
            <text:p>24</text:p>
          </table:table-cell>
          <table:table-cell table:style-name="ce16" table:formula="of:=[.Y12]+1" office:value-type="date" office:date-value="2023-02-25" calcext:value-type="date">
            <text:p>25</text:p>
          </table:table-cell>
          <table:table-cell table:style-name="ce16" table:formula="of:=[.Z12]+1" office:value-type="date" office:date-value="2023-02-26" calcext:value-type="date">
            <text:p>26</text:p>
          </table:table-cell>
          <table:table-cell table:style-name="ce16" table:formula="of:=[.AA12]+1" office:value-type="date" office:date-value="2023-02-27" calcext:value-type="date">
            <text:p>27</text:p>
          </table:table-cell>
          <table:table-cell table:style-name="ce16" table:formula="of:=[.AB12]+1" office:value-type="date" office:date-value="2023-02-28" calcext:value-type="date">
            <text:p>28</text:p>
          </table:table-cell>
          <table:table-cell table:style-name="ce16" table:formula="of:=IF(ORG.OPENOFFICE.ISLEAPYEAR([.AC12]);[.AC12]+1;&quot;&quot;)">
            <office:annotation draw:style-name="gr2" draw:text-style-name="P4" svg:width="5.464cm" svg:height="0.728cm" svg:x="38.605cm" svg:y="6.097cm" draw:caption-point-x="-0.61cm" draw:caption-point-y="1.51cm">
              <dc:creator>JFMJ</dc:creator>
              <dc:date>2023-02-06T00:00:00</dc:date>
              <text:p text:style-name="P3"><text:span text:style-name="T2">=SI(DIA(AC12+1)=1;"";AC12+1)</text:span></text:p>
            </office:annotation>
            <text:p/>
          </table:table-cell>
          <table:table-cell table:style-name="ce9"/>
          <table:table-cell table:number-columns-repeated="2"/>
        </table:table-row>
        <table:table-row table:style-name="ro2">
          <table:covered-table-cell table:style-name="ce11"/>
          <table:table-cell table:style-name="ce17" table:formula="of:=[.B12]" office:value-type="date" office:date-value="2023-02-01" calcext:value-type="date">
            <text:p>mié</text:p>
          </table:table-cell>
          <table:table-cell table:style-name="ce17" table:formula="of:=[.C12]" office:value-type="date" office:date-value="2023-02-02" calcext:value-type="date">
            <text:p>jue</text:p>
          </table:table-cell>
          <table:table-cell table:style-name="ce17" table:formula="of:=[.D12]" office:value-type="date" office:date-value="2023-02-03" calcext:value-type="date">
            <text:p>vie</text:p>
          </table:table-cell>
          <table:table-cell table:style-name="ce17" table:formula="of:=[.E12]" office:value-type="date" office:date-value="2023-02-04" calcext:value-type="date">
            <text:p>sáb</text:p>
          </table:table-cell>
          <table:table-cell table:style-name="ce17" table:formula="of:=[.F12]" office:value-type="date" office:date-value="2023-02-05" calcext:value-type="date">
            <text:p>dom</text:p>
          </table:table-cell>
          <table:table-cell table:style-name="ce17" table:formula="of:=[.G12]" office:value-type="date" office:date-value="2023-02-06" calcext:value-type="date">
            <text:p>lun</text:p>
          </table:table-cell>
          <table:table-cell table:style-name="ce17" table:formula="of:=[.H12]" office:value-type="date" office:date-value="2023-02-07" calcext:value-type="date">
            <text:p>mar</text:p>
          </table:table-cell>
          <table:table-cell table:style-name="ce17" table:formula="of:=[.I12]" office:value-type="date" office:date-value="2023-02-08" calcext:value-type="date">
            <text:p>mié</text:p>
          </table:table-cell>
          <table:table-cell table:style-name="ce17" table:formula="of:=[.J12]" office:value-type="date" office:date-value="2023-02-09" calcext:value-type="date">
            <text:p>jue</text:p>
          </table:table-cell>
          <table:table-cell table:style-name="ce17" table:formula="of:=[.K12]" office:value-type="date" office:date-value="2023-02-10" calcext:value-type="date">
            <text:p>vie</text:p>
          </table:table-cell>
          <table:table-cell table:style-name="ce17" table:formula="of:=[.L12]" office:value-type="date" office:date-value="2023-02-11" calcext:value-type="date">
            <text:p>sáb</text:p>
          </table:table-cell>
          <table:table-cell table:style-name="ce17" table:formula="of:=[.M12]" office:value-type="date" office:date-value="2023-02-12" calcext:value-type="date">
            <text:p>dom</text:p>
          </table:table-cell>
          <table:table-cell table:style-name="ce17" table:formula="of:=[.N12]" office:value-type="date" office:date-value="2023-02-13" calcext:value-type="date">
            <text:p>lun</text:p>
          </table:table-cell>
          <table:table-cell table:style-name="ce17" table:formula="of:=[.O12]" office:value-type="date" office:date-value="2023-02-14" calcext:value-type="date">
            <text:p>mar</text:p>
          </table:table-cell>
          <table:table-cell table:style-name="ce17" table:formula="of:=[.P12]" office:value-type="date" office:date-value="2023-02-15" calcext:value-type="date">
            <text:p>mié</text:p>
          </table:table-cell>
          <table:table-cell table:style-name="ce17" table:formula="of:=[.Q12]" office:value-type="date" office:date-value="2023-02-16" calcext:value-type="date">
            <text:p>jue</text:p>
          </table:table-cell>
          <table:table-cell table:style-name="ce17" table:formula="of:=[.R12]" office:value-type="date" office:date-value="2023-02-17" calcext:value-type="date">
            <text:p>vie</text:p>
          </table:table-cell>
          <table:table-cell table:style-name="ce17" table:formula="of:=[.S12]" office:value-type="date" office:date-value="2023-02-18" calcext:value-type="date">
            <text:p>sáb</text:p>
          </table:table-cell>
          <table:table-cell table:style-name="ce17" table:formula="of:=[.T12]" office:value-type="date" office:date-value="2023-02-19" calcext:value-type="date">
            <text:p>dom</text:p>
          </table:table-cell>
          <table:table-cell table:style-name="ce17" table:formula="of:=[.U12]" office:value-type="date" office:date-value="2023-02-20" calcext:value-type="date">
            <text:p>lun</text:p>
          </table:table-cell>
          <table:table-cell table:style-name="ce17" table:formula="of:=[.V12]" office:value-type="date" office:date-value="2023-02-21" calcext:value-type="date">
            <text:p>mar</text:p>
          </table:table-cell>
          <table:table-cell table:style-name="ce17" table:formula="of:=[.W12]" office:value-type="date" office:date-value="2023-02-22" calcext:value-type="date">
            <text:p>mié</text:p>
          </table:table-cell>
          <table:table-cell table:style-name="ce17" table:formula="of:=[.X12]" office:value-type="date" office:date-value="2023-02-23" calcext:value-type="date">
            <text:p>jue</text:p>
          </table:table-cell>
          <table:table-cell table:style-name="ce17" table:formula="of:=[.Y12]" office:value-type="date" office:date-value="2023-02-24" calcext:value-type="date">
            <text:p>vie</text:p>
          </table:table-cell>
          <table:table-cell table:style-name="ce17" table:formula="of:=[.Z12]" office:value-type="date" office:date-value="2023-02-25" calcext:value-type="date">
            <text:p>sáb</text:p>
          </table:table-cell>
          <table:table-cell table:style-name="ce17" table:formula="of:=[.AA12]" office:value-type="date" office:date-value="2023-02-26" calcext:value-type="date">
            <text:p>dom</text:p>
          </table:table-cell>
          <table:table-cell table:style-name="ce17" table:formula="of:=[.AB12]" office:value-type="date" office:date-value="2023-02-27" calcext:value-type="date">
            <text:p>lun</text:p>
          </table:table-cell>
          <table:table-cell table:style-name="ce17" table:formula="of:=[.AC12]" office:value-type="date" office:date-value="2023-02-28" calcext:value-type="date">
            <text:p>mar</text:p>
          </table:table-cell>
          <table:table-cell table:style-name="ce17" table:formula="of:=[.AD12]">
            <text:p/>
          </table:table-cell>
          <table:table-cell table:style-name="ce19" table:number-columns-repeated="2"/>
          <table:table-cell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formula="of:=VLOOKUP([.$A14];T_TURNOS;MOD([.B$12]-FECHAINICIO;16)+2;0)" office:value-type="string" office:string-value="D" calcext:value-type="string">
            <text:p>D</text:p>
          </table:table-cell>
          <table:table-cell table:formula="of:=VLOOKUP([.$A14];T_TURNOS;MOD([.C$12]-FECHAINICIO;16)+2;0)" office:value-type="string" office:string-value="D" calcext:value-type="string">
            <text:p>D</text:p>
          </table:table-cell>
          <table:table-cell table:formula="of:=VLOOKUP([.$A14];T_TURNOS;MOD([.D$12]-FECHAINICIO;16)+2;0)" office:value-type="string" office:string-value="M" calcext:value-type="string">
            <text:p>M</text:p>
          </table:table-cell>
          <table:table-cell table:formula="of:=VLOOKUP([.$A14];T_TURNOS;MOD([.E$12]-FECHAINICIO;16)+2;0)" office:value-type="string" office:string-value="M" calcext:value-type="string">
            <text:p>M</text:p>
          </table:table-cell>
          <table:table-cell table:formula="of:=VLOOKUP([.$A14];T_TURNOS;MOD([.F$12]-FECHAINICIO;16)+2;0)" office:value-type="string" office:string-value="T" calcext:value-type="string">
            <text:p>T</text:p>
          </table:table-cell>
          <table:table-cell table:formula="of:=VLOOKUP([.$A14];T_TURNOS;MOD([.G$12]-FECHAINICIO;16)+2;0)" office:value-type="string" office:string-value="T" calcext:value-type="string">
            <text:p>T</text:p>
          </table:table-cell>
          <table:table-cell table:formula="of:=VLOOKUP([.$A14];T_TURNOS;MOD([.H$12]-FECHAINICIO;16)+2;0)" office:value-type="string" office:string-value="N" calcext:value-type="string">
            <text:p>N</text:p>
          </table:table-cell>
          <table:table-cell table:formula="of:=VLOOKUP([.$A14];T_TURNOS;MOD([.I$12]-FECHAINICIO;16)+2;0)" office:value-type="string" office:string-value="N" calcext:value-type="string">
            <text:p>N</text:p>
          </table:table-cell>
          <table:table-cell table:formula="of:=VLOOKUP([.$A14];T_TURNOS;MOD([.J$12]-FECHAINICIO;16)+2;0)" office:value-type="string" office:string-value="D" calcext:value-type="string">
            <text:p>D</text:p>
          </table:table-cell>
          <table:table-cell table:formula="of:=VLOOKUP([.$A14];T_TURNOS;MOD([.K$12]-FECHAINICIO;16)+2;0)" office:value-type="string" office:string-value="D" calcext:value-type="string">
            <text:p>D</text:p>
          </table:table-cell>
          <table:table-cell table:formula="of:=VLOOKUP([.$A14];T_TURNOS;MOD([.L$12]-FECHAINICIO;16)+2;0)" office:value-type="string" office:string-value="D" calcext:value-type="string">
            <text:p>D</text:p>
          </table:table-cell>
          <table:table-cell table:formula="of:=VLOOKUP([.$A14];T_TURNOS;MOD([.M$12]-FECHAINICIO;16)+2;0)" office:value-type="string" office:string-value="D" calcext:value-type="string">
            <text:p>D</text:p>
          </table:table-cell>
          <table:table-cell table:formula="of:=VLOOKUP([.$A14];T_TURNOS;MOD([.N$12]-FECHAINICIO;16)+2;0)" office:value-type="string" office:string-value="M" calcext:value-type="string">
            <text:p>M</text:p>
          </table:table-cell>
          <table:table-cell table:formula="of:=VLOOKUP([.$A14];T_TURNOS;MOD([.O$12]-FECHAINICIO;16)+2;0)" office:value-type="string" office:string-value="M" calcext:value-type="string">
            <text:p>M</text:p>
          </table:table-cell>
          <table:table-cell table:formula="of:=VLOOKUP([.$A14];T_TURNOS;MOD([.P$12]-FECHAINICIO;16)+2;0)" office:value-type="string" office:string-value="T" calcext:value-type="string">
            <text:p>T</text:p>
          </table:table-cell>
          <table:table-cell table:formula="of:=VLOOKUP([.$A14];T_TURNOS;MOD([.Q$12]-FECHAINICIO;16)+2;0)" office:value-type="string" office:string-value="T" calcext:value-type="string">
            <text:p>T</text:p>
          </table:table-cell>
          <table:table-cell table:formula="of:=VLOOKUP([.$A14];T_TURNOS;MOD([.R$12]-FECHAINICIO;16)+2;0)" office:value-type="string" office:string-value="D" calcext:value-type="string">
            <text:p>D</text:p>
          </table:table-cell>
          <table:table-cell table:formula="of:=VLOOKUP([.$A14];T_TURNOS;MOD([.S$12]-FECHAINICIO;16)+2;0)" office:value-type="string" office:string-value="D" calcext:value-type="string">
            <text:p>D</text:p>
          </table:table-cell>
          <table:table-cell table:formula="of:=VLOOKUP([.$A14];T_TURNOS;MOD([.T$12]-FECHAINICIO;16)+2;0)" office:value-type="string" office:string-value="M" calcext:value-type="string">
            <text:p>M</text:p>
          </table:table-cell>
          <table:table-cell table:formula="of:=VLOOKUP([.$A14];T_TURNOS;MOD([.U$12]-FECHAINICIO;16)+2;0)" office:value-type="string" office:string-value="M" calcext:value-type="string">
            <text:p>M</text:p>
          </table:table-cell>
          <table:table-cell table:formula="of:=VLOOKUP([.$A14];T_TURNOS;MOD([.V$12]-FECHAINICIO;16)+2;0)" office:value-type="string" office:string-value="T" calcext:value-type="string">
            <text:p>T</text:p>
          </table:table-cell>
          <table:table-cell table:formula="of:=VLOOKUP([.$A14];T_TURNOS;MOD([.W$12]-FECHAINICIO;16)+2;0)" office:value-type="string" office:string-value="T" calcext:value-type="string">
            <text:p>T</text:p>
          </table:table-cell>
          <table:table-cell table:formula="of:=VLOOKUP([.$A14];T_TURNOS;MOD([.X$12]-FECHAINICIO;16)+2;0)" office:value-type="string" office:string-value="N" calcext:value-type="string">
            <text:p>N</text:p>
          </table:table-cell>
          <table:table-cell table:formula="of:=VLOOKUP([.$A14];T_TURNOS;MOD([.Y$12]-FECHAINICIO;16)+2;0)" office:value-type="string" office:string-value="N" calcext:value-type="string">
            <text:p>N</text:p>
          </table:table-cell>
          <table:table-cell table:formula="of:=VLOOKUP([.$A14];T_TURNOS;MOD([.Z$12]-FECHAINICIO;16)+2;0)" office:value-type="string" office:string-value="D" calcext:value-type="string">
            <text:p>D</text:p>
          </table:table-cell>
          <table:table-cell table:formula="of:=VLOOKUP([.$A14];T_TURNOS;MOD([.AA$12]-FECHAINICIO;16)+2;0)" office:value-type="string" office:string-value="D" calcext:value-type="string">
            <text:p>D</text:p>
          </table:table-cell>
          <table:table-cell table:formula="of:=VLOOKUP([.$A14];T_TURNOS;MOD([.AB$12]-FECHAINICIO;16)+2;0)" office:value-type="string" office:string-value="D" calcext:value-type="string">
            <text:p>D</text:p>
          </table:table-cell>
          <table:table-cell table:formula="of:=VLOOKUP([.$A14];T_TURNOS;MOD([.AC$12]-FECHAINICIO;16)+2;0)" office:value-type="string" office:string-value="D" calcext:value-type="string">
            <text:p>D</text:p>
          </table:table-cell>
          <table:table-cell table:formula="of:=IF([.$AD$12]=&quot;&quot;;&quot;&quot;;VLOOKUP([.$A14];T_TURNOS;MOD([.AD$12]-FECHAINICIO;16)+2;0))">
            <text:p/>
          </table:table-cell>
          <table:table-cell table:style-name="ce9"/>
          <table:table-cell table:number-columns-repeated="2"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formula="of:=VLOOKUP([.$A15];T_TURNOS;MOD([.B$12]-FECHAINICIO;16)+2;0)" office:value-type="string" office:string-value="M" calcext:value-type="string">
            <text:p>M</text:p>
          </table:table-cell>
          <table:table-cell table:formula="of:=VLOOKUP([.$A15];T_TURNOS;MOD([.C$12]-FECHAINICIO;16)+2;0)" office:value-type="string" office:string-value="M" calcext:value-type="string">
            <text:p>M</text:p>
          </table:table-cell>
          <table:table-cell table:formula="of:=VLOOKUP([.$A15];T_TURNOS;MOD([.D$12]-FECHAINICIO;16)+2;0)" office:value-type="string" office:string-value="T" calcext:value-type="string">
            <text:p>T</text:p>
          </table:table-cell>
          <table:table-cell table:formula="of:=VLOOKUP([.$A15];T_TURNOS;MOD([.E$12]-FECHAINICIO;16)+2;0)" office:value-type="string" office:string-value="T" calcext:value-type="string">
            <text:p>T</text:p>
          </table:table-cell>
          <table:table-cell table:formula="of:=VLOOKUP([.$A15];T_TURNOS;MOD([.F$12]-FECHAINICIO;16)+2;0)" office:value-type="string" office:string-value="D" calcext:value-type="string">
            <text:p>D</text:p>
          </table:table-cell>
          <table:table-cell table:formula="of:=VLOOKUP([.$A15];T_TURNOS;MOD([.G$12]-FECHAINICIO;16)+2;0)" office:value-type="string" office:string-value="D" calcext:value-type="string">
            <text:p>D</text:p>
          </table:table-cell>
          <table:table-cell table:formula="of:=VLOOKUP([.$A15];T_TURNOS;MOD([.H$12]-FECHAINICIO;16)+2;0)" office:value-type="string" office:string-value="M" calcext:value-type="string">
            <text:p>M</text:p>
          </table:table-cell>
          <table:table-cell table:formula="of:=VLOOKUP([.$A15];T_TURNOS;MOD([.I$12]-FECHAINICIO;16)+2;0)" office:value-type="string" office:string-value="M" calcext:value-type="string">
            <text:p>M</text:p>
          </table:table-cell>
          <table:table-cell table:formula="of:=VLOOKUP([.$A15];T_TURNOS;MOD([.J$12]-FECHAINICIO;16)+2;0)" office:value-type="string" office:string-value="T" calcext:value-type="string">
            <text:p>T</text:p>
          </table:table-cell>
          <table:table-cell table:formula="of:=VLOOKUP([.$A15];T_TURNOS;MOD([.K$12]-FECHAINICIO;16)+2;0)" office:value-type="string" office:string-value="T" calcext:value-type="string">
            <text:p>T</text:p>
          </table:table-cell>
          <table:table-cell table:formula="of:=VLOOKUP([.$A15];T_TURNOS;MOD([.L$12]-FECHAINICIO;16)+2;0)" office:value-type="string" office:string-value="N" calcext:value-type="string">
            <text:p>N</text:p>
          </table:table-cell>
          <table:table-cell table:formula="of:=VLOOKUP([.$A15];T_TURNOS;MOD([.M$12]-FECHAINICIO;16)+2;0)" office:value-type="string" office:string-value="N" calcext:value-type="string">
            <text:p>N</text:p>
          </table:table-cell>
          <table:table-cell table:formula="of:=VLOOKUP([.$A15];T_TURNOS;MOD([.N$12]-FECHAINICIO;16)+2;0)" office:value-type="string" office:string-value="D" calcext:value-type="string">
            <text:p>D</text:p>
          </table:table-cell>
          <table:table-cell table:formula="of:=VLOOKUP([.$A15];T_TURNOS;MOD([.O$12]-FECHAINICIO;16)+2;0)" office:value-type="string" office:string-value="D" calcext:value-type="string">
            <text:p>D</text:p>
          </table:table-cell>
          <table:table-cell table:formula="of:=VLOOKUP([.$A15];T_TURNOS;MOD([.P$12]-FECHAINICIO;16)+2;0)" office:value-type="string" office:string-value="D" calcext:value-type="string">
            <text:p>D</text:p>
          </table:table-cell>
          <table:table-cell table:formula="of:=VLOOKUP([.$A15];T_TURNOS;MOD([.Q$12]-FECHAINICIO;16)+2;0)" office:value-type="string" office:string-value="D" calcext:value-type="string">
            <text:p>D</text:p>
          </table:table-cell>
          <table:table-cell table:formula="of:=VLOOKUP([.$A15];T_TURNOS;MOD([.R$12]-FECHAINICIO;16)+2;0)" office:value-type="string" office:string-value="M" calcext:value-type="string">
            <text:p>M</text:p>
          </table:table-cell>
          <table:table-cell table:formula="of:=VLOOKUP([.$A15];T_TURNOS;MOD([.S$12]-FECHAINICIO;16)+2;0)" office:value-type="string" office:string-value="M" calcext:value-type="string">
            <text:p>M</text:p>
          </table:table-cell>
          <table:table-cell table:formula="of:=VLOOKUP([.$A15];T_TURNOS;MOD([.T$12]-FECHAINICIO;16)+2;0)" office:value-type="string" office:string-value="T" calcext:value-type="string">
            <text:p>T</text:p>
          </table:table-cell>
          <table:table-cell table:formula="of:=VLOOKUP([.$A15];T_TURNOS;MOD([.U$12]-FECHAINICIO;16)+2;0)" office:value-type="string" office:string-value="T" calcext:value-type="string">
            <text:p>T</text:p>
          </table:table-cell>
          <table:table-cell table:formula="of:=VLOOKUP([.$A15];T_TURNOS;MOD([.V$12]-FECHAINICIO;16)+2;0)" office:value-type="string" office:string-value="D" calcext:value-type="string">
            <text:p>D</text:p>
          </table:table-cell>
          <table:table-cell table:formula="of:=VLOOKUP([.$A15];T_TURNOS;MOD([.W$12]-FECHAINICIO;16)+2;0)" office:value-type="string" office:string-value="D" calcext:value-type="string">
            <text:p>D</text:p>
          </table:table-cell>
          <table:table-cell table:formula="of:=VLOOKUP([.$A15];T_TURNOS;MOD([.X$12]-FECHAINICIO;16)+2;0)" office:value-type="string" office:string-value="M" calcext:value-type="string">
            <text:p>M</text:p>
          </table:table-cell>
          <table:table-cell table:formula="of:=VLOOKUP([.$A15];T_TURNOS;MOD([.Y$12]-FECHAINICIO;16)+2;0)" office:value-type="string" office:string-value="M" calcext:value-type="string">
            <text:p>M</text:p>
          </table:table-cell>
          <table:table-cell table:formula="of:=VLOOKUP([.$A15];T_TURNOS;MOD([.Z$12]-FECHAINICIO;16)+2;0)" office:value-type="string" office:string-value="T" calcext:value-type="string">
            <text:p>T</text:p>
          </table:table-cell>
          <table:table-cell table:formula="of:=VLOOKUP([.$A15];T_TURNOS;MOD([.AA$12]-FECHAINICIO;16)+2;0)" office:value-type="string" office:string-value="T" calcext:value-type="string">
            <text:p>T</text:p>
          </table:table-cell>
          <table:table-cell table:formula="of:=VLOOKUP([.$A15];T_TURNOS;MOD([.AB$12]-FECHAINICIO;16)+2;0)" office:value-type="string" office:string-value="N" calcext:value-type="string">
            <text:p>N</text:p>
          </table:table-cell>
          <table:table-cell table:formula="of:=VLOOKUP([.$A15];T_TURNOS;MOD([.AC$12]-FECHAINICIO;16)+2;0)" office:value-type="string" office:string-value="N" calcext:value-type="string">
            <text:p>N</text:p>
          </table:table-cell>
          <table:table-cell table:formula="of:=IF([.$AD$12]=&quot;&quot;;&quot;&quot;;VLOOKUP([.$A15];T_TURNOS;MOD([.AD$12]-FECHAINICIO;16)+2;0))">
            <text:p/>
          </table:table-cell>
          <table:table-cell table:style-name="ce9"/>
          <table:table-cell table:number-columns-repeated="2"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formula="of:=VLOOKUP([.$A16];T_TURNOS;MOD([.B$12]-FECHAINICIO;16)+2;0)" office:value-type="string" office:string-value="T" calcext:value-type="string">
            <text:p>T</text:p>
          </table:table-cell>
          <table:table-cell table:formula="of:=VLOOKUP([.$A16];T_TURNOS;MOD([.C$12]-FECHAINICIO;16)+2;0)" office:value-type="string" office:string-value="T" calcext:value-type="string">
            <text:p>T</text:p>
          </table:table-cell>
          <table:table-cell table:formula="of:=VLOOKUP([.$A16];T_TURNOS;MOD([.D$12]-FECHAINICIO;16)+2;0)" office:value-type="string" office:string-value="N" calcext:value-type="string">
            <text:p>N</text:p>
          </table:table-cell>
          <table:table-cell table:formula="of:=VLOOKUP([.$A16];T_TURNOS;MOD([.E$12]-FECHAINICIO;16)+2;0)" office:value-type="string" office:string-value="N" calcext:value-type="string">
            <text:p>N</text:p>
          </table:table-cell>
          <table:table-cell table:formula="of:=VLOOKUP([.$A16];T_TURNOS;MOD([.F$12]-FECHAINICIO;16)+2;0)" office:value-type="string" office:string-value="D" calcext:value-type="string">
            <text:p>D</text:p>
          </table:table-cell>
          <table:table-cell table:formula="of:=VLOOKUP([.$A16];T_TURNOS;MOD([.G$12]-FECHAINICIO;16)+2;0)" office:value-type="string" office:string-value="D" calcext:value-type="string">
            <text:p>D</text:p>
          </table:table-cell>
          <table:table-cell table:formula="of:=VLOOKUP([.$A16];T_TURNOS;MOD([.H$12]-FECHAINICIO;16)+2;0)" office:value-type="string" office:string-value="D" calcext:value-type="string">
            <text:p>D</text:p>
          </table:table-cell>
          <table:table-cell table:formula="of:=VLOOKUP([.$A16];T_TURNOS;MOD([.I$12]-FECHAINICIO;16)+2;0)" office:value-type="string" office:string-value="D" calcext:value-type="string">
            <text:p>D</text:p>
          </table:table-cell>
          <table:table-cell table:formula="of:=VLOOKUP([.$A16];T_TURNOS;MOD([.J$12]-FECHAINICIO;16)+2;0)" office:value-type="string" office:string-value="M" calcext:value-type="string">
            <text:p>M</text:p>
          </table:table-cell>
          <table:table-cell table:formula="of:=VLOOKUP([.$A16];T_TURNOS;MOD([.K$12]-FECHAINICIO;16)+2;0)" office:value-type="string" office:string-value="M" calcext:value-type="string">
            <text:p>M</text:p>
          </table:table-cell>
          <table:table-cell table:formula="of:=VLOOKUP([.$A16];T_TURNOS;MOD([.L$12]-FECHAINICIO;16)+2;0)" office:value-type="string" office:string-value="T" calcext:value-type="string">
            <text:p>T</text:p>
          </table:table-cell>
          <table:table-cell table:formula="of:=VLOOKUP([.$A16];T_TURNOS;MOD([.M$12]-FECHAINICIO;16)+2;0)" office:value-type="string" office:string-value="T" calcext:value-type="string">
            <text:p>T</text:p>
          </table:table-cell>
          <table:table-cell table:formula="of:=VLOOKUP([.$A16];T_TURNOS;MOD([.N$12]-FECHAINICIO;16)+2;0)" office:value-type="string" office:string-value="D" calcext:value-type="string">
            <text:p>D</text:p>
          </table:table-cell>
          <table:table-cell table:formula="of:=VLOOKUP([.$A16];T_TURNOS;MOD([.O$12]-FECHAINICIO;16)+2;0)" office:value-type="string" office:string-value="D" calcext:value-type="string">
            <text:p>D</text:p>
          </table:table-cell>
          <table:table-cell table:formula="of:=VLOOKUP([.$A16];T_TURNOS;MOD([.P$12]-FECHAINICIO;16)+2;0)" office:value-type="string" office:string-value="M" calcext:value-type="string">
            <text:p>M</text:p>
          </table:table-cell>
          <table:table-cell table:formula="of:=VLOOKUP([.$A16];T_TURNOS;MOD([.Q$12]-FECHAINICIO;16)+2;0)" office:value-type="string" office:string-value="M" calcext:value-type="string">
            <text:p>M</text:p>
          </table:table-cell>
          <table:table-cell table:formula="of:=VLOOKUP([.$A16];T_TURNOS;MOD([.R$12]-FECHAINICIO;16)+2;0)" office:value-type="string" office:string-value="T" calcext:value-type="string">
            <text:p>T</text:p>
          </table:table-cell>
          <table:table-cell table:formula="of:=VLOOKUP([.$A16];T_TURNOS;MOD([.S$12]-FECHAINICIO;16)+2;0)" office:value-type="string" office:string-value="T" calcext:value-type="string">
            <text:p>T</text:p>
          </table:table-cell>
          <table:table-cell table:formula="of:=VLOOKUP([.$A16];T_TURNOS;MOD([.T$12]-FECHAINICIO;16)+2;0)" office:value-type="string" office:string-value="N" calcext:value-type="string">
            <text:p>N</text:p>
          </table:table-cell>
          <table:table-cell table:formula="of:=VLOOKUP([.$A16];T_TURNOS;MOD([.U$12]-FECHAINICIO;16)+2;0)" office:value-type="string" office:string-value="N" calcext:value-type="string">
            <text:p>N</text:p>
          </table:table-cell>
          <table:table-cell table:formula="of:=VLOOKUP([.$A16];T_TURNOS;MOD([.V$12]-FECHAINICIO;16)+2;0)" office:value-type="string" office:string-value="D" calcext:value-type="string">
            <text:p>D</text:p>
          </table:table-cell>
          <table:table-cell table:formula="of:=VLOOKUP([.$A16];T_TURNOS;MOD([.W$12]-FECHAINICIO;16)+2;0)" office:value-type="string" office:string-value="D" calcext:value-type="string">
            <text:p>D</text:p>
          </table:table-cell>
          <table:table-cell table:formula="of:=VLOOKUP([.$A16];T_TURNOS;MOD([.X$12]-FECHAINICIO;16)+2;0)" office:value-type="string" office:string-value="D" calcext:value-type="string">
            <text:p>D</text:p>
          </table:table-cell>
          <table:table-cell table:formula="of:=VLOOKUP([.$A16];T_TURNOS;MOD([.Y$12]-FECHAINICIO;16)+2;0)" office:value-type="string" office:string-value="D" calcext:value-type="string">
            <text:p>D</text:p>
          </table:table-cell>
          <table:table-cell table:formula="of:=VLOOKUP([.$A16];T_TURNOS;MOD([.Z$12]-FECHAINICIO;16)+2;0)" office:value-type="string" office:string-value="M" calcext:value-type="string">
            <text:p>M</text:p>
          </table:table-cell>
          <table:table-cell table:formula="of:=VLOOKUP([.$A16];T_TURNOS;MOD([.AA$12]-FECHAINICIO;16)+2;0)" office:value-type="string" office:string-value="M" calcext:value-type="string">
            <text:p>M</text:p>
          </table:table-cell>
          <table:table-cell table:formula="of:=VLOOKUP([.$A16];T_TURNOS;MOD([.AB$12]-FECHAINICIO;16)+2;0)" office:value-type="string" office:string-value="T" calcext:value-type="string">
            <text:p>T</text:p>
          </table:table-cell>
          <table:table-cell table:formula="of:=VLOOKUP([.$A16];T_TURNOS;MOD([.AC$12]-FECHAINICIO;16)+2;0)" office:value-type="string" office:string-value="T" calcext:value-type="string">
            <text:p>T</text:p>
          </table:table-cell>
          <table:table-cell table:formula="of:=IF([.$AD$12]=&quot;&quot;;&quot;&quot;;VLOOKUP([.$A16];T_TURNOS;MOD([.AD$12]-FECHAINICIO;16)+2;0))">
            <text:p/>
          </table:table-cell>
          <table:table-cell table:style-name="ce9"/>
          <table:table-cell table:number-columns-repeated="2"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formula="of:=VLOOKUP([.$A17];T_TURNOS;MOD([.B$12]-FECHAINICIO;16)+2;0)" office:value-type="string" office:string-value="D" calcext:value-type="string">
            <text:p>D</text:p>
          </table:table-cell>
          <table:table-cell table:formula="of:=VLOOKUP([.$A17];T_TURNOS;MOD([.C$12]-FECHAINICIO;16)+2;0)" office:value-type="string" office:string-value="D" calcext:value-type="string">
            <text:p>D</text:p>
          </table:table-cell>
          <table:table-cell table:formula="of:=VLOOKUP([.$A17];T_TURNOS;MOD([.D$12]-FECHAINICIO;16)+2;0)" office:value-type="string" office:string-value="D" calcext:value-type="string">
            <text:p>D</text:p>
          </table:table-cell>
          <table:table-cell table:formula="of:=VLOOKUP([.$A17];T_TURNOS;MOD([.E$12]-FECHAINICIO;16)+2;0)" office:value-type="string" office:string-value="D" calcext:value-type="string">
            <text:p>D</text:p>
          </table:table-cell>
          <table:table-cell table:formula="of:=VLOOKUP([.$A17];T_TURNOS;MOD([.F$12]-FECHAINICIO;16)+2;0)" office:value-type="string" office:string-value="M" calcext:value-type="string">
            <text:p>M</text:p>
          </table:table-cell>
          <table:table-cell table:formula="of:=VLOOKUP([.$A17];T_TURNOS;MOD([.G$12]-FECHAINICIO;16)+2;0)" office:value-type="string" office:string-value="M" calcext:value-type="string">
            <text:p>M</text:p>
          </table:table-cell>
          <table:table-cell table:formula="of:=VLOOKUP([.$A17];T_TURNOS;MOD([.H$12]-FECHAINICIO;16)+2;0)" office:value-type="string" office:string-value="T" calcext:value-type="string">
            <text:p>T</text:p>
          </table:table-cell>
          <table:table-cell table:formula="of:=VLOOKUP([.$A17];T_TURNOS;MOD([.I$12]-FECHAINICIO;16)+2;0)" office:value-type="string" office:string-value="T" calcext:value-type="string">
            <text:p>T</text:p>
          </table:table-cell>
          <table:table-cell table:formula="of:=VLOOKUP([.$A17];T_TURNOS;MOD([.J$12]-FECHAINICIO;16)+2;0)" office:value-type="string" office:string-value="D" calcext:value-type="string">
            <text:p>D</text:p>
          </table:table-cell>
          <table:table-cell table:formula="of:=VLOOKUP([.$A17];T_TURNOS;MOD([.K$12]-FECHAINICIO;16)+2;0)" office:value-type="string" office:string-value="D" calcext:value-type="string">
            <text:p>D</text:p>
          </table:table-cell>
          <table:table-cell table:formula="of:=VLOOKUP([.$A17];T_TURNOS;MOD([.L$12]-FECHAINICIO;16)+2;0)" office:value-type="string" office:string-value="M" calcext:value-type="string">
            <text:p>M</text:p>
          </table:table-cell>
          <table:table-cell table:formula="of:=VLOOKUP([.$A17];T_TURNOS;MOD([.M$12]-FECHAINICIO;16)+2;0)" office:value-type="string" office:string-value="M" calcext:value-type="string">
            <text:p>M</text:p>
          </table:table-cell>
          <table:table-cell table:formula="of:=VLOOKUP([.$A17];T_TURNOS;MOD([.N$12]-FECHAINICIO;16)+2;0)" office:value-type="string" office:string-value="T" calcext:value-type="string">
            <text:p>T</text:p>
          </table:table-cell>
          <table:table-cell table:formula="of:=VLOOKUP([.$A17];T_TURNOS;MOD([.O$12]-FECHAINICIO;16)+2;0)" office:value-type="string" office:string-value="T" calcext:value-type="string">
            <text:p>T</text:p>
          </table:table-cell>
          <table:table-cell table:formula="of:=VLOOKUP([.$A17];T_TURNOS;MOD([.P$12]-FECHAINICIO;16)+2;0)" office:value-type="string" office:string-value="N" calcext:value-type="string">
            <text:p>N</text:p>
          </table:table-cell>
          <table:table-cell table:formula="of:=VLOOKUP([.$A17];T_TURNOS;MOD([.Q$12]-FECHAINICIO;16)+2;0)" office:value-type="string" office:string-value="N" calcext:value-type="string">
            <text:p>N</text:p>
          </table:table-cell>
          <table:table-cell table:formula="of:=VLOOKUP([.$A17];T_TURNOS;MOD([.R$12]-FECHAINICIO;16)+2;0)" office:value-type="string" office:string-value="D" calcext:value-type="string">
            <text:p>D</text:p>
          </table:table-cell>
          <table:table-cell table:formula="of:=VLOOKUP([.$A17];T_TURNOS;MOD([.S$12]-FECHAINICIO;16)+2;0)" office:value-type="string" office:string-value="D" calcext:value-type="string">
            <text:p>D</text:p>
          </table:table-cell>
          <table:table-cell table:formula="of:=VLOOKUP([.$A17];T_TURNOS;MOD([.T$12]-FECHAINICIO;16)+2;0)" office:value-type="string" office:string-value="D" calcext:value-type="string">
            <text:p>D</text:p>
          </table:table-cell>
          <table:table-cell table:formula="of:=VLOOKUP([.$A17];T_TURNOS;MOD([.U$12]-FECHAINICIO;16)+2;0)" office:value-type="string" office:string-value="D" calcext:value-type="string">
            <text:p>D</text:p>
          </table:table-cell>
          <table:table-cell table:formula="of:=VLOOKUP([.$A17];T_TURNOS;MOD([.V$12]-FECHAINICIO;16)+2;0)" office:value-type="string" office:string-value="M" calcext:value-type="string">
            <text:p>M</text:p>
          </table:table-cell>
          <table:table-cell table:formula="of:=VLOOKUP([.$A17];T_TURNOS;MOD([.W$12]-FECHAINICIO;16)+2;0)" office:value-type="string" office:string-value="M" calcext:value-type="string">
            <text:p>M</text:p>
          </table:table-cell>
          <table:table-cell table:formula="of:=VLOOKUP([.$A17];T_TURNOS;MOD([.X$12]-FECHAINICIO;16)+2;0)" office:value-type="string" office:string-value="T" calcext:value-type="string">
            <text:p>T</text:p>
          </table:table-cell>
          <table:table-cell table:formula="of:=VLOOKUP([.$A17];T_TURNOS;MOD([.Y$12]-FECHAINICIO;16)+2;0)" office:value-type="string" office:string-value="T" calcext:value-type="string">
            <text:p>T</text:p>
          </table:table-cell>
          <table:table-cell table:formula="of:=VLOOKUP([.$A17];T_TURNOS;MOD([.Z$12]-FECHAINICIO;16)+2;0)" office:value-type="string" office:string-value="D" calcext:value-type="string">
            <text:p>D</text:p>
          </table:table-cell>
          <table:table-cell table:formula="of:=VLOOKUP([.$A17];T_TURNOS;MOD([.AA$12]-FECHAINICIO;16)+2;0)" office:value-type="string" office:string-value="D" calcext:value-type="string">
            <text:p>D</text:p>
          </table:table-cell>
          <table:table-cell table:formula="of:=VLOOKUP([.$A17];T_TURNOS;MOD([.AB$12]-FECHAINICIO;16)+2;0)" office:value-type="string" office:string-value="M" calcext:value-type="string">
            <text:p>M</text:p>
          </table:table-cell>
          <table:table-cell table:formula="of:=VLOOKUP([.$A17];T_TURNOS;MOD([.AC$12]-FECHAINICIO;16)+2;0)" office:value-type="string" office:string-value="M" calcext:value-type="string">
            <text:p>M</text:p>
          </table:table-cell>
          <table:table-cell table:formula="of:=IF([.$AD$12]=&quot;&quot;;&quot;&quot;;VLOOKUP([.$A17];T_TURNOS;MOD([.AD$12]-FECHAINICIO;16)+2;0))">
            <text:p/>
          </table:table-cell>
          <table:table-cell table:style-name="ce9"/>
          <table:table-cell table:number-columns-repeated="2"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formula="of:=VLOOKUP([.$A18];T_TURNOS;MOD([.B$12]-FECHAINICIO;16)+2;0)" office:value-type="string" office:string-value="N" calcext:value-type="string">
            <text:p>N</text:p>
          </table:table-cell>
          <table:table-cell table:formula="of:=VLOOKUP([.$A18];T_TURNOS;MOD([.C$12]-FECHAINICIO;16)+2;0)" office:value-type="string" office:string-value="N" calcext:value-type="string">
            <text:p>N</text:p>
          </table:table-cell>
          <table:table-cell table:formula="of:=VLOOKUP([.$A18];T_TURNOS;MOD([.D$12]-FECHAINICIO;16)+2;0)" office:value-type="string" office:string-value="D" calcext:value-type="string">
            <text:p>D</text:p>
          </table:table-cell>
          <table:table-cell table:formula="of:=VLOOKUP([.$A18];T_TURNOS;MOD([.E$12]-FECHAINICIO;16)+2;0)" office:value-type="string" office:string-value="D" calcext:value-type="string">
            <text:p>D</text:p>
          </table:table-cell>
          <table:table-cell table:formula="of:=VLOOKUP([.$A18];T_TURNOS;MOD([.F$12]-FECHAINICIO;16)+2;0)" office:value-type="string" office:string-value="N" calcext:value-type="string">
            <text:p>N</text:p>
          </table:table-cell>
          <table:table-cell table:formula="of:=VLOOKUP([.$A18];T_TURNOS;MOD([.G$12]-FECHAINICIO;16)+2;0)" office:value-type="string" office:string-value="N" calcext:value-type="string">
            <text:p>N</text:p>
          </table:table-cell>
          <table:table-cell table:formula="of:=VLOOKUP([.$A18];T_TURNOS;MOD([.H$12]-FECHAINICIO;16)+2;0)" office:value-type="string" office:string-value="D" calcext:value-type="string">
            <text:p>D</text:p>
          </table:table-cell>
          <table:table-cell table:formula="of:=VLOOKUP([.$A18];T_TURNOS;MOD([.I$12]-FECHAINICIO;16)+2;0)" office:value-type="string" office:string-value="D" calcext:value-type="string">
            <text:p>D</text:p>
          </table:table-cell>
          <table:table-cell table:formula="of:=VLOOKUP([.$A18];T_TURNOS;MOD([.J$12]-FECHAINICIO;16)+2;0)" office:value-type="string" office:string-value="N" calcext:value-type="string">
            <text:p>N</text:p>
          </table:table-cell>
          <table:table-cell table:formula="of:=VLOOKUP([.$A18];T_TURNOS;MOD([.K$12]-FECHAINICIO;16)+2;0)" office:value-type="string" office:string-value="N" calcext:value-type="string">
            <text:p>N</text:p>
          </table:table-cell>
          <table:table-cell table:formula="of:=VLOOKUP([.$A18];T_TURNOS;MOD([.L$12]-FECHAINICIO;16)+2;0)" office:value-type="string" office:string-value="D" calcext:value-type="string">
            <text:p>D</text:p>
          </table:table-cell>
          <table:table-cell table:formula="of:=VLOOKUP([.$A18];T_TURNOS;MOD([.M$12]-FECHAINICIO;16)+2;0)" office:value-type="string" office:string-value="D" calcext:value-type="string">
            <text:p>D</text:p>
          </table:table-cell>
          <table:table-cell table:formula="of:=VLOOKUP([.$A18];T_TURNOS;MOD([.N$12]-FECHAINICIO;16)+2;0)" office:value-type="string" office:string-value="N" calcext:value-type="string">
            <text:p>N</text:p>
          </table:table-cell>
          <table:table-cell table:formula="of:=VLOOKUP([.$A18];T_TURNOS;MOD([.O$12]-FECHAINICIO;16)+2;0)" office:value-type="string" office:string-value="N" calcext:value-type="string">
            <text:p>N</text:p>
          </table:table-cell>
          <table:table-cell table:formula="of:=VLOOKUP([.$A18];T_TURNOS;MOD([.P$12]-FECHAINICIO;16)+2;0)" office:value-type="string" office:string-value="D" calcext:value-type="string">
            <text:p>D</text:p>
          </table:table-cell>
          <table:table-cell table:formula="of:=VLOOKUP([.$A18];T_TURNOS;MOD([.Q$12]-FECHAINICIO;16)+2;0)" office:value-type="string" office:string-value="D" calcext:value-type="string">
            <text:p>D</text:p>
          </table:table-cell>
          <table:table-cell table:formula="of:=VLOOKUP([.$A18];T_TURNOS;MOD([.R$12]-FECHAINICIO;16)+2;0)" office:value-type="string" office:string-value="N" calcext:value-type="string">
            <text:p>N</text:p>
          </table:table-cell>
          <table:table-cell table:formula="of:=VLOOKUP([.$A18];T_TURNOS;MOD([.S$12]-FECHAINICIO;16)+2;0)" office:value-type="string" office:string-value="N" calcext:value-type="string">
            <text:p>N</text:p>
          </table:table-cell>
          <table:table-cell table:formula="of:=VLOOKUP([.$A18];T_TURNOS;MOD([.T$12]-FECHAINICIO;16)+2;0)" office:value-type="string" office:string-value="D" calcext:value-type="string">
            <text:p>D</text:p>
          </table:table-cell>
          <table:table-cell table:formula="of:=VLOOKUP([.$A18];T_TURNOS;MOD([.U$12]-FECHAINICIO;16)+2;0)" office:value-type="string" office:string-value="D" calcext:value-type="string">
            <text:p>D</text:p>
          </table:table-cell>
          <table:table-cell table:formula="of:=VLOOKUP([.$A18];T_TURNOS;MOD([.V$12]-FECHAINICIO;16)+2;0)" office:value-type="string" office:string-value="N" calcext:value-type="string">
            <text:p>N</text:p>
          </table:table-cell>
          <table:table-cell table:formula="of:=VLOOKUP([.$A18];T_TURNOS;MOD([.W$12]-FECHAINICIO;16)+2;0)" office:value-type="string" office:string-value="N" calcext:value-type="string">
            <text:p>N</text:p>
          </table:table-cell>
          <table:table-cell table:formula="of:=VLOOKUP([.$A18];T_TURNOS;MOD([.X$12]-FECHAINICIO;16)+2;0)" office:value-type="string" office:string-value="D" calcext:value-type="string">
            <text:p>D</text:p>
          </table:table-cell>
          <table:table-cell table:formula="of:=VLOOKUP([.$A18];T_TURNOS;MOD([.Y$12]-FECHAINICIO;16)+2;0)" office:value-type="string" office:string-value="D" calcext:value-type="string">
            <text:p>D</text:p>
          </table:table-cell>
          <table:table-cell table:formula="of:=VLOOKUP([.$A18];T_TURNOS;MOD([.Z$12]-FECHAINICIO;16)+2;0)" office:value-type="string" office:string-value="N" calcext:value-type="string">
            <text:p>N</text:p>
          </table:table-cell>
          <table:table-cell table:formula="of:=VLOOKUP([.$A18];T_TURNOS;MOD([.AA$12]-FECHAINICIO;16)+2;0)" office:value-type="string" office:string-value="N" calcext:value-type="string">
            <text:p>N</text:p>
          </table:table-cell>
          <table:table-cell table:formula="of:=VLOOKUP([.$A18];T_TURNOS;MOD([.AB$12]-FECHAINICIO;16)+2;0)" office:value-type="string" office:string-value="D" calcext:value-type="string">
            <text:p>D</text:p>
          </table:table-cell>
          <table:table-cell table:formula="of:=VLOOKUP([.$A18];T_TURNOS;MOD([.AC$12]-FECHAINICIO;16)+2;0)" office:value-type="string" office:string-value="D" calcext:value-type="string">
            <text:p>D</text:p>
          </table:table-cell>
          <table:table-cell table:formula="of:=IF([.$AD$12]=&quot;&quot;;&quot;&quot;;VLOOKUP([.$A18];T_TURNOS;MOD([.AD$12]-FECHAINICIO;16)+2;0))">
            <text:p/>
          </table:table-cell>
          <table:table-cell table:style-name="ce9"/>
          <table:table-cell table:number-columns-repeated="2"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1" table:number-rows-spanned="2">
            <text:p>MARZO</text:p>
          </table:table-cell>
          <table:table-cell table:style-name="ce16" table:formula="of:=DATE([.$A$2];3;1)" office:value-type="date" office:date-value="2023-03-01" calcext:value-type="date">
            <text:p>01</text:p>
          </table:table-cell>
          <table:table-cell table:style-name="ce16" table:formula="of:=[.B20]+1" office:value-type="date" office:date-value="2023-03-02" calcext:value-type="date">
            <text:p>02</text:p>
          </table:table-cell>
          <table:table-cell table:style-name="ce16" table:formula="of:=[.C20]+1" office:value-type="date" office:date-value="2023-03-03" calcext:value-type="date">
            <text:p>03</text:p>
          </table:table-cell>
          <table:table-cell table:style-name="ce16" table:formula="of:=[.D20]+1" office:value-type="date" office:date-value="2023-03-04" calcext:value-type="date">
            <text:p>04</text:p>
          </table:table-cell>
          <table:table-cell table:style-name="ce16" table:formula="of:=[.E20]+1" office:value-type="date" office:date-value="2023-03-05" calcext:value-type="date">
            <text:p>05</text:p>
          </table:table-cell>
          <table:table-cell table:style-name="ce16" table:formula="of:=[.F20]+1" office:value-type="date" office:date-value="2023-03-06" calcext:value-type="date">
            <text:p>06</text:p>
          </table:table-cell>
          <table:table-cell table:style-name="ce16" table:formula="of:=[.G20]+1" office:value-type="date" office:date-value="2023-03-07" calcext:value-type="date">
            <text:p>07</text:p>
          </table:table-cell>
          <table:table-cell table:style-name="ce16" table:formula="of:=[.H20]+1" office:value-type="date" office:date-value="2023-03-08" calcext:value-type="date">
            <text:p>08</text:p>
          </table:table-cell>
          <table:table-cell table:style-name="ce16" table:formula="of:=[.I20]+1" office:value-type="date" office:date-value="2023-03-09" calcext:value-type="date">
            <text:p>09</text:p>
          </table:table-cell>
          <table:table-cell table:style-name="ce16" table:formula="of:=[.J20]+1" office:value-type="date" office:date-value="2023-03-10" calcext:value-type="date">
            <text:p>10</text:p>
          </table:table-cell>
          <table:table-cell table:style-name="ce16" table:formula="of:=[.K20]+1" office:value-type="date" office:date-value="2023-03-11" calcext:value-type="date">
            <text:p>11</text:p>
          </table:table-cell>
          <table:table-cell table:style-name="ce16" table:formula="of:=[.L20]+1" office:value-type="date" office:date-value="2023-03-12" calcext:value-type="date">
            <text:p>12</text:p>
          </table:table-cell>
          <table:table-cell table:style-name="ce16" table:formula="of:=[.M20]+1" office:value-type="date" office:date-value="2023-03-13" calcext:value-type="date">
            <text:p>13</text:p>
          </table:table-cell>
          <table:table-cell table:style-name="ce16" table:formula="of:=[.N20]+1" office:value-type="date" office:date-value="2023-03-14" calcext:value-type="date">
            <text:p>14</text:p>
          </table:table-cell>
          <table:table-cell table:style-name="ce16" table:formula="of:=[.O20]+1" office:value-type="date" office:date-value="2023-03-15" calcext:value-type="date">
            <text:p>15</text:p>
          </table:table-cell>
          <table:table-cell table:style-name="ce16" table:formula="of:=[.P20]+1" office:value-type="date" office:date-value="2023-03-16" calcext:value-type="date">
            <text:p>16</text:p>
          </table:table-cell>
          <table:table-cell table:style-name="ce16" table:formula="of:=[.Q20]+1" office:value-type="date" office:date-value="2023-03-17" calcext:value-type="date">
            <text:p>17</text:p>
          </table:table-cell>
          <table:table-cell table:style-name="ce16" table:formula="of:=[.R20]+1" office:value-type="date" office:date-value="2023-03-18" calcext:value-type="date">
            <text:p>18</text:p>
          </table:table-cell>
          <table:table-cell table:style-name="ce16" table:formula="of:=[.S20]+1" office:value-type="date" office:date-value="2023-03-19" calcext:value-type="date">
            <text:p>19</text:p>
          </table:table-cell>
          <table:table-cell table:style-name="ce16" table:formula="of:=[.T20]+1" office:value-type="date" office:date-value="2023-03-20" calcext:value-type="date">
            <text:p>20</text:p>
          </table:table-cell>
          <table:table-cell table:style-name="ce16" table:formula="of:=[.U20]+1" office:value-type="date" office:date-value="2023-03-21" calcext:value-type="date">
            <text:p>21</text:p>
          </table:table-cell>
          <table:table-cell table:style-name="ce16" table:formula="of:=[.V20]+1" office:value-type="date" office:date-value="2023-03-22" calcext:value-type="date">
            <text:p>22</text:p>
          </table:table-cell>
          <table:table-cell table:style-name="ce16" table:formula="of:=[.W20]+1" office:value-type="date" office:date-value="2023-03-23" calcext:value-type="date">
            <text:p>23</text:p>
          </table:table-cell>
          <table:table-cell table:style-name="ce16" table:formula="of:=[.X20]+1" office:value-type="date" office:date-value="2023-03-24" calcext:value-type="date">
            <text:p>24</text:p>
          </table:table-cell>
          <table:table-cell table:style-name="ce16" table:formula="of:=[.Y20]+1" office:value-type="date" office:date-value="2023-03-25" calcext:value-type="date">
            <text:p>25</text:p>
          </table:table-cell>
          <table:table-cell table:style-name="ce16" table:formula="of:=[.Z20]+1" office:value-type="date" office:date-value="2023-03-26" calcext:value-type="date">
            <text:p>26</text:p>
          </table:table-cell>
          <table:table-cell table:style-name="ce16" table:formula="of:=[.AA20]+1" office:value-type="date" office:date-value="2023-03-27" calcext:value-type="date">
            <text:p>27</text:p>
          </table:table-cell>
          <table:table-cell table:style-name="ce16" table:formula="of:=[.AB20]+1" office:value-type="date" office:date-value="2023-03-28" calcext:value-type="date">
            <text:p>28</text:p>
          </table:table-cell>
          <table:table-cell table:style-name="ce16" table:formula="of:=[.AC20]+1" office:value-type="date" office:date-value="2023-03-29" calcext:value-type="date">
            <text:p>29</text:p>
          </table:table-cell>
          <table:table-cell table:style-name="ce16" table:formula="of:=[.AD20]+1" office:value-type="date" office:date-value="2023-03-30" calcext:value-type="date">
            <text:p>30</text:p>
          </table:table-cell>
          <table:table-cell table:style-name="ce16" table:formula="of:=[.AE20]+1" office:value-type="date" office:date-value="2023-03-31" calcext:value-type="date">
            <text:p>31</text:p>
          </table:table-cell>
          <table:table-cell/>
        </table:table-row>
        <table:table-row table:style-name="ro2">
          <table:covered-table-cell table:style-name="ce11"/>
          <table:table-cell table:style-name="ce17" table:formula="of:=[.B20]" office:value-type="date" office:date-value="2023-03-01" calcext:value-type="date">
            <text:p>mié</text:p>
          </table:table-cell>
          <table:table-cell table:style-name="ce17" table:formula="of:=[.C20]" office:value-type="date" office:date-value="2023-03-02" calcext:value-type="date">
            <text:p>jue</text:p>
          </table:table-cell>
          <table:table-cell table:style-name="ce17" table:formula="of:=[.D20]" office:value-type="date" office:date-value="2023-03-03" calcext:value-type="date">
            <text:p>vie</text:p>
          </table:table-cell>
          <table:table-cell table:style-name="ce17" table:formula="of:=[.E20]" office:value-type="date" office:date-value="2023-03-04" calcext:value-type="date">
            <text:p>sáb</text:p>
          </table:table-cell>
          <table:table-cell table:style-name="ce17" table:formula="of:=[.F20]" office:value-type="date" office:date-value="2023-03-05" calcext:value-type="date">
            <text:p>dom</text:p>
          </table:table-cell>
          <table:table-cell table:style-name="ce17" table:formula="of:=[.G20]" office:value-type="date" office:date-value="2023-03-06" calcext:value-type="date">
            <text:p>lun</text:p>
          </table:table-cell>
          <table:table-cell table:style-name="ce17" table:formula="of:=[.H20]" office:value-type="date" office:date-value="2023-03-07" calcext:value-type="date">
            <text:p>mar</text:p>
          </table:table-cell>
          <table:table-cell table:style-name="ce17" table:formula="of:=[.I20]" office:value-type="date" office:date-value="2023-03-08" calcext:value-type="date">
            <text:p>mié</text:p>
          </table:table-cell>
          <table:table-cell table:style-name="ce17" table:formula="of:=[.J20]" office:value-type="date" office:date-value="2023-03-09" calcext:value-type="date">
            <text:p>jue</text:p>
          </table:table-cell>
          <table:table-cell table:style-name="ce17" table:formula="of:=[.K20]" office:value-type="date" office:date-value="2023-03-10" calcext:value-type="date">
            <text:p>vie</text:p>
          </table:table-cell>
          <table:table-cell table:style-name="ce17" table:formula="of:=[.L20]" office:value-type="date" office:date-value="2023-03-11" calcext:value-type="date">
            <text:p>sáb</text:p>
          </table:table-cell>
          <table:table-cell table:style-name="ce17" table:formula="of:=[.M20]" office:value-type="date" office:date-value="2023-03-12" calcext:value-type="date">
            <text:p>dom</text:p>
          </table:table-cell>
          <table:table-cell table:style-name="ce17" table:formula="of:=[.N20]" office:value-type="date" office:date-value="2023-03-13" calcext:value-type="date">
            <text:p>lun</text:p>
          </table:table-cell>
          <table:table-cell table:style-name="ce17" table:formula="of:=[.O20]" office:value-type="date" office:date-value="2023-03-14" calcext:value-type="date">
            <text:p>mar</text:p>
          </table:table-cell>
          <table:table-cell table:style-name="ce17" table:formula="of:=[.P20]" office:value-type="date" office:date-value="2023-03-15" calcext:value-type="date">
            <text:p>mié</text:p>
          </table:table-cell>
          <table:table-cell table:style-name="ce17" table:formula="of:=[.Q20]" office:value-type="date" office:date-value="2023-03-16" calcext:value-type="date">
            <text:p>jue</text:p>
          </table:table-cell>
          <table:table-cell table:style-name="ce17" table:formula="of:=[.R20]" office:value-type="date" office:date-value="2023-03-17" calcext:value-type="date">
            <text:p>vie</text:p>
          </table:table-cell>
          <table:table-cell table:style-name="ce17" table:formula="of:=[.S20]" office:value-type="date" office:date-value="2023-03-18" calcext:value-type="date">
            <text:p>sáb</text:p>
          </table:table-cell>
          <table:table-cell table:style-name="ce17" table:formula="of:=[.T20]" office:value-type="date" office:date-value="2023-03-19" calcext:value-type="date">
            <text:p>dom</text:p>
          </table:table-cell>
          <table:table-cell table:style-name="ce17" table:formula="of:=[.U20]" office:value-type="date" office:date-value="2023-03-20" calcext:value-type="date">
            <text:p>lun</text:p>
          </table:table-cell>
          <table:table-cell table:style-name="ce17" table:formula="of:=[.V20]" office:value-type="date" office:date-value="2023-03-21" calcext:value-type="date">
            <text:p>mar</text:p>
          </table:table-cell>
          <table:table-cell table:style-name="ce17" table:formula="of:=[.W20]" office:value-type="date" office:date-value="2023-03-22" calcext:value-type="date">
            <text:p>mié</text:p>
          </table:table-cell>
          <table:table-cell table:style-name="ce17" table:formula="of:=[.X20]" office:value-type="date" office:date-value="2023-03-23" calcext:value-type="date">
            <text:p>jue</text:p>
          </table:table-cell>
          <table:table-cell table:style-name="ce17" table:formula="of:=[.Y20]" office:value-type="date" office:date-value="2023-03-24" calcext:value-type="date">
            <text:p>vie</text:p>
          </table:table-cell>
          <table:table-cell table:style-name="ce17" table:formula="of:=[.Z20]" office:value-type="date" office:date-value="2023-03-25" calcext:value-type="date">
            <text:p>sáb</text:p>
          </table:table-cell>
          <table:table-cell table:style-name="ce17" table:formula="of:=[.AA20]" office:value-type="date" office:date-value="2023-03-26" calcext:value-type="date">
            <text:p>dom</text:p>
          </table:table-cell>
          <table:table-cell table:style-name="ce17" table:formula="of:=[.AB20]" office:value-type="date" office:date-value="2023-03-27" calcext:value-type="date">
            <text:p>lun</text:p>
          </table:table-cell>
          <table:table-cell table:style-name="ce17" table:formula="of:=[.AC20]" office:value-type="date" office:date-value="2023-03-28" calcext:value-type="date">
            <text:p>mar</text:p>
          </table:table-cell>
          <table:table-cell table:style-name="ce17" table:formula="of:=[.AD20]" office:value-type="date" office:date-value="2023-03-29" calcext:value-type="date">
            <text:p>mié</text:p>
          </table:table-cell>
          <table:table-cell table:style-name="ce17" table:formula="of:=[.AE20]" office:value-type="date" office:date-value="2023-03-30" calcext:value-type="date">
            <text:p>jue</text:p>
          </table:table-cell>
          <table:table-cell table:style-name="ce17" table:formula="of:=[.AF20]" office:value-type="date" office:date-value="2023-03-31" calcext:value-type="date">
            <text:p>vie</text:p>
          </table:table-cell>
          <table:table-cell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style-name="ce32" table:formula="of:=VLOOKUP([.$A22];T_TURNOS;MOD([.B$20]-FECHAINICIO;16)+2;0)" office:value-type="string" office:string-value="M" calcext:value-type="string">
            <text:p>M</text:p>
          </table:table-cell>
          <table:table-cell table:style-name="ce32" table:formula="of:=VLOOKUP([.$A22];T_TURNOS;MOD([.C$20]-FECHAINICIO;16)+2;0)" office:value-type="string" office:string-value="M" calcext:value-type="string">
            <text:p>M</text:p>
          </table:table-cell>
          <table:table-cell table:style-name="ce32" table:formula="of:=VLOOKUP([.$A22];T_TURNOS;MOD([.D$20]-FECHAINICIO;16)+2;0)" office:value-type="string" office:string-value="T" calcext:value-type="string">
            <text:p>T</text:p>
          </table:table-cell>
          <table:table-cell table:style-name="ce32" table:formula="of:=VLOOKUP([.$A22];T_TURNOS;MOD([.E$20]-FECHAINICIO;16)+2;0)" office:value-type="string" office:string-value="T" calcext:value-type="string">
            <text:p>T</text:p>
          </table:table-cell>
          <table:table-cell table:style-name="ce32" table:formula="of:=VLOOKUP([.$A22];T_TURNOS;MOD([.F$20]-FECHAINICIO;16)+2;0)" office:value-type="string" office:string-value="D" calcext:value-type="string">
            <text:p>D</text:p>
          </table:table-cell>
          <table:table-cell table:style-name="ce32" table:formula="of:=VLOOKUP([.$A22];T_TURNOS;MOD([.G$20]-FECHAINICIO;16)+2;0)" office:value-type="string" office:string-value="D" calcext:value-type="string">
            <text:p>D</text:p>
          </table:table-cell>
          <table:table-cell table:style-name="ce32" table:formula="of:=VLOOKUP([.$A22];T_TURNOS;MOD([.H$20]-FECHAINICIO;16)+2;0)" office:value-type="string" office:string-value="M" calcext:value-type="string">
            <text:p>M</text:p>
          </table:table-cell>
          <table:table-cell table:style-name="ce32" table:formula="of:=VLOOKUP([.$A22];T_TURNOS;MOD([.I$20]-FECHAINICIO;16)+2;0)" office:value-type="string" office:string-value="M" calcext:value-type="string">
            <text:p>M</text:p>
          </table:table-cell>
          <table:table-cell table:style-name="ce32" table:formula="of:=VLOOKUP([.$A22];T_TURNOS;MOD([.J$20]-FECHAINICIO;16)+2;0)" office:value-type="string" office:string-value="T" calcext:value-type="string">
            <text:p>T</text:p>
          </table:table-cell>
          <table:table-cell table:style-name="ce32" table:formula="of:=VLOOKUP([.$A22];T_TURNOS;MOD([.K$20]-FECHAINICIO;16)+2;0)" office:value-type="string" office:string-value="T" calcext:value-type="string">
            <text:p>T</text:p>
          </table:table-cell>
          <table:table-cell table:style-name="ce32" table:formula="of:=VLOOKUP([.$A22];T_TURNOS;MOD([.L$20]-FECHAINICIO;16)+2;0)" office:value-type="string" office:string-value="N" calcext:value-type="string">
            <text:p>N</text:p>
          </table:table-cell>
          <table:table-cell table:style-name="ce32" table:formula="of:=VLOOKUP([.$A22];T_TURNOS;MOD([.M$20]-FECHAINICIO;16)+2;0)" office:value-type="string" office:string-value="N" calcext:value-type="string">
            <text:p>N</text:p>
          </table:table-cell>
          <table:table-cell table:style-name="ce32" table:formula="of:=VLOOKUP([.$A22];T_TURNOS;MOD([.N$20]-FECHAINICIO;16)+2;0)" office:value-type="string" office:string-value="D" calcext:value-type="string">
            <text:p>D</text:p>
          </table:table-cell>
          <table:table-cell table:style-name="ce32" table:formula="of:=VLOOKUP([.$A22];T_TURNOS;MOD([.O$20]-FECHAINICIO;16)+2;0)" office:value-type="string" office:string-value="D" calcext:value-type="string">
            <text:p>D</text:p>
          </table:table-cell>
          <table:table-cell table:style-name="ce32" table:formula="of:=VLOOKUP([.$A22];T_TURNOS;MOD([.P$20]-FECHAINICIO;16)+2;0)" office:value-type="string" office:string-value="D" calcext:value-type="string">
            <text:p>D</text:p>
          </table:table-cell>
          <table:table-cell table:style-name="ce32" table:formula="of:=VLOOKUP([.$A22];T_TURNOS;MOD([.Q$20]-FECHAINICIO;16)+2;0)" office:value-type="string" office:string-value="D" calcext:value-type="string">
            <text:p>D</text:p>
          </table:table-cell>
          <table:table-cell table:style-name="ce32" table:formula="of:=VLOOKUP([.$A22];T_TURNOS;MOD([.R$20]-FECHAINICIO;16)+2;0)" office:value-type="string" office:string-value="M" calcext:value-type="string">
            <text:p>M</text:p>
          </table:table-cell>
          <table:table-cell table:style-name="ce32" table:formula="of:=VLOOKUP([.$A22];T_TURNOS;MOD([.S$20]-FECHAINICIO;16)+2;0)" office:value-type="string" office:string-value="M" calcext:value-type="string">
            <text:p>M</text:p>
          </table:table-cell>
          <table:table-cell table:style-name="ce32" table:formula="of:=VLOOKUP([.$A22];T_TURNOS;MOD([.T$20]-FECHAINICIO;16)+2;0)" office:value-type="string" office:string-value="T" calcext:value-type="string">
            <text:p>T</text:p>
          </table:table-cell>
          <table:table-cell table:style-name="ce32" table:formula="of:=VLOOKUP([.$A22];T_TURNOS;MOD([.U$20]-FECHAINICIO;16)+2;0)" office:value-type="string" office:string-value="T" calcext:value-type="string">
            <text:p>T</text:p>
          </table:table-cell>
          <table:table-cell table:style-name="ce32" table:formula="of:=VLOOKUP([.$A22];T_TURNOS;MOD([.V$20]-FECHAINICIO;16)+2;0)" office:value-type="string" office:string-value="D" calcext:value-type="string">
            <text:p>D</text:p>
          </table:table-cell>
          <table:table-cell table:style-name="ce32" table:formula="of:=VLOOKUP([.$A22];T_TURNOS;MOD([.W$20]-FECHAINICIO;16)+2;0)" office:value-type="string" office:string-value="D" calcext:value-type="string">
            <text:p>D</text:p>
          </table:table-cell>
          <table:table-cell table:style-name="ce32" table:formula="of:=VLOOKUP([.$A22];T_TURNOS;MOD([.X$20]-FECHAINICIO;16)+2;0)" office:value-type="string" office:string-value="M" calcext:value-type="string">
            <text:p>M</text:p>
          </table:table-cell>
          <table:table-cell table:style-name="ce32" table:formula="of:=VLOOKUP([.$A22];T_TURNOS;MOD([.Y$20]-FECHAINICIO;16)+2;0)" office:value-type="string" office:string-value="M" calcext:value-type="string">
            <text:p>M</text:p>
          </table:table-cell>
          <table:table-cell table:style-name="ce32" table:formula="of:=VLOOKUP([.$A22];T_TURNOS;MOD([.Z$20]-FECHAINICIO;16)+2;0)" office:value-type="string" office:string-value="T" calcext:value-type="string">
            <text:p>T</text:p>
          </table:table-cell>
          <table:table-cell table:style-name="ce32" table:formula="of:=VLOOKUP([.$A22];T_TURNOS;MOD([.AA$20]-FECHAINICIO;16)+2;0)" office:value-type="string" office:string-value="T" calcext:value-type="string">
            <text:p>T</text:p>
          </table:table-cell>
          <table:table-cell table:style-name="ce32" table:formula="of:=VLOOKUP([.$A22];T_TURNOS;MOD([.AB$20]-FECHAINICIO;16)+2;0)" office:value-type="string" office:string-value="N" calcext:value-type="string">
            <text:p>N</text:p>
          </table:table-cell>
          <table:table-cell table:style-name="ce32" table:formula="of:=VLOOKUP([.$A22];T_TURNOS;MOD([.AC$20]-FECHAINICIO;16)+2;0)" office:value-type="string" office:string-value="N" calcext:value-type="string">
            <text:p>N</text:p>
          </table:table-cell>
          <table:table-cell table:style-name="ce32" table:formula="of:=VLOOKUP([.$A22];T_TURNOS;MOD([.AD$20]-FECHAINICIO;16)+2;0)" office:value-type="string" office:string-value="D" calcext:value-type="string">
            <text:p>D</text:p>
          </table:table-cell>
          <table:table-cell table:formula="of:=VLOOKUP([.$A22];T_TURNOS;MOD([.AE$20]-FECHAINICIO;16)+2;0)" office:value-type="string" office:string-value="D" calcext:value-type="string">
            <text:p>D</text:p>
          </table:table-cell>
          <table:table-cell table:style-name="ce32" table:formula="of:=VLOOKUP([.$A22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style-name="ce32" table:formula="of:=VLOOKUP([.$A23];T_TURNOS;MOD([.B$20]-FECHAINICIO;16)+2;0)" office:value-type="string" office:string-value="D" calcext:value-type="string">
            <text:p>D</text:p>
          </table:table-cell>
          <table:table-cell table:style-name="ce32" table:formula="of:=VLOOKUP([.$A23];T_TURNOS;MOD([.C$20]-FECHAINICIO;16)+2;0)" office:value-type="string" office:string-value="D" calcext:value-type="string">
            <text:p>D</text:p>
          </table:table-cell>
          <table:table-cell table:style-name="ce32" table:formula="of:=VLOOKUP([.$A23];T_TURNOS;MOD([.D$20]-FECHAINICIO;16)+2;0)" office:value-type="string" office:string-value="D" calcext:value-type="string">
            <text:p>D</text:p>
          </table:table-cell>
          <table:table-cell table:style-name="ce32" table:formula="of:=VLOOKUP([.$A23];T_TURNOS;MOD([.E$20]-FECHAINICIO;16)+2;0)" office:value-type="string" office:string-value="D" calcext:value-type="string">
            <text:p>D</text:p>
          </table:table-cell>
          <table:table-cell table:style-name="ce32" table:formula="of:=VLOOKUP([.$A23];T_TURNOS;MOD([.F$20]-FECHAINICIO;16)+2;0)" office:value-type="string" office:string-value="M" calcext:value-type="string">
            <text:p>M</text:p>
          </table:table-cell>
          <table:table-cell table:style-name="ce32" table:formula="of:=VLOOKUP([.$A23];T_TURNOS;MOD([.G$20]-FECHAINICIO;16)+2;0)" office:value-type="string" office:string-value="M" calcext:value-type="string">
            <text:p>M</text:p>
          </table:table-cell>
          <table:table-cell table:style-name="ce32" table:formula="of:=VLOOKUP([.$A23];T_TURNOS;MOD([.H$20]-FECHAINICIO;16)+2;0)" office:value-type="string" office:string-value="T" calcext:value-type="string">
            <text:p>T</text:p>
          </table:table-cell>
          <table:table-cell table:style-name="ce32" table:formula="of:=VLOOKUP([.$A23];T_TURNOS;MOD([.I$20]-FECHAINICIO;16)+2;0)" office:value-type="string" office:string-value="T" calcext:value-type="string">
            <text:p>T</text:p>
          </table:table-cell>
          <table:table-cell table:style-name="ce32" table:formula="of:=VLOOKUP([.$A23];T_TURNOS;MOD([.J$20]-FECHAINICIO;16)+2;0)" office:value-type="string" office:string-value="D" calcext:value-type="string">
            <text:p>D</text:p>
          </table:table-cell>
          <table:table-cell table:style-name="ce32" table:formula="of:=VLOOKUP([.$A23];T_TURNOS;MOD([.K$20]-FECHAINICIO;16)+2;0)" office:value-type="string" office:string-value="D" calcext:value-type="string">
            <text:p>D</text:p>
          </table:table-cell>
          <table:table-cell table:style-name="ce32" table:formula="of:=VLOOKUP([.$A23];T_TURNOS;MOD([.L$20]-FECHAINICIO;16)+2;0)" office:value-type="string" office:string-value="M" calcext:value-type="string">
            <text:p>M</text:p>
          </table:table-cell>
          <table:table-cell table:style-name="ce32" table:formula="of:=VLOOKUP([.$A23];T_TURNOS;MOD([.M$20]-FECHAINICIO;16)+2;0)" office:value-type="string" office:string-value="M" calcext:value-type="string">
            <text:p>M</text:p>
          </table:table-cell>
          <table:table-cell table:style-name="ce32" table:formula="of:=VLOOKUP([.$A23];T_TURNOS;MOD([.N$20]-FECHAINICIO;16)+2;0)" office:value-type="string" office:string-value="T" calcext:value-type="string">
            <text:p>T</text:p>
          </table:table-cell>
          <table:table-cell table:style-name="ce32" table:formula="of:=VLOOKUP([.$A23];T_TURNOS;MOD([.O$20]-FECHAINICIO;16)+2;0)" office:value-type="string" office:string-value="T" calcext:value-type="string">
            <text:p>T</text:p>
          </table:table-cell>
          <table:table-cell table:style-name="ce32" table:formula="of:=VLOOKUP([.$A23];T_TURNOS;MOD([.P$20]-FECHAINICIO;16)+2;0)" office:value-type="string" office:string-value="N" calcext:value-type="string">
            <text:p>N</text:p>
          </table:table-cell>
          <table:table-cell table:style-name="ce32" table:formula="of:=VLOOKUP([.$A23];T_TURNOS;MOD([.Q$20]-FECHAINICIO;16)+2;0)" office:value-type="string" office:string-value="N" calcext:value-type="string">
            <text:p>N</text:p>
          </table:table-cell>
          <table:table-cell table:style-name="ce32" table:formula="of:=VLOOKUP([.$A23];T_TURNOS;MOD([.R$20]-FECHAINICIO;16)+2;0)" office:value-type="string" office:string-value="D" calcext:value-type="string">
            <text:p>D</text:p>
          </table:table-cell>
          <table:table-cell table:style-name="ce32" table:formula="of:=VLOOKUP([.$A23];T_TURNOS;MOD([.S$20]-FECHAINICIO;16)+2;0)" office:value-type="string" office:string-value="D" calcext:value-type="string">
            <text:p>D</text:p>
          </table:table-cell>
          <table:table-cell table:style-name="ce32" table:formula="of:=VLOOKUP([.$A23];T_TURNOS;MOD([.T$20]-FECHAINICIO;16)+2;0)" office:value-type="string" office:string-value="D" calcext:value-type="string">
            <text:p>D</text:p>
          </table:table-cell>
          <table:table-cell table:style-name="ce32" table:formula="of:=VLOOKUP([.$A23];T_TURNOS;MOD([.U$20]-FECHAINICIO;16)+2;0)" office:value-type="string" office:string-value="D" calcext:value-type="string">
            <text:p>D</text:p>
          </table:table-cell>
          <table:table-cell table:style-name="ce32" table:formula="of:=VLOOKUP([.$A23];T_TURNOS;MOD([.V$20]-FECHAINICIO;16)+2;0)" office:value-type="string" office:string-value="M" calcext:value-type="string">
            <text:p>M</text:p>
          </table:table-cell>
          <table:table-cell table:style-name="ce32" table:formula="of:=VLOOKUP([.$A23];T_TURNOS;MOD([.W$20]-FECHAINICIO;16)+2;0)" office:value-type="string" office:string-value="M" calcext:value-type="string">
            <text:p>M</text:p>
          </table:table-cell>
          <table:table-cell table:style-name="ce32" table:formula="of:=VLOOKUP([.$A23];T_TURNOS;MOD([.X$20]-FECHAINICIO;16)+2;0)" office:value-type="string" office:string-value="T" calcext:value-type="string">
            <text:p>T</text:p>
          </table:table-cell>
          <table:table-cell table:style-name="ce32" table:formula="of:=VLOOKUP([.$A23];T_TURNOS;MOD([.Y$20]-FECHAINICIO;16)+2;0)" office:value-type="string" office:string-value="T" calcext:value-type="string">
            <text:p>T</text:p>
          </table:table-cell>
          <table:table-cell table:style-name="ce32" table:formula="of:=VLOOKUP([.$A23];T_TURNOS;MOD([.Z$20]-FECHAINICIO;16)+2;0)" office:value-type="string" office:string-value="D" calcext:value-type="string">
            <text:p>D</text:p>
          </table:table-cell>
          <table:table-cell table:style-name="ce32" table:formula="of:=VLOOKUP([.$A23];T_TURNOS;MOD([.AA$20]-FECHAINICIO;16)+2;0)" office:value-type="string" office:string-value="D" calcext:value-type="string">
            <text:p>D</text:p>
          </table:table-cell>
          <table:table-cell table:style-name="ce32" table:formula="of:=VLOOKUP([.$A23];T_TURNOS;MOD([.AB$20]-FECHAINICIO;16)+2;0)" office:value-type="string" office:string-value="M" calcext:value-type="string">
            <text:p>M</text:p>
          </table:table-cell>
          <table:table-cell table:style-name="ce32" table:formula="of:=VLOOKUP([.$A23];T_TURNOS;MOD([.AC$20]-FECHAINICIO;16)+2;0)" office:value-type="string" office:string-value="M" calcext:value-type="string">
            <text:p>M</text:p>
          </table:table-cell>
          <table:table-cell table:style-name="ce32" table:formula="of:=VLOOKUP([.$A23];T_TURNOS;MOD([.AD$20]-FECHAINICIO;16)+2;0)" office:value-type="string" office:string-value="T" calcext:value-type="string">
            <text:p>T</text:p>
          </table:table-cell>
          <table:table-cell table:formula="of:=VLOOKUP([.$A23];T_TURNOS;MOD([.AE$20]-FECHAINICIO;16)+2;0)" office:value-type="string" office:string-value="T" calcext:value-type="string">
            <text:p>T</text:p>
          </table:table-cell>
          <table:table-cell table:style-name="ce32" table:formula="of:=VLOOKUP([.$A23];T_TURNOS;MOD([.AF$20]-FECHAINICIO;16)+2;0)" office:value-type="string" office:string-value="N" calcext:value-type="string">
            <text:p>N</text:p>
          </table:table-cell>
          <table:table-cell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style-name="ce32" table:formula="of:=VLOOKUP([.$A24];T_TURNOS;MOD([.B$20]-FECHAINICIO;16)+2;0)" office:value-type="string" office:string-value="D" calcext:value-type="string">
            <text:p>D</text:p>
          </table:table-cell>
          <table:table-cell table:style-name="ce32" table:formula="of:=VLOOKUP([.$A24];T_TURNOS;MOD([.C$20]-FECHAINICIO;16)+2;0)" office:value-type="string" office:string-value="D" calcext:value-type="string">
            <text:p>D</text:p>
          </table:table-cell>
          <table:table-cell table:style-name="ce32" table:formula="of:=VLOOKUP([.$A24];T_TURNOS;MOD([.D$20]-FECHAINICIO;16)+2;0)" office:value-type="string" office:string-value="M" calcext:value-type="string">
            <text:p>M</text:p>
          </table:table-cell>
          <table:table-cell table:style-name="ce32" table:formula="of:=VLOOKUP([.$A24];T_TURNOS;MOD([.E$20]-FECHAINICIO;16)+2;0)" office:value-type="string" office:string-value="M" calcext:value-type="string">
            <text:p>M</text:p>
          </table:table-cell>
          <table:table-cell table:style-name="ce32" table:formula="of:=VLOOKUP([.$A24];T_TURNOS;MOD([.F$20]-FECHAINICIO;16)+2;0)" office:value-type="string" office:string-value="T" calcext:value-type="string">
            <text:p>T</text:p>
          </table:table-cell>
          <table:table-cell table:style-name="ce32" table:formula="of:=VLOOKUP([.$A24];T_TURNOS;MOD([.G$20]-FECHAINICIO;16)+2;0)" office:value-type="string" office:string-value="T" calcext:value-type="string">
            <text:p>T</text:p>
          </table:table-cell>
          <table:table-cell table:style-name="ce32" table:formula="of:=VLOOKUP([.$A24];T_TURNOS;MOD([.H$20]-FECHAINICIO;16)+2;0)" office:value-type="string" office:string-value="N" calcext:value-type="string">
            <text:p>N</text:p>
          </table:table-cell>
          <table:table-cell table:style-name="ce32" table:formula="of:=VLOOKUP([.$A24];T_TURNOS;MOD([.I$20]-FECHAINICIO;16)+2;0)" office:value-type="string" office:string-value="N" calcext:value-type="string">
            <text:p>N</text:p>
          </table:table-cell>
          <table:table-cell table:style-name="ce32" table:formula="of:=VLOOKUP([.$A24];T_TURNOS;MOD([.J$20]-FECHAINICIO;16)+2;0)" office:value-type="string" office:string-value="D" calcext:value-type="string">
            <text:p>D</text:p>
          </table:table-cell>
          <table:table-cell table:style-name="ce32" table:formula="of:=VLOOKUP([.$A24];T_TURNOS;MOD([.K$20]-FECHAINICIO;16)+2;0)" office:value-type="string" office:string-value="D" calcext:value-type="string">
            <text:p>D</text:p>
          </table:table-cell>
          <table:table-cell table:style-name="ce32" table:formula="of:=VLOOKUP([.$A24];T_TURNOS;MOD([.L$20]-FECHAINICIO;16)+2;0)" office:value-type="string" office:string-value="D" calcext:value-type="string">
            <text:p>D</text:p>
          </table:table-cell>
          <table:table-cell table:style-name="ce32" table:formula="of:=VLOOKUP([.$A24];T_TURNOS;MOD([.M$20]-FECHAINICIO;16)+2;0)" office:value-type="string" office:string-value="D" calcext:value-type="string">
            <text:p>D</text:p>
          </table:table-cell>
          <table:table-cell table:style-name="ce32" table:formula="of:=VLOOKUP([.$A24];T_TURNOS;MOD([.N$20]-FECHAINICIO;16)+2;0)" office:value-type="string" office:string-value="M" calcext:value-type="string">
            <text:p>M</text:p>
          </table:table-cell>
          <table:table-cell table:style-name="ce32" table:formula="of:=VLOOKUP([.$A24];T_TURNOS;MOD([.O$20]-FECHAINICIO;16)+2;0)" office:value-type="string" office:string-value="M" calcext:value-type="string">
            <text:p>M</text:p>
          </table:table-cell>
          <table:table-cell table:style-name="ce32" table:formula="of:=VLOOKUP([.$A24];T_TURNOS;MOD([.P$20]-FECHAINICIO;16)+2;0)" office:value-type="string" office:string-value="T" calcext:value-type="string">
            <text:p>T</text:p>
          </table:table-cell>
          <table:table-cell table:style-name="ce32" table:formula="of:=VLOOKUP([.$A24];T_TURNOS;MOD([.Q$20]-FECHAINICIO;16)+2;0)" office:value-type="string" office:string-value="T" calcext:value-type="string">
            <text:p>T</text:p>
          </table:table-cell>
          <table:table-cell table:style-name="ce32" table:formula="of:=VLOOKUP([.$A24];T_TURNOS;MOD([.R$20]-FECHAINICIO;16)+2;0)" office:value-type="string" office:string-value="D" calcext:value-type="string">
            <text:p>D</text:p>
          </table:table-cell>
          <table:table-cell table:style-name="ce32" table:formula="of:=VLOOKUP([.$A24];T_TURNOS;MOD([.S$20]-FECHAINICIO;16)+2;0)" office:value-type="string" office:string-value="D" calcext:value-type="string">
            <text:p>D</text:p>
          </table:table-cell>
          <table:table-cell table:style-name="ce32" table:formula="of:=VLOOKUP([.$A24];T_TURNOS;MOD([.T$20]-FECHAINICIO;16)+2;0)" office:value-type="string" office:string-value="M" calcext:value-type="string">
            <text:p>M</text:p>
          </table:table-cell>
          <table:table-cell table:style-name="ce32" table:formula="of:=VLOOKUP([.$A24];T_TURNOS;MOD([.U$20]-FECHAINICIO;16)+2;0)" office:value-type="string" office:string-value="M" calcext:value-type="string">
            <text:p>M</text:p>
          </table:table-cell>
          <table:table-cell table:style-name="ce32" table:formula="of:=VLOOKUP([.$A24];T_TURNOS;MOD([.V$20]-FECHAINICIO;16)+2;0)" office:value-type="string" office:string-value="T" calcext:value-type="string">
            <text:p>T</text:p>
          </table:table-cell>
          <table:table-cell table:style-name="ce32" table:formula="of:=VLOOKUP([.$A24];T_TURNOS;MOD([.W$20]-FECHAINICIO;16)+2;0)" office:value-type="string" office:string-value="T" calcext:value-type="string">
            <text:p>T</text:p>
          </table:table-cell>
          <table:table-cell table:style-name="ce32" table:formula="of:=VLOOKUP([.$A24];T_TURNOS;MOD([.X$20]-FECHAINICIO;16)+2;0)" office:value-type="string" office:string-value="N" calcext:value-type="string">
            <text:p>N</text:p>
          </table:table-cell>
          <table:table-cell table:style-name="ce32" table:formula="of:=VLOOKUP([.$A24];T_TURNOS;MOD([.Y$20]-FECHAINICIO;16)+2;0)" office:value-type="string" office:string-value="N" calcext:value-type="string">
            <text:p>N</text:p>
          </table:table-cell>
          <table:table-cell table:style-name="ce32" table:formula="of:=VLOOKUP([.$A24];T_TURNOS;MOD([.Z$20]-FECHAINICIO;16)+2;0)" office:value-type="string" office:string-value="D" calcext:value-type="string">
            <text:p>D</text:p>
          </table:table-cell>
          <table:table-cell table:style-name="ce32" table:formula="of:=VLOOKUP([.$A24];T_TURNOS;MOD([.AA$20]-FECHAINICIO;16)+2;0)" office:value-type="string" office:string-value="D" calcext:value-type="string">
            <text:p>D</text:p>
          </table:table-cell>
          <table:table-cell table:style-name="ce32" table:formula="of:=VLOOKUP([.$A24];T_TURNOS;MOD([.AB$20]-FECHAINICIO;16)+2;0)" office:value-type="string" office:string-value="D" calcext:value-type="string">
            <text:p>D</text:p>
          </table:table-cell>
          <table:table-cell table:style-name="ce32" table:formula="of:=VLOOKUP([.$A24];T_TURNOS;MOD([.AC$20]-FECHAINICIO;16)+2;0)" office:value-type="string" office:string-value="D" calcext:value-type="string">
            <text:p>D</text:p>
          </table:table-cell>
          <table:table-cell table:style-name="ce32" table:formula="of:=VLOOKUP([.$A24];T_TURNOS;MOD([.AD$20]-FECHAINICIO;16)+2;0)" office:value-type="string" office:string-value="M" calcext:value-type="string">
            <text:p>M</text:p>
          </table:table-cell>
          <table:table-cell table:formula="of:=VLOOKUP([.$A24];T_TURNOS;MOD([.AE$20]-FECHAINICIO;16)+2;0)" office:value-type="string" office:string-value="M" calcext:value-type="string">
            <text:p>M</text:p>
          </table:table-cell>
          <table:table-cell table:style-name="ce32" table:formula="of:=VLOOKUP([.$A24];T_TURNOS;MOD([.AF$20]-FECHAINICIO;16)+2;0)" office:value-type="string" office:string-value="T" calcext:value-type="string">
            <text:p>T</text:p>
          </table:table-cell>
          <table:table-cell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style-name="ce32" table:formula="of:=VLOOKUP([.$A25];T_TURNOS;MOD([.B$20]-FECHAINICIO;16)+2;0)" office:value-type="string" office:string-value="T" calcext:value-type="string">
            <text:p>T</text:p>
          </table:table-cell>
          <table:table-cell table:style-name="ce32" table:formula="of:=VLOOKUP([.$A25];T_TURNOS;MOD([.C$20]-FECHAINICIO;16)+2;0)" office:value-type="string" office:string-value="T" calcext:value-type="string">
            <text:p>T</text:p>
          </table:table-cell>
          <table:table-cell table:style-name="ce32" table:formula="of:=VLOOKUP([.$A25];T_TURNOS;MOD([.D$20]-FECHAINICIO;16)+2;0)" office:value-type="string" office:string-value="N" calcext:value-type="string">
            <text:p>N</text:p>
          </table:table-cell>
          <table:table-cell table:style-name="ce32" table:formula="of:=VLOOKUP([.$A25];T_TURNOS;MOD([.E$20]-FECHAINICIO;16)+2;0)" office:value-type="string" office:string-value="N" calcext:value-type="string">
            <text:p>N</text:p>
          </table:table-cell>
          <table:table-cell table:style-name="ce32" table:formula="of:=VLOOKUP([.$A25];T_TURNOS;MOD([.F$20]-FECHAINICIO;16)+2;0)" office:value-type="string" office:string-value="D" calcext:value-type="string">
            <text:p>D</text:p>
          </table:table-cell>
          <table:table-cell table:style-name="ce32" table:formula="of:=VLOOKUP([.$A25];T_TURNOS;MOD([.G$20]-FECHAINICIO;16)+2;0)" office:value-type="string" office:string-value="D" calcext:value-type="string">
            <text:p>D</text:p>
          </table:table-cell>
          <table:table-cell table:style-name="ce32" table:formula="of:=VLOOKUP([.$A25];T_TURNOS;MOD([.H$20]-FECHAINICIO;16)+2;0)" office:value-type="string" office:string-value="D" calcext:value-type="string">
            <text:p>D</text:p>
          </table:table-cell>
          <table:table-cell table:style-name="ce32" table:formula="of:=VLOOKUP([.$A25];T_TURNOS;MOD([.I$20]-FECHAINICIO;16)+2;0)" office:value-type="string" office:string-value="D" calcext:value-type="string">
            <text:p>D</text:p>
          </table:table-cell>
          <table:table-cell table:style-name="ce32" table:formula="of:=VLOOKUP([.$A25];T_TURNOS;MOD([.J$20]-FECHAINICIO;16)+2;0)" office:value-type="string" office:string-value="M" calcext:value-type="string">
            <text:p>M</text:p>
          </table:table-cell>
          <table:table-cell table:style-name="ce32" table:formula="of:=VLOOKUP([.$A25];T_TURNOS;MOD([.K$20]-FECHAINICIO;16)+2;0)" office:value-type="string" office:string-value="M" calcext:value-type="string">
            <text:p>M</text:p>
          </table:table-cell>
          <table:table-cell table:style-name="ce32" table:formula="of:=VLOOKUP([.$A25];T_TURNOS;MOD([.L$20]-FECHAINICIO;16)+2;0)" office:value-type="string" office:string-value="T" calcext:value-type="string">
            <text:p>T</text:p>
          </table:table-cell>
          <table:table-cell table:style-name="ce32" table:formula="of:=VLOOKUP([.$A25];T_TURNOS;MOD([.M$20]-FECHAINICIO;16)+2;0)" office:value-type="string" office:string-value="T" calcext:value-type="string">
            <text:p>T</text:p>
          </table:table-cell>
          <table:table-cell table:style-name="ce32" table:formula="of:=VLOOKUP([.$A25];T_TURNOS;MOD([.N$20]-FECHAINICIO;16)+2;0)" office:value-type="string" office:string-value="D" calcext:value-type="string">
            <text:p>D</text:p>
          </table:table-cell>
          <table:table-cell table:style-name="ce32" table:formula="of:=VLOOKUP([.$A25];T_TURNOS;MOD([.O$20]-FECHAINICIO;16)+2;0)" office:value-type="string" office:string-value="D" calcext:value-type="string">
            <text:p>D</text:p>
          </table:table-cell>
          <table:table-cell table:style-name="ce32" table:formula="of:=VLOOKUP([.$A25];T_TURNOS;MOD([.P$20]-FECHAINICIO;16)+2;0)" office:value-type="string" office:string-value="M" calcext:value-type="string">
            <text:p>M</text:p>
          </table:table-cell>
          <table:table-cell table:style-name="ce32" table:formula="of:=VLOOKUP([.$A25];T_TURNOS;MOD([.Q$20]-FECHAINICIO;16)+2;0)" office:value-type="string" office:string-value="M" calcext:value-type="string">
            <text:p>M</text:p>
          </table:table-cell>
          <table:table-cell table:style-name="ce32" table:formula="of:=VLOOKUP([.$A25];T_TURNOS;MOD([.R$20]-FECHAINICIO;16)+2;0)" office:value-type="string" office:string-value="T" calcext:value-type="string">
            <text:p>T</text:p>
          </table:table-cell>
          <table:table-cell table:style-name="ce32" table:formula="of:=VLOOKUP([.$A25];T_TURNOS;MOD([.S$20]-FECHAINICIO;16)+2;0)" office:value-type="string" office:string-value="T" calcext:value-type="string">
            <text:p>T</text:p>
          </table:table-cell>
          <table:table-cell table:style-name="ce32" table:formula="of:=VLOOKUP([.$A25];T_TURNOS;MOD([.T$20]-FECHAINICIO;16)+2;0)" office:value-type="string" office:string-value="N" calcext:value-type="string">
            <text:p>N</text:p>
          </table:table-cell>
          <table:table-cell table:style-name="ce32" table:formula="of:=VLOOKUP([.$A25];T_TURNOS;MOD([.U$20]-FECHAINICIO;16)+2;0)" office:value-type="string" office:string-value="N" calcext:value-type="string">
            <text:p>N</text:p>
          </table:table-cell>
          <table:table-cell table:style-name="ce32" table:formula="of:=VLOOKUP([.$A25];T_TURNOS;MOD([.V$20]-FECHAINICIO;16)+2;0)" office:value-type="string" office:string-value="D" calcext:value-type="string">
            <text:p>D</text:p>
          </table:table-cell>
          <table:table-cell table:style-name="ce32" table:formula="of:=VLOOKUP([.$A25];T_TURNOS;MOD([.W$20]-FECHAINICIO;16)+2;0)" office:value-type="string" office:string-value="D" calcext:value-type="string">
            <text:p>D</text:p>
          </table:table-cell>
          <table:table-cell table:style-name="ce32" table:formula="of:=VLOOKUP([.$A25];T_TURNOS;MOD([.X$20]-FECHAINICIO;16)+2;0)" office:value-type="string" office:string-value="D" calcext:value-type="string">
            <text:p>D</text:p>
          </table:table-cell>
          <table:table-cell table:style-name="ce32" table:formula="of:=VLOOKUP([.$A25];T_TURNOS;MOD([.Y$20]-FECHAINICIO;16)+2;0)" office:value-type="string" office:string-value="D" calcext:value-type="string">
            <text:p>D</text:p>
          </table:table-cell>
          <table:table-cell table:style-name="ce32" table:formula="of:=VLOOKUP([.$A25];T_TURNOS;MOD([.Z$20]-FECHAINICIO;16)+2;0)" office:value-type="string" office:string-value="M" calcext:value-type="string">
            <text:p>M</text:p>
          </table:table-cell>
          <table:table-cell table:style-name="ce32" table:formula="of:=VLOOKUP([.$A25];T_TURNOS;MOD([.AA$20]-FECHAINICIO;16)+2;0)" office:value-type="string" office:string-value="M" calcext:value-type="string">
            <text:p>M</text:p>
          </table:table-cell>
          <table:table-cell table:style-name="ce32" table:formula="of:=VLOOKUP([.$A25];T_TURNOS;MOD([.AB$20]-FECHAINICIO;16)+2;0)" office:value-type="string" office:string-value="T" calcext:value-type="string">
            <text:p>T</text:p>
          </table:table-cell>
          <table:table-cell table:style-name="ce32" table:formula="of:=VLOOKUP([.$A25];T_TURNOS;MOD([.AC$20]-FECHAINICIO;16)+2;0)" office:value-type="string" office:string-value="T" calcext:value-type="string">
            <text:p>T</text:p>
          </table:table-cell>
          <table:table-cell table:style-name="ce32" table:formula="of:=VLOOKUP([.$A25];T_TURNOS;MOD([.AD$20]-FECHAINICIO;16)+2;0)" office:value-type="string" office:string-value="D" calcext:value-type="string">
            <text:p>D</text:p>
          </table:table-cell>
          <table:table-cell table:formula="of:=VLOOKUP([.$A25];T_TURNOS;MOD([.AE$20]-FECHAINICIO;16)+2;0)" office:value-type="string" office:string-value="D" calcext:value-type="string">
            <text:p>D</text:p>
          </table:table-cell>
          <table:table-cell table:style-name="ce32" table:formula="of:=VLOOKUP([.$A25];T_TURNOS;MOD([.AF$20]-FECHAINICIO;16)+2;0)" office:value-type="string" office:string-value="M" calcext:value-type="string">
            <text:p>M</text:p>
          </table:table-cell>
          <table:table-cell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style-name="ce32" table:formula="of:=VLOOKUP([.$A26];T_TURNOS;MOD([.B$20]-FECHAINICIO;16)+2;0)" office:value-type="string" office:string-value="N" calcext:value-type="string">
            <text:p>N</text:p>
          </table:table-cell>
          <table:table-cell table:style-name="ce32" table:formula="of:=VLOOKUP([.$A26];T_TURNOS;MOD([.C$20]-FECHAINICIO;16)+2;0)" office:value-type="string" office:string-value="N" calcext:value-type="string">
            <text:p>N</text:p>
          </table:table-cell>
          <table:table-cell table:style-name="ce32" table:formula="of:=VLOOKUP([.$A26];T_TURNOS;MOD([.D$20]-FECHAINICIO;16)+2;0)" office:value-type="string" office:string-value="D" calcext:value-type="string">
            <text:p>D</text:p>
          </table:table-cell>
          <table:table-cell table:style-name="ce32" table:formula="of:=VLOOKUP([.$A26];T_TURNOS;MOD([.E$20]-FECHAINICIO;16)+2;0)" office:value-type="string" office:string-value="D" calcext:value-type="string">
            <text:p>D</text:p>
          </table:table-cell>
          <table:table-cell table:style-name="ce32" table:formula="of:=VLOOKUP([.$A26];T_TURNOS;MOD([.F$20]-FECHAINICIO;16)+2;0)" office:value-type="string" office:string-value="N" calcext:value-type="string">
            <text:p>N</text:p>
          </table:table-cell>
          <table:table-cell table:style-name="ce32" table:formula="of:=VLOOKUP([.$A26];T_TURNOS;MOD([.G$20]-FECHAINICIO;16)+2;0)" office:value-type="string" office:string-value="N" calcext:value-type="string">
            <text:p>N</text:p>
          </table:table-cell>
          <table:table-cell table:style-name="ce32" table:formula="of:=VLOOKUP([.$A26];T_TURNOS;MOD([.H$20]-FECHAINICIO;16)+2;0)" office:value-type="string" office:string-value="D" calcext:value-type="string">
            <text:p>D</text:p>
          </table:table-cell>
          <table:table-cell table:style-name="ce32" table:formula="of:=VLOOKUP([.$A26];T_TURNOS;MOD([.I$20]-FECHAINICIO;16)+2;0)" office:value-type="string" office:string-value="D" calcext:value-type="string">
            <text:p>D</text:p>
          </table:table-cell>
          <table:table-cell table:style-name="ce32" table:formula="of:=VLOOKUP([.$A26];T_TURNOS;MOD([.J$20]-FECHAINICIO;16)+2;0)" office:value-type="string" office:string-value="N" calcext:value-type="string">
            <text:p>N</text:p>
          </table:table-cell>
          <table:table-cell table:style-name="ce32" table:formula="of:=VLOOKUP([.$A26];T_TURNOS;MOD([.K$20]-FECHAINICIO;16)+2;0)" office:value-type="string" office:string-value="N" calcext:value-type="string">
            <text:p>N</text:p>
          </table:table-cell>
          <table:table-cell table:style-name="ce32" table:formula="of:=VLOOKUP([.$A26];T_TURNOS;MOD([.L$20]-FECHAINICIO;16)+2;0)" office:value-type="string" office:string-value="D" calcext:value-type="string">
            <text:p>D</text:p>
          </table:table-cell>
          <table:table-cell table:style-name="ce32" table:formula="of:=VLOOKUP([.$A26];T_TURNOS;MOD([.M$20]-FECHAINICIO;16)+2;0)" office:value-type="string" office:string-value="D" calcext:value-type="string">
            <text:p>D</text:p>
          </table:table-cell>
          <table:table-cell table:style-name="ce32" table:formula="of:=VLOOKUP([.$A26];T_TURNOS;MOD([.N$20]-FECHAINICIO;16)+2;0)" office:value-type="string" office:string-value="N" calcext:value-type="string">
            <text:p>N</text:p>
          </table:table-cell>
          <table:table-cell table:style-name="ce32" table:formula="of:=VLOOKUP([.$A26];T_TURNOS;MOD([.O$20]-FECHAINICIO;16)+2;0)" office:value-type="string" office:string-value="N" calcext:value-type="string">
            <text:p>N</text:p>
          </table:table-cell>
          <table:table-cell table:style-name="ce32" table:formula="of:=VLOOKUP([.$A26];T_TURNOS;MOD([.P$20]-FECHAINICIO;16)+2;0)" office:value-type="string" office:string-value="D" calcext:value-type="string">
            <text:p>D</text:p>
          </table:table-cell>
          <table:table-cell table:style-name="ce32" table:formula="of:=VLOOKUP([.$A26];T_TURNOS;MOD([.Q$20]-FECHAINICIO;16)+2;0)" office:value-type="string" office:string-value="D" calcext:value-type="string">
            <text:p>D</text:p>
          </table:table-cell>
          <table:table-cell table:style-name="ce32" table:formula="of:=VLOOKUP([.$A26];T_TURNOS;MOD([.R$20]-FECHAINICIO;16)+2;0)" office:value-type="string" office:string-value="N" calcext:value-type="string">
            <text:p>N</text:p>
          </table:table-cell>
          <table:table-cell table:style-name="ce32" table:formula="of:=VLOOKUP([.$A26];T_TURNOS;MOD([.S$20]-FECHAINICIO;16)+2;0)" office:value-type="string" office:string-value="N" calcext:value-type="string">
            <text:p>N</text:p>
          </table:table-cell>
          <table:table-cell table:style-name="ce32" table:formula="of:=VLOOKUP([.$A26];T_TURNOS;MOD([.T$20]-FECHAINICIO;16)+2;0)" office:value-type="string" office:string-value="D" calcext:value-type="string">
            <text:p>D</text:p>
          </table:table-cell>
          <table:table-cell table:style-name="ce32" table:formula="of:=VLOOKUP([.$A26];T_TURNOS;MOD([.U$20]-FECHAINICIO;16)+2;0)" office:value-type="string" office:string-value="D" calcext:value-type="string">
            <text:p>D</text:p>
          </table:table-cell>
          <table:table-cell table:style-name="ce32" table:formula="of:=VLOOKUP([.$A26];T_TURNOS;MOD([.V$20]-FECHAINICIO;16)+2;0)" office:value-type="string" office:string-value="N" calcext:value-type="string">
            <text:p>N</text:p>
          </table:table-cell>
          <table:table-cell table:style-name="ce32" table:formula="of:=VLOOKUP([.$A26];T_TURNOS;MOD([.W$20]-FECHAINICIO;16)+2;0)" office:value-type="string" office:string-value="N" calcext:value-type="string">
            <text:p>N</text:p>
          </table:table-cell>
          <table:table-cell table:style-name="ce32" table:formula="of:=VLOOKUP([.$A26];T_TURNOS;MOD([.X$20]-FECHAINICIO;16)+2;0)" office:value-type="string" office:string-value="D" calcext:value-type="string">
            <text:p>D</text:p>
          </table:table-cell>
          <table:table-cell table:style-name="ce32" table:formula="of:=VLOOKUP([.$A26];T_TURNOS;MOD([.Y$20]-FECHAINICIO;16)+2;0)" office:value-type="string" office:string-value="D" calcext:value-type="string">
            <text:p>D</text:p>
          </table:table-cell>
          <table:table-cell table:style-name="ce32" table:formula="of:=VLOOKUP([.$A26];T_TURNOS;MOD([.Z$20]-FECHAINICIO;16)+2;0)" office:value-type="string" office:string-value="N" calcext:value-type="string">
            <text:p>N</text:p>
          </table:table-cell>
          <table:table-cell table:style-name="ce32" table:formula="of:=VLOOKUP([.$A26];T_TURNOS;MOD([.AA$20]-FECHAINICIO;16)+2;0)" office:value-type="string" office:string-value="N" calcext:value-type="string">
            <text:p>N</text:p>
          </table:table-cell>
          <table:table-cell table:style-name="ce32" table:formula="of:=VLOOKUP([.$A26];T_TURNOS;MOD([.AB$20]-FECHAINICIO;16)+2;0)" office:value-type="string" office:string-value="D" calcext:value-type="string">
            <text:p>D</text:p>
          </table:table-cell>
          <table:table-cell table:style-name="ce32" table:formula="of:=VLOOKUP([.$A26];T_TURNOS;MOD([.AC$20]-FECHAINICIO;16)+2;0)" office:value-type="string" office:string-value="D" calcext:value-type="string">
            <text:p>D</text:p>
          </table:table-cell>
          <table:table-cell table:style-name="ce32" table:formula="of:=VLOOKUP([.$A26];T_TURNOS;MOD([.AD$20]-FECHAINICIO;16)+2;0)" office:value-type="string" office:string-value="N" calcext:value-type="string">
            <text:p>N</text:p>
          </table:table-cell>
          <table:table-cell table:formula="of:=VLOOKUP([.$A26];T_TURNOS;MOD([.AE$20]-FECHAINICIO;16)+2;0)" office:value-type="string" office:string-value="N" calcext:value-type="string">
            <text:p>N</text:p>
          </table:table-cell>
          <table:table-cell table:style-name="ce32" table:formula="of:=VLOOKUP([.$A26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1" table:number-rows-spanned="2">
            <text:p>ABRIL</text:p>
          </table:table-cell>
          <table:table-cell table:style-name="ce16" table:formula="of:=DATE([.$A$2];4;1)" office:value-type="date" office:date-value="2023-04-01" calcext:value-type="date">
            <text:p>01</text:p>
          </table:table-cell>
          <table:table-cell table:style-name="ce16" table:formula="of:=[.B28]+1" office:value-type="date" office:date-value="2023-04-02" calcext:value-type="date">
            <text:p>02</text:p>
          </table:table-cell>
          <table:table-cell table:style-name="ce16" table:formula="of:=[.C28]+1" office:value-type="date" office:date-value="2023-04-03" calcext:value-type="date">
            <text:p>03</text:p>
          </table:table-cell>
          <table:table-cell table:style-name="ce16" table:formula="of:=[.D28]+1" office:value-type="date" office:date-value="2023-04-04" calcext:value-type="date">
            <text:p>04</text:p>
          </table:table-cell>
          <table:table-cell table:style-name="ce16" table:formula="of:=[.E28]+1" office:value-type="date" office:date-value="2023-04-05" calcext:value-type="date">
            <text:p>05</text:p>
          </table:table-cell>
          <table:table-cell table:style-name="ce16" table:formula="of:=[.F28]+1" office:value-type="date" office:date-value="2023-04-06" calcext:value-type="date">
            <text:p>06</text:p>
          </table:table-cell>
          <table:table-cell table:style-name="ce16" table:formula="of:=[.G28]+1" office:value-type="date" office:date-value="2023-04-07" calcext:value-type="date">
            <text:p>07</text:p>
          </table:table-cell>
          <table:table-cell table:style-name="ce16" table:formula="of:=[.H28]+1" office:value-type="date" office:date-value="2023-04-08" calcext:value-type="date">
            <text:p>08</text:p>
          </table:table-cell>
          <table:table-cell table:style-name="ce16" table:formula="of:=[.I28]+1" office:value-type="date" office:date-value="2023-04-09" calcext:value-type="date">
            <text:p>09</text:p>
          </table:table-cell>
          <table:table-cell table:style-name="ce16" table:formula="of:=[.J28]+1" office:value-type="date" office:date-value="2023-04-10" calcext:value-type="date">
            <text:p>10</text:p>
          </table:table-cell>
          <table:table-cell table:style-name="ce16" table:formula="of:=[.K28]+1" office:value-type="date" office:date-value="2023-04-11" calcext:value-type="date">
            <text:p>11</text:p>
          </table:table-cell>
          <table:table-cell table:style-name="ce16" table:formula="of:=[.L28]+1" office:value-type="date" office:date-value="2023-04-12" calcext:value-type="date">
            <text:p>12</text:p>
          </table:table-cell>
          <table:table-cell table:style-name="ce16" table:formula="of:=[.M28]+1" office:value-type="date" office:date-value="2023-04-13" calcext:value-type="date">
            <text:p>13</text:p>
          </table:table-cell>
          <table:table-cell table:style-name="ce16" table:formula="of:=[.N28]+1" office:value-type="date" office:date-value="2023-04-14" calcext:value-type="date">
            <text:p>14</text:p>
          </table:table-cell>
          <table:table-cell table:style-name="ce16" table:formula="of:=[.O28]+1" office:value-type="date" office:date-value="2023-04-15" calcext:value-type="date">
            <text:p>15</text:p>
          </table:table-cell>
          <table:table-cell table:style-name="ce16" table:formula="of:=[.P28]+1" office:value-type="date" office:date-value="2023-04-16" calcext:value-type="date">
            <text:p>16</text:p>
          </table:table-cell>
          <table:table-cell table:style-name="ce16" table:formula="of:=[.Q28]+1" office:value-type="date" office:date-value="2023-04-17" calcext:value-type="date">
            <text:p>17</text:p>
          </table:table-cell>
          <table:table-cell table:style-name="ce16" table:formula="of:=[.R28]+1" office:value-type="date" office:date-value="2023-04-18" calcext:value-type="date">
            <text:p>18</text:p>
          </table:table-cell>
          <table:table-cell table:style-name="ce16" table:formula="of:=[.S28]+1" office:value-type="date" office:date-value="2023-04-19" calcext:value-type="date">
            <text:p>19</text:p>
          </table:table-cell>
          <table:table-cell table:style-name="ce16" table:formula="of:=[.T28]+1" office:value-type="date" office:date-value="2023-04-20" calcext:value-type="date">
            <text:p>20</text:p>
          </table:table-cell>
          <table:table-cell table:style-name="ce16" table:formula="of:=[.U28]+1" office:value-type="date" office:date-value="2023-04-21" calcext:value-type="date">
            <text:p>21</text:p>
          </table:table-cell>
          <table:table-cell table:style-name="ce16" table:formula="of:=[.V28]+1" office:value-type="date" office:date-value="2023-04-22" calcext:value-type="date">
            <text:p>22</text:p>
          </table:table-cell>
          <table:table-cell table:style-name="ce16" table:formula="of:=[.W28]+1" office:value-type="date" office:date-value="2023-04-23" calcext:value-type="date">
            <text:p>23</text:p>
          </table:table-cell>
          <table:table-cell table:style-name="ce16" table:formula="of:=[.X28]+1" office:value-type="date" office:date-value="2023-04-24" calcext:value-type="date">
            <text:p>24</text:p>
          </table:table-cell>
          <table:table-cell table:style-name="ce16" table:formula="of:=[.Y28]+1" office:value-type="date" office:date-value="2023-04-25" calcext:value-type="date">
            <text:p>25</text:p>
          </table:table-cell>
          <table:table-cell table:style-name="ce16" table:formula="of:=[.Z28]+1" office:value-type="date" office:date-value="2023-04-26" calcext:value-type="date">
            <text:p>26</text:p>
          </table:table-cell>
          <table:table-cell table:style-name="ce16" table:formula="of:=[.AA28]+1" office:value-type="date" office:date-value="2023-04-27" calcext:value-type="date">
            <text:p>27</text:p>
          </table:table-cell>
          <table:table-cell table:style-name="ce16" table:formula="of:=[.AB28]+1" office:value-type="date" office:date-value="2023-04-28" calcext:value-type="date">
            <text:p>28</text:p>
          </table:table-cell>
          <table:table-cell table:style-name="ce16" table:formula="of:=[.AC28]+1" office:value-type="date" office:date-value="2023-04-29" calcext:value-type="date">
            <text:p>29</text:p>
          </table:table-cell>
          <table:table-cell table:style-name="ce16" table:formula="of:=[.AD28]+1" office:value-type="date" office:date-value="2023-04-30" calcext:value-type="date">
            <text:p>30</text:p>
          </table:table-cell>
          <table:table-cell table:number-columns-repeated="2"/>
        </table:table-row>
        <table:table-row table:style-name="ro2">
          <table:covered-table-cell table:style-name="ce11"/>
          <table:table-cell table:style-name="ce17" table:formula="of:=[.B28]" office:value-type="date" office:date-value="2023-04-01" calcext:value-type="date">
            <text:p>sáb</text:p>
          </table:table-cell>
          <table:table-cell table:style-name="ce17" table:formula="of:=[.C28]" office:value-type="date" office:date-value="2023-04-02" calcext:value-type="date">
            <text:p>dom</text:p>
          </table:table-cell>
          <table:table-cell table:style-name="ce17" table:formula="of:=[.D28]" office:value-type="date" office:date-value="2023-04-03" calcext:value-type="date">
            <text:p>lun</text:p>
          </table:table-cell>
          <table:table-cell table:style-name="ce17" table:formula="of:=[.E28]" office:value-type="date" office:date-value="2023-04-04" calcext:value-type="date">
            <text:p>mar</text:p>
          </table:table-cell>
          <table:table-cell table:style-name="ce17" table:formula="of:=[.F28]" office:value-type="date" office:date-value="2023-04-05" calcext:value-type="date">
            <text:p>mié</text:p>
          </table:table-cell>
          <table:table-cell table:style-name="ce17" table:formula="of:=[.G28]" office:value-type="date" office:date-value="2023-04-06" calcext:value-type="date">
            <text:p>jue</text:p>
          </table:table-cell>
          <table:table-cell table:style-name="ce17" table:formula="of:=[.H28]" office:value-type="date" office:date-value="2023-04-07" calcext:value-type="date">
            <text:p>vie</text:p>
          </table:table-cell>
          <table:table-cell table:style-name="ce17" table:formula="of:=[.I28]" office:value-type="date" office:date-value="2023-04-08" calcext:value-type="date">
            <text:p>sáb</text:p>
          </table:table-cell>
          <table:table-cell table:style-name="ce17" table:formula="of:=[.J28]" office:value-type="date" office:date-value="2023-04-09" calcext:value-type="date">
            <text:p>dom</text:p>
          </table:table-cell>
          <table:table-cell table:style-name="ce17" table:formula="of:=[.K28]" office:value-type="date" office:date-value="2023-04-10" calcext:value-type="date">
            <text:p>lun</text:p>
          </table:table-cell>
          <table:table-cell table:style-name="ce17" table:formula="of:=[.L28]" office:value-type="date" office:date-value="2023-04-11" calcext:value-type="date">
            <text:p>mar</text:p>
          </table:table-cell>
          <table:table-cell table:style-name="ce17" table:formula="of:=[.M28]" office:value-type="date" office:date-value="2023-04-12" calcext:value-type="date">
            <text:p>mié</text:p>
          </table:table-cell>
          <table:table-cell table:style-name="ce17" table:formula="of:=[.N28]" office:value-type="date" office:date-value="2023-04-13" calcext:value-type="date">
            <text:p>jue</text:p>
          </table:table-cell>
          <table:table-cell table:style-name="ce17" table:formula="of:=[.O28]" office:value-type="date" office:date-value="2023-04-14" calcext:value-type="date">
            <text:p>vie</text:p>
          </table:table-cell>
          <table:table-cell table:style-name="ce17" table:formula="of:=[.P28]" office:value-type="date" office:date-value="2023-04-15" calcext:value-type="date">
            <text:p>sáb</text:p>
          </table:table-cell>
          <table:table-cell table:style-name="ce17" table:formula="of:=[.Q28]" office:value-type="date" office:date-value="2023-04-16" calcext:value-type="date">
            <text:p>dom</text:p>
          </table:table-cell>
          <table:table-cell table:style-name="ce17" table:formula="of:=[.R28]" office:value-type="date" office:date-value="2023-04-17" calcext:value-type="date">
            <text:p>lun</text:p>
          </table:table-cell>
          <table:table-cell table:style-name="ce17" table:formula="of:=[.S28]" office:value-type="date" office:date-value="2023-04-18" calcext:value-type="date">
            <text:p>mar</text:p>
          </table:table-cell>
          <table:table-cell table:style-name="ce17" table:formula="of:=[.T28]" office:value-type="date" office:date-value="2023-04-19" calcext:value-type="date">
            <text:p>mié</text:p>
          </table:table-cell>
          <table:table-cell table:style-name="ce17" table:formula="of:=[.U28]" office:value-type="date" office:date-value="2023-04-20" calcext:value-type="date">
            <text:p>jue</text:p>
          </table:table-cell>
          <table:table-cell table:style-name="ce17" table:formula="of:=[.V28]" office:value-type="date" office:date-value="2023-04-21" calcext:value-type="date">
            <text:p>vie</text:p>
          </table:table-cell>
          <table:table-cell table:style-name="ce17" table:formula="of:=[.W28]" office:value-type="date" office:date-value="2023-04-22" calcext:value-type="date">
            <text:p>sáb</text:p>
          </table:table-cell>
          <table:table-cell table:style-name="ce17" table:formula="of:=[.X28]" office:value-type="date" office:date-value="2023-04-23" calcext:value-type="date">
            <text:p>dom</text:p>
          </table:table-cell>
          <table:table-cell table:style-name="ce17" table:formula="of:=[.Y28]" office:value-type="date" office:date-value="2023-04-24" calcext:value-type="date">
            <text:p>lun</text:p>
          </table:table-cell>
          <table:table-cell table:style-name="ce17" table:formula="of:=[.Z28]" office:value-type="date" office:date-value="2023-04-25" calcext:value-type="date">
            <text:p>mar</text:p>
          </table:table-cell>
          <table:table-cell table:style-name="ce17" table:formula="of:=[.AA28]" office:value-type="date" office:date-value="2023-04-26" calcext:value-type="date">
            <text:p>mié</text:p>
          </table:table-cell>
          <table:table-cell table:style-name="ce17" table:formula="of:=[.AB28]" office:value-type="date" office:date-value="2023-04-27" calcext:value-type="date">
            <text:p>jue</text:p>
          </table:table-cell>
          <table:table-cell table:style-name="ce17" table:formula="of:=[.AC28]" office:value-type="date" office:date-value="2023-04-28" calcext:value-type="date">
            <text:p>vie</text:p>
          </table:table-cell>
          <table:table-cell table:style-name="ce17" table:formula="of:=[.AD28]" office:value-type="date" office:date-value="2023-04-29" calcext:value-type="date">
            <text:p>sáb</text:p>
          </table:table-cell>
          <table:table-cell table:style-name="ce17" table:formula="of:=[.AE28]" office:value-type="date" office:date-value="2023-04-30" calcext:value-type="date">
            <text:p>dom</text:p>
          </table:table-cell>
          <table:table-cell table:number-columns-repeated="2"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formula="of:=VLOOKUP([.$A30];T_TURNOS;MOD([.B$28]-FECHAINICIO;16)+2;0)" office:value-type="string" office:string-value="D" calcext:value-type="string">
            <text:p>D</text:p>
          </table:table-cell>
          <table:table-cell table:formula="of:=VLOOKUP([.$A30];T_TURNOS;MOD([.C$28]-FECHAINICIO;16)+2;0)" office:value-type="string" office:string-value="M" calcext:value-type="string">
            <text:p>M</text:p>
          </table:table-cell>
          <table:table-cell table:formula="of:=VLOOKUP([.$A30];T_TURNOS;MOD([.D$28]-FECHAINICIO;16)+2;0)" office:value-type="string" office:string-value="M" calcext:value-type="string">
            <text:p>M</text:p>
          </table:table-cell>
          <table:table-cell table:formula="of:=VLOOKUP([.$A30];T_TURNOS;MOD([.E$28]-FECHAINICIO;16)+2;0)" office:value-type="string" office:string-value="T" calcext:value-type="string">
            <text:p>T</text:p>
          </table:table-cell>
          <table:table-cell table:formula="of:=VLOOKUP([.$A30];T_TURNOS;MOD([.F$28]-FECHAINICIO;16)+2;0)" office:value-type="string" office:string-value="T" calcext:value-type="string">
            <text:p>T</text:p>
          </table:table-cell>
          <table:table-cell table:formula="of:=VLOOKUP([.$A30];T_TURNOS;MOD([.G$28]-FECHAINICIO;16)+2;0)" office:value-type="string" office:string-value="D" calcext:value-type="string">
            <text:p>D</text:p>
          </table:table-cell>
          <table:table-cell table:formula="of:=VLOOKUP([.$A30];T_TURNOS;MOD([.H$28]-FECHAINICIO;16)+2;0)" office:value-type="string" office:string-value="D" calcext:value-type="string">
            <text:p>D</text:p>
          </table:table-cell>
          <table:table-cell table:formula="of:=VLOOKUP([.$A30];T_TURNOS;MOD([.I$28]-FECHAINICIO;16)+2;0)" office:value-type="string" office:string-value="M" calcext:value-type="string">
            <text:p>M</text:p>
          </table:table-cell>
          <table:table-cell table:formula="of:=VLOOKUP([.$A30];T_TURNOS;MOD([.J$28]-FECHAINICIO;16)+2;0)" office:value-type="string" office:string-value="M" calcext:value-type="string">
            <text:p>M</text:p>
          </table:table-cell>
          <table:table-cell table:formula="of:=VLOOKUP([.$A30];T_TURNOS;MOD([.K$28]-FECHAINICIO;16)+2;0)" office:value-type="string" office:string-value="T" calcext:value-type="string">
            <text:p>T</text:p>
          </table:table-cell>
          <table:table-cell table:formula="of:=VLOOKUP([.$A30];T_TURNOS;MOD([.L$28]-FECHAINICIO;16)+2;0)" office:value-type="string" office:string-value="T" calcext:value-type="string">
            <text:p>T</text:p>
          </table:table-cell>
          <table:table-cell table:formula="of:=VLOOKUP([.$A30];T_TURNOS;MOD([.M$28]-FECHAINICIO;16)+2;0)" office:value-type="string" office:string-value="N" calcext:value-type="string">
            <text:p>N</text:p>
          </table:table-cell>
          <table:table-cell table:formula="of:=VLOOKUP([.$A30];T_TURNOS;MOD([.N$28]-FECHAINICIO;16)+2;0)" office:value-type="string" office:string-value="N" calcext:value-type="string">
            <text:p>N</text:p>
          </table:table-cell>
          <table:table-cell table:formula="of:=VLOOKUP([.$A30];T_TURNOS;MOD([.O$28]-FECHAINICIO;16)+2;0)" office:value-type="string" office:string-value="D" calcext:value-type="string">
            <text:p>D</text:p>
          </table:table-cell>
          <table:table-cell table:formula="of:=VLOOKUP([.$A30];T_TURNOS;MOD([.P$28]-FECHAINICIO;16)+2;0)" office:value-type="string" office:string-value="D" calcext:value-type="string">
            <text:p>D</text:p>
          </table:table-cell>
          <table:table-cell table:formula="of:=VLOOKUP([.$A30];T_TURNOS;MOD([.Q$28]-FECHAINICIO;16)+2;0)" office:value-type="string" office:string-value="D" calcext:value-type="string">
            <text:p>D</text:p>
          </table:table-cell>
          <table:table-cell table:formula="of:=VLOOKUP([.$A30];T_TURNOS;MOD([.R$28]-FECHAINICIO;16)+2;0)" office:value-type="string" office:string-value="D" calcext:value-type="string">
            <text:p>D</text:p>
          </table:table-cell>
          <table:table-cell table:formula="of:=VLOOKUP([.$A30];T_TURNOS;MOD([.S$28]-FECHAINICIO;16)+2;0)" office:value-type="string" office:string-value="M" calcext:value-type="string">
            <text:p>M</text:p>
          </table:table-cell>
          <table:table-cell table:formula="of:=VLOOKUP([.$A30];T_TURNOS;MOD([.T$28]-FECHAINICIO;16)+2;0)" office:value-type="string" office:string-value="M" calcext:value-type="string">
            <text:p>M</text:p>
          </table:table-cell>
          <table:table-cell table:formula="of:=VLOOKUP([.$A30];T_TURNOS;MOD([.U$28]-FECHAINICIO;16)+2;0)" office:value-type="string" office:string-value="T" calcext:value-type="string">
            <text:p>T</text:p>
          </table:table-cell>
          <table:table-cell table:formula="of:=VLOOKUP([.$A30];T_TURNOS;MOD([.V$28]-FECHAINICIO;16)+2;0)" office:value-type="string" office:string-value="T" calcext:value-type="string">
            <text:p>T</text:p>
          </table:table-cell>
          <table:table-cell table:formula="of:=VLOOKUP([.$A30];T_TURNOS;MOD([.W$28]-FECHAINICIO;16)+2;0)" office:value-type="string" office:string-value="D" calcext:value-type="string">
            <text:p>D</text:p>
          </table:table-cell>
          <table:table-cell table:formula="of:=VLOOKUP([.$A30];T_TURNOS;MOD([.X$28]-FECHAINICIO;16)+2;0)" office:value-type="string" office:string-value="D" calcext:value-type="string">
            <text:p>D</text:p>
          </table:table-cell>
          <table:table-cell table:formula="of:=VLOOKUP([.$A30];T_TURNOS;MOD([.Y$28]-FECHAINICIO;16)+2;0)" office:value-type="string" office:string-value="M" calcext:value-type="string">
            <text:p>M</text:p>
          </table:table-cell>
          <table:table-cell table:formula="of:=VLOOKUP([.$A30];T_TURNOS;MOD([.Z$28]-FECHAINICIO;16)+2;0)" office:value-type="string" office:string-value="M" calcext:value-type="string">
            <text:p>M</text:p>
          </table:table-cell>
          <table:table-cell table:formula="of:=VLOOKUP([.$A30];T_TURNOS;MOD([.AA$28]-FECHAINICIO;16)+2;0)" office:value-type="string" office:string-value="T" calcext:value-type="string">
            <text:p>T</text:p>
          </table:table-cell>
          <table:table-cell table:formula="of:=VLOOKUP([.$A30];T_TURNOS;MOD([.AB$28]-FECHAINICIO;16)+2;0)" office:value-type="string" office:string-value="T" calcext:value-type="string">
            <text:p>T</text:p>
          </table:table-cell>
          <table:table-cell table:formula="of:=VLOOKUP([.$A30];T_TURNOS;MOD([.AC$28]-FECHAINICIO;16)+2;0)" office:value-type="string" office:string-value="N" calcext:value-type="string">
            <text:p>N</text:p>
          </table:table-cell>
          <table:table-cell table:formula="of:=VLOOKUP([.$A30];T_TURNOS;MOD([.AD$28]-FECHAINICIO;16)+2;0)" office:value-type="string" office:string-value="N" calcext:value-type="string">
            <text:p>N</text:p>
          </table:table-cell>
          <table:table-cell table:style-name="ce31" table:formula="of:=VLOOKUP([.$A30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formula="of:=VLOOKUP([.$A31];T_TURNOS;MOD([.B$28]-FECHAINICIO;16)+2;0)" office:value-type="string" office:string-value="N" calcext:value-type="string">
            <text:p>N</text:p>
          </table:table-cell>
          <table:table-cell table:formula="of:=VLOOKUP([.$A31];T_TURNOS;MOD([.C$28]-FECHAINICIO;16)+2;0)" office:value-type="string" office:string-value="D" calcext:value-type="string">
            <text:p>D</text:p>
          </table:table-cell>
          <table:table-cell table:formula="of:=VLOOKUP([.$A31];T_TURNOS;MOD([.D$28]-FECHAINICIO;16)+2;0)" office:value-type="string" office:string-value="D" calcext:value-type="string">
            <text:p>D</text:p>
          </table:table-cell>
          <table:table-cell table:formula="of:=VLOOKUP([.$A31];T_TURNOS;MOD([.E$28]-FECHAINICIO;16)+2;0)" office:value-type="string" office:string-value="D" calcext:value-type="string">
            <text:p>D</text:p>
          </table:table-cell>
          <table:table-cell table:formula="of:=VLOOKUP([.$A31];T_TURNOS;MOD([.F$28]-FECHAINICIO;16)+2;0)" office:value-type="string" office:string-value="D" calcext:value-type="string">
            <text:p>D</text:p>
          </table:table-cell>
          <table:table-cell table:formula="of:=VLOOKUP([.$A31];T_TURNOS;MOD([.G$28]-FECHAINICIO;16)+2;0)" office:value-type="string" office:string-value="M" calcext:value-type="string">
            <text:p>M</text:p>
          </table:table-cell>
          <table:table-cell table:formula="of:=VLOOKUP([.$A31];T_TURNOS;MOD([.H$28]-FECHAINICIO;16)+2;0)" office:value-type="string" office:string-value="M" calcext:value-type="string">
            <text:p>M</text:p>
          </table:table-cell>
          <table:table-cell table:formula="of:=VLOOKUP([.$A31];T_TURNOS;MOD([.I$28]-FECHAINICIO;16)+2;0)" office:value-type="string" office:string-value="T" calcext:value-type="string">
            <text:p>T</text:p>
          </table:table-cell>
          <table:table-cell table:formula="of:=VLOOKUP([.$A31];T_TURNOS;MOD([.J$28]-FECHAINICIO;16)+2;0)" office:value-type="string" office:string-value="T" calcext:value-type="string">
            <text:p>T</text:p>
          </table:table-cell>
          <table:table-cell table:formula="of:=VLOOKUP([.$A31];T_TURNOS;MOD([.K$28]-FECHAINICIO;16)+2;0)" office:value-type="string" office:string-value="D" calcext:value-type="string">
            <text:p>D</text:p>
          </table:table-cell>
          <table:table-cell table:formula="of:=VLOOKUP([.$A31];T_TURNOS;MOD([.L$28]-FECHAINICIO;16)+2;0)" office:value-type="string" office:string-value="D" calcext:value-type="string">
            <text:p>D</text:p>
          </table:table-cell>
          <table:table-cell table:formula="of:=VLOOKUP([.$A31];T_TURNOS;MOD([.M$28]-FECHAINICIO;16)+2;0)" office:value-type="string" office:string-value="M" calcext:value-type="string">
            <text:p>M</text:p>
          </table:table-cell>
          <table:table-cell table:formula="of:=VLOOKUP([.$A31];T_TURNOS;MOD([.N$28]-FECHAINICIO;16)+2;0)" office:value-type="string" office:string-value="M" calcext:value-type="string">
            <text:p>M</text:p>
          </table:table-cell>
          <table:table-cell table:formula="of:=VLOOKUP([.$A31];T_TURNOS;MOD([.O$28]-FECHAINICIO;16)+2;0)" office:value-type="string" office:string-value="T" calcext:value-type="string">
            <text:p>T</text:p>
          </table:table-cell>
          <table:table-cell table:formula="of:=VLOOKUP([.$A31];T_TURNOS;MOD([.P$28]-FECHAINICIO;16)+2;0)" office:value-type="string" office:string-value="T" calcext:value-type="string">
            <text:p>T</text:p>
          </table:table-cell>
          <table:table-cell table:formula="of:=VLOOKUP([.$A31];T_TURNOS;MOD([.Q$28]-FECHAINICIO;16)+2;0)" office:value-type="string" office:string-value="N" calcext:value-type="string">
            <text:p>N</text:p>
          </table:table-cell>
          <table:table-cell table:formula="of:=VLOOKUP([.$A31];T_TURNOS;MOD([.R$28]-FECHAINICIO;16)+2;0)" office:value-type="string" office:string-value="N" calcext:value-type="string">
            <text:p>N</text:p>
          </table:table-cell>
          <table:table-cell table:formula="of:=VLOOKUP([.$A31];T_TURNOS;MOD([.S$28]-FECHAINICIO;16)+2;0)" office:value-type="string" office:string-value="D" calcext:value-type="string">
            <text:p>D</text:p>
          </table:table-cell>
          <table:table-cell table:formula="of:=VLOOKUP([.$A31];T_TURNOS;MOD([.T$28]-FECHAINICIO;16)+2;0)" office:value-type="string" office:string-value="D" calcext:value-type="string">
            <text:p>D</text:p>
          </table:table-cell>
          <table:table-cell table:formula="of:=VLOOKUP([.$A31];T_TURNOS;MOD([.U$28]-FECHAINICIO;16)+2;0)" office:value-type="string" office:string-value="D" calcext:value-type="string">
            <text:p>D</text:p>
          </table:table-cell>
          <table:table-cell table:formula="of:=VLOOKUP([.$A31];T_TURNOS;MOD([.V$28]-FECHAINICIO;16)+2;0)" office:value-type="string" office:string-value="D" calcext:value-type="string">
            <text:p>D</text:p>
          </table:table-cell>
          <table:table-cell table:formula="of:=VLOOKUP([.$A31];T_TURNOS;MOD([.W$28]-FECHAINICIO;16)+2;0)" office:value-type="string" office:string-value="M" calcext:value-type="string">
            <text:p>M</text:p>
          </table:table-cell>
          <table:table-cell table:formula="of:=VLOOKUP([.$A31];T_TURNOS;MOD([.X$28]-FECHAINICIO;16)+2;0)" office:value-type="string" office:string-value="M" calcext:value-type="string">
            <text:p>M</text:p>
          </table:table-cell>
          <table:table-cell table:formula="of:=VLOOKUP([.$A31];T_TURNOS;MOD([.Y$28]-FECHAINICIO;16)+2;0)" office:value-type="string" office:string-value="T" calcext:value-type="string">
            <text:p>T</text:p>
          </table:table-cell>
          <table:table-cell table:formula="of:=VLOOKUP([.$A31];T_TURNOS;MOD([.Z$28]-FECHAINICIO;16)+2;0)" office:value-type="string" office:string-value="T" calcext:value-type="string">
            <text:p>T</text:p>
          </table:table-cell>
          <table:table-cell table:formula="of:=VLOOKUP([.$A31];T_TURNOS;MOD([.AA$28]-FECHAINICIO;16)+2;0)" office:value-type="string" office:string-value="D" calcext:value-type="string">
            <text:p>D</text:p>
          </table:table-cell>
          <table:table-cell table:formula="of:=VLOOKUP([.$A31];T_TURNOS;MOD([.AB$28]-FECHAINICIO;16)+2;0)" office:value-type="string" office:string-value="D" calcext:value-type="string">
            <text:p>D</text:p>
          </table:table-cell>
          <table:table-cell table:formula="of:=VLOOKUP([.$A31];T_TURNOS;MOD([.AC$28]-FECHAINICIO;16)+2;0)" office:value-type="string" office:string-value="M" calcext:value-type="string">
            <text:p>M</text:p>
          </table:table-cell>
          <table:table-cell table:formula="of:=VLOOKUP([.$A31];T_TURNOS;MOD([.AD$28]-FECHAINICIO;16)+2;0)" office:value-type="string" office:string-value="M" calcext:value-type="string">
            <text:p>M</text:p>
          </table:table-cell>
          <table:table-cell table:style-name="ce31" table:formula="of:=VLOOKUP([.$A31];T_TURNOS;MOD([.AE$28]-FECHAINICIO;16)+2;0)" office:value-type="string" office:string-value="T" calcext:value-type="string">
            <text:p>T</text:p>
          </table:table-cell>
          <table:table-cell table:number-columns-repeated="2"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formula="of:=VLOOKUP([.$A32];T_TURNOS;MOD([.B$28]-FECHAINICIO;16)+2;0)" office:value-type="string" office:string-value="T" calcext:value-type="string">
            <text:p>T</text:p>
          </table:table-cell>
          <table:table-cell table:formula="of:=VLOOKUP([.$A32];T_TURNOS;MOD([.C$28]-FECHAINICIO;16)+2;0)" office:value-type="string" office:string-value="D" calcext:value-type="string">
            <text:p>D</text:p>
          </table:table-cell>
          <table:table-cell table:formula="of:=VLOOKUP([.$A32];T_TURNOS;MOD([.D$28]-FECHAINICIO;16)+2;0)" office:value-type="string" office:string-value="D" calcext:value-type="string">
            <text:p>D</text:p>
          </table:table-cell>
          <table:table-cell table:formula="of:=VLOOKUP([.$A32];T_TURNOS;MOD([.E$28]-FECHAINICIO;16)+2;0)" office:value-type="string" office:string-value="M" calcext:value-type="string">
            <text:p>M</text:p>
          </table:table-cell>
          <table:table-cell table:formula="of:=VLOOKUP([.$A32];T_TURNOS;MOD([.F$28]-FECHAINICIO;16)+2;0)" office:value-type="string" office:string-value="M" calcext:value-type="string">
            <text:p>M</text:p>
          </table:table-cell>
          <table:table-cell table:formula="of:=VLOOKUP([.$A32];T_TURNOS;MOD([.G$28]-FECHAINICIO;16)+2;0)" office:value-type="string" office:string-value="T" calcext:value-type="string">
            <text:p>T</text:p>
          </table:table-cell>
          <table:table-cell table:formula="of:=VLOOKUP([.$A32];T_TURNOS;MOD([.H$28]-FECHAINICIO;16)+2;0)" office:value-type="string" office:string-value="T" calcext:value-type="string">
            <text:p>T</text:p>
          </table:table-cell>
          <table:table-cell table:formula="of:=VLOOKUP([.$A32];T_TURNOS;MOD([.I$28]-FECHAINICIO;16)+2;0)" office:value-type="string" office:string-value="N" calcext:value-type="string">
            <text:p>N</text:p>
          </table:table-cell>
          <table:table-cell table:formula="of:=VLOOKUP([.$A32];T_TURNOS;MOD([.J$28]-FECHAINICIO;16)+2;0)" office:value-type="string" office:string-value="N" calcext:value-type="string">
            <text:p>N</text:p>
          </table:table-cell>
          <table:table-cell table:formula="of:=VLOOKUP([.$A32];T_TURNOS;MOD([.K$28]-FECHAINICIO;16)+2;0)" office:value-type="string" office:string-value="D" calcext:value-type="string">
            <text:p>D</text:p>
          </table:table-cell>
          <table:table-cell table:formula="of:=VLOOKUP([.$A32];T_TURNOS;MOD([.L$28]-FECHAINICIO;16)+2;0)" office:value-type="string" office:string-value="D" calcext:value-type="string">
            <text:p>D</text:p>
          </table:table-cell>
          <table:table-cell table:formula="of:=VLOOKUP([.$A32];T_TURNOS;MOD([.M$28]-FECHAINICIO;16)+2;0)" office:value-type="string" office:string-value="D" calcext:value-type="string">
            <text:p>D</text:p>
          </table:table-cell>
          <table:table-cell table:formula="of:=VLOOKUP([.$A32];T_TURNOS;MOD([.N$28]-FECHAINICIO;16)+2;0)" office:value-type="string" office:string-value="D" calcext:value-type="string">
            <text:p>D</text:p>
          </table:table-cell>
          <table:table-cell table:formula="of:=VLOOKUP([.$A32];T_TURNOS;MOD([.O$28]-FECHAINICIO;16)+2;0)" office:value-type="string" office:string-value="M" calcext:value-type="string">
            <text:p>M</text:p>
          </table:table-cell>
          <table:table-cell table:formula="of:=VLOOKUP([.$A32];T_TURNOS;MOD([.P$28]-FECHAINICIO;16)+2;0)" office:value-type="string" office:string-value="M" calcext:value-type="string">
            <text:p>M</text:p>
          </table:table-cell>
          <table:table-cell table:formula="of:=VLOOKUP([.$A32];T_TURNOS;MOD([.Q$28]-FECHAINICIO;16)+2;0)" office:value-type="string" office:string-value="T" calcext:value-type="string">
            <text:p>T</text:p>
          </table:table-cell>
          <table:table-cell table:formula="of:=VLOOKUP([.$A32];T_TURNOS;MOD([.R$28]-FECHAINICIO;16)+2;0)" office:value-type="string" office:string-value="T" calcext:value-type="string">
            <text:p>T</text:p>
          </table:table-cell>
          <table:table-cell table:formula="of:=VLOOKUP([.$A32];T_TURNOS;MOD([.S$28]-FECHAINICIO;16)+2;0)" office:value-type="string" office:string-value="D" calcext:value-type="string">
            <text:p>D</text:p>
          </table:table-cell>
          <table:table-cell table:formula="of:=VLOOKUP([.$A32];T_TURNOS;MOD([.T$28]-FECHAINICIO;16)+2;0)" office:value-type="string" office:string-value="D" calcext:value-type="string">
            <text:p>D</text:p>
          </table:table-cell>
          <table:table-cell table:formula="of:=VLOOKUP([.$A32];T_TURNOS;MOD([.U$28]-FECHAINICIO;16)+2;0)" office:value-type="string" office:string-value="M" calcext:value-type="string">
            <text:p>M</text:p>
          </table:table-cell>
          <table:table-cell table:formula="of:=VLOOKUP([.$A32];T_TURNOS;MOD([.V$28]-FECHAINICIO;16)+2;0)" office:value-type="string" office:string-value="M" calcext:value-type="string">
            <text:p>M</text:p>
          </table:table-cell>
          <table:table-cell table:formula="of:=VLOOKUP([.$A32];T_TURNOS;MOD([.W$28]-FECHAINICIO;16)+2;0)" office:value-type="string" office:string-value="T" calcext:value-type="string">
            <text:p>T</text:p>
          </table:table-cell>
          <table:table-cell table:formula="of:=VLOOKUP([.$A32];T_TURNOS;MOD([.X$28]-FECHAINICIO;16)+2;0)" office:value-type="string" office:string-value="T" calcext:value-type="string">
            <text:p>T</text:p>
          </table:table-cell>
          <table:table-cell table:formula="of:=VLOOKUP([.$A32];T_TURNOS;MOD([.Y$28]-FECHAINICIO;16)+2;0)" office:value-type="string" office:string-value="N" calcext:value-type="string">
            <text:p>N</text:p>
          </table:table-cell>
          <table:table-cell table:formula="of:=VLOOKUP([.$A32];T_TURNOS;MOD([.Z$28]-FECHAINICIO;16)+2;0)" office:value-type="string" office:string-value="N" calcext:value-type="string">
            <text:p>N</text:p>
          </table:table-cell>
          <table:table-cell table:formula="of:=VLOOKUP([.$A32];T_TURNOS;MOD([.AA$28]-FECHAINICIO;16)+2;0)" office:value-type="string" office:string-value="D" calcext:value-type="string">
            <text:p>D</text:p>
          </table:table-cell>
          <table:table-cell table:formula="of:=VLOOKUP([.$A32];T_TURNOS;MOD([.AB$28]-FECHAINICIO;16)+2;0)" office:value-type="string" office:string-value="D" calcext:value-type="string">
            <text:p>D</text:p>
          </table:table-cell>
          <table:table-cell table:formula="of:=VLOOKUP([.$A32];T_TURNOS;MOD([.AC$28]-FECHAINICIO;16)+2;0)" office:value-type="string" office:string-value="D" calcext:value-type="string">
            <text:p>D</text:p>
          </table:table-cell>
          <table:table-cell table:formula="of:=VLOOKUP([.$A32];T_TURNOS;MOD([.AD$28]-FECHAINICIO;16)+2;0)" office:value-type="string" office:string-value="D" calcext:value-type="string">
            <text:p>D</text:p>
          </table:table-cell>
          <table:table-cell table:style-name="ce31" table:formula="of:=VLOOKUP([.$A32];T_TURNOS;MOD([.AE$28]-FECHAINICIO;16)+2;0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formula="of:=VLOOKUP([.$A33];T_TURNOS;MOD([.B$28]-FECHAINICIO;16)+2;0)" office:value-type="string" office:string-value="M" calcext:value-type="string">
            <text:p>M</text:p>
          </table:table-cell>
          <table:table-cell table:formula="of:=VLOOKUP([.$A33];T_TURNOS;MOD([.C$28]-FECHAINICIO;16)+2;0)" office:value-type="string" office:string-value="T" calcext:value-type="string">
            <text:p>T</text:p>
          </table:table-cell>
          <table:table-cell table:formula="of:=VLOOKUP([.$A33];T_TURNOS;MOD([.D$28]-FECHAINICIO;16)+2;0)" office:value-type="string" office:string-value="T" calcext:value-type="string">
            <text:p>T</text:p>
          </table:table-cell>
          <table:table-cell table:formula="of:=VLOOKUP([.$A33];T_TURNOS;MOD([.E$28]-FECHAINICIO;16)+2;0)" office:value-type="string" office:string-value="N" calcext:value-type="string">
            <text:p>N</text:p>
          </table:table-cell>
          <table:table-cell table:formula="of:=VLOOKUP([.$A33];T_TURNOS;MOD([.F$28]-FECHAINICIO;16)+2;0)" office:value-type="string" office:string-value="N" calcext:value-type="string">
            <text:p>N</text:p>
          </table:table-cell>
          <table:table-cell table:formula="of:=VLOOKUP([.$A33];T_TURNOS;MOD([.G$28]-FECHAINICIO;16)+2;0)" office:value-type="string" office:string-value="D" calcext:value-type="string">
            <text:p>D</text:p>
          </table:table-cell>
          <table:table-cell table:formula="of:=VLOOKUP([.$A33];T_TURNOS;MOD([.H$28]-FECHAINICIO;16)+2;0)" office:value-type="string" office:string-value="D" calcext:value-type="string">
            <text:p>D</text:p>
          </table:table-cell>
          <table:table-cell table:formula="of:=VLOOKUP([.$A33];T_TURNOS;MOD([.I$28]-FECHAINICIO;16)+2;0)" office:value-type="string" office:string-value="D" calcext:value-type="string">
            <text:p>D</text:p>
          </table:table-cell>
          <table:table-cell table:formula="of:=VLOOKUP([.$A33];T_TURNOS;MOD([.J$28]-FECHAINICIO;16)+2;0)" office:value-type="string" office:string-value="D" calcext:value-type="string">
            <text:p>D</text:p>
          </table:table-cell>
          <table:table-cell table:formula="of:=VLOOKUP([.$A33];T_TURNOS;MOD([.K$28]-FECHAINICIO;16)+2;0)" office:value-type="string" office:string-value="M" calcext:value-type="string">
            <text:p>M</text:p>
          </table:table-cell>
          <table:table-cell table:formula="of:=VLOOKUP([.$A33];T_TURNOS;MOD([.L$28]-FECHAINICIO;16)+2;0)" office:value-type="string" office:string-value="M" calcext:value-type="string">
            <text:p>M</text:p>
          </table:table-cell>
          <table:table-cell table:formula="of:=VLOOKUP([.$A33];T_TURNOS;MOD([.M$28]-FECHAINICIO;16)+2;0)" office:value-type="string" office:string-value="T" calcext:value-type="string">
            <text:p>T</text:p>
          </table:table-cell>
          <table:table-cell table:formula="of:=VLOOKUP([.$A33];T_TURNOS;MOD([.N$28]-FECHAINICIO;16)+2;0)" office:value-type="string" office:string-value="T" calcext:value-type="string">
            <text:p>T</text:p>
          </table:table-cell>
          <table:table-cell table:formula="of:=VLOOKUP([.$A33];T_TURNOS;MOD([.O$28]-FECHAINICIO;16)+2;0)" office:value-type="string" office:string-value="D" calcext:value-type="string">
            <text:p>D</text:p>
          </table:table-cell>
          <table:table-cell table:formula="of:=VLOOKUP([.$A33];T_TURNOS;MOD([.P$28]-FECHAINICIO;16)+2;0)" office:value-type="string" office:string-value="D" calcext:value-type="string">
            <text:p>D</text:p>
          </table:table-cell>
          <table:table-cell table:formula="of:=VLOOKUP([.$A33];T_TURNOS;MOD([.Q$28]-FECHAINICIO;16)+2;0)" office:value-type="string" office:string-value="M" calcext:value-type="string">
            <text:p>M</text:p>
          </table:table-cell>
          <table:table-cell table:formula="of:=VLOOKUP([.$A33];T_TURNOS;MOD([.R$28]-FECHAINICIO;16)+2;0)" office:value-type="string" office:string-value="M" calcext:value-type="string">
            <text:p>M</text:p>
          </table:table-cell>
          <table:table-cell table:formula="of:=VLOOKUP([.$A33];T_TURNOS;MOD([.S$28]-FECHAINICIO;16)+2;0)" office:value-type="string" office:string-value="T" calcext:value-type="string">
            <text:p>T</text:p>
          </table:table-cell>
          <table:table-cell table:formula="of:=VLOOKUP([.$A33];T_TURNOS;MOD([.T$28]-FECHAINICIO;16)+2;0)" office:value-type="string" office:string-value="T" calcext:value-type="string">
            <text:p>T</text:p>
          </table:table-cell>
          <table:table-cell table:formula="of:=VLOOKUP([.$A33];T_TURNOS;MOD([.U$28]-FECHAINICIO;16)+2;0)" office:value-type="string" office:string-value="N" calcext:value-type="string">
            <text:p>N</text:p>
          </table:table-cell>
          <table:table-cell table:formula="of:=VLOOKUP([.$A33];T_TURNOS;MOD([.V$28]-FECHAINICIO;16)+2;0)" office:value-type="string" office:string-value="N" calcext:value-type="string">
            <text:p>N</text:p>
          </table:table-cell>
          <table:table-cell table:formula="of:=VLOOKUP([.$A33];T_TURNOS;MOD([.W$28]-FECHAINICIO;16)+2;0)" office:value-type="string" office:string-value="D" calcext:value-type="string">
            <text:p>D</text:p>
          </table:table-cell>
          <table:table-cell table:formula="of:=VLOOKUP([.$A33];T_TURNOS;MOD([.X$28]-FECHAINICIO;16)+2;0)" office:value-type="string" office:string-value="D" calcext:value-type="string">
            <text:p>D</text:p>
          </table:table-cell>
          <table:table-cell table:formula="of:=VLOOKUP([.$A33];T_TURNOS;MOD([.Y$28]-FECHAINICIO;16)+2;0)" office:value-type="string" office:string-value="D" calcext:value-type="string">
            <text:p>D</text:p>
          </table:table-cell>
          <table:table-cell table:formula="of:=VLOOKUP([.$A33];T_TURNOS;MOD([.Z$28]-FECHAINICIO;16)+2;0)" office:value-type="string" office:string-value="D" calcext:value-type="string">
            <text:p>D</text:p>
          </table:table-cell>
          <table:table-cell table:formula="of:=VLOOKUP([.$A33];T_TURNOS;MOD([.AA$28]-FECHAINICIO;16)+2;0)" office:value-type="string" office:string-value="M" calcext:value-type="string">
            <text:p>M</text:p>
          </table:table-cell>
          <table:table-cell table:formula="of:=VLOOKUP([.$A33];T_TURNOS;MOD([.AB$28]-FECHAINICIO;16)+2;0)" office:value-type="string" office:string-value="M" calcext:value-type="string">
            <text:p>M</text:p>
          </table:table-cell>
          <table:table-cell table:formula="of:=VLOOKUP([.$A33];T_TURNOS;MOD([.AC$28]-FECHAINICIO;16)+2;0)" office:value-type="string" office:string-value="T" calcext:value-type="string">
            <text:p>T</text:p>
          </table:table-cell>
          <table:table-cell table:formula="of:=VLOOKUP([.$A33];T_TURNOS;MOD([.AD$28]-FECHAINICIO;16)+2;0)" office:value-type="string" office:string-value="T" calcext:value-type="string">
            <text:p>T</text:p>
          </table:table-cell>
          <table:table-cell table:style-name="ce31" table:formula="of:=VLOOKUP([.$A33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formula="of:=VLOOKUP([.$A34];T_TURNOS;MOD([.B$28]-FECHAINICIO;16)+2;0)" office:value-type="string" office:string-value="D" calcext:value-type="string">
            <text:p>D</text:p>
          </table:table-cell>
          <table:table-cell table:formula="of:=VLOOKUP([.$A34];T_TURNOS;MOD([.C$28]-FECHAINICIO;16)+2;0)" office:value-type="string" office:string-value="N" calcext:value-type="string">
            <text:p>N</text:p>
          </table:table-cell>
          <table:table-cell table:formula="of:=VLOOKUP([.$A34];T_TURNOS;MOD([.D$28]-FECHAINICIO;16)+2;0)" office:value-type="string" office:string-value="N" calcext:value-type="string">
            <text:p>N</text:p>
          </table:table-cell>
          <table:table-cell table:formula="of:=VLOOKUP([.$A34];T_TURNOS;MOD([.E$28]-FECHAINICIO;16)+2;0)" office:value-type="string" office:string-value="D" calcext:value-type="string">
            <text:p>D</text:p>
          </table:table-cell>
          <table:table-cell table:formula="of:=VLOOKUP([.$A34];T_TURNOS;MOD([.F$28]-FECHAINICIO;16)+2;0)" office:value-type="string" office:string-value="D" calcext:value-type="string">
            <text:p>D</text:p>
          </table:table-cell>
          <table:table-cell table:formula="of:=VLOOKUP([.$A34];T_TURNOS;MOD([.G$28]-FECHAINICIO;16)+2;0)" office:value-type="string" office:string-value="N" calcext:value-type="string">
            <text:p>N</text:p>
          </table:table-cell>
          <table:table-cell table:formula="of:=VLOOKUP([.$A34];T_TURNOS;MOD([.H$28]-FECHAINICIO;16)+2;0)" office:value-type="string" office:string-value="N" calcext:value-type="string">
            <text:p>N</text:p>
          </table:table-cell>
          <table:table-cell table:formula="of:=VLOOKUP([.$A34];T_TURNOS;MOD([.I$28]-FECHAINICIO;16)+2;0)" office:value-type="string" office:string-value="D" calcext:value-type="string">
            <text:p>D</text:p>
          </table:table-cell>
          <table:table-cell table:formula="of:=VLOOKUP([.$A34];T_TURNOS;MOD([.J$28]-FECHAINICIO;16)+2;0)" office:value-type="string" office:string-value="D" calcext:value-type="string">
            <text:p>D</text:p>
          </table:table-cell>
          <table:table-cell table:formula="of:=VLOOKUP([.$A34];T_TURNOS;MOD([.K$28]-FECHAINICIO;16)+2;0)" office:value-type="string" office:string-value="N" calcext:value-type="string">
            <text:p>N</text:p>
          </table:table-cell>
          <table:table-cell table:formula="of:=VLOOKUP([.$A34];T_TURNOS;MOD([.L$28]-FECHAINICIO;16)+2;0)" office:value-type="string" office:string-value="N" calcext:value-type="string">
            <text:p>N</text:p>
          </table:table-cell>
          <table:table-cell table:formula="of:=VLOOKUP([.$A34];T_TURNOS;MOD([.M$28]-FECHAINICIO;16)+2;0)" office:value-type="string" office:string-value="D" calcext:value-type="string">
            <text:p>D</text:p>
          </table:table-cell>
          <table:table-cell table:formula="of:=VLOOKUP([.$A34];T_TURNOS;MOD([.N$28]-FECHAINICIO;16)+2;0)" office:value-type="string" office:string-value="D" calcext:value-type="string">
            <text:p>D</text:p>
          </table:table-cell>
          <table:table-cell table:formula="of:=VLOOKUP([.$A34];T_TURNOS;MOD([.O$28]-FECHAINICIO;16)+2;0)" office:value-type="string" office:string-value="N" calcext:value-type="string">
            <text:p>N</text:p>
          </table:table-cell>
          <table:table-cell table:formula="of:=VLOOKUP([.$A34];T_TURNOS;MOD([.P$28]-FECHAINICIO;16)+2;0)" office:value-type="string" office:string-value="N" calcext:value-type="string">
            <text:p>N</text:p>
          </table:table-cell>
          <table:table-cell table:formula="of:=VLOOKUP([.$A34];T_TURNOS;MOD([.Q$28]-FECHAINICIO;16)+2;0)" office:value-type="string" office:string-value="D" calcext:value-type="string">
            <text:p>D</text:p>
          </table:table-cell>
          <table:table-cell table:formula="of:=VLOOKUP([.$A34];T_TURNOS;MOD([.R$28]-FECHAINICIO;16)+2;0)" office:value-type="string" office:string-value="D" calcext:value-type="string">
            <text:p>D</text:p>
          </table:table-cell>
          <table:table-cell table:formula="of:=VLOOKUP([.$A34];T_TURNOS;MOD([.S$28]-FECHAINICIO;16)+2;0)" office:value-type="string" office:string-value="N" calcext:value-type="string">
            <text:p>N</text:p>
          </table:table-cell>
          <table:table-cell table:formula="of:=VLOOKUP([.$A34];T_TURNOS;MOD([.T$28]-FECHAINICIO;16)+2;0)" office:value-type="string" office:string-value="N" calcext:value-type="string">
            <text:p>N</text:p>
          </table:table-cell>
          <table:table-cell table:formula="of:=VLOOKUP([.$A34];T_TURNOS;MOD([.U$28]-FECHAINICIO;16)+2;0)" office:value-type="string" office:string-value="D" calcext:value-type="string">
            <text:p>D</text:p>
          </table:table-cell>
          <table:table-cell table:formula="of:=VLOOKUP([.$A34];T_TURNOS;MOD([.V$28]-FECHAINICIO;16)+2;0)" office:value-type="string" office:string-value="D" calcext:value-type="string">
            <text:p>D</text:p>
          </table:table-cell>
          <table:table-cell table:formula="of:=VLOOKUP([.$A34];T_TURNOS;MOD([.W$28]-FECHAINICIO;16)+2;0)" office:value-type="string" office:string-value="N" calcext:value-type="string">
            <text:p>N</text:p>
          </table:table-cell>
          <table:table-cell table:formula="of:=VLOOKUP([.$A34];T_TURNOS;MOD([.X$28]-FECHAINICIO;16)+2;0)" office:value-type="string" office:string-value="N" calcext:value-type="string">
            <text:p>N</text:p>
          </table:table-cell>
          <table:table-cell table:formula="of:=VLOOKUP([.$A34];T_TURNOS;MOD([.Y$28]-FECHAINICIO;16)+2;0)" office:value-type="string" office:string-value="D" calcext:value-type="string">
            <text:p>D</text:p>
          </table:table-cell>
          <table:table-cell table:formula="of:=VLOOKUP([.$A34];T_TURNOS;MOD([.Z$28]-FECHAINICIO;16)+2;0)" office:value-type="string" office:string-value="D" calcext:value-type="string">
            <text:p>D</text:p>
          </table:table-cell>
          <table:table-cell table:formula="of:=VLOOKUP([.$A34];T_TURNOS;MOD([.AA$28]-FECHAINICIO;16)+2;0)" office:value-type="string" office:string-value="N" calcext:value-type="string">
            <text:p>N</text:p>
          </table:table-cell>
          <table:table-cell table:formula="of:=VLOOKUP([.$A34];T_TURNOS;MOD([.AB$28]-FECHAINICIO;16)+2;0)" office:value-type="string" office:string-value="N" calcext:value-type="string">
            <text:p>N</text:p>
          </table:table-cell>
          <table:table-cell table:formula="of:=VLOOKUP([.$A34];T_TURNOS;MOD([.AC$28]-FECHAINICIO;16)+2;0)" office:value-type="string" office:string-value="D" calcext:value-type="string">
            <text:p>D</text:p>
          </table:table-cell>
          <table:table-cell table:formula="of:=VLOOKUP([.$A34];T_TURNOS;MOD([.AD$28]-FECHAINICIO;16)+2;0)" office:value-type="string" office:string-value="D" calcext:value-type="string">
            <text:p>D</text:p>
          </table:table-cell>
          <table:table-cell table:style-name="ce31" table:formula="of:=VLOOKUP([.$A34];T_TURNOS;MOD([.AE$28]-FECHAINICIO;16)+2;0)" office:value-type="string" office:string-value="N" calcext:value-type="string">
            <text:p>N</text:p>
          </table:table-cell>
          <table:table-cell table:number-columns-repeated="2"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1" table:number-rows-spanned="2">
            <text:p>MAYO</text:p>
          </table:table-cell>
          <table:table-cell table:style-name="ce16" table:formula="of:=DATE([.$A$2];5;1)" office:value-type="date" office:date-value="2023-05-01" calcext:value-type="date">
            <text:p>01</text:p>
          </table:table-cell>
          <table:table-cell table:style-name="ce16" table:formula="of:=[.B36]+1" office:value-type="date" office:date-value="2023-05-02" calcext:value-type="date">
            <text:p>02</text:p>
          </table:table-cell>
          <table:table-cell table:style-name="ce16" table:formula="of:=[.C36]+1" office:value-type="date" office:date-value="2023-05-03" calcext:value-type="date">
            <text:p>03</text:p>
          </table:table-cell>
          <table:table-cell table:style-name="ce16" table:formula="of:=[.D36]+1" office:value-type="date" office:date-value="2023-05-04" calcext:value-type="date">
            <text:p>04</text:p>
          </table:table-cell>
          <table:table-cell table:style-name="ce16" table:formula="of:=[.E36]+1" office:value-type="date" office:date-value="2023-05-05" calcext:value-type="date">
            <text:p>05</text:p>
          </table:table-cell>
          <table:table-cell table:style-name="ce16" table:formula="of:=[.F36]+1" office:value-type="date" office:date-value="2023-05-06" calcext:value-type="date">
            <text:p>06</text:p>
          </table:table-cell>
          <table:table-cell table:style-name="ce16" table:formula="of:=[.G36]+1" office:value-type="date" office:date-value="2023-05-07" calcext:value-type="date">
            <text:p>07</text:p>
          </table:table-cell>
          <table:table-cell table:style-name="ce16" table:formula="of:=[.H36]+1" office:value-type="date" office:date-value="2023-05-08" calcext:value-type="date">
            <text:p>08</text:p>
          </table:table-cell>
          <table:table-cell table:style-name="ce16" table:formula="of:=[.I36]+1" office:value-type="date" office:date-value="2023-05-09" calcext:value-type="date">
            <text:p>09</text:p>
          </table:table-cell>
          <table:table-cell table:style-name="ce16" table:formula="of:=[.J36]+1" office:value-type="date" office:date-value="2023-05-10" calcext:value-type="date">
            <text:p>10</text:p>
          </table:table-cell>
          <table:table-cell table:style-name="ce16" table:formula="of:=[.K36]+1" office:value-type="date" office:date-value="2023-05-11" calcext:value-type="date">
            <text:p>11</text:p>
          </table:table-cell>
          <table:table-cell table:style-name="ce16" table:formula="of:=[.L36]+1" office:value-type="date" office:date-value="2023-05-12" calcext:value-type="date">
            <text:p>12</text:p>
          </table:table-cell>
          <table:table-cell table:style-name="ce16" table:formula="of:=[.M36]+1" office:value-type="date" office:date-value="2023-05-13" calcext:value-type="date">
            <text:p>13</text:p>
          </table:table-cell>
          <table:table-cell table:style-name="ce16" table:formula="of:=[.N36]+1" office:value-type="date" office:date-value="2023-05-14" calcext:value-type="date">
            <text:p>14</text:p>
          </table:table-cell>
          <table:table-cell table:style-name="ce16" table:formula="of:=[.O36]+1" office:value-type="date" office:date-value="2023-05-15" calcext:value-type="date">
            <text:p>15</text:p>
          </table:table-cell>
          <table:table-cell table:style-name="ce16" table:formula="of:=[.P36]+1" office:value-type="date" office:date-value="2023-05-16" calcext:value-type="date">
            <text:p>16</text:p>
          </table:table-cell>
          <table:table-cell table:style-name="ce16" table:formula="of:=[.Q36]+1" office:value-type="date" office:date-value="2023-05-17" calcext:value-type="date">
            <text:p>17</text:p>
          </table:table-cell>
          <table:table-cell table:style-name="ce16" table:formula="of:=[.R36]+1" office:value-type="date" office:date-value="2023-05-18" calcext:value-type="date">
            <text:p>18</text:p>
          </table:table-cell>
          <table:table-cell table:style-name="ce16" table:formula="of:=[.S36]+1" office:value-type="date" office:date-value="2023-05-19" calcext:value-type="date">
            <text:p>19</text:p>
          </table:table-cell>
          <table:table-cell table:style-name="ce16" table:formula="of:=[.T36]+1" office:value-type="date" office:date-value="2023-05-20" calcext:value-type="date">
            <text:p>20</text:p>
          </table:table-cell>
          <table:table-cell table:style-name="ce16" table:formula="of:=[.U36]+1" office:value-type="date" office:date-value="2023-05-21" calcext:value-type="date">
            <text:p>21</text:p>
          </table:table-cell>
          <table:table-cell table:style-name="ce16" table:formula="of:=[.V36]+1" office:value-type="date" office:date-value="2023-05-22" calcext:value-type="date">
            <text:p>22</text:p>
          </table:table-cell>
          <table:table-cell table:style-name="ce16" table:formula="of:=[.W36]+1" office:value-type="date" office:date-value="2023-05-23" calcext:value-type="date">
            <text:p>23</text:p>
          </table:table-cell>
          <table:table-cell table:style-name="ce16" table:formula="of:=[.X36]+1" office:value-type="date" office:date-value="2023-05-24" calcext:value-type="date">
            <text:p>24</text:p>
          </table:table-cell>
          <table:table-cell table:style-name="ce16" table:formula="of:=[.Y36]+1" office:value-type="date" office:date-value="2023-05-25" calcext:value-type="date">
            <text:p>25</text:p>
          </table:table-cell>
          <table:table-cell table:style-name="ce16" table:formula="of:=[.Z36]+1" office:value-type="date" office:date-value="2023-05-26" calcext:value-type="date">
            <text:p>26</text:p>
          </table:table-cell>
          <table:table-cell table:style-name="ce16" table:formula="of:=[.AA36]+1" office:value-type="date" office:date-value="2023-05-27" calcext:value-type="date">
            <text:p>27</text:p>
          </table:table-cell>
          <table:table-cell table:style-name="ce16" table:formula="of:=[.AB36]+1" office:value-type="date" office:date-value="2023-05-28" calcext:value-type="date">
            <text:p>28</text:p>
          </table:table-cell>
          <table:table-cell table:style-name="ce16" table:formula="of:=[.AC36]+1" office:value-type="date" office:date-value="2023-05-29" calcext:value-type="date">
            <text:p>29</text:p>
          </table:table-cell>
          <table:table-cell table:style-name="ce16" table:formula="of:=[.AD36]+1" office:value-type="date" office:date-value="2023-05-30" calcext:value-type="date">
            <text:p>30</text:p>
          </table:table-cell>
          <table:table-cell table:style-name="ce16" table:formula="of:=[.AE36]+1" office:value-type="date" office:date-value="2023-05-31" calcext:value-type="date">
            <text:p>31</text:p>
          </table:table-cell>
          <table:table-cell/>
        </table:table-row>
        <table:table-row table:style-name="ro2">
          <table:covered-table-cell table:style-name="ce11"/>
          <table:table-cell table:style-name="ce17" table:formula="of:=[.B36]" office:value-type="date" office:date-value="2023-05-01" calcext:value-type="date">
            <text:p>lun</text:p>
          </table:table-cell>
          <table:table-cell table:style-name="ce17" table:formula="of:=[.C36]" office:value-type="date" office:date-value="2023-05-02" calcext:value-type="date">
            <text:p>mar</text:p>
          </table:table-cell>
          <table:table-cell table:style-name="ce17" table:formula="of:=[.D36]" office:value-type="date" office:date-value="2023-05-03" calcext:value-type="date">
            <text:p>mié</text:p>
          </table:table-cell>
          <table:table-cell table:style-name="ce17" table:formula="of:=[.E36]" office:value-type="date" office:date-value="2023-05-04" calcext:value-type="date">
            <text:p>jue</text:p>
          </table:table-cell>
          <table:table-cell table:style-name="ce17" table:formula="of:=[.F36]" office:value-type="date" office:date-value="2023-05-05" calcext:value-type="date">
            <text:p>vie</text:p>
          </table:table-cell>
          <table:table-cell table:style-name="ce17" table:formula="of:=[.G36]" office:value-type="date" office:date-value="2023-05-06" calcext:value-type="date">
            <text:p>sáb</text:p>
          </table:table-cell>
          <table:table-cell table:style-name="ce17" table:formula="of:=[.H36]" office:value-type="date" office:date-value="2023-05-07" calcext:value-type="date">
            <text:p>dom</text:p>
          </table:table-cell>
          <table:table-cell table:style-name="ce17" table:formula="of:=[.I36]" office:value-type="date" office:date-value="2023-05-08" calcext:value-type="date">
            <text:p>lun</text:p>
          </table:table-cell>
          <table:table-cell table:style-name="ce17" table:formula="of:=[.J36]" office:value-type="date" office:date-value="2023-05-09" calcext:value-type="date">
            <text:p>mar</text:p>
          </table:table-cell>
          <table:table-cell table:style-name="ce17" table:formula="of:=[.K36]" office:value-type="date" office:date-value="2023-05-10" calcext:value-type="date">
            <text:p>mié</text:p>
          </table:table-cell>
          <table:table-cell table:style-name="ce17" table:formula="of:=[.L36]" office:value-type="date" office:date-value="2023-05-11" calcext:value-type="date">
            <text:p>jue</text:p>
          </table:table-cell>
          <table:table-cell table:style-name="ce17" table:formula="of:=[.M36]" office:value-type="date" office:date-value="2023-05-12" calcext:value-type="date">
            <text:p>vie</text:p>
          </table:table-cell>
          <table:table-cell table:style-name="ce17" table:formula="of:=[.N36]" office:value-type="date" office:date-value="2023-05-13" calcext:value-type="date">
            <text:p>sáb</text:p>
          </table:table-cell>
          <table:table-cell table:style-name="ce17" table:formula="of:=[.O36]" office:value-type="date" office:date-value="2023-05-14" calcext:value-type="date">
            <text:p>dom</text:p>
          </table:table-cell>
          <table:table-cell table:style-name="ce17" table:formula="of:=[.P36]" office:value-type="date" office:date-value="2023-05-15" calcext:value-type="date">
            <text:p>lun</text:p>
          </table:table-cell>
          <table:table-cell table:style-name="ce17" table:formula="of:=[.Q36]" office:value-type="date" office:date-value="2023-05-16" calcext:value-type="date">
            <text:p>mar</text:p>
          </table:table-cell>
          <table:table-cell table:style-name="ce17" table:formula="of:=[.R36]" office:value-type="date" office:date-value="2023-05-17" calcext:value-type="date">
            <text:p>mié</text:p>
          </table:table-cell>
          <table:table-cell table:style-name="ce17" table:formula="of:=[.S36]" office:value-type="date" office:date-value="2023-05-18" calcext:value-type="date">
            <text:p>jue</text:p>
          </table:table-cell>
          <table:table-cell table:style-name="ce17" table:formula="of:=[.T36]" office:value-type="date" office:date-value="2023-05-19" calcext:value-type="date">
            <text:p>vie</text:p>
          </table:table-cell>
          <table:table-cell table:style-name="ce17" table:formula="of:=[.U36]" office:value-type="date" office:date-value="2023-05-20" calcext:value-type="date">
            <text:p>sáb</text:p>
          </table:table-cell>
          <table:table-cell table:style-name="ce17" table:formula="of:=[.V36]" office:value-type="date" office:date-value="2023-05-21" calcext:value-type="date">
            <text:p>dom</text:p>
          </table:table-cell>
          <table:table-cell table:style-name="ce17" table:formula="of:=[.W36]" office:value-type="date" office:date-value="2023-05-22" calcext:value-type="date">
            <text:p>lun</text:p>
          </table:table-cell>
          <table:table-cell table:style-name="ce17" table:formula="of:=[.X36]" office:value-type="date" office:date-value="2023-05-23" calcext:value-type="date">
            <text:p>mar</text:p>
          </table:table-cell>
          <table:table-cell table:style-name="ce17" table:formula="of:=[.Y36]" office:value-type="date" office:date-value="2023-05-24" calcext:value-type="date">
            <text:p>mié</text:p>
          </table:table-cell>
          <table:table-cell table:style-name="ce17" table:formula="of:=[.Z36]" office:value-type="date" office:date-value="2023-05-25" calcext:value-type="date">
            <text:p>jue</text:p>
          </table:table-cell>
          <table:table-cell table:style-name="ce17" table:formula="of:=[.AA36]" office:value-type="date" office:date-value="2023-05-26" calcext:value-type="date">
            <text:p>vie</text:p>
          </table:table-cell>
          <table:table-cell table:style-name="ce17" table:formula="of:=[.AB36]" office:value-type="date" office:date-value="2023-05-27" calcext:value-type="date">
            <text:p>sáb</text:p>
          </table:table-cell>
          <table:table-cell table:style-name="ce17" table:formula="of:=[.AC36]" office:value-type="date" office:date-value="2023-05-28" calcext:value-type="date">
            <text:p>dom</text:p>
          </table:table-cell>
          <table:table-cell table:style-name="ce17" table:formula="of:=[.AD36]" office:value-type="date" office:date-value="2023-05-29" calcext:value-type="date">
            <text:p>lun</text:p>
          </table:table-cell>
          <table:table-cell table:style-name="ce17" table:formula="of:=[.AE36]" office:value-type="date" office:date-value="2023-05-30" calcext:value-type="date">
            <text:p>mar</text:p>
          </table:table-cell>
          <table:table-cell table:style-name="ce17" table:formula="of:=[.AF36]" office:value-type="date" office:date-value="2023-05-31" calcext:value-type="date">
            <text:p>mié</text:p>
          </table:table-cell>
          <table:table-cell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style-name="ce32" table:formula="of:=VLOOKUP([.$A38];T_TURNOS;MOD([.B$20]-FECHAINICIO;16)+2;0)" office:value-type="string" office:string-value="M" calcext:value-type="string">
            <text:p>M</text:p>
          </table:table-cell>
          <table:table-cell table:style-name="ce32" table:formula="of:=VLOOKUP([.$A38];T_TURNOS;MOD([.C$20]-FECHAINICIO;16)+2;0)" office:value-type="string" office:string-value="M" calcext:value-type="string">
            <text:p>M</text:p>
          </table:table-cell>
          <table:table-cell table:style-name="ce32" table:formula="of:=VLOOKUP([.$A38];T_TURNOS;MOD([.D$20]-FECHAINICIO;16)+2;0)" office:value-type="string" office:string-value="T" calcext:value-type="string">
            <text:p>T</text:p>
          </table:table-cell>
          <table:table-cell table:style-name="ce32" table:formula="of:=VLOOKUP([.$A38];T_TURNOS;MOD([.E$20]-FECHAINICIO;16)+2;0)" office:value-type="string" office:string-value="T" calcext:value-type="string">
            <text:p>T</text:p>
          </table:table-cell>
          <table:table-cell table:style-name="ce32" table:formula="of:=VLOOKUP([.$A38];T_TURNOS;MOD([.F$20]-FECHAINICIO;16)+2;0)" office:value-type="string" office:string-value="D" calcext:value-type="string">
            <text:p>D</text:p>
          </table:table-cell>
          <table:table-cell table:style-name="ce32" table:formula="of:=VLOOKUP([.$A38];T_TURNOS;MOD([.G$20]-FECHAINICIO;16)+2;0)" office:value-type="string" office:string-value="D" calcext:value-type="string">
            <text:p>D</text:p>
          </table:table-cell>
          <table:table-cell table:style-name="ce32" table:formula="of:=VLOOKUP([.$A38];T_TURNOS;MOD([.H$20]-FECHAINICIO;16)+2;0)" office:value-type="string" office:string-value="M" calcext:value-type="string">
            <text:p>M</text:p>
          </table:table-cell>
          <table:table-cell table:style-name="ce32" table:formula="of:=VLOOKUP([.$A38];T_TURNOS;MOD([.I$20]-FECHAINICIO;16)+2;0)" office:value-type="string" office:string-value="M" calcext:value-type="string">
            <text:p>M</text:p>
          </table:table-cell>
          <table:table-cell table:style-name="ce32" table:formula="of:=VLOOKUP([.$A38];T_TURNOS;MOD([.J$20]-FECHAINICIO;16)+2;0)" office:value-type="string" office:string-value="T" calcext:value-type="string">
            <text:p>T</text:p>
          </table:table-cell>
          <table:table-cell table:style-name="ce32" table:formula="of:=VLOOKUP([.$A38];T_TURNOS;MOD([.K$20]-FECHAINICIO;16)+2;0)" office:value-type="string" office:string-value="T" calcext:value-type="string">
            <text:p>T</text:p>
          </table:table-cell>
          <table:table-cell table:style-name="ce32" table:formula="of:=VLOOKUP([.$A38];T_TURNOS;MOD([.L$20]-FECHAINICIO;16)+2;0)" office:value-type="string" office:string-value="N" calcext:value-type="string">
            <text:p>N</text:p>
          </table:table-cell>
          <table:table-cell table:style-name="ce32" table:formula="of:=VLOOKUP([.$A38];T_TURNOS;MOD([.M$20]-FECHAINICIO;16)+2;0)" office:value-type="string" office:string-value="N" calcext:value-type="string">
            <text:p>N</text:p>
          </table:table-cell>
          <table:table-cell table:style-name="ce32" table:formula="of:=VLOOKUP([.$A38];T_TURNOS;MOD([.N$20]-FECHAINICIO;16)+2;0)" office:value-type="string" office:string-value="D" calcext:value-type="string">
            <text:p>D</text:p>
          </table:table-cell>
          <table:table-cell table:style-name="ce32" table:formula="of:=VLOOKUP([.$A38];T_TURNOS;MOD([.O$20]-FECHAINICIO;16)+2;0)" office:value-type="string" office:string-value="D" calcext:value-type="string">
            <text:p>D</text:p>
          </table:table-cell>
          <table:table-cell table:style-name="ce32" table:formula="of:=VLOOKUP([.$A38];T_TURNOS;MOD([.P$20]-FECHAINICIO;16)+2;0)" office:value-type="string" office:string-value="D" calcext:value-type="string">
            <text:p>D</text:p>
          </table:table-cell>
          <table:table-cell table:style-name="ce32" table:formula="of:=VLOOKUP([.$A38];T_TURNOS;MOD([.Q$20]-FECHAINICIO;16)+2;0)" office:value-type="string" office:string-value="D" calcext:value-type="string">
            <text:p>D</text:p>
          </table:table-cell>
          <table:table-cell table:style-name="ce32" table:formula="of:=VLOOKUP([.$A38];T_TURNOS;MOD([.R$20]-FECHAINICIO;16)+2;0)" office:value-type="string" office:string-value="M" calcext:value-type="string">
            <text:p>M</text:p>
          </table:table-cell>
          <table:table-cell table:style-name="ce32" table:formula="of:=VLOOKUP([.$A38];T_TURNOS;MOD([.S$20]-FECHAINICIO;16)+2;0)" office:value-type="string" office:string-value="M" calcext:value-type="string">
            <text:p>M</text:p>
          </table:table-cell>
          <table:table-cell table:style-name="ce32" table:formula="of:=VLOOKUP([.$A38];T_TURNOS;MOD([.T$20]-FECHAINICIO;16)+2;0)" office:value-type="string" office:string-value="T" calcext:value-type="string">
            <text:p>T</text:p>
          </table:table-cell>
          <table:table-cell table:style-name="ce32" table:formula="of:=VLOOKUP([.$A38];T_TURNOS;MOD([.U$20]-FECHAINICIO;16)+2;0)" office:value-type="string" office:string-value="T" calcext:value-type="string">
            <text:p>T</text:p>
          </table:table-cell>
          <table:table-cell table:style-name="ce32" table:formula="of:=VLOOKUP([.$A38];T_TURNOS;MOD([.V$20]-FECHAINICIO;16)+2;0)" office:value-type="string" office:string-value="D" calcext:value-type="string">
            <text:p>D</text:p>
          </table:table-cell>
          <table:table-cell table:style-name="ce32" table:formula="of:=VLOOKUP([.$A38];T_TURNOS;MOD([.W$20]-FECHAINICIO;16)+2;0)" office:value-type="string" office:string-value="D" calcext:value-type="string">
            <text:p>D</text:p>
          </table:table-cell>
          <table:table-cell table:style-name="ce32" table:formula="of:=VLOOKUP([.$A38];T_TURNOS;MOD([.X$20]-FECHAINICIO;16)+2;0)" office:value-type="string" office:string-value="M" calcext:value-type="string">
            <text:p>M</text:p>
          </table:table-cell>
          <table:table-cell table:style-name="ce32" table:formula="of:=VLOOKUP([.$A38];T_TURNOS;MOD([.Y$20]-FECHAINICIO;16)+2;0)" office:value-type="string" office:string-value="M" calcext:value-type="string">
            <text:p>M</text:p>
          </table:table-cell>
          <table:table-cell table:style-name="ce32" table:formula="of:=VLOOKUP([.$A38];T_TURNOS;MOD([.Z$20]-FECHAINICIO;16)+2;0)" office:value-type="string" office:string-value="T" calcext:value-type="string">
            <text:p>T</text:p>
          </table:table-cell>
          <table:table-cell table:style-name="ce32" table:formula="of:=VLOOKUP([.$A38];T_TURNOS;MOD([.AA$20]-FECHAINICIO;16)+2;0)" office:value-type="string" office:string-value="T" calcext:value-type="string">
            <text:p>T</text:p>
          </table:table-cell>
          <table:table-cell table:style-name="ce32" table:formula="of:=VLOOKUP([.$A38];T_TURNOS;MOD([.AB$20]-FECHAINICIO;16)+2;0)" office:value-type="string" office:string-value="N" calcext:value-type="string">
            <text:p>N</text:p>
          </table:table-cell>
          <table:table-cell table:style-name="ce32" table:formula="of:=VLOOKUP([.$A38];T_TURNOS;MOD([.AC$20]-FECHAINICIO;16)+2;0)" office:value-type="string" office:string-value="N" calcext:value-type="string">
            <text:p>N</text:p>
          </table:table-cell>
          <table:table-cell table:style-name="ce32" table:formula="of:=VLOOKUP([.$A38];T_TURNOS;MOD([.AD$20]-FECHAINICIO;16)+2;0)" office:value-type="string" office:string-value="D" calcext:value-type="string">
            <text:p>D</text:p>
          </table:table-cell>
          <table:table-cell table:formula="of:=VLOOKUP([.$A38];T_TURNOS;MOD([.AE$20]-FECHAINICIO;16)+2;0)" office:value-type="string" office:string-value="D" calcext:value-type="string">
            <text:p>D</text:p>
          </table:table-cell>
          <table:table-cell table:style-name="ce32" table:formula="of:=VLOOKUP([.$A38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style-name="ce32" table:formula="of:=VLOOKUP([.$A39];T_TURNOS;MOD([.B$20]-FECHAINICIO;16)+2;0)" office:value-type="string" office:string-value="D" calcext:value-type="string">
            <text:p>D</text:p>
          </table:table-cell>
          <table:table-cell table:style-name="ce32" table:formula="of:=VLOOKUP([.$A39];T_TURNOS;MOD([.C$20]-FECHAINICIO;16)+2;0)" office:value-type="string" office:string-value="D" calcext:value-type="string">
            <text:p>D</text:p>
          </table:table-cell>
          <table:table-cell table:style-name="ce32" table:formula="of:=VLOOKUP([.$A39];T_TURNOS;MOD([.D$20]-FECHAINICIO;16)+2;0)" office:value-type="string" office:string-value="D" calcext:value-type="string">
            <text:p>D</text:p>
          </table:table-cell>
          <table:table-cell table:style-name="ce32" table:formula="of:=VLOOKUP([.$A39];T_TURNOS;MOD([.E$20]-FECHAINICIO;16)+2;0)" office:value-type="string" office:string-value="D" calcext:value-type="string">
            <text:p>D</text:p>
          </table:table-cell>
          <table:table-cell table:style-name="ce32" table:formula="of:=VLOOKUP([.$A39];T_TURNOS;MOD([.F$20]-FECHAINICIO;16)+2;0)" office:value-type="string" office:string-value="M" calcext:value-type="string">
            <text:p>M</text:p>
          </table:table-cell>
          <table:table-cell table:style-name="ce32" table:formula="of:=VLOOKUP([.$A39];T_TURNOS;MOD([.G$20]-FECHAINICIO;16)+2;0)" office:value-type="string" office:string-value="M" calcext:value-type="string">
            <text:p>M</text:p>
          </table:table-cell>
          <table:table-cell table:style-name="ce32" table:formula="of:=VLOOKUP([.$A39];T_TURNOS;MOD([.H$20]-FECHAINICIO;16)+2;0)" office:value-type="string" office:string-value="T" calcext:value-type="string">
            <text:p>T</text:p>
          </table:table-cell>
          <table:table-cell table:style-name="ce32" table:formula="of:=VLOOKUP([.$A39];T_TURNOS;MOD([.I$20]-FECHAINICIO;16)+2;0)" office:value-type="string" office:string-value="T" calcext:value-type="string">
            <text:p>T</text:p>
          </table:table-cell>
          <table:table-cell table:style-name="ce32" table:formula="of:=VLOOKUP([.$A39];T_TURNOS;MOD([.J$20]-FECHAINICIO;16)+2;0)" office:value-type="string" office:string-value="D" calcext:value-type="string">
            <text:p>D</text:p>
          </table:table-cell>
          <table:table-cell table:style-name="ce32" table:formula="of:=VLOOKUP([.$A39];T_TURNOS;MOD([.K$20]-FECHAINICIO;16)+2;0)" office:value-type="string" office:string-value="D" calcext:value-type="string">
            <text:p>D</text:p>
          </table:table-cell>
          <table:table-cell table:style-name="ce32" table:formula="of:=VLOOKUP([.$A39];T_TURNOS;MOD([.L$20]-FECHAINICIO;16)+2;0)" office:value-type="string" office:string-value="M" calcext:value-type="string">
            <text:p>M</text:p>
          </table:table-cell>
          <table:table-cell table:style-name="ce32" table:formula="of:=VLOOKUP([.$A39];T_TURNOS;MOD([.M$20]-FECHAINICIO;16)+2;0)" office:value-type="string" office:string-value="M" calcext:value-type="string">
            <text:p>M</text:p>
          </table:table-cell>
          <table:table-cell table:style-name="ce32" table:formula="of:=VLOOKUP([.$A39];T_TURNOS;MOD([.N$20]-FECHAINICIO;16)+2;0)" office:value-type="string" office:string-value="T" calcext:value-type="string">
            <text:p>T</text:p>
          </table:table-cell>
          <table:table-cell table:style-name="ce32" table:formula="of:=VLOOKUP([.$A39];T_TURNOS;MOD([.O$20]-FECHAINICIO;16)+2;0)" office:value-type="string" office:string-value="T" calcext:value-type="string">
            <text:p>T</text:p>
          </table:table-cell>
          <table:table-cell table:style-name="ce32" table:formula="of:=VLOOKUP([.$A39];T_TURNOS;MOD([.P$20]-FECHAINICIO;16)+2;0)" office:value-type="string" office:string-value="N" calcext:value-type="string">
            <text:p>N</text:p>
          </table:table-cell>
          <table:table-cell table:style-name="ce32" table:formula="of:=VLOOKUP([.$A39];T_TURNOS;MOD([.Q$20]-FECHAINICIO;16)+2;0)" office:value-type="string" office:string-value="N" calcext:value-type="string">
            <text:p>N</text:p>
          </table:table-cell>
          <table:table-cell table:style-name="ce32" table:formula="of:=VLOOKUP([.$A39];T_TURNOS;MOD([.R$20]-FECHAINICIO;16)+2;0)" office:value-type="string" office:string-value="D" calcext:value-type="string">
            <text:p>D</text:p>
          </table:table-cell>
          <table:table-cell table:style-name="ce32" table:formula="of:=VLOOKUP([.$A39];T_TURNOS;MOD([.S$20]-FECHAINICIO;16)+2;0)" office:value-type="string" office:string-value="D" calcext:value-type="string">
            <text:p>D</text:p>
          </table:table-cell>
          <table:table-cell table:style-name="ce32" table:formula="of:=VLOOKUP([.$A39];T_TURNOS;MOD([.T$20]-FECHAINICIO;16)+2;0)" office:value-type="string" office:string-value="D" calcext:value-type="string">
            <text:p>D</text:p>
          </table:table-cell>
          <table:table-cell table:style-name="ce32" table:formula="of:=VLOOKUP([.$A39];T_TURNOS;MOD([.U$20]-FECHAINICIO;16)+2;0)" office:value-type="string" office:string-value="D" calcext:value-type="string">
            <text:p>D</text:p>
          </table:table-cell>
          <table:table-cell table:style-name="ce32" table:formula="of:=VLOOKUP([.$A39];T_TURNOS;MOD([.V$20]-FECHAINICIO;16)+2;0)" office:value-type="string" office:string-value="M" calcext:value-type="string">
            <text:p>M</text:p>
          </table:table-cell>
          <table:table-cell table:style-name="ce32" table:formula="of:=VLOOKUP([.$A39];T_TURNOS;MOD([.W$20]-FECHAINICIO;16)+2;0)" office:value-type="string" office:string-value="M" calcext:value-type="string">
            <text:p>M</text:p>
          </table:table-cell>
          <table:table-cell table:style-name="ce32" table:formula="of:=VLOOKUP([.$A39];T_TURNOS;MOD([.X$20]-FECHAINICIO;16)+2;0)" office:value-type="string" office:string-value="T" calcext:value-type="string">
            <text:p>T</text:p>
          </table:table-cell>
          <table:table-cell table:style-name="ce32" table:formula="of:=VLOOKUP([.$A39];T_TURNOS;MOD([.Y$20]-FECHAINICIO;16)+2;0)" office:value-type="string" office:string-value="T" calcext:value-type="string">
            <text:p>T</text:p>
          </table:table-cell>
          <table:table-cell table:style-name="ce32" table:formula="of:=VLOOKUP([.$A39];T_TURNOS;MOD([.Z$20]-FECHAINICIO;16)+2;0)" office:value-type="string" office:string-value="D" calcext:value-type="string">
            <text:p>D</text:p>
          </table:table-cell>
          <table:table-cell table:style-name="ce32" table:formula="of:=VLOOKUP([.$A39];T_TURNOS;MOD([.AA$20]-FECHAINICIO;16)+2;0)" office:value-type="string" office:string-value="D" calcext:value-type="string">
            <text:p>D</text:p>
          </table:table-cell>
          <table:table-cell table:style-name="ce32" table:formula="of:=VLOOKUP([.$A39];T_TURNOS;MOD([.AB$20]-FECHAINICIO;16)+2;0)" office:value-type="string" office:string-value="M" calcext:value-type="string">
            <text:p>M</text:p>
          </table:table-cell>
          <table:table-cell table:style-name="ce32" table:formula="of:=VLOOKUP([.$A39];T_TURNOS;MOD([.AC$20]-FECHAINICIO;16)+2;0)" office:value-type="string" office:string-value="M" calcext:value-type="string">
            <text:p>M</text:p>
          </table:table-cell>
          <table:table-cell table:style-name="ce32" table:formula="of:=VLOOKUP([.$A39];T_TURNOS;MOD([.AD$20]-FECHAINICIO;16)+2;0)" office:value-type="string" office:string-value="T" calcext:value-type="string">
            <text:p>T</text:p>
          </table:table-cell>
          <table:table-cell table:formula="of:=VLOOKUP([.$A39];T_TURNOS;MOD([.AE$20]-FECHAINICIO;16)+2;0)" office:value-type="string" office:string-value="T" calcext:value-type="string">
            <text:p>T</text:p>
          </table:table-cell>
          <table:table-cell table:style-name="ce32" table:formula="of:=VLOOKUP([.$A39];T_TURNOS;MOD([.AF$20]-FECHAINICIO;16)+2;0)" office:value-type="string" office:string-value="N" calcext:value-type="string">
            <text:p>N</text:p>
          </table:table-cell>
          <table:table-cell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style-name="ce32" table:formula="of:=VLOOKUP([.$A40];T_TURNOS;MOD([.B$20]-FECHAINICIO;16)+2;0)" office:value-type="string" office:string-value="D" calcext:value-type="string">
            <text:p>D</text:p>
          </table:table-cell>
          <table:table-cell table:style-name="ce32" table:formula="of:=VLOOKUP([.$A40];T_TURNOS;MOD([.C$20]-FECHAINICIO;16)+2;0)" office:value-type="string" office:string-value="D" calcext:value-type="string">
            <text:p>D</text:p>
          </table:table-cell>
          <table:table-cell table:style-name="ce32" table:formula="of:=VLOOKUP([.$A40];T_TURNOS;MOD([.D$20]-FECHAINICIO;16)+2;0)" office:value-type="string" office:string-value="M" calcext:value-type="string">
            <text:p>M</text:p>
          </table:table-cell>
          <table:table-cell table:style-name="ce32" table:formula="of:=VLOOKUP([.$A40];T_TURNOS;MOD([.E$20]-FECHAINICIO;16)+2;0)" office:value-type="string" office:string-value="M" calcext:value-type="string">
            <text:p>M</text:p>
          </table:table-cell>
          <table:table-cell table:style-name="ce32" table:formula="of:=VLOOKUP([.$A40];T_TURNOS;MOD([.F$20]-FECHAINICIO;16)+2;0)" office:value-type="string" office:string-value="T" calcext:value-type="string">
            <text:p>T</text:p>
          </table:table-cell>
          <table:table-cell table:style-name="ce32" table:formula="of:=VLOOKUP([.$A40];T_TURNOS;MOD([.G$20]-FECHAINICIO;16)+2;0)" office:value-type="string" office:string-value="T" calcext:value-type="string">
            <text:p>T</text:p>
          </table:table-cell>
          <table:table-cell table:style-name="ce32" table:formula="of:=VLOOKUP([.$A40];T_TURNOS;MOD([.H$20]-FECHAINICIO;16)+2;0)" office:value-type="string" office:string-value="N" calcext:value-type="string">
            <text:p>N</text:p>
          </table:table-cell>
          <table:table-cell table:style-name="ce32" table:formula="of:=VLOOKUP([.$A40];T_TURNOS;MOD([.I$20]-FECHAINICIO;16)+2;0)" office:value-type="string" office:string-value="N" calcext:value-type="string">
            <text:p>N</text:p>
          </table:table-cell>
          <table:table-cell table:style-name="ce32" table:formula="of:=VLOOKUP([.$A40];T_TURNOS;MOD([.J$20]-FECHAINICIO;16)+2;0)" office:value-type="string" office:string-value="D" calcext:value-type="string">
            <text:p>D</text:p>
          </table:table-cell>
          <table:table-cell table:style-name="ce32" table:formula="of:=VLOOKUP([.$A40];T_TURNOS;MOD([.K$20]-FECHAINICIO;16)+2;0)" office:value-type="string" office:string-value="D" calcext:value-type="string">
            <text:p>D</text:p>
          </table:table-cell>
          <table:table-cell table:style-name="ce32" table:formula="of:=VLOOKUP([.$A40];T_TURNOS;MOD([.L$20]-FECHAINICIO;16)+2;0)" office:value-type="string" office:string-value="D" calcext:value-type="string">
            <text:p>D</text:p>
          </table:table-cell>
          <table:table-cell table:style-name="ce32" table:formula="of:=VLOOKUP([.$A40];T_TURNOS;MOD([.M$20]-FECHAINICIO;16)+2;0)" office:value-type="string" office:string-value="D" calcext:value-type="string">
            <text:p>D</text:p>
          </table:table-cell>
          <table:table-cell table:style-name="ce32" table:formula="of:=VLOOKUP([.$A40];T_TURNOS;MOD([.N$20]-FECHAINICIO;16)+2;0)" office:value-type="string" office:string-value="M" calcext:value-type="string">
            <text:p>M</text:p>
          </table:table-cell>
          <table:table-cell table:style-name="ce32" table:formula="of:=VLOOKUP([.$A40];T_TURNOS;MOD([.O$20]-FECHAINICIO;16)+2;0)" office:value-type="string" office:string-value="M" calcext:value-type="string">
            <text:p>M</text:p>
          </table:table-cell>
          <table:table-cell table:style-name="ce32" table:formula="of:=VLOOKUP([.$A40];T_TURNOS;MOD([.P$20]-FECHAINICIO;16)+2;0)" office:value-type="string" office:string-value="T" calcext:value-type="string">
            <text:p>T</text:p>
          </table:table-cell>
          <table:table-cell table:style-name="ce32" table:formula="of:=VLOOKUP([.$A40];T_TURNOS;MOD([.Q$20]-FECHAINICIO;16)+2;0)" office:value-type="string" office:string-value="T" calcext:value-type="string">
            <text:p>T</text:p>
          </table:table-cell>
          <table:table-cell table:style-name="ce32" table:formula="of:=VLOOKUP([.$A40];T_TURNOS;MOD([.R$20]-FECHAINICIO;16)+2;0)" office:value-type="string" office:string-value="D" calcext:value-type="string">
            <text:p>D</text:p>
          </table:table-cell>
          <table:table-cell table:style-name="ce32" table:formula="of:=VLOOKUP([.$A40];T_TURNOS;MOD([.S$20]-FECHAINICIO;16)+2;0)" office:value-type="string" office:string-value="D" calcext:value-type="string">
            <text:p>D</text:p>
          </table:table-cell>
          <table:table-cell table:style-name="ce32" table:formula="of:=VLOOKUP([.$A40];T_TURNOS;MOD([.T$20]-FECHAINICIO;16)+2;0)" office:value-type="string" office:string-value="M" calcext:value-type="string">
            <text:p>M</text:p>
          </table:table-cell>
          <table:table-cell table:style-name="ce32" table:formula="of:=VLOOKUP([.$A40];T_TURNOS;MOD([.U$20]-FECHAINICIO;16)+2;0)" office:value-type="string" office:string-value="M" calcext:value-type="string">
            <text:p>M</text:p>
          </table:table-cell>
          <table:table-cell table:style-name="ce32" table:formula="of:=VLOOKUP([.$A40];T_TURNOS;MOD([.V$20]-FECHAINICIO;16)+2;0)" office:value-type="string" office:string-value="T" calcext:value-type="string">
            <text:p>T</text:p>
          </table:table-cell>
          <table:table-cell table:style-name="ce32" table:formula="of:=VLOOKUP([.$A40];T_TURNOS;MOD([.W$20]-FECHAINICIO;16)+2;0)" office:value-type="string" office:string-value="T" calcext:value-type="string">
            <text:p>T</text:p>
          </table:table-cell>
          <table:table-cell table:style-name="ce32" table:formula="of:=VLOOKUP([.$A40];T_TURNOS;MOD([.X$20]-FECHAINICIO;16)+2;0)" office:value-type="string" office:string-value="N" calcext:value-type="string">
            <text:p>N</text:p>
          </table:table-cell>
          <table:table-cell table:style-name="ce32" table:formula="of:=VLOOKUP([.$A40];T_TURNOS;MOD([.Y$20]-FECHAINICIO;16)+2;0)" office:value-type="string" office:string-value="N" calcext:value-type="string">
            <text:p>N</text:p>
          </table:table-cell>
          <table:table-cell table:style-name="ce32" table:formula="of:=VLOOKUP([.$A40];T_TURNOS;MOD([.Z$20]-FECHAINICIO;16)+2;0)" office:value-type="string" office:string-value="D" calcext:value-type="string">
            <text:p>D</text:p>
          </table:table-cell>
          <table:table-cell table:style-name="ce32" table:formula="of:=VLOOKUP([.$A40];T_TURNOS;MOD([.AA$20]-FECHAINICIO;16)+2;0)" office:value-type="string" office:string-value="D" calcext:value-type="string">
            <text:p>D</text:p>
          </table:table-cell>
          <table:table-cell table:style-name="ce32" table:formula="of:=VLOOKUP([.$A40];T_TURNOS;MOD([.AB$20]-FECHAINICIO;16)+2;0)" office:value-type="string" office:string-value="D" calcext:value-type="string">
            <text:p>D</text:p>
          </table:table-cell>
          <table:table-cell table:style-name="ce32" table:formula="of:=VLOOKUP([.$A40];T_TURNOS;MOD([.AC$20]-FECHAINICIO;16)+2;0)" office:value-type="string" office:string-value="D" calcext:value-type="string">
            <text:p>D</text:p>
          </table:table-cell>
          <table:table-cell table:style-name="ce32" table:formula="of:=VLOOKUP([.$A40];T_TURNOS;MOD([.AD$20]-FECHAINICIO;16)+2;0)" office:value-type="string" office:string-value="M" calcext:value-type="string">
            <text:p>M</text:p>
          </table:table-cell>
          <table:table-cell table:formula="of:=VLOOKUP([.$A40];T_TURNOS;MOD([.AE$20]-FECHAINICIO;16)+2;0)" office:value-type="string" office:string-value="M" calcext:value-type="string">
            <text:p>M</text:p>
          </table:table-cell>
          <table:table-cell table:style-name="ce32" table:formula="of:=VLOOKUP([.$A40];T_TURNOS;MOD([.AF$20]-FECHAINICIO;16)+2;0)" office:value-type="string" office:string-value="T" calcext:value-type="string">
            <text:p>T</text:p>
          </table:table-cell>
          <table:table-cell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style-name="ce32" table:formula="of:=VLOOKUP([.$A41];T_TURNOS;MOD([.B$20]-FECHAINICIO;16)+2;0)" office:value-type="string" office:string-value="T" calcext:value-type="string">
            <text:p>T</text:p>
          </table:table-cell>
          <table:table-cell table:style-name="ce32" table:formula="of:=VLOOKUP([.$A41];T_TURNOS;MOD([.C$20]-FECHAINICIO;16)+2;0)" office:value-type="string" office:string-value="T" calcext:value-type="string">
            <text:p>T</text:p>
          </table:table-cell>
          <table:table-cell table:style-name="ce32" table:formula="of:=VLOOKUP([.$A41];T_TURNOS;MOD([.D$20]-FECHAINICIO;16)+2;0)" office:value-type="string" office:string-value="N" calcext:value-type="string">
            <text:p>N</text:p>
          </table:table-cell>
          <table:table-cell table:style-name="ce32" table:formula="of:=VLOOKUP([.$A41];T_TURNOS;MOD([.E$20]-FECHAINICIO;16)+2;0)" office:value-type="string" office:string-value="N" calcext:value-type="string">
            <text:p>N</text:p>
          </table:table-cell>
          <table:table-cell table:style-name="ce32" table:formula="of:=VLOOKUP([.$A41];T_TURNOS;MOD([.F$20]-FECHAINICIO;16)+2;0)" office:value-type="string" office:string-value="D" calcext:value-type="string">
            <text:p>D</text:p>
          </table:table-cell>
          <table:table-cell table:style-name="ce32" table:formula="of:=VLOOKUP([.$A41];T_TURNOS;MOD([.G$20]-FECHAINICIO;16)+2;0)" office:value-type="string" office:string-value="D" calcext:value-type="string">
            <text:p>D</text:p>
          </table:table-cell>
          <table:table-cell table:style-name="ce32" table:formula="of:=VLOOKUP([.$A41];T_TURNOS;MOD([.H$20]-FECHAINICIO;16)+2;0)" office:value-type="string" office:string-value="D" calcext:value-type="string">
            <text:p>D</text:p>
          </table:table-cell>
          <table:table-cell table:style-name="ce32" table:formula="of:=VLOOKUP([.$A41];T_TURNOS;MOD([.I$20]-FECHAINICIO;16)+2;0)" office:value-type="string" office:string-value="D" calcext:value-type="string">
            <text:p>D</text:p>
          </table:table-cell>
          <table:table-cell table:style-name="ce32" table:formula="of:=VLOOKUP([.$A41];T_TURNOS;MOD([.J$20]-FECHAINICIO;16)+2;0)" office:value-type="string" office:string-value="M" calcext:value-type="string">
            <text:p>M</text:p>
          </table:table-cell>
          <table:table-cell table:style-name="ce32" table:formula="of:=VLOOKUP([.$A41];T_TURNOS;MOD([.K$20]-FECHAINICIO;16)+2;0)" office:value-type="string" office:string-value="M" calcext:value-type="string">
            <text:p>M</text:p>
          </table:table-cell>
          <table:table-cell table:style-name="ce32" table:formula="of:=VLOOKUP([.$A41];T_TURNOS;MOD([.L$20]-FECHAINICIO;16)+2;0)" office:value-type="string" office:string-value="T" calcext:value-type="string">
            <text:p>T</text:p>
          </table:table-cell>
          <table:table-cell table:style-name="ce32" table:formula="of:=VLOOKUP([.$A41];T_TURNOS;MOD([.M$20]-FECHAINICIO;16)+2;0)" office:value-type="string" office:string-value="T" calcext:value-type="string">
            <text:p>T</text:p>
          </table:table-cell>
          <table:table-cell table:style-name="ce32" table:formula="of:=VLOOKUP([.$A41];T_TURNOS;MOD([.N$20]-FECHAINICIO;16)+2;0)" office:value-type="string" office:string-value="D" calcext:value-type="string">
            <text:p>D</text:p>
          </table:table-cell>
          <table:table-cell table:style-name="ce32" table:formula="of:=VLOOKUP([.$A41];T_TURNOS;MOD([.O$20]-FECHAINICIO;16)+2;0)" office:value-type="string" office:string-value="D" calcext:value-type="string">
            <text:p>D</text:p>
          </table:table-cell>
          <table:table-cell table:style-name="ce32" table:formula="of:=VLOOKUP([.$A41];T_TURNOS;MOD([.P$20]-FECHAINICIO;16)+2;0)" office:value-type="string" office:string-value="M" calcext:value-type="string">
            <text:p>M</text:p>
          </table:table-cell>
          <table:table-cell table:style-name="ce32" table:formula="of:=VLOOKUP([.$A41];T_TURNOS;MOD([.Q$20]-FECHAINICIO;16)+2;0)" office:value-type="string" office:string-value="M" calcext:value-type="string">
            <text:p>M</text:p>
          </table:table-cell>
          <table:table-cell table:style-name="ce32" table:formula="of:=VLOOKUP([.$A41];T_TURNOS;MOD([.R$20]-FECHAINICIO;16)+2;0)" office:value-type="string" office:string-value="T" calcext:value-type="string">
            <text:p>T</text:p>
          </table:table-cell>
          <table:table-cell table:style-name="ce32" table:formula="of:=VLOOKUP([.$A41];T_TURNOS;MOD([.S$20]-FECHAINICIO;16)+2;0)" office:value-type="string" office:string-value="T" calcext:value-type="string">
            <text:p>T</text:p>
          </table:table-cell>
          <table:table-cell table:style-name="ce32" table:formula="of:=VLOOKUP([.$A41];T_TURNOS;MOD([.T$20]-FECHAINICIO;16)+2;0)" office:value-type="string" office:string-value="N" calcext:value-type="string">
            <text:p>N</text:p>
          </table:table-cell>
          <table:table-cell table:style-name="ce32" table:formula="of:=VLOOKUP([.$A41];T_TURNOS;MOD([.U$20]-FECHAINICIO;16)+2;0)" office:value-type="string" office:string-value="N" calcext:value-type="string">
            <text:p>N</text:p>
          </table:table-cell>
          <table:table-cell table:style-name="ce32" table:formula="of:=VLOOKUP([.$A41];T_TURNOS;MOD([.V$20]-FECHAINICIO;16)+2;0)" office:value-type="string" office:string-value="D" calcext:value-type="string">
            <text:p>D</text:p>
          </table:table-cell>
          <table:table-cell table:style-name="ce32" table:formula="of:=VLOOKUP([.$A41];T_TURNOS;MOD([.W$20]-FECHAINICIO;16)+2;0)" office:value-type="string" office:string-value="D" calcext:value-type="string">
            <text:p>D</text:p>
          </table:table-cell>
          <table:table-cell table:style-name="ce32" table:formula="of:=VLOOKUP([.$A41];T_TURNOS;MOD([.X$20]-FECHAINICIO;16)+2;0)" office:value-type="string" office:string-value="D" calcext:value-type="string">
            <text:p>D</text:p>
          </table:table-cell>
          <table:table-cell table:style-name="ce32" table:formula="of:=VLOOKUP([.$A41];T_TURNOS;MOD([.Y$20]-FECHAINICIO;16)+2;0)" office:value-type="string" office:string-value="D" calcext:value-type="string">
            <text:p>D</text:p>
          </table:table-cell>
          <table:table-cell table:style-name="ce32" table:formula="of:=VLOOKUP([.$A41];T_TURNOS;MOD([.Z$20]-FECHAINICIO;16)+2;0)" office:value-type="string" office:string-value="M" calcext:value-type="string">
            <text:p>M</text:p>
          </table:table-cell>
          <table:table-cell table:style-name="ce32" table:formula="of:=VLOOKUP([.$A41];T_TURNOS;MOD([.AA$20]-FECHAINICIO;16)+2;0)" office:value-type="string" office:string-value="M" calcext:value-type="string">
            <text:p>M</text:p>
          </table:table-cell>
          <table:table-cell table:style-name="ce32" table:formula="of:=VLOOKUP([.$A41];T_TURNOS;MOD([.AB$20]-FECHAINICIO;16)+2;0)" office:value-type="string" office:string-value="T" calcext:value-type="string">
            <text:p>T</text:p>
          </table:table-cell>
          <table:table-cell table:style-name="ce32" table:formula="of:=VLOOKUP([.$A41];T_TURNOS;MOD([.AC$20]-FECHAINICIO;16)+2;0)" office:value-type="string" office:string-value="T" calcext:value-type="string">
            <text:p>T</text:p>
          </table:table-cell>
          <table:table-cell table:style-name="ce32" table:formula="of:=VLOOKUP([.$A41];T_TURNOS;MOD([.AD$20]-FECHAINICIO;16)+2;0)" office:value-type="string" office:string-value="D" calcext:value-type="string">
            <text:p>D</text:p>
          </table:table-cell>
          <table:table-cell table:formula="of:=VLOOKUP([.$A41];T_TURNOS;MOD([.AE$20]-FECHAINICIO;16)+2;0)" office:value-type="string" office:string-value="D" calcext:value-type="string">
            <text:p>D</text:p>
          </table:table-cell>
          <table:table-cell table:style-name="ce32" table:formula="of:=VLOOKUP([.$A41];T_TURNOS;MOD([.AF$20]-FECHAINICIO;16)+2;0)" office:value-type="string" office:string-value="M" calcext:value-type="string">
            <text:p>M</text:p>
          </table:table-cell>
          <table:table-cell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style-name="ce32" table:formula="of:=VLOOKUP([.$A42];T_TURNOS;MOD([.B$20]-FECHAINICIO;16)+2;0)" office:value-type="string" office:string-value="N" calcext:value-type="string">
            <text:p>N</text:p>
          </table:table-cell>
          <table:table-cell table:style-name="ce32" table:formula="of:=VLOOKUP([.$A42];T_TURNOS;MOD([.C$20]-FECHAINICIO;16)+2;0)" office:value-type="string" office:string-value="N" calcext:value-type="string">
            <text:p>N</text:p>
          </table:table-cell>
          <table:table-cell table:style-name="ce32" table:formula="of:=VLOOKUP([.$A42];T_TURNOS;MOD([.D$20]-FECHAINICIO;16)+2;0)" office:value-type="string" office:string-value="D" calcext:value-type="string">
            <text:p>D</text:p>
          </table:table-cell>
          <table:table-cell table:style-name="ce32" table:formula="of:=VLOOKUP([.$A42];T_TURNOS;MOD([.E$20]-FECHAINICIO;16)+2;0)" office:value-type="string" office:string-value="D" calcext:value-type="string">
            <text:p>D</text:p>
          </table:table-cell>
          <table:table-cell table:style-name="ce32" table:formula="of:=VLOOKUP([.$A42];T_TURNOS;MOD([.F$20]-FECHAINICIO;16)+2;0)" office:value-type="string" office:string-value="N" calcext:value-type="string">
            <text:p>N</text:p>
          </table:table-cell>
          <table:table-cell table:style-name="ce32" table:formula="of:=VLOOKUP([.$A42];T_TURNOS;MOD([.G$20]-FECHAINICIO;16)+2;0)" office:value-type="string" office:string-value="N" calcext:value-type="string">
            <text:p>N</text:p>
          </table:table-cell>
          <table:table-cell table:style-name="ce32" table:formula="of:=VLOOKUP([.$A42];T_TURNOS;MOD([.H$20]-FECHAINICIO;16)+2;0)" office:value-type="string" office:string-value="D" calcext:value-type="string">
            <text:p>D</text:p>
          </table:table-cell>
          <table:table-cell table:style-name="ce32" table:formula="of:=VLOOKUP([.$A42];T_TURNOS;MOD([.I$20]-FECHAINICIO;16)+2;0)" office:value-type="string" office:string-value="D" calcext:value-type="string">
            <text:p>D</text:p>
          </table:table-cell>
          <table:table-cell table:style-name="ce32" table:formula="of:=VLOOKUP([.$A42];T_TURNOS;MOD([.J$20]-FECHAINICIO;16)+2;0)" office:value-type="string" office:string-value="N" calcext:value-type="string">
            <text:p>N</text:p>
          </table:table-cell>
          <table:table-cell table:style-name="ce32" table:formula="of:=VLOOKUP([.$A42];T_TURNOS;MOD([.K$20]-FECHAINICIO;16)+2;0)" office:value-type="string" office:string-value="N" calcext:value-type="string">
            <text:p>N</text:p>
          </table:table-cell>
          <table:table-cell table:style-name="ce32" table:formula="of:=VLOOKUP([.$A42];T_TURNOS;MOD([.L$20]-FECHAINICIO;16)+2;0)" office:value-type="string" office:string-value="D" calcext:value-type="string">
            <text:p>D</text:p>
          </table:table-cell>
          <table:table-cell table:style-name="ce32" table:formula="of:=VLOOKUP([.$A42];T_TURNOS;MOD([.M$20]-FECHAINICIO;16)+2;0)" office:value-type="string" office:string-value="D" calcext:value-type="string">
            <text:p>D</text:p>
          </table:table-cell>
          <table:table-cell table:style-name="ce32" table:formula="of:=VLOOKUP([.$A42];T_TURNOS;MOD([.N$20]-FECHAINICIO;16)+2;0)" office:value-type="string" office:string-value="N" calcext:value-type="string">
            <text:p>N</text:p>
          </table:table-cell>
          <table:table-cell table:style-name="ce32" table:formula="of:=VLOOKUP([.$A42];T_TURNOS;MOD([.O$20]-FECHAINICIO;16)+2;0)" office:value-type="string" office:string-value="N" calcext:value-type="string">
            <text:p>N</text:p>
          </table:table-cell>
          <table:table-cell table:style-name="ce32" table:formula="of:=VLOOKUP([.$A42];T_TURNOS;MOD([.P$20]-FECHAINICIO;16)+2;0)" office:value-type="string" office:string-value="D" calcext:value-type="string">
            <text:p>D</text:p>
          </table:table-cell>
          <table:table-cell table:style-name="ce32" table:formula="of:=VLOOKUP([.$A42];T_TURNOS;MOD([.Q$20]-FECHAINICIO;16)+2;0)" office:value-type="string" office:string-value="D" calcext:value-type="string">
            <text:p>D</text:p>
          </table:table-cell>
          <table:table-cell table:style-name="ce32" table:formula="of:=VLOOKUP([.$A42];T_TURNOS;MOD([.R$20]-FECHAINICIO;16)+2;0)" office:value-type="string" office:string-value="N" calcext:value-type="string">
            <text:p>N</text:p>
          </table:table-cell>
          <table:table-cell table:style-name="ce32" table:formula="of:=VLOOKUP([.$A42];T_TURNOS;MOD([.S$20]-FECHAINICIO;16)+2;0)" office:value-type="string" office:string-value="N" calcext:value-type="string">
            <text:p>N</text:p>
          </table:table-cell>
          <table:table-cell table:style-name="ce32" table:formula="of:=VLOOKUP([.$A42];T_TURNOS;MOD([.T$20]-FECHAINICIO;16)+2;0)" office:value-type="string" office:string-value="D" calcext:value-type="string">
            <text:p>D</text:p>
          </table:table-cell>
          <table:table-cell table:style-name="ce32" table:formula="of:=VLOOKUP([.$A42];T_TURNOS;MOD([.U$20]-FECHAINICIO;16)+2;0)" office:value-type="string" office:string-value="D" calcext:value-type="string">
            <text:p>D</text:p>
          </table:table-cell>
          <table:table-cell table:style-name="ce32" table:formula="of:=VLOOKUP([.$A42];T_TURNOS;MOD([.V$20]-FECHAINICIO;16)+2;0)" office:value-type="string" office:string-value="N" calcext:value-type="string">
            <text:p>N</text:p>
          </table:table-cell>
          <table:table-cell table:style-name="ce32" table:formula="of:=VLOOKUP([.$A42];T_TURNOS;MOD([.W$20]-FECHAINICIO;16)+2;0)" office:value-type="string" office:string-value="N" calcext:value-type="string">
            <text:p>N</text:p>
          </table:table-cell>
          <table:table-cell table:style-name="ce32" table:formula="of:=VLOOKUP([.$A42];T_TURNOS;MOD([.X$20]-FECHAINICIO;16)+2;0)" office:value-type="string" office:string-value="D" calcext:value-type="string">
            <text:p>D</text:p>
          </table:table-cell>
          <table:table-cell table:style-name="ce32" table:formula="of:=VLOOKUP([.$A42];T_TURNOS;MOD([.Y$20]-FECHAINICIO;16)+2;0)" office:value-type="string" office:string-value="D" calcext:value-type="string">
            <text:p>D</text:p>
          </table:table-cell>
          <table:table-cell table:style-name="ce32" table:formula="of:=VLOOKUP([.$A42];T_TURNOS;MOD([.Z$20]-FECHAINICIO;16)+2;0)" office:value-type="string" office:string-value="N" calcext:value-type="string">
            <text:p>N</text:p>
          </table:table-cell>
          <table:table-cell table:style-name="ce32" table:formula="of:=VLOOKUP([.$A42];T_TURNOS;MOD([.AA$20]-FECHAINICIO;16)+2;0)" office:value-type="string" office:string-value="N" calcext:value-type="string">
            <text:p>N</text:p>
          </table:table-cell>
          <table:table-cell table:style-name="ce32" table:formula="of:=VLOOKUP([.$A42];T_TURNOS;MOD([.AB$20]-FECHAINICIO;16)+2;0)" office:value-type="string" office:string-value="D" calcext:value-type="string">
            <text:p>D</text:p>
          </table:table-cell>
          <table:table-cell table:style-name="ce32" table:formula="of:=VLOOKUP([.$A42];T_TURNOS;MOD([.AC$20]-FECHAINICIO;16)+2;0)" office:value-type="string" office:string-value="D" calcext:value-type="string">
            <text:p>D</text:p>
          </table:table-cell>
          <table:table-cell table:style-name="ce32" table:formula="of:=VLOOKUP([.$A42];T_TURNOS;MOD([.AD$20]-FECHAINICIO;16)+2;0)" office:value-type="string" office:string-value="N" calcext:value-type="string">
            <text:p>N</text:p>
          </table:table-cell>
          <table:table-cell table:formula="of:=VLOOKUP([.$A42];T_TURNOS;MOD([.AE$20]-FECHAINICIO;16)+2;0)" office:value-type="string" office:string-value="N" calcext:value-type="string">
            <text:p>N</text:p>
          </table:table-cell>
          <table:table-cell table:style-name="ce32" table:formula="of:=VLOOKUP([.$A42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1" table:number-rows-spanned="2">
            <text:p>JUNIO</text:p>
          </table:table-cell>
          <table:table-cell table:style-name="ce16" table:formula="of:=DATE([.$A$2];6;1)" office:value-type="date" office:date-value="2023-06-01" calcext:value-type="date">
            <text:p>01</text:p>
          </table:table-cell>
          <table:table-cell table:style-name="ce16" table:formula="of:=[.B44]+1" office:value-type="date" office:date-value="2023-06-02" calcext:value-type="date">
            <text:p>02</text:p>
          </table:table-cell>
          <table:table-cell table:style-name="ce16" table:formula="of:=[.C44]+1" office:value-type="date" office:date-value="2023-06-03" calcext:value-type="date">
            <text:p>03</text:p>
          </table:table-cell>
          <table:table-cell table:style-name="ce16" table:formula="of:=[.D44]+1" office:value-type="date" office:date-value="2023-06-04" calcext:value-type="date">
            <text:p>04</text:p>
          </table:table-cell>
          <table:table-cell table:style-name="ce16" table:formula="of:=[.E44]+1" office:value-type="date" office:date-value="2023-06-05" calcext:value-type="date">
            <text:p>05</text:p>
          </table:table-cell>
          <table:table-cell table:style-name="ce16" table:formula="of:=[.F44]+1" office:value-type="date" office:date-value="2023-06-06" calcext:value-type="date">
            <text:p>06</text:p>
          </table:table-cell>
          <table:table-cell table:style-name="ce16" table:formula="of:=[.G44]+1" office:value-type="date" office:date-value="2023-06-07" calcext:value-type="date">
            <text:p>07</text:p>
          </table:table-cell>
          <table:table-cell table:style-name="ce16" table:formula="of:=[.H44]+1" office:value-type="date" office:date-value="2023-06-08" calcext:value-type="date">
            <text:p>08</text:p>
          </table:table-cell>
          <table:table-cell table:style-name="ce16" table:formula="of:=[.I44]+1" office:value-type="date" office:date-value="2023-06-09" calcext:value-type="date">
            <text:p>09</text:p>
          </table:table-cell>
          <table:table-cell table:style-name="ce16" table:formula="of:=[.J44]+1" office:value-type="date" office:date-value="2023-06-10" calcext:value-type="date">
            <text:p>10</text:p>
          </table:table-cell>
          <table:table-cell table:style-name="ce16" table:formula="of:=[.K44]+1" office:value-type="date" office:date-value="2023-06-11" calcext:value-type="date">
            <text:p>11</text:p>
          </table:table-cell>
          <table:table-cell table:style-name="ce16" table:formula="of:=[.L44]+1" office:value-type="date" office:date-value="2023-06-12" calcext:value-type="date">
            <text:p>12</text:p>
          </table:table-cell>
          <table:table-cell table:style-name="ce16" table:formula="of:=[.M44]+1" office:value-type="date" office:date-value="2023-06-13" calcext:value-type="date">
            <text:p>13</text:p>
          </table:table-cell>
          <table:table-cell table:style-name="ce16" table:formula="of:=[.N44]+1" office:value-type="date" office:date-value="2023-06-14" calcext:value-type="date">
            <text:p>14</text:p>
          </table:table-cell>
          <table:table-cell table:style-name="ce16" table:formula="of:=[.O44]+1" office:value-type="date" office:date-value="2023-06-15" calcext:value-type="date">
            <text:p>15</text:p>
          </table:table-cell>
          <table:table-cell table:style-name="ce16" table:formula="of:=[.P44]+1" office:value-type="date" office:date-value="2023-06-16" calcext:value-type="date">
            <text:p>16</text:p>
          </table:table-cell>
          <table:table-cell table:style-name="ce16" table:formula="of:=[.Q44]+1" office:value-type="date" office:date-value="2023-06-17" calcext:value-type="date">
            <text:p>17</text:p>
          </table:table-cell>
          <table:table-cell table:style-name="ce16" table:formula="of:=[.R44]+1" office:value-type="date" office:date-value="2023-06-18" calcext:value-type="date">
            <text:p>18</text:p>
          </table:table-cell>
          <table:table-cell table:style-name="ce16" table:formula="of:=[.S44]+1" office:value-type="date" office:date-value="2023-06-19" calcext:value-type="date">
            <text:p>19</text:p>
          </table:table-cell>
          <table:table-cell table:style-name="ce16" table:formula="of:=[.T44]+1" office:value-type="date" office:date-value="2023-06-20" calcext:value-type="date">
            <text:p>20</text:p>
          </table:table-cell>
          <table:table-cell table:style-name="ce16" table:formula="of:=[.U44]+1" office:value-type="date" office:date-value="2023-06-21" calcext:value-type="date">
            <text:p>21</text:p>
          </table:table-cell>
          <table:table-cell table:style-name="ce16" table:formula="of:=[.V44]+1" office:value-type="date" office:date-value="2023-06-22" calcext:value-type="date">
            <text:p>22</text:p>
          </table:table-cell>
          <table:table-cell table:style-name="ce16" table:formula="of:=[.W44]+1" office:value-type="date" office:date-value="2023-06-23" calcext:value-type="date">
            <text:p>23</text:p>
          </table:table-cell>
          <table:table-cell table:style-name="ce16" table:formula="of:=[.X44]+1" office:value-type="date" office:date-value="2023-06-24" calcext:value-type="date">
            <text:p>24</text:p>
          </table:table-cell>
          <table:table-cell table:style-name="ce16" table:formula="of:=[.Y44]+1" office:value-type="date" office:date-value="2023-06-25" calcext:value-type="date">
            <text:p>25</text:p>
          </table:table-cell>
          <table:table-cell table:style-name="ce16" table:formula="of:=[.Z44]+1" office:value-type="date" office:date-value="2023-06-26" calcext:value-type="date">
            <text:p>26</text:p>
          </table:table-cell>
          <table:table-cell table:style-name="ce16" table:formula="of:=[.AA44]+1" office:value-type="date" office:date-value="2023-06-27" calcext:value-type="date">
            <text:p>27</text:p>
          </table:table-cell>
          <table:table-cell table:style-name="ce16" table:formula="of:=[.AB44]+1" office:value-type="date" office:date-value="2023-06-28" calcext:value-type="date">
            <text:p>28</text:p>
          </table:table-cell>
          <table:table-cell table:style-name="ce16" table:formula="of:=[.AC44]+1" office:value-type="date" office:date-value="2023-06-29" calcext:value-type="date">
            <text:p>29</text:p>
          </table:table-cell>
          <table:table-cell table:style-name="ce16" table:formula="of:=[.AD44]+1" office:value-type="date" office:date-value="2023-06-30" calcext:value-type="date">
            <text:p>30</text:p>
          </table:table-cell>
          <table:table-cell table:number-columns-repeated="2"/>
        </table:table-row>
        <table:table-row table:style-name="ro2">
          <table:covered-table-cell table:style-name="ce11"/>
          <table:table-cell table:style-name="ce17" table:formula="of:=[.B44]" office:value-type="date" office:date-value="2023-06-01" calcext:value-type="date">
            <text:p>jue</text:p>
          </table:table-cell>
          <table:table-cell table:style-name="ce17" table:formula="of:=[.C44]" office:value-type="date" office:date-value="2023-06-02" calcext:value-type="date">
            <text:p>vie</text:p>
          </table:table-cell>
          <table:table-cell table:style-name="ce17" table:formula="of:=[.D44]" office:value-type="date" office:date-value="2023-06-03" calcext:value-type="date">
            <text:p>sáb</text:p>
          </table:table-cell>
          <table:table-cell table:style-name="ce17" table:formula="of:=[.E44]" office:value-type="date" office:date-value="2023-06-04" calcext:value-type="date">
            <text:p>dom</text:p>
          </table:table-cell>
          <table:table-cell table:style-name="ce17" table:formula="of:=[.F44]" office:value-type="date" office:date-value="2023-06-05" calcext:value-type="date">
            <text:p>lun</text:p>
          </table:table-cell>
          <table:table-cell table:style-name="ce17" table:formula="of:=[.G44]" office:value-type="date" office:date-value="2023-06-06" calcext:value-type="date">
            <text:p>mar</text:p>
          </table:table-cell>
          <table:table-cell table:style-name="ce17" table:formula="of:=[.H44]" office:value-type="date" office:date-value="2023-06-07" calcext:value-type="date">
            <text:p>mié</text:p>
          </table:table-cell>
          <table:table-cell table:style-name="ce17" table:formula="of:=[.I44]" office:value-type="date" office:date-value="2023-06-08" calcext:value-type="date">
            <text:p>jue</text:p>
          </table:table-cell>
          <table:table-cell table:style-name="ce17" table:formula="of:=[.J44]" office:value-type="date" office:date-value="2023-06-09" calcext:value-type="date">
            <text:p>vie</text:p>
          </table:table-cell>
          <table:table-cell table:style-name="ce17" table:formula="of:=[.K44]" office:value-type="date" office:date-value="2023-06-10" calcext:value-type="date">
            <text:p>sáb</text:p>
          </table:table-cell>
          <table:table-cell table:style-name="ce17" table:formula="of:=[.L44]" office:value-type="date" office:date-value="2023-06-11" calcext:value-type="date">
            <text:p>dom</text:p>
          </table:table-cell>
          <table:table-cell table:style-name="ce17" table:formula="of:=[.M44]" office:value-type="date" office:date-value="2023-06-12" calcext:value-type="date">
            <text:p>lun</text:p>
          </table:table-cell>
          <table:table-cell table:style-name="ce17" table:formula="of:=[.N44]" office:value-type="date" office:date-value="2023-06-13" calcext:value-type="date">
            <text:p>mar</text:p>
          </table:table-cell>
          <table:table-cell table:style-name="ce17" table:formula="of:=[.O44]" office:value-type="date" office:date-value="2023-06-14" calcext:value-type="date">
            <text:p>mié</text:p>
          </table:table-cell>
          <table:table-cell table:style-name="ce17" table:formula="of:=[.P44]" office:value-type="date" office:date-value="2023-06-15" calcext:value-type="date">
            <text:p>jue</text:p>
          </table:table-cell>
          <table:table-cell table:style-name="ce17" table:formula="of:=[.Q44]" office:value-type="date" office:date-value="2023-06-16" calcext:value-type="date">
            <text:p>vie</text:p>
          </table:table-cell>
          <table:table-cell table:style-name="ce17" table:formula="of:=[.R44]" office:value-type="date" office:date-value="2023-06-17" calcext:value-type="date">
            <text:p>sáb</text:p>
          </table:table-cell>
          <table:table-cell table:style-name="ce17" table:formula="of:=[.S44]" office:value-type="date" office:date-value="2023-06-18" calcext:value-type="date">
            <text:p>dom</text:p>
          </table:table-cell>
          <table:table-cell table:style-name="ce17" table:formula="of:=[.T44]" office:value-type="date" office:date-value="2023-06-19" calcext:value-type="date">
            <text:p>lun</text:p>
          </table:table-cell>
          <table:table-cell table:style-name="ce17" table:formula="of:=[.U44]" office:value-type="date" office:date-value="2023-06-20" calcext:value-type="date">
            <text:p>mar</text:p>
          </table:table-cell>
          <table:table-cell table:style-name="ce17" table:formula="of:=[.V44]" office:value-type="date" office:date-value="2023-06-21" calcext:value-type="date">
            <text:p>mié</text:p>
          </table:table-cell>
          <table:table-cell table:style-name="ce17" table:formula="of:=[.W44]" office:value-type="date" office:date-value="2023-06-22" calcext:value-type="date">
            <text:p>jue</text:p>
          </table:table-cell>
          <table:table-cell table:style-name="ce17" table:formula="of:=[.X44]" office:value-type="date" office:date-value="2023-06-23" calcext:value-type="date">
            <text:p>vie</text:p>
          </table:table-cell>
          <table:table-cell table:style-name="ce17" table:formula="of:=[.Y44]" office:value-type="date" office:date-value="2023-06-24" calcext:value-type="date">
            <text:p>sáb</text:p>
          </table:table-cell>
          <table:table-cell table:style-name="ce17" table:formula="of:=[.Z44]" office:value-type="date" office:date-value="2023-06-25" calcext:value-type="date">
            <text:p>dom</text:p>
          </table:table-cell>
          <table:table-cell table:style-name="ce17" table:formula="of:=[.AA44]" office:value-type="date" office:date-value="2023-06-26" calcext:value-type="date">
            <text:p>lun</text:p>
          </table:table-cell>
          <table:table-cell table:style-name="ce17" table:formula="of:=[.AB44]" office:value-type="date" office:date-value="2023-06-27" calcext:value-type="date">
            <text:p>mar</text:p>
          </table:table-cell>
          <table:table-cell table:style-name="ce17" table:formula="of:=[.AC44]" office:value-type="date" office:date-value="2023-06-28" calcext:value-type="date">
            <text:p>mié</text:p>
          </table:table-cell>
          <table:table-cell table:style-name="ce17" table:formula="of:=[.AD44]" office:value-type="date" office:date-value="2023-06-29" calcext:value-type="date">
            <text:p>jue</text:p>
          </table:table-cell>
          <table:table-cell table:style-name="ce17" table:formula="of:=[.AE44]" office:value-type="date" office:date-value="2023-06-30" calcext:value-type="date">
            <text:p>vie</text:p>
          </table:table-cell>
          <table:table-cell table:number-columns-repeated="2"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formula="of:=VLOOKUP([.$A46];T_TURNOS;MOD([.B$28]-FECHAINICIO;16)+2;0)" office:value-type="string" office:string-value="D" calcext:value-type="string">
            <text:p>D</text:p>
          </table:table-cell>
          <table:table-cell table:formula="of:=VLOOKUP([.$A46];T_TURNOS;MOD([.C$28]-FECHAINICIO;16)+2;0)" office:value-type="string" office:string-value="M" calcext:value-type="string">
            <text:p>M</text:p>
          </table:table-cell>
          <table:table-cell table:formula="of:=VLOOKUP([.$A46];T_TURNOS;MOD([.D$28]-FECHAINICIO;16)+2;0)" office:value-type="string" office:string-value="M" calcext:value-type="string">
            <text:p>M</text:p>
          </table:table-cell>
          <table:table-cell table:formula="of:=VLOOKUP([.$A46];T_TURNOS;MOD([.E$28]-FECHAINICIO;16)+2;0)" office:value-type="string" office:string-value="T" calcext:value-type="string">
            <text:p>T</text:p>
          </table:table-cell>
          <table:table-cell table:formula="of:=VLOOKUP([.$A46];T_TURNOS;MOD([.F$28]-FECHAINICIO;16)+2;0)" office:value-type="string" office:string-value="T" calcext:value-type="string">
            <text:p>T</text:p>
          </table:table-cell>
          <table:table-cell table:formula="of:=VLOOKUP([.$A46];T_TURNOS;MOD([.G$28]-FECHAINICIO;16)+2;0)" office:value-type="string" office:string-value="D" calcext:value-type="string">
            <text:p>D</text:p>
          </table:table-cell>
          <table:table-cell table:formula="of:=VLOOKUP([.$A46];T_TURNOS;MOD([.H$28]-FECHAINICIO;16)+2;0)" office:value-type="string" office:string-value="D" calcext:value-type="string">
            <text:p>D</text:p>
          </table:table-cell>
          <table:table-cell table:formula="of:=VLOOKUP([.$A46];T_TURNOS;MOD([.I$28]-FECHAINICIO;16)+2;0)" office:value-type="string" office:string-value="M" calcext:value-type="string">
            <text:p>M</text:p>
          </table:table-cell>
          <table:table-cell table:formula="of:=VLOOKUP([.$A46];T_TURNOS;MOD([.J$28]-FECHAINICIO;16)+2;0)" office:value-type="string" office:string-value="M" calcext:value-type="string">
            <text:p>M</text:p>
          </table:table-cell>
          <table:table-cell table:formula="of:=VLOOKUP([.$A46];T_TURNOS;MOD([.K$28]-FECHAINICIO;16)+2;0)" office:value-type="string" office:string-value="T" calcext:value-type="string">
            <text:p>T</text:p>
          </table:table-cell>
          <table:table-cell table:formula="of:=VLOOKUP([.$A46];T_TURNOS;MOD([.L$28]-FECHAINICIO;16)+2;0)" office:value-type="string" office:string-value="T" calcext:value-type="string">
            <text:p>T</text:p>
          </table:table-cell>
          <table:table-cell table:formula="of:=VLOOKUP([.$A46];T_TURNOS;MOD([.M$28]-FECHAINICIO;16)+2;0)" office:value-type="string" office:string-value="N" calcext:value-type="string">
            <text:p>N</text:p>
          </table:table-cell>
          <table:table-cell table:formula="of:=VLOOKUP([.$A46];T_TURNOS;MOD([.N$28]-FECHAINICIO;16)+2;0)" office:value-type="string" office:string-value="N" calcext:value-type="string">
            <text:p>N</text:p>
          </table:table-cell>
          <table:table-cell table:formula="of:=VLOOKUP([.$A46];T_TURNOS;MOD([.O$28]-FECHAINICIO;16)+2;0)" office:value-type="string" office:string-value="D" calcext:value-type="string">
            <text:p>D</text:p>
          </table:table-cell>
          <table:table-cell table:formula="of:=VLOOKUP([.$A46];T_TURNOS;MOD([.P$28]-FECHAINICIO;16)+2;0)" office:value-type="string" office:string-value="D" calcext:value-type="string">
            <text:p>D</text:p>
          </table:table-cell>
          <table:table-cell table:formula="of:=VLOOKUP([.$A46];T_TURNOS;MOD([.Q$28]-FECHAINICIO;16)+2;0)" office:value-type="string" office:string-value="D" calcext:value-type="string">
            <text:p>D</text:p>
          </table:table-cell>
          <table:table-cell table:formula="of:=VLOOKUP([.$A46];T_TURNOS;MOD([.R$28]-FECHAINICIO;16)+2;0)" office:value-type="string" office:string-value="D" calcext:value-type="string">
            <text:p>D</text:p>
          </table:table-cell>
          <table:table-cell table:formula="of:=VLOOKUP([.$A46];T_TURNOS;MOD([.S$28]-FECHAINICIO;16)+2;0)" office:value-type="string" office:string-value="M" calcext:value-type="string">
            <text:p>M</text:p>
          </table:table-cell>
          <table:table-cell table:formula="of:=VLOOKUP([.$A46];T_TURNOS;MOD([.T$28]-FECHAINICIO;16)+2;0)" office:value-type="string" office:string-value="M" calcext:value-type="string">
            <text:p>M</text:p>
          </table:table-cell>
          <table:table-cell table:formula="of:=VLOOKUP([.$A46];T_TURNOS;MOD([.U$28]-FECHAINICIO;16)+2;0)" office:value-type="string" office:string-value="T" calcext:value-type="string">
            <text:p>T</text:p>
          </table:table-cell>
          <table:table-cell table:formula="of:=VLOOKUP([.$A46];T_TURNOS;MOD([.V$28]-FECHAINICIO;16)+2;0)" office:value-type="string" office:string-value="T" calcext:value-type="string">
            <text:p>T</text:p>
          </table:table-cell>
          <table:table-cell table:formula="of:=VLOOKUP([.$A46];T_TURNOS;MOD([.W$28]-FECHAINICIO;16)+2;0)" office:value-type="string" office:string-value="D" calcext:value-type="string">
            <text:p>D</text:p>
          </table:table-cell>
          <table:table-cell table:formula="of:=VLOOKUP([.$A46];T_TURNOS;MOD([.X$28]-FECHAINICIO;16)+2;0)" office:value-type="string" office:string-value="D" calcext:value-type="string">
            <text:p>D</text:p>
          </table:table-cell>
          <table:table-cell table:formula="of:=VLOOKUP([.$A46];T_TURNOS;MOD([.Y$28]-FECHAINICIO;16)+2;0)" office:value-type="string" office:string-value="M" calcext:value-type="string">
            <text:p>M</text:p>
          </table:table-cell>
          <table:table-cell table:formula="of:=VLOOKUP([.$A46];T_TURNOS;MOD([.Z$28]-FECHAINICIO;16)+2;0)" office:value-type="string" office:string-value="M" calcext:value-type="string">
            <text:p>M</text:p>
          </table:table-cell>
          <table:table-cell table:formula="of:=VLOOKUP([.$A46];T_TURNOS;MOD([.AA$28]-FECHAINICIO;16)+2;0)" office:value-type="string" office:string-value="T" calcext:value-type="string">
            <text:p>T</text:p>
          </table:table-cell>
          <table:table-cell table:formula="of:=VLOOKUP([.$A46];T_TURNOS;MOD([.AB$28]-FECHAINICIO;16)+2;0)" office:value-type="string" office:string-value="T" calcext:value-type="string">
            <text:p>T</text:p>
          </table:table-cell>
          <table:table-cell table:formula="of:=VLOOKUP([.$A46];T_TURNOS;MOD([.AC$28]-FECHAINICIO;16)+2;0)" office:value-type="string" office:string-value="N" calcext:value-type="string">
            <text:p>N</text:p>
          </table:table-cell>
          <table:table-cell table:formula="of:=VLOOKUP([.$A46];T_TURNOS;MOD([.AD$28]-FECHAINICIO;16)+2;0)" office:value-type="string" office:string-value="N" calcext:value-type="string">
            <text:p>N</text:p>
          </table:table-cell>
          <table:table-cell table:style-name="ce31" table:formula="of:=VLOOKUP([.$A46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formula="of:=VLOOKUP([.$A47];T_TURNOS;MOD([.B$28]-FECHAINICIO;16)+2;0)" office:value-type="string" office:string-value="N" calcext:value-type="string">
            <text:p>N</text:p>
          </table:table-cell>
          <table:table-cell table:formula="of:=VLOOKUP([.$A47];T_TURNOS;MOD([.C$28]-FECHAINICIO;16)+2;0)" office:value-type="string" office:string-value="D" calcext:value-type="string">
            <text:p>D</text:p>
          </table:table-cell>
          <table:table-cell table:formula="of:=VLOOKUP([.$A47];T_TURNOS;MOD([.D$28]-FECHAINICIO;16)+2;0)" office:value-type="string" office:string-value="D" calcext:value-type="string">
            <text:p>D</text:p>
          </table:table-cell>
          <table:table-cell table:formula="of:=VLOOKUP([.$A47];T_TURNOS;MOD([.E$28]-FECHAINICIO;16)+2;0)" office:value-type="string" office:string-value="D" calcext:value-type="string">
            <text:p>D</text:p>
          </table:table-cell>
          <table:table-cell table:formula="of:=VLOOKUP([.$A47];T_TURNOS;MOD([.F$28]-FECHAINICIO;16)+2;0)" office:value-type="string" office:string-value="D" calcext:value-type="string">
            <text:p>D</text:p>
          </table:table-cell>
          <table:table-cell table:formula="of:=VLOOKUP([.$A47];T_TURNOS;MOD([.G$28]-FECHAINICIO;16)+2;0)" office:value-type="string" office:string-value="M" calcext:value-type="string">
            <text:p>M</text:p>
          </table:table-cell>
          <table:table-cell table:formula="of:=VLOOKUP([.$A47];T_TURNOS;MOD([.H$28]-FECHAINICIO;16)+2;0)" office:value-type="string" office:string-value="M" calcext:value-type="string">
            <text:p>M</text:p>
          </table:table-cell>
          <table:table-cell table:formula="of:=VLOOKUP([.$A47];T_TURNOS;MOD([.I$28]-FECHAINICIO;16)+2;0)" office:value-type="string" office:string-value="T" calcext:value-type="string">
            <text:p>T</text:p>
          </table:table-cell>
          <table:table-cell table:formula="of:=VLOOKUP([.$A47];T_TURNOS;MOD([.J$28]-FECHAINICIO;16)+2;0)" office:value-type="string" office:string-value="T" calcext:value-type="string">
            <text:p>T</text:p>
          </table:table-cell>
          <table:table-cell table:formula="of:=VLOOKUP([.$A47];T_TURNOS;MOD([.K$28]-FECHAINICIO;16)+2;0)" office:value-type="string" office:string-value="D" calcext:value-type="string">
            <text:p>D</text:p>
          </table:table-cell>
          <table:table-cell table:formula="of:=VLOOKUP([.$A47];T_TURNOS;MOD([.L$28]-FECHAINICIO;16)+2;0)" office:value-type="string" office:string-value="D" calcext:value-type="string">
            <text:p>D</text:p>
          </table:table-cell>
          <table:table-cell table:formula="of:=VLOOKUP([.$A47];T_TURNOS;MOD([.M$28]-FECHAINICIO;16)+2;0)" office:value-type="string" office:string-value="M" calcext:value-type="string">
            <text:p>M</text:p>
          </table:table-cell>
          <table:table-cell table:formula="of:=VLOOKUP([.$A47];T_TURNOS;MOD([.N$28]-FECHAINICIO;16)+2;0)" office:value-type="string" office:string-value="M" calcext:value-type="string">
            <text:p>M</text:p>
          </table:table-cell>
          <table:table-cell table:formula="of:=VLOOKUP([.$A47];T_TURNOS;MOD([.O$28]-FECHAINICIO;16)+2;0)" office:value-type="string" office:string-value="T" calcext:value-type="string">
            <text:p>T</text:p>
          </table:table-cell>
          <table:table-cell table:formula="of:=VLOOKUP([.$A47];T_TURNOS;MOD([.P$28]-FECHAINICIO;16)+2;0)" office:value-type="string" office:string-value="T" calcext:value-type="string">
            <text:p>T</text:p>
          </table:table-cell>
          <table:table-cell table:formula="of:=VLOOKUP([.$A47];T_TURNOS;MOD([.Q$28]-FECHAINICIO;16)+2;0)" office:value-type="string" office:string-value="N" calcext:value-type="string">
            <text:p>N</text:p>
          </table:table-cell>
          <table:table-cell table:formula="of:=VLOOKUP([.$A47];T_TURNOS;MOD([.R$28]-FECHAINICIO;16)+2;0)" office:value-type="string" office:string-value="N" calcext:value-type="string">
            <text:p>N</text:p>
          </table:table-cell>
          <table:table-cell table:formula="of:=VLOOKUP([.$A47];T_TURNOS;MOD([.S$28]-FECHAINICIO;16)+2;0)" office:value-type="string" office:string-value="D" calcext:value-type="string">
            <text:p>D</text:p>
          </table:table-cell>
          <table:table-cell table:formula="of:=VLOOKUP([.$A47];T_TURNOS;MOD([.T$28]-FECHAINICIO;16)+2;0)" office:value-type="string" office:string-value="D" calcext:value-type="string">
            <text:p>D</text:p>
          </table:table-cell>
          <table:table-cell table:formula="of:=VLOOKUP([.$A47];T_TURNOS;MOD([.U$28]-FECHAINICIO;16)+2;0)" office:value-type="string" office:string-value="D" calcext:value-type="string">
            <text:p>D</text:p>
          </table:table-cell>
          <table:table-cell table:formula="of:=VLOOKUP([.$A47];T_TURNOS;MOD([.V$28]-FECHAINICIO;16)+2;0)" office:value-type="string" office:string-value="D" calcext:value-type="string">
            <text:p>D</text:p>
          </table:table-cell>
          <table:table-cell table:formula="of:=VLOOKUP([.$A47];T_TURNOS;MOD([.W$28]-FECHAINICIO;16)+2;0)" office:value-type="string" office:string-value="M" calcext:value-type="string">
            <text:p>M</text:p>
          </table:table-cell>
          <table:table-cell table:formula="of:=VLOOKUP([.$A47];T_TURNOS;MOD([.X$28]-FECHAINICIO;16)+2;0)" office:value-type="string" office:string-value="M" calcext:value-type="string">
            <text:p>M</text:p>
          </table:table-cell>
          <table:table-cell table:formula="of:=VLOOKUP([.$A47];T_TURNOS;MOD([.Y$28]-FECHAINICIO;16)+2;0)" office:value-type="string" office:string-value="T" calcext:value-type="string">
            <text:p>T</text:p>
          </table:table-cell>
          <table:table-cell table:formula="of:=VLOOKUP([.$A47];T_TURNOS;MOD([.Z$28]-FECHAINICIO;16)+2;0)" office:value-type="string" office:string-value="T" calcext:value-type="string">
            <text:p>T</text:p>
          </table:table-cell>
          <table:table-cell table:formula="of:=VLOOKUP([.$A47];T_TURNOS;MOD([.AA$28]-FECHAINICIO;16)+2;0)" office:value-type="string" office:string-value="D" calcext:value-type="string">
            <text:p>D</text:p>
          </table:table-cell>
          <table:table-cell table:formula="of:=VLOOKUP([.$A47];T_TURNOS;MOD([.AB$28]-FECHAINICIO;16)+2;0)" office:value-type="string" office:string-value="D" calcext:value-type="string">
            <text:p>D</text:p>
          </table:table-cell>
          <table:table-cell table:formula="of:=VLOOKUP([.$A47];T_TURNOS;MOD([.AC$28]-FECHAINICIO;16)+2;0)" office:value-type="string" office:string-value="M" calcext:value-type="string">
            <text:p>M</text:p>
          </table:table-cell>
          <table:table-cell table:formula="of:=VLOOKUP([.$A47];T_TURNOS;MOD([.AD$28]-FECHAINICIO;16)+2;0)" office:value-type="string" office:string-value="M" calcext:value-type="string">
            <text:p>M</text:p>
          </table:table-cell>
          <table:table-cell table:style-name="ce31" table:formula="of:=VLOOKUP([.$A47];T_TURNOS;MOD([.AE$28]-FECHAINICIO;16)+2;0)" office:value-type="string" office:string-value="T" calcext:value-type="string">
            <text:p>T</text:p>
          </table:table-cell>
          <table:table-cell table:number-columns-repeated="2"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formula="of:=VLOOKUP([.$A48];T_TURNOS;MOD([.B$28]-FECHAINICIO;16)+2;0)" office:value-type="string" office:string-value="T" calcext:value-type="string">
            <text:p>T</text:p>
          </table:table-cell>
          <table:table-cell table:formula="of:=VLOOKUP([.$A48];T_TURNOS;MOD([.C$28]-FECHAINICIO;16)+2;0)" office:value-type="string" office:string-value="D" calcext:value-type="string">
            <text:p>D</text:p>
          </table:table-cell>
          <table:table-cell table:formula="of:=VLOOKUP([.$A48];T_TURNOS;MOD([.D$28]-FECHAINICIO;16)+2;0)" office:value-type="string" office:string-value="D" calcext:value-type="string">
            <text:p>D</text:p>
          </table:table-cell>
          <table:table-cell table:formula="of:=VLOOKUP([.$A48];T_TURNOS;MOD([.E$28]-FECHAINICIO;16)+2;0)" office:value-type="string" office:string-value="M" calcext:value-type="string">
            <text:p>M</text:p>
          </table:table-cell>
          <table:table-cell table:formula="of:=VLOOKUP([.$A48];T_TURNOS;MOD([.F$28]-FECHAINICIO;16)+2;0)" office:value-type="string" office:string-value="M" calcext:value-type="string">
            <text:p>M</text:p>
          </table:table-cell>
          <table:table-cell table:formula="of:=VLOOKUP([.$A48];T_TURNOS;MOD([.G$28]-FECHAINICIO;16)+2;0)" office:value-type="string" office:string-value="T" calcext:value-type="string">
            <text:p>T</text:p>
          </table:table-cell>
          <table:table-cell table:formula="of:=VLOOKUP([.$A48];T_TURNOS;MOD([.H$28]-FECHAINICIO;16)+2;0)" office:value-type="string" office:string-value="T" calcext:value-type="string">
            <text:p>T</text:p>
          </table:table-cell>
          <table:table-cell table:formula="of:=VLOOKUP([.$A48];T_TURNOS;MOD([.I$28]-FECHAINICIO;16)+2;0)" office:value-type="string" office:string-value="N" calcext:value-type="string">
            <text:p>N</text:p>
          </table:table-cell>
          <table:table-cell table:formula="of:=VLOOKUP([.$A48];T_TURNOS;MOD([.J$28]-FECHAINICIO;16)+2;0)" office:value-type="string" office:string-value="N" calcext:value-type="string">
            <text:p>N</text:p>
          </table:table-cell>
          <table:table-cell table:formula="of:=VLOOKUP([.$A48];T_TURNOS;MOD([.K$28]-FECHAINICIO;16)+2;0)" office:value-type="string" office:string-value="D" calcext:value-type="string">
            <text:p>D</text:p>
          </table:table-cell>
          <table:table-cell table:formula="of:=VLOOKUP([.$A48];T_TURNOS;MOD([.L$28]-FECHAINICIO;16)+2;0)" office:value-type="string" office:string-value="D" calcext:value-type="string">
            <text:p>D</text:p>
          </table:table-cell>
          <table:table-cell table:formula="of:=VLOOKUP([.$A48];T_TURNOS;MOD([.M$28]-FECHAINICIO;16)+2;0)" office:value-type="string" office:string-value="D" calcext:value-type="string">
            <text:p>D</text:p>
          </table:table-cell>
          <table:table-cell table:formula="of:=VLOOKUP([.$A48];T_TURNOS;MOD([.N$28]-FECHAINICIO;16)+2;0)" office:value-type="string" office:string-value="D" calcext:value-type="string">
            <text:p>D</text:p>
          </table:table-cell>
          <table:table-cell table:formula="of:=VLOOKUP([.$A48];T_TURNOS;MOD([.O$28]-FECHAINICIO;16)+2;0)" office:value-type="string" office:string-value="M" calcext:value-type="string">
            <text:p>M</text:p>
          </table:table-cell>
          <table:table-cell table:formula="of:=VLOOKUP([.$A48];T_TURNOS;MOD([.P$28]-FECHAINICIO;16)+2;0)" office:value-type="string" office:string-value="M" calcext:value-type="string">
            <text:p>M</text:p>
          </table:table-cell>
          <table:table-cell table:formula="of:=VLOOKUP([.$A48];T_TURNOS;MOD([.Q$28]-FECHAINICIO;16)+2;0)" office:value-type="string" office:string-value="T" calcext:value-type="string">
            <text:p>T</text:p>
          </table:table-cell>
          <table:table-cell table:formula="of:=VLOOKUP([.$A48];T_TURNOS;MOD([.R$28]-FECHAINICIO;16)+2;0)" office:value-type="string" office:string-value="T" calcext:value-type="string">
            <text:p>T</text:p>
          </table:table-cell>
          <table:table-cell table:formula="of:=VLOOKUP([.$A48];T_TURNOS;MOD([.S$28]-FECHAINICIO;16)+2;0)" office:value-type="string" office:string-value="D" calcext:value-type="string">
            <text:p>D</text:p>
          </table:table-cell>
          <table:table-cell table:formula="of:=VLOOKUP([.$A48];T_TURNOS;MOD([.T$28]-FECHAINICIO;16)+2;0)" office:value-type="string" office:string-value="D" calcext:value-type="string">
            <text:p>D</text:p>
          </table:table-cell>
          <table:table-cell table:formula="of:=VLOOKUP([.$A48];T_TURNOS;MOD([.U$28]-FECHAINICIO;16)+2;0)" office:value-type="string" office:string-value="M" calcext:value-type="string">
            <text:p>M</text:p>
          </table:table-cell>
          <table:table-cell table:formula="of:=VLOOKUP([.$A48];T_TURNOS;MOD([.V$28]-FECHAINICIO;16)+2;0)" office:value-type="string" office:string-value="M" calcext:value-type="string">
            <text:p>M</text:p>
          </table:table-cell>
          <table:table-cell table:formula="of:=VLOOKUP([.$A48];T_TURNOS;MOD([.W$28]-FECHAINICIO;16)+2;0)" office:value-type="string" office:string-value="T" calcext:value-type="string">
            <text:p>T</text:p>
          </table:table-cell>
          <table:table-cell table:formula="of:=VLOOKUP([.$A48];T_TURNOS;MOD([.X$28]-FECHAINICIO;16)+2;0)" office:value-type="string" office:string-value="T" calcext:value-type="string">
            <text:p>T</text:p>
          </table:table-cell>
          <table:table-cell table:formula="of:=VLOOKUP([.$A48];T_TURNOS;MOD([.Y$28]-FECHAINICIO;16)+2;0)" office:value-type="string" office:string-value="N" calcext:value-type="string">
            <text:p>N</text:p>
          </table:table-cell>
          <table:table-cell table:formula="of:=VLOOKUP([.$A48];T_TURNOS;MOD([.Z$28]-FECHAINICIO;16)+2;0)" office:value-type="string" office:string-value="N" calcext:value-type="string">
            <text:p>N</text:p>
          </table:table-cell>
          <table:table-cell table:formula="of:=VLOOKUP([.$A48];T_TURNOS;MOD([.AA$28]-FECHAINICIO;16)+2;0)" office:value-type="string" office:string-value="D" calcext:value-type="string">
            <text:p>D</text:p>
          </table:table-cell>
          <table:table-cell table:formula="of:=VLOOKUP([.$A48];T_TURNOS;MOD([.AB$28]-FECHAINICIO;16)+2;0)" office:value-type="string" office:string-value="D" calcext:value-type="string">
            <text:p>D</text:p>
          </table:table-cell>
          <table:table-cell table:formula="of:=VLOOKUP([.$A48];T_TURNOS;MOD([.AC$28]-FECHAINICIO;16)+2;0)" office:value-type="string" office:string-value="D" calcext:value-type="string">
            <text:p>D</text:p>
          </table:table-cell>
          <table:table-cell table:formula="of:=VLOOKUP([.$A48];T_TURNOS;MOD([.AD$28]-FECHAINICIO;16)+2;0)" office:value-type="string" office:string-value="D" calcext:value-type="string">
            <text:p>D</text:p>
          </table:table-cell>
          <table:table-cell table:style-name="ce31" table:formula="of:=VLOOKUP([.$A48];T_TURNOS;MOD([.AE$28]-FECHAINICIO;16)+2;0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formula="of:=VLOOKUP([.$A49];T_TURNOS;MOD([.B$28]-FECHAINICIO;16)+2;0)" office:value-type="string" office:string-value="M" calcext:value-type="string">
            <text:p>M</text:p>
          </table:table-cell>
          <table:table-cell table:formula="of:=VLOOKUP([.$A49];T_TURNOS;MOD([.C$28]-FECHAINICIO;16)+2;0)" office:value-type="string" office:string-value="T" calcext:value-type="string">
            <text:p>T</text:p>
          </table:table-cell>
          <table:table-cell table:formula="of:=VLOOKUP([.$A49];T_TURNOS;MOD([.D$28]-FECHAINICIO;16)+2;0)" office:value-type="string" office:string-value="T" calcext:value-type="string">
            <text:p>T</text:p>
          </table:table-cell>
          <table:table-cell table:formula="of:=VLOOKUP([.$A49];T_TURNOS;MOD([.E$28]-FECHAINICIO;16)+2;0)" office:value-type="string" office:string-value="N" calcext:value-type="string">
            <text:p>N</text:p>
          </table:table-cell>
          <table:table-cell table:formula="of:=VLOOKUP([.$A49];T_TURNOS;MOD([.F$28]-FECHAINICIO;16)+2;0)" office:value-type="string" office:string-value="N" calcext:value-type="string">
            <text:p>N</text:p>
          </table:table-cell>
          <table:table-cell table:formula="of:=VLOOKUP([.$A49];T_TURNOS;MOD([.G$28]-FECHAINICIO;16)+2;0)" office:value-type="string" office:string-value="D" calcext:value-type="string">
            <text:p>D</text:p>
          </table:table-cell>
          <table:table-cell table:formula="of:=VLOOKUP([.$A49];T_TURNOS;MOD([.H$28]-FECHAINICIO;16)+2;0)" office:value-type="string" office:string-value="D" calcext:value-type="string">
            <text:p>D</text:p>
          </table:table-cell>
          <table:table-cell table:formula="of:=VLOOKUP([.$A49];T_TURNOS;MOD([.I$28]-FECHAINICIO;16)+2;0)" office:value-type="string" office:string-value="D" calcext:value-type="string">
            <text:p>D</text:p>
          </table:table-cell>
          <table:table-cell table:formula="of:=VLOOKUP([.$A49];T_TURNOS;MOD([.J$28]-FECHAINICIO;16)+2;0)" office:value-type="string" office:string-value="D" calcext:value-type="string">
            <text:p>D</text:p>
          </table:table-cell>
          <table:table-cell table:formula="of:=VLOOKUP([.$A49];T_TURNOS;MOD([.K$28]-FECHAINICIO;16)+2;0)" office:value-type="string" office:string-value="M" calcext:value-type="string">
            <text:p>M</text:p>
          </table:table-cell>
          <table:table-cell table:formula="of:=VLOOKUP([.$A49];T_TURNOS;MOD([.L$28]-FECHAINICIO;16)+2;0)" office:value-type="string" office:string-value="M" calcext:value-type="string">
            <text:p>M</text:p>
          </table:table-cell>
          <table:table-cell table:formula="of:=VLOOKUP([.$A49];T_TURNOS;MOD([.M$28]-FECHAINICIO;16)+2;0)" office:value-type="string" office:string-value="T" calcext:value-type="string">
            <text:p>T</text:p>
          </table:table-cell>
          <table:table-cell table:formula="of:=VLOOKUP([.$A49];T_TURNOS;MOD([.N$28]-FECHAINICIO;16)+2;0)" office:value-type="string" office:string-value="T" calcext:value-type="string">
            <text:p>T</text:p>
          </table:table-cell>
          <table:table-cell table:formula="of:=VLOOKUP([.$A49];T_TURNOS;MOD([.O$28]-FECHAINICIO;16)+2;0)" office:value-type="string" office:string-value="D" calcext:value-type="string">
            <text:p>D</text:p>
          </table:table-cell>
          <table:table-cell table:formula="of:=VLOOKUP([.$A49];T_TURNOS;MOD([.P$28]-FECHAINICIO;16)+2;0)" office:value-type="string" office:string-value="D" calcext:value-type="string">
            <text:p>D</text:p>
          </table:table-cell>
          <table:table-cell table:formula="of:=VLOOKUP([.$A49];T_TURNOS;MOD([.Q$28]-FECHAINICIO;16)+2;0)" office:value-type="string" office:string-value="M" calcext:value-type="string">
            <text:p>M</text:p>
          </table:table-cell>
          <table:table-cell table:formula="of:=VLOOKUP([.$A49];T_TURNOS;MOD([.R$28]-FECHAINICIO;16)+2;0)" office:value-type="string" office:string-value="M" calcext:value-type="string">
            <text:p>M</text:p>
          </table:table-cell>
          <table:table-cell table:formula="of:=VLOOKUP([.$A49];T_TURNOS;MOD([.S$28]-FECHAINICIO;16)+2;0)" office:value-type="string" office:string-value="T" calcext:value-type="string">
            <text:p>T</text:p>
          </table:table-cell>
          <table:table-cell table:formula="of:=VLOOKUP([.$A49];T_TURNOS;MOD([.T$28]-FECHAINICIO;16)+2;0)" office:value-type="string" office:string-value="T" calcext:value-type="string">
            <text:p>T</text:p>
          </table:table-cell>
          <table:table-cell table:formula="of:=VLOOKUP([.$A49];T_TURNOS;MOD([.U$28]-FECHAINICIO;16)+2;0)" office:value-type="string" office:string-value="N" calcext:value-type="string">
            <text:p>N</text:p>
          </table:table-cell>
          <table:table-cell table:formula="of:=VLOOKUP([.$A49];T_TURNOS;MOD([.V$28]-FECHAINICIO;16)+2;0)" office:value-type="string" office:string-value="N" calcext:value-type="string">
            <text:p>N</text:p>
          </table:table-cell>
          <table:table-cell table:formula="of:=VLOOKUP([.$A49];T_TURNOS;MOD([.W$28]-FECHAINICIO;16)+2;0)" office:value-type="string" office:string-value="D" calcext:value-type="string">
            <text:p>D</text:p>
          </table:table-cell>
          <table:table-cell table:formula="of:=VLOOKUP([.$A49];T_TURNOS;MOD([.X$28]-FECHAINICIO;16)+2;0)" office:value-type="string" office:string-value="D" calcext:value-type="string">
            <text:p>D</text:p>
          </table:table-cell>
          <table:table-cell table:formula="of:=VLOOKUP([.$A49];T_TURNOS;MOD([.Y$28]-FECHAINICIO;16)+2;0)" office:value-type="string" office:string-value="D" calcext:value-type="string">
            <text:p>D</text:p>
          </table:table-cell>
          <table:table-cell table:formula="of:=VLOOKUP([.$A49];T_TURNOS;MOD([.Z$28]-FECHAINICIO;16)+2;0)" office:value-type="string" office:string-value="D" calcext:value-type="string">
            <text:p>D</text:p>
          </table:table-cell>
          <table:table-cell table:formula="of:=VLOOKUP([.$A49];T_TURNOS;MOD([.AA$28]-FECHAINICIO;16)+2;0)" office:value-type="string" office:string-value="M" calcext:value-type="string">
            <text:p>M</text:p>
          </table:table-cell>
          <table:table-cell table:formula="of:=VLOOKUP([.$A49];T_TURNOS;MOD([.AB$28]-FECHAINICIO;16)+2;0)" office:value-type="string" office:string-value="M" calcext:value-type="string">
            <text:p>M</text:p>
          </table:table-cell>
          <table:table-cell table:formula="of:=VLOOKUP([.$A49];T_TURNOS;MOD([.AC$28]-FECHAINICIO;16)+2;0)" office:value-type="string" office:string-value="T" calcext:value-type="string">
            <text:p>T</text:p>
          </table:table-cell>
          <table:table-cell table:formula="of:=VLOOKUP([.$A49];T_TURNOS;MOD([.AD$28]-FECHAINICIO;16)+2;0)" office:value-type="string" office:string-value="T" calcext:value-type="string">
            <text:p>T</text:p>
          </table:table-cell>
          <table:table-cell table:style-name="ce31" table:formula="of:=VLOOKUP([.$A49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formula="of:=VLOOKUP([.$A50];T_TURNOS;MOD([.B$28]-FECHAINICIO;16)+2;0)" office:value-type="string" office:string-value="D" calcext:value-type="string">
            <text:p>D</text:p>
          </table:table-cell>
          <table:table-cell table:formula="of:=VLOOKUP([.$A50];T_TURNOS;MOD([.C$28]-FECHAINICIO;16)+2;0)" office:value-type="string" office:string-value="N" calcext:value-type="string">
            <text:p>N</text:p>
          </table:table-cell>
          <table:table-cell table:formula="of:=VLOOKUP([.$A50];T_TURNOS;MOD([.D$28]-FECHAINICIO;16)+2;0)" office:value-type="string" office:string-value="N" calcext:value-type="string">
            <text:p>N</text:p>
          </table:table-cell>
          <table:table-cell table:formula="of:=VLOOKUP([.$A50];T_TURNOS;MOD([.E$28]-FECHAINICIO;16)+2;0)" office:value-type="string" office:string-value="D" calcext:value-type="string">
            <text:p>D</text:p>
          </table:table-cell>
          <table:table-cell table:formula="of:=VLOOKUP([.$A50];T_TURNOS;MOD([.F$28]-FECHAINICIO;16)+2;0)" office:value-type="string" office:string-value="D" calcext:value-type="string">
            <text:p>D</text:p>
          </table:table-cell>
          <table:table-cell table:formula="of:=VLOOKUP([.$A50];T_TURNOS;MOD([.G$28]-FECHAINICIO;16)+2;0)" office:value-type="string" office:string-value="N" calcext:value-type="string">
            <text:p>N</text:p>
          </table:table-cell>
          <table:table-cell table:formula="of:=VLOOKUP([.$A50];T_TURNOS;MOD([.H$28]-FECHAINICIO;16)+2;0)" office:value-type="string" office:string-value="N" calcext:value-type="string">
            <text:p>N</text:p>
          </table:table-cell>
          <table:table-cell table:formula="of:=VLOOKUP([.$A50];T_TURNOS;MOD([.I$28]-FECHAINICIO;16)+2;0)" office:value-type="string" office:string-value="D" calcext:value-type="string">
            <text:p>D</text:p>
          </table:table-cell>
          <table:table-cell table:formula="of:=VLOOKUP([.$A50];T_TURNOS;MOD([.J$28]-FECHAINICIO;16)+2;0)" office:value-type="string" office:string-value="D" calcext:value-type="string">
            <text:p>D</text:p>
          </table:table-cell>
          <table:table-cell table:formula="of:=VLOOKUP([.$A50];T_TURNOS;MOD([.K$28]-FECHAINICIO;16)+2;0)" office:value-type="string" office:string-value="N" calcext:value-type="string">
            <text:p>N</text:p>
          </table:table-cell>
          <table:table-cell table:formula="of:=VLOOKUP([.$A50];T_TURNOS;MOD([.L$28]-FECHAINICIO;16)+2;0)" office:value-type="string" office:string-value="N" calcext:value-type="string">
            <text:p>N</text:p>
          </table:table-cell>
          <table:table-cell table:formula="of:=VLOOKUP([.$A50];T_TURNOS;MOD([.M$28]-FECHAINICIO;16)+2;0)" office:value-type="string" office:string-value="D" calcext:value-type="string">
            <text:p>D</text:p>
          </table:table-cell>
          <table:table-cell table:formula="of:=VLOOKUP([.$A50];T_TURNOS;MOD([.N$28]-FECHAINICIO;16)+2;0)" office:value-type="string" office:string-value="D" calcext:value-type="string">
            <text:p>D</text:p>
          </table:table-cell>
          <table:table-cell table:formula="of:=VLOOKUP([.$A50];T_TURNOS;MOD([.O$28]-FECHAINICIO;16)+2;0)" office:value-type="string" office:string-value="N" calcext:value-type="string">
            <text:p>N</text:p>
          </table:table-cell>
          <table:table-cell table:formula="of:=VLOOKUP([.$A50];T_TURNOS;MOD([.P$28]-FECHAINICIO;16)+2;0)" office:value-type="string" office:string-value="N" calcext:value-type="string">
            <text:p>N</text:p>
          </table:table-cell>
          <table:table-cell table:formula="of:=VLOOKUP([.$A50];T_TURNOS;MOD([.Q$28]-FECHAINICIO;16)+2;0)" office:value-type="string" office:string-value="D" calcext:value-type="string">
            <text:p>D</text:p>
          </table:table-cell>
          <table:table-cell table:formula="of:=VLOOKUP([.$A50];T_TURNOS;MOD([.R$28]-FECHAINICIO;16)+2;0)" office:value-type="string" office:string-value="D" calcext:value-type="string">
            <text:p>D</text:p>
          </table:table-cell>
          <table:table-cell table:formula="of:=VLOOKUP([.$A50];T_TURNOS;MOD([.S$28]-FECHAINICIO;16)+2;0)" office:value-type="string" office:string-value="N" calcext:value-type="string">
            <text:p>N</text:p>
          </table:table-cell>
          <table:table-cell table:formula="of:=VLOOKUP([.$A50];T_TURNOS;MOD([.T$28]-FECHAINICIO;16)+2;0)" office:value-type="string" office:string-value="N" calcext:value-type="string">
            <text:p>N</text:p>
          </table:table-cell>
          <table:table-cell table:formula="of:=VLOOKUP([.$A50];T_TURNOS;MOD([.U$28]-FECHAINICIO;16)+2;0)" office:value-type="string" office:string-value="D" calcext:value-type="string">
            <text:p>D</text:p>
          </table:table-cell>
          <table:table-cell table:formula="of:=VLOOKUP([.$A50];T_TURNOS;MOD([.V$28]-FECHAINICIO;16)+2;0)" office:value-type="string" office:string-value="D" calcext:value-type="string">
            <text:p>D</text:p>
          </table:table-cell>
          <table:table-cell table:formula="of:=VLOOKUP([.$A50];T_TURNOS;MOD([.W$28]-FECHAINICIO;16)+2;0)" office:value-type="string" office:string-value="N" calcext:value-type="string">
            <text:p>N</text:p>
          </table:table-cell>
          <table:table-cell table:formula="of:=VLOOKUP([.$A50];T_TURNOS;MOD([.X$28]-FECHAINICIO;16)+2;0)" office:value-type="string" office:string-value="N" calcext:value-type="string">
            <text:p>N</text:p>
          </table:table-cell>
          <table:table-cell table:formula="of:=VLOOKUP([.$A50];T_TURNOS;MOD([.Y$28]-FECHAINICIO;16)+2;0)" office:value-type="string" office:string-value="D" calcext:value-type="string">
            <text:p>D</text:p>
          </table:table-cell>
          <table:table-cell table:formula="of:=VLOOKUP([.$A50];T_TURNOS;MOD([.Z$28]-FECHAINICIO;16)+2;0)" office:value-type="string" office:string-value="D" calcext:value-type="string">
            <text:p>D</text:p>
          </table:table-cell>
          <table:table-cell table:formula="of:=VLOOKUP([.$A50];T_TURNOS;MOD([.AA$28]-FECHAINICIO;16)+2;0)" office:value-type="string" office:string-value="N" calcext:value-type="string">
            <text:p>N</text:p>
          </table:table-cell>
          <table:table-cell table:formula="of:=VLOOKUP([.$A50];T_TURNOS;MOD([.AB$28]-FECHAINICIO;16)+2;0)" office:value-type="string" office:string-value="N" calcext:value-type="string">
            <text:p>N</text:p>
          </table:table-cell>
          <table:table-cell table:formula="of:=VLOOKUP([.$A50];T_TURNOS;MOD([.AC$28]-FECHAINICIO;16)+2;0)" office:value-type="string" office:string-value="D" calcext:value-type="string">
            <text:p>D</text:p>
          </table:table-cell>
          <table:table-cell table:formula="of:=VLOOKUP([.$A50];T_TURNOS;MOD([.AD$28]-FECHAINICIO;16)+2;0)" office:value-type="string" office:string-value="D" calcext:value-type="string">
            <text:p>D</text:p>
          </table:table-cell>
          <table:table-cell table:style-name="ce31" table:formula="of:=VLOOKUP([.$A50];T_TURNOS;MOD([.AE$28]-FECHAINICIO;16)+2;0)" office:value-type="string" office:string-value="N" calcext:value-type="string">
            <text:p>N</text:p>
          </table:table-cell>
          <table:table-cell table:number-columns-repeated="2"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1" table:number-rows-spanned="2">
            <text:p>JULIO</text:p>
          </table:table-cell>
          <table:table-cell table:style-name="ce16" table:formula="of:=DATE([.$A$2];7;1)" office:value-type="date" office:date-value="2023-07-01" calcext:value-type="date">
            <text:p>01</text:p>
          </table:table-cell>
          <table:table-cell table:style-name="ce16" table:formula="of:=[.B52]+1" office:value-type="date" office:date-value="2023-07-02" calcext:value-type="date">
            <text:p>02</text:p>
          </table:table-cell>
          <table:table-cell table:style-name="ce16" table:formula="of:=[.C52]+1" office:value-type="date" office:date-value="2023-07-03" calcext:value-type="date">
            <text:p>03</text:p>
          </table:table-cell>
          <table:table-cell table:style-name="ce16" table:formula="of:=[.D52]+1" office:value-type="date" office:date-value="2023-07-04" calcext:value-type="date">
            <text:p>04</text:p>
          </table:table-cell>
          <table:table-cell table:style-name="ce16" table:formula="of:=[.E52]+1" office:value-type="date" office:date-value="2023-07-05" calcext:value-type="date">
            <text:p>05</text:p>
          </table:table-cell>
          <table:table-cell table:style-name="ce16" table:formula="of:=[.F52]+1" office:value-type="date" office:date-value="2023-07-06" calcext:value-type="date">
            <text:p>06</text:p>
          </table:table-cell>
          <table:table-cell table:style-name="ce16" table:formula="of:=[.G52]+1" office:value-type="date" office:date-value="2023-07-07" calcext:value-type="date">
            <text:p>07</text:p>
          </table:table-cell>
          <table:table-cell table:style-name="ce16" table:formula="of:=[.H52]+1" office:value-type="date" office:date-value="2023-07-08" calcext:value-type="date">
            <text:p>08</text:p>
          </table:table-cell>
          <table:table-cell table:style-name="ce16" table:formula="of:=[.I52]+1" office:value-type="date" office:date-value="2023-07-09" calcext:value-type="date">
            <text:p>09</text:p>
          </table:table-cell>
          <table:table-cell table:style-name="ce16" table:formula="of:=[.J52]+1" office:value-type="date" office:date-value="2023-07-10" calcext:value-type="date">
            <text:p>10</text:p>
          </table:table-cell>
          <table:table-cell table:style-name="ce16" table:formula="of:=[.K52]+1" office:value-type="date" office:date-value="2023-07-11" calcext:value-type="date">
            <text:p>11</text:p>
          </table:table-cell>
          <table:table-cell table:style-name="ce16" table:formula="of:=[.L52]+1" office:value-type="date" office:date-value="2023-07-12" calcext:value-type="date">
            <text:p>12</text:p>
          </table:table-cell>
          <table:table-cell table:style-name="ce16" table:formula="of:=[.M52]+1" office:value-type="date" office:date-value="2023-07-13" calcext:value-type="date">
            <text:p>13</text:p>
          </table:table-cell>
          <table:table-cell table:style-name="ce16" table:formula="of:=[.N52]+1" office:value-type="date" office:date-value="2023-07-14" calcext:value-type="date">
            <text:p>14</text:p>
          </table:table-cell>
          <table:table-cell table:style-name="ce16" table:formula="of:=[.O52]+1" office:value-type="date" office:date-value="2023-07-15" calcext:value-type="date">
            <text:p>15</text:p>
          </table:table-cell>
          <table:table-cell table:style-name="ce16" table:formula="of:=[.P52]+1" office:value-type="date" office:date-value="2023-07-16" calcext:value-type="date">
            <text:p>16</text:p>
          </table:table-cell>
          <table:table-cell table:style-name="ce16" table:formula="of:=[.Q52]+1" office:value-type="date" office:date-value="2023-07-17" calcext:value-type="date">
            <text:p>17</text:p>
          </table:table-cell>
          <table:table-cell table:style-name="ce16" table:formula="of:=[.R52]+1" office:value-type="date" office:date-value="2023-07-18" calcext:value-type="date">
            <text:p>18</text:p>
          </table:table-cell>
          <table:table-cell table:style-name="ce16" table:formula="of:=[.S52]+1" office:value-type="date" office:date-value="2023-07-19" calcext:value-type="date">
            <text:p>19</text:p>
          </table:table-cell>
          <table:table-cell table:style-name="ce16" table:formula="of:=[.T52]+1" office:value-type="date" office:date-value="2023-07-20" calcext:value-type="date">
            <text:p>20</text:p>
          </table:table-cell>
          <table:table-cell table:style-name="ce16" table:formula="of:=[.U52]+1" office:value-type="date" office:date-value="2023-07-21" calcext:value-type="date">
            <text:p>21</text:p>
          </table:table-cell>
          <table:table-cell table:style-name="ce16" table:formula="of:=[.V52]+1" office:value-type="date" office:date-value="2023-07-22" calcext:value-type="date">
            <text:p>22</text:p>
          </table:table-cell>
          <table:table-cell table:style-name="ce16" table:formula="of:=[.W52]+1" office:value-type="date" office:date-value="2023-07-23" calcext:value-type="date">
            <text:p>23</text:p>
          </table:table-cell>
          <table:table-cell table:style-name="ce16" table:formula="of:=[.X52]+1" office:value-type="date" office:date-value="2023-07-24" calcext:value-type="date">
            <text:p>24</text:p>
          </table:table-cell>
          <table:table-cell table:style-name="ce16" table:formula="of:=[.Y52]+1" office:value-type="date" office:date-value="2023-07-25" calcext:value-type="date">
            <text:p>25</text:p>
          </table:table-cell>
          <table:table-cell table:style-name="ce16" table:formula="of:=[.Z52]+1" office:value-type="date" office:date-value="2023-07-26" calcext:value-type="date">
            <text:p>26</text:p>
          </table:table-cell>
          <table:table-cell table:style-name="ce16" table:formula="of:=[.AA52]+1" office:value-type="date" office:date-value="2023-07-27" calcext:value-type="date">
            <text:p>27</text:p>
          </table:table-cell>
          <table:table-cell table:style-name="ce16" table:formula="of:=[.AB52]+1" office:value-type="date" office:date-value="2023-07-28" calcext:value-type="date">
            <text:p>28</text:p>
          </table:table-cell>
          <table:table-cell table:style-name="ce16" table:formula="of:=[.AC52]+1" office:value-type="date" office:date-value="2023-07-29" calcext:value-type="date">
            <text:p>29</text:p>
          </table:table-cell>
          <table:table-cell table:style-name="ce16" table:formula="of:=[.AD52]+1" office:value-type="date" office:date-value="2023-07-30" calcext:value-type="date">
            <text:p>30</text:p>
          </table:table-cell>
          <table:table-cell table:style-name="ce16" table:formula="of:=[.AE52]+1" office:value-type="date" office:date-value="2023-07-31" calcext:value-type="date">
            <text:p>31</text:p>
          </table:table-cell>
          <table:table-cell/>
        </table:table-row>
        <table:table-row table:style-name="ro2">
          <table:covered-table-cell table:style-name="ce11"/>
          <table:table-cell table:style-name="ce17" table:formula="of:=[.B52]" office:value-type="date" office:date-value="2023-07-01" calcext:value-type="date">
            <text:p>sáb</text:p>
          </table:table-cell>
          <table:table-cell table:style-name="ce17" table:formula="of:=[.C52]" office:value-type="date" office:date-value="2023-07-02" calcext:value-type="date">
            <text:p>dom</text:p>
          </table:table-cell>
          <table:table-cell table:style-name="ce17" table:formula="of:=[.D52]" office:value-type="date" office:date-value="2023-07-03" calcext:value-type="date">
            <text:p>lun</text:p>
          </table:table-cell>
          <table:table-cell table:style-name="ce17" table:formula="of:=[.E52]" office:value-type="date" office:date-value="2023-07-04" calcext:value-type="date">
            <text:p>mar</text:p>
          </table:table-cell>
          <table:table-cell table:style-name="ce17" table:formula="of:=[.F52]" office:value-type="date" office:date-value="2023-07-05" calcext:value-type="date">
            <text:p>mié</text:p>
          </table:table-cell>
          <table:table-cell table:style-name="ce17" table:formula="of:=[.G52]" office:value-type="date" office:date-value="2023-07-06" calcext:value-type="date">
            <text:p>jue</text:p>
          </table:table-cell>
          <table:table-cell table:style-name="ce17" table:formula="of:=[.H52]" office:value-type="date" office:date-value="2023-07-07" calcext:value-type="date">
            <text:p>vie</text:p>
          </table:table-cell>
          <table:table-cell table:style-name="ce17" table:formula="of:=[.I52]" office:value-type="date" office:date-value="2023-07-08" calcext:value-type="date">
            <text:p>sáb</text:p>
          </table:table-cell>
          <table:table-cell table:style-name="ce17" table:formula="of:=[.J52]" office:value-type="date" office:date-value="2023-07-09" calcext:value-type="date">
            <text:p>dom</text:p>
          </table:table-cell>
          <table:table-cell table:style-name="ce17" table:formula="of:=[.K52]" office:value-type="date" office:date-value="2023-07-10" calcext:value-type="date">
            <text:p>lun</text:p>
          </table:table-cell>
          <table:table-cell table:style-name="ce17" table:formula="of:=[.L52]" office:value-type="date" office:date-value="2023-07-11" calcext:value-type="date">
            <text:p>mar</text:p>
          </table:table-cell>
          <table:table-cell table:style-name="ce17" table:formula="of:=[.M52]" office:value-type="date" office:date-value="2023-07-12" calcext:value-type="date">
            <text:p>mié</text:p>
          </table:table-cell>
          <table:table-cell table:style-name="ce17" table:formula="of:=[.N52]" office:value-type="date" office:date-value="2023-07-13" calcext:value-type="date">
            <text:p>jue</text:p>
          </table:table-cell>
          <table:table-cell table:style-name="ce17" table:formula="of:=[.O52]" office:value-type="date" office:date-value="2023-07-14" calcext:value-type="date">
            <text:p>vie</text:p>
          </table:table-cell>
          <table:table-cell table:style-name="ce17" table:formula="of:=[.P52]" office:value-type="date" office:date-value="2023-07-15" calcext:value-type="date">
            <text:p>sáb</text:p>
          </table:table-cell>
          <table:table-cell table:style-name="ce17" table:formula="of:=[.Q52]" office:value-type="date" office:date-value="2023-07-16" calcext:value-type="date">
            <text:p>dom</text:p>
          </table:table-cell>
          <table:table-cell table:style-name="ce17" table:formula="of:=[.R52]" office:value-type="date" office:date-value="2023-07-17" calcext:value-type="date">
            <text:p>lun</text:p>
          </table:table-cell>
          <table:table-cell table:style-name="ce17" table:formula="of:=[.S52]" office:value-type="date" office:date-value="2023-07-18" calcext:value-type="date">
            <text:p>mar</text:p>
          </table:table-cell>
          <table:table-cell table:style-name="ce17" table:formula="of:=[.T52]" office:value-type="date" office:date-value="2023-07-19" calcext:value-type="date">
            <text:p>mié</text:p>
          </table:table-cell>
          <table:table-cell table:style-name="ce17" table:formula="of:=[.U52]" office:value-type="date" office:date-value="2023-07-20" calcext:value-type="date">
            <text:p>jue</text:p>
          </table:table-cell>
          <table:table-cell table:style-name="ce17" table:formula="of:=[.V52]" office:value-type="date" office:date-value="2023-07-21" calcext:value-type="date">
            <text:p>vie</text:p>
          </table:table-cell>
          <table:table-cell table:style-name="ce17" table:formula="of:=[.W52]" office:value-type="date" office:date-value="2023-07-22" calcext:value-type="date">
            <text:p>sáb</text:p>
          </table:table-cell>
          <table:table-cell table:style-name="ce17" table:formula="of:=[.X52]" office:value-type="date" office:date-value="2023-07-23" calcext:value-type="date">
            <text:p>dom</text:p>
          </table:table-cell>
          <table:table-cell table:style-name="ce17" table:formula="of:=[.Y52]" office:value-type="date" office:date-value="2023-07-24" calcext:value-type="date">
            <text:p>lun</text:p>
          </table:table-cell>
          <table:table-cell table:style-name="ce17" table:formula="of:=[.Z52]" office:value-type="date" office:date-value="2023-07-25" calcext:value-type="date">
            <text:p>mar</text:p>
          </table:table-cell>
          <table:table-cell table:style-name="ce17" table:formula="of:=[.AA52]" office:value-type="date" office:date-value="2023-07-26" calcext:value-type="date">
            <text:p>mié</text:p>
          </table:table-cell>
          <table:table-cell table:style-name="ce17" table:formula="of:=[.AB52]" office:value-type="date" office:date-value="2023-07-27" calcext:value-type="date">
            <text:p>jue</text:p>
          </table:table-cell>
          <table:table-cell table:style-name="ce17" table:formula="of:=[.AC52]" office:value-type="date" office:date-value="2023-07-28" calcext:value-type="date">
            <text:p>vie</text:p>
          </table:table-cell>
          <table:table-cell table:style-name="ce17" table:formula="of:=[.AD52]" office:value-type="date" office:date-value="2023-07-29" calcext:value-type="date">
            <text:p>sáb</text:p>
          </table:table-cell>
          <table:table-cell table:style-name="ce17" table:formula="of:=[.AE52]" office:value-type="date" office:date-value="2023-07-30" calcext:value-type="date">
            <text:p>dom</text:p>
          </table:table-cell>
          <table:table-cell table:style-name="ce17" table:formula="of:=[.AF52]" office:value-type="date" office:date-value="2023-07-31" calcext:value-type="date">
            <text:p>lun</text:p>
          </table:table-cell>
          <table:table-cell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style-name="ce32" table:formula="of:=VLOOKUP([.$A54];T_TURNOS;MOD([.B$20]-FECHAINICIO;16)+2;0)" office:value-type="string" office:string-value="M" calcext:value-type="string">
            <text:p>M</text:p>
          </table:table-cell>
          <table:table-cell table:style-name="ce32" table:formula="of:=VLOOKUP([.$A54];T_TURNOS;MOD([.C$20]-FECHAINICIO;16)+2;0)" office:value-type="string" office:string-value="M" calcext:value-type="string">
            <text:p>M</text:p>
          </table:table-cell>
          <table:table-cell table:style-name="ce32" table:formula="of:=VLOOKUP([.$A54];T_TURNOS;MOD([.D$20]-FECHAINICIO;16)+2;0)" office:value-type="string" office:string-value="T" calcext:value-type="string">
            <text:p>T</text:p>
          </table:table-cell>
          <table:table-cell table:style-name="ce32" table:formula="of:=VLOOKUP([.$A54];T_TURNOS;MOD([.E$20]-FECHAINICIO;16)+2;0)" office:value-type="string" office:string-value="T" calcext:value-type="string">
            <text:p>T</text:p>
          </table:table-cell>
          <table:table-cell table:style-name="ce32" table:formula="of:=VLOOKUP([.$A54];T_TURNOS;MOD([.F$20]-FECHAINICIO;16)+2;0)" office:value-type="string" office:string-value="D" calcext:value-type="string">
            <text:p>D</text:p>
          </table:table-cell>
          <table:table-cell table:style-name="ce32" table:formula="of:=VLOOKUP([.$A54];T_TURNOS;MOD([.G$20]-FECHAINICIO;16)+2;0)" office:value-type="string" office:string-value="D" calcext:value-type="string">
            <text:p>D</text:p>
          </table:table-cell>
          <table:table-cell table:style-name="ce32" table:formula="of:=VLOOKUP([.$A54];T_TURNOS;MOD([.H$20]-FECHAINICIO;16)+2;0)" office:value-type="string" office:string-value="M" calcext:value-type="string">
            <text:p>M</text:p>
          </table:table-cell>
          <table:table-cell table:style-name="ce32" table:formula="of:=VLOOKUP([.$A54];T_TURNOS;MOD([.I$20]-FECHAINICIO;16)+2;0)" office:value-type="string" office:string-value="M" calcext:value-type="string">
            <text:p>M</text:p>
          </table:table-cell>
          <table:table-cell table:style-name="ce32" table:formula="of:=VLOOKUP([.$A54];T_TURNOS;MOD([.J$20]-FECHAINICIO;16)+2;0)" office:value-type="string" office:string-value="T" calcext:value-type="string">
            <text:p>T</text:p>
          </table:table-cell>
          <table:table-cell table:style-name="ce32" table:formula="of:=VLOOKUP([.$A54];T_TURNOS;MOD([.K$20]-FECHAINICIO;16)+2;0)" office:value-type="string" office:string-value="T" calcext:value-type="string">
            <text:p>T</text:p>
          </table:table-cell>
          <table:table-cell table:style-name="ce32" table:formula="of:=VLOOKUP([.$A54];T_TURNOS;MOD([.L$20]-FECHAINICIO;16)+2;0)" office:value-type="string" office:string-value="N" calcext:value-type="string">
            <text:p>N</text:p>
          </table:table-cell>
          <table:table-cell table:style-name="ce32" table:formula="of:=VLOOKUP([.$A54];T_TURNOS;MOD([.M$20]-FECHAINICIO;16)+2;0)" office:value-type="string" office:string-value="N" calcext:value-type="string">
            <text:p>N</text:p>
          </table:table-cell>
          <table:table-cell table:style-name="ce32" table:formula="of:=VLOOKUP([.$A54];T_TURNOS;MOD([.N$20]-FECHAINICIO;16)+2;0)" office:value-type="string" office:string-value="D" calcext:value-type="string">
            <text:p>D</text:p>
          </table:table-cell>
          <table:table-cell table:style-name="ce32" table:formula="of:=VLOOKUP([.$A54];T_TURNOS;MOD([.O$20]-FECHAINICIO;16)+2;0)" office:value-type="string" office:string-value="D" calcext:value-type="string">
            <text:p>D</text:p>
          </table:table-cell>
          <table:table-cell table:style-name="ce32" table:formula="of:=VLOOKUP([.$A54];T_TURNOS;MOD([.P$20]-FECHAINICIO;16)+2;0)" office:value-type="string" office:string-value="D" calcext:value-type="string">
            <text:p>D</text:p>
          </table:table-cell>
          <table:table-cell table:style-name="ce32" table:formula="of:=VLOOKUP([.$A54];T_TURNOS;MOD([.Q$20]-FECHAINICIO;16)+2;0)" office:value-type="string" office:string-value="D" calcext:value-type="string">
            <text:p>D</text:p>
          </table:table-cell>
          <table:table-cell table:style-name="ce32" table:formula="of:=VLOOKUP([.$A54];T_TURNOS;MOD([.R$20]-FECHAINICIO;16)+2;0)" office:value-type="string" office:string-value="M" calcext:value-type="string">
            <text:p>M</text:p>
          </table:table-cell>
          <table:table-cell table:style-name="ce32" table:formula="of:=VLOOKUP([.$A54];T_TURNOS;MOD([.S$20]-FECHAINICIO;16)+2;0)" office:value-type="string" office:string-value="M" calcext:value-type="string">
            <text:p>M</text:p>
          </table:table-cell>
          <table:table-cell table:style-name="ce32" table:formula="of:=VLOOKUP([.$A54];T_TURNOS;MOD([.T$20]-FECHAINICIO;16)+2;0)" office:value-type="string" office:string-value="T" calcext:value-type="string">
            <text:p>T</text:p>
          </table:table-cell>
          <table:table-cell table:style-name="ce32" table:formula="of:=VLOOKUP([.$A54];T_TURNOS;MOD([.U$20]-FECHAINICIO;16)+2;0)" office:value-type="string" office:string-value="T" calcext:value-type="string">
            <text:p>T</text:p>
          </table:table-cell>
          <table:table-cell table:style-name="ce32" table:formula="of:=VLOOKUP([.$A54];T_TURNOS;MOD([.V$20]-FECHAINICIO;16)+2;0)" office:value-type="string" office:string-value="D" calcext:value-type="string">
            <text:p>D</text:p>
          </table:table-cell>
          <table:table-cell table:style-name="ce32" table:formula="of:=VLOOKUP([.$A54];T_TURNOS;MOD([.W$20]-FECHAINICIO;16)+2;0)" office:value-type="string" office:string-value="D" calcext:value-type="string">
            <text:p>D</text:p>
          </table:table-cell>
          <table:table-cell table:style-name="ce32" table:formula="of:=VLOOKUP([.$A54];T_TURNOS;MOD([.X$20]-FECHAINICIO;16)+2;0)" office:value-type="string" office:string-value="M" calcext:value-type="string">
            <text:p>M</text:p>
          </table:table-cell>
          <table:table-cell table:style-name="ce32" table:formula="of:=VLOOKUP([.$A54];T_TURNOS;MOD([.Y$20]-FECHAINICIO;16)+2;0)" office:value-type="string" office:string-value="M" calcext:value-type="string">
            <text:p>M</text:p>
          </table:table-cell>
          <table:table-cell table:style-name="ce32" table:formula="of:=VLOOKUP([.$A54];T_TURNOS;MOD([.Z$20]-FECHAINICIO;16)+2;0)" office:value-type="string" office:string-value="T" calcext:value-type="string">
            <text:p>T</text:p>
          </table:table-cell>
          <table:table-cell table:style-name="ce32" table:formula="of:=VLOOKUP([.$A54];T_TURNOS;MOD([.AA$20]-FECHAINICIO;16)+2;0)" office:value-type="string" office:string-value="T" calcext:value-type="string">
            <text:p>T</text:p>
          </table:table-cell>
          <table:table-cell table:style-name="ce32" table:formula="of:=VLOOKUP([.$A54];T_TURNOS;MOD([.AB$20]-FECHAINICIO;16)+2;0)" office:value-type="string" office:string-value="N" calcext:value-type="string">
            <text:p>N</text:p>
          </table:table-cell>
          <table:table-cell table:style-name="ce32" table:formula="of:=VLOOKUP([.$A54];T_TURNOS;MOD([.AC$20]-FECHAINICIO;16)+2;0)" office:value-type="string" office:string-value="N" calcext:value-type="string">
            <text:p>N</text:p>
          </table:table-cell>
          <table:table-cell table:style-name="ce32" table:formula="of:=VLOOKUP([.$A54];T_TURNOS;MOD([.AD$20]-FECHAINICIO;16)+2;0)" office:value-type="string" office:string-value="D" calcext:value-type="string">
            <text:p>D</text:p>
          </table:table-cell>
          <table:table-cell table:formula="of:=VLOOKUP([.$A54];T_TURNOS;MOD([.AE$20]-FECHAINICIO;16)+2;0)" office:value-type="string" office:string-value="D" calcext:value-type="string">
            <text:p>D</text:p>
          </table:table-cell>
          <table:table-cell table:style-name="ce32" table:formula="of:=VLOOKUP([.$A54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style-name="ce32" table:formula="of:=VLOOKUP([.$A55];T_TURNOS;MOD([.B$20]-FECHAINICIO;16)+2;0)" office:value-type="string" office:string-value="D" calcext:value-type="string">
            <text:p>D</text:p>
          </table:table-cell>
          <table:table-cell table:style-name="ce32" table:formula="of:=VLOOKUP([.$A55];T_TURNOS;MOD([.C$20]-FECHAINICIO;16)+2;0)" office:value-type="string" office:string-value="D" calcext:value-type="string">
            <text:p>D</text:p>
          </table:table-cell>
          <table:table-cell table:style-name="ce32" table:formula="of:=VLOOKUP([.$A55];T_TURNOS;MOD([.D$20]-FECHAINICIO;16)+2;0)" office:value-type="string" office:string-value="D" calcext:value-type="string">
            <text:p>D</text:p>
          </table:table-cell>
          <table:table-cell table:style-name="ce32" table:formula="of:=VLOOKUP([.$A55];T_TURNOS;MOD([.E$20]-FECHAINICIO;16)+2;0)" office:value-type="string" office:string-value="D" calcext:value-type="string">
            <text:p>D</text:p>
          </table:table-cell>
          <table:table-cell table:style-name="ce32" table:formula="of:=VLOOKUP([.$A55];T_TURNOS;MOD([.F$20]-FECHAINICIO;16)+2;0)" office:value-type="string" office:string-value="M" calcext:value-type="string">
            <text:p>M</text:p>
          </table:table-cell>
          <table:table-cell table:style-name="ce32" table:formula="of:=VLOOKUP([.$A55];T_TURNOS;MOD([.G$20]-FECHAINICIO;16)+2;0)" office:value-type="string" office:string-value="M" calcext:value-type="string">
            <text:p>M</text:p>
          </table:table-cell>
          <table:table-cell table:style-name="ce32" table:formula="of:=VLOOKUP([.$A55];T_TURNOS;MOD([.H$20]-FECHAINICIO;16)+2;0)" office:value-type="string" office:string-value="T" calcext:value-type="string">
            <text:p>T</text:p>
          </table:table-cell>
          <table:table-cell table:style-name="ce32" table:formula="of:=VLOOKUP([.$A55];T_TURNOS;MOD([.I$20]-FECHAINICIO;16)+2;0)" office:value-type="string" office:string-value="T" calcext:value-type="string">
            <text:p>T</text:p>
          </table:table-cell>
          <table:table-cell table:style-name="ce32" table:formula="of:=VLOOKUP([.$A55];T_TURNOS;MOD([.J$20]-FECHAINICIO;16)+2;0)" office:value-type="string" office:string-value="D" calcext:value-type="string">
            <text:p>D</text:p>
          </table:table-cell>
          <table:table-cell table:style-name="ce32" table:formula="of:=VLOOKUP([.$A55];T_TURNOS;MOD([.K$20]-FECHAINICIO;16)+2;0)" office:value-type="string" office:string-value="D" calcext:value-type="string">
            <text:p>D</text:p>
          </table:table-cell>
          <table:table-cell table:style-name="ce32" table:formula="of:=VLOOKUP([.$A55];T_TURNOS;MOD([.L$20]-FECHAINICIO;16)+2;0)" office:value-type="string" office:string-value="M" calcext:value-type="string">
            <text:p>M</text:p>
          </table:table-cell>
          <table:table-cell table:style-name="ce32" table:formula="of:=VLOOKUP([.$A55];T_TURNOS;MOD([.M$20]-FECHAINICIO;16)+2;0)" office:value-type="string" office:string-value="M" calcext:value-type="string">
            <text:p>M</text:p>
          </table:table-cell>
          <table:table-cell table:style-name="ce32" table:formula="of:=VLOOKUP([.$A55];T_TURNOS;MOD([.N$20]-FECHAINICIO;16)+2;0)" office:value-type="string" office:string-value="T" calcext:value-type="string">
            <text:p>T</text:p>
          </table:table-cell>
          <table:table-cell table:style-name="ce32" table:formula="of:=VLOOKUP([.$A55];T_TURNOS;MOD([.O$20]-FECHAINICIO;16)+2;0)" office:value-type="string" office:string-value="T" calcext:value-type="string">
            <text:p>T</text:p>
          </table:table-cell>
          <table:table-cell table:style-name="ce32" table:formula="of:=VLOOKUP([.$A55];T_TURNOS;MOD([.P$20]-FECHAINICIO;16)+2;0)" office:value-type="string" office:string-value="N" calcext:value-type="string">
            <text:p>N</text:p>
          </table:table-cell>
          <table:table-cell table:style-name="ce32" table:formula="of:=VLOOKUP([.$A55];T_TURNOS;MOD([.Q$20]-FECHAINICIO;16)+2;0)" office:value-type="string" office:string-value="N" calcext:value-type="string">
            <text:p>N</text:p>
          </table:table-cell>
          <table:table-cell table:style-name="ce32" table:formula="of:=VLOOKUP([.$A55];T_TURNOS;MOD([.R$20]-FECHAINICIO;16)+2;0)" office:value-type="string" office:string-value="D" calcext:value-type="string">
            <text:p>D</text:p>
          </table:table-cell>
          <table:table-cell table:style-name="ce32" table:formula="of:=VLOOKUP([.$A55];T_TURNOS;MOD([.S$20]-FECHAINICIO;16)+2;0)" office:value-type="string" office:string-value="D" calcext:value-type="string">
            <text:p>D</text:p>
          </table:table-cell>
          <table:table-cell table:style-name="ce32" table:formula="of:=VLOOKUP([.$A55];T_TURNOS;MOD([.T$20]-FECHAINICIO;16)+2;0)" office:value-type="string" office:string-value="D" calcext:value-type="string">
            <text:p>D</text:p>
          </table:table-cell>
          <table:table-cell table:style-name="ce32" table:formula="of:=VLOOKUP([.$A55];T_TURNOS;MOD([.U$20]-FECHAINICIO;16)+2;0)" office:value-type="string" office:string-value="D" calcext:value-type="string">
            <text:p>D</text:p>
          </table:table-cell>
          <table:table-cell table:style-name="ce32" table:formula="of:=VLOOKUP([.$A55];T_TURNOS;MOD([.V$20]-FECHAINICIO;16)+2;0)" office:value-type="string" office:string-value="M" calcext:value-type="string">
            <text:p>M</text:p>
          </table:table-cell>
          <table:table-cell table:style-name="ce32" table:formula="of:=VLOOKUP([.$A55];T_TURNOS;MOD([.W$20]-FECHAINICIO;16)+2;0)" office:value-type="string" office:string-value="M" calcext:value-type="string">
            <text:p>M</text:p>
          </table:table-cell>
          <table:table-cell table:style-name="ce32" table:formula="of:=VLOOKUP([.$A55];T_TURNOS;MOD([.X$20]-FECHAINICIO;16)+2;0)" office:value-type="string" office:string-value="T" calcext:value-type="string">
            <text:p>T</text:p>
          </table:table-cell>
          <table:table-cell table:style-name="ce32" table:formula="of:=VLOOKUP([.$A55];T_TURNOS;MOD([.Y$20]-FECHAINICIO;16)+2;0)" office:value-type="string" office:string-value="T" calcext:value-type="string">
            <text:p>T</text:p>
          </table:table-cell>
          <table:table-cell table:style-name="ce32" table:formula="of:=VLOOKUP([.$A55];T_TURNOS;MOD([.Z$20]-FECHAINICIO;16)+2;0)" office:value-type="string" office:string-value="D" calcext:value-type="string">
            <text:p>D</text:p>
          </table:table-cell>
          <table:table-cell table:style-name="ce32" table:formula="of:=VLOOKUP([.$A55];T_TURNOS;MOD([.AA$20]-FECHAINICIO;16)+2;0)" office:value-type="string" office:string-value="D" calcext:value-type="string">
            <text:p>D</text:p>
          </table:table-cell>
          <table:table-cell table:style-name="ce32" table:formula="of:=VLOOKUP([.$A55];T_TURNOS;MOD([.AB$20]-FECHAINICIO;16)+2;0)" office:value-type="string" office:string-value="M" calcext:value-type="string">
            <text:p>M</text:p>
          </table:table-cell>
          <table:table-cell table:style-name="ce32" table:formula="of:=VLOOKUP([.$A55];T_TURNOS;MOD([.AC$20]-FECHAINICIO;16)+2;0)" office:value-type="string" office:string-value="M" calcext:value-type="string">
            <text:p>M</text:p>
          </table:table-cell>
          <table:table-cell table:style-name="ce32" table:formula="of:=VLOOKUP([.$A55];T_TURNOS;MOD([.AD$20]-FECHAINICIO;16)+2;0)" office:value-type="string" office:string-value="T" calcext:value-type="string">
            <text:p>T</text:p>
          </table:table-cell>
          <table:table-cell table:formula="of:=VLOOKUP([.$A55];T_TURNOS;MOD([.AE$20]-FECHAINICIO;16)+2;0)" office:value-type="string" office:string-value="T" calcext:value-type="string">
            <text:p>T</text:p>
          </table:table-cell>
          <table:table-cell table:style-name="ce32" table:formula="of:=VLOOKUP([.$A55];T_TURNOS;MOD([.AF$20]-FECHAINICIO;16)+2;0)" office:value-type="string" office:string-value="N" calcext:value-type="string">
            <text:p>N</text:p>
          </table:table-cell>
          <table:table-cell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style-name="ce32" table:formula="of:=VLOOKUP([.$A56];T_TURNOS;MOD([.B$20]-FECHAINICIO;16)+2;0)" office:value-type="string" office:string-value="D" calcext:value-type="string">
            <text:p>D</text:p>
          </table:table-cell>
          <table:table-cell table:style-name="ce32" table:formula="of:=VLOOKUP([.$A56];T_TURNOS;MOD([.C$20]-FECHAINICIO;16)+2;0)" office:value-type="string" office:string-value="D" calcext:value-type="string">
            <text:p>D</text:p>
          </table:table-cell>
          <table:table-cell table:style-name="ce32" table:formula="of:=VLOOKUP([.$A56];T_TURNOS;MOD([.D$20]-FECHAINICIO;16)+2;0)" office:value-type="string" office:string-value="M" calcext:value-type="string">
            <text:p>M</text:p>
          </table:table-cell>
          <table:table-cell table:style-name="ce32" table:formula="of:=VLOOKUP([.$A56];T_TURNOS;MOD([.E$20]-FECHAINICIO;16)+2;0)" office:value-type="string" office:string-value="M" calcext:value-type="string">
            <text:p>M</text:p>
          </table:table-cell>
          <table:table-cell table:style-name="ce32" table:formula="of:=VLOOKUP([.$A56];T_TURNOS;MOD([.F$20]-FECHAINICIO;16)+2;0)" office:value-type="string" office:string-value="T" calcext:value-type="string">
            <text:p>T</text:p>
          </table:table-cell>
          <table:table-cell table:style-name="ce32" table:formula="of:=VLOOKUP([.$A56];T_TURNOS;MOD([.G$20]-FECHAINICIO;16)+2;0)" office:value-type="string" office:string-value="T" calcext:value-type="string">
            <text:p>T</text:p>
          </table:table-cell>
          <table:table-cell table:style-name="ce32" table:formula="of:=VLOOKUP([.$A56];T_TURNOS;MOD([.H$20]-FECHAINICIO;16)+2;0)" office:value-type="string" office:string-value="N" calcext:value-type="string">
            <text:p>N</text:p>
          </table:table-cell>
          <table:table-cell table:style-name="ce32" table:formula="of:=VLOOKUP([.$A56];T_TURNOS;MOD([.I$20]-FECHAINICIO;16)+2;0)" office:value-type="string" office:string-value="N" calcext:value-type="string">
            <text:p>N</text:p>
          </table:table-cell>
          <table:table-cell table:style-name="ce32" table:formula="of:=VLOOKUP([.$A56];T_TURNOS;MOD([.J$20]-FECHAINICIO;16)+2;0)" office:value-type="string" office:string-value="D" calcext:value-type="string">
            <text:p>D</text:p>
          </table:table-cell>
          <table:table-cell table:style-name="ce32" table:formula="of:=VLOOKUP([.$A56];T_TURNOS;MOD([.K$20]-FECHAINICIO;16)+2;0)" office:value-type="string" office:string-value="D" calcext:value-type="string">
            <text:p>D</text:p>
          </table:table-cell>
          <table:table-cell table:style-name="ce32" table:formula="of:=VLOOKUP([.$A56];T_TURNOS;MOD([.L$20]-FECHAINICIO;16)+2;0)" office:value-type="string" office:string-value="D" calcext:value-type="string">
            <text:p>D</text:p>
          </table:table-cell>
          <table:table-cell table:style-name="ce32" table:formula="of:=VLOOKUP([.$A56];T_TURNOS;MOD([.M$20]-FECHAINICIO;16)+2;0)" office:value-type="string" office:string-value="D" calcext:value-type="string">
            <text:p>D</text:p>
          </table:table-cell>
          <table:table-cell table:style-name="ce32" table:formula="of:=VLOOKUP([.$A56];T_TURNOS;MOD([.N$20]-FECHAINICIO;16)+2;0)" office:value-type="string" office:string-value="M" calcext:value-type="string">
            <text:p>M</text:p>
          </table:table-cell>
          <table:table-cell table:style-name="ce32" table:formula="of:=VLOOKUP([.$A56];T_TURNOS;MOD([.O$20]-FECHAINICIO;16)+2;0)" office:value-type="string" office:string-value="M" calcext:value-type="string">
            <text:p>M</text:p>
          </table:table-cell>
          <table:table-cell table:style-name="ce32" table:formula="of:=VLOOKUP([.$A56];T_TURNOS;MOD([.P$20]-FECHAINICIO;16)+2;0)" office:value-type="string" office:string-value="T" calcext:value-type="string">
            <text:p>T</text:p>
          </table:table-cell>
          <table:table-cell table:style-name="ce32" table:formula="of:=VLOOKUP([.$A56];T_TURNOS;MOD([.Q$20]-FECHAINICIO;16)+2;0)" office:value-type="string" office:string-value="T" calcext:value-type="string">
            <text:p>T</text:p>
          </table:table-cell>
          <table:table-cell table:style-name="ce32" table:formula="of:=VLOOKUP([.$A56];T_TURNOS;MOD([.R$20]-FECHAINICIO;16)+2;0)" office:value-type="string" office:string-value="D" calcext:value-type="string">
            <text:p>D</text:p>
          </table:table-cell>
          <table:table-cell table:style-name="ce32" table:formula="of:=VLOOKUP([.$A56];T_TURNOS;MOD([.S$20]-FECHAINICIO;16)+2;0)" office:value-type="string" office:string-value="D" calcext:value-type="string">
            <text:p>D</text:p>
          </table:table-cell>
          <table:table-cell table:style-name="ce32" table:formula="of:=VLOOKUP([.$A56];T_TURNOS;MOD([.T$20]-FECHAINICIO;16)+2;0)" office:value-type="string" office:string-value="M" calcext:value-type="string">
            <text:p>M</text:p>
          </table:table-cell>
          <table:table-cell table:style-name="ce32" table:formula="of:=VLOOKUP([.$A56];T_TURNOS;MOD([.U$20]-FECHAINICIO;16)+2;0)" office:value-type="string" office:string-value="M" calcext:value-type="string">
            <text:p>M</text:p>
          </table:table-cell>
          <table:table-cell table:style-name="ce32" table:formula="of:=VLOOKUP([.$A56];T_TURNOS;MOD([.V$20]-FECHAINICIO;16)+2;0)" office:value-type="string" office:string-value="T" calcext:value-type="string">
            <text:p>T</text:p>
          </table:table-cell>
          <table:table-cell table:style-name="ce32" table:formula="of:=VLOOKUP([.$A56];T_TURNOS;MOD([.W$20]-FECHAINICIO;16)+2;0)" office:value-type="string" office:string-value="T" calcext:value-type="string">
            <text:p>T</text:p>
          </table:table-cell>
          <table:table-cell table:style-name="ce32" table:formula="of:=VLOOKUP([.$A56];T_TURNOS;MOD([.X$20]-FECHAINICIO;16)+2;0)" office:value-type="string" office:string-value="N" calcext:value-type="string">
            <text:p>N</text:p>
          </table:table-cell>
          <table:table-cell table:style-name="ce32" table:formula="of:=VLOOKUP([.$A56];T_TURNOS;MOD([.Y$20]-FECHAINICIO;16)+2;0)" office:value-type="string" office:string-value="N" calcext:value-type="string">
            <text:p>N</text:p>
          </table:table-cell>
          <table:table-cell table:style-name="ce32" table:formula="of:=VLOOKUP([.$A56];T_TURNOS;MOD([.Z$20]-FECHAINICIO;16)+2;0)" office:value-type="string" office:string-value="D" calcext:value-type="string">
            <text:p>D</text:p>
          </table:table-cell>
          <table:table-cell table:style-name="ce32" table:formula="of:=VLOOKUP([.$A56];T_TURNOS;MOD([.AA$20]-FECHAINICIO;16)+2;0)" office:value-type="string" office:string-value="D" calcext:value-type="string">
            <text:p>D</text:p>
          </table:table-cell>
          <table:table-cell table:style-name="ce32" table:formula="of:=VLOOKUP([.$A56];T_TURNOS;MOD([.AB$20]-FECHAINICIO;16)+2;0)" office:value-type="string" office:string-value="D" calcext:value-type="string">
            <text:p>D</text:p>
          </table:table-cell>
          <table:table-cell table:style-name="ce32" table:formula="of:=VLOOKUP([.$A56];T_TURNOS;MOD([.AC$20]-FECHAINICIO;16)+2;0)" office:value-type="string" office:string-value="D" calcext:value-type="string">
            <text:p>D</text:p>
          </table:table-cell>
          <table:table-cell table:style-name="ce32" table:formula="of:=VLOOKUP([.$A56];T_TURNOS;MOD([.AD$20]-FECHAINICIO;16)+2;0)" office:value-type="string" office:string-value="M" calcext:value-type="string">
            <text:p>M</text:p>
          </table:table-cell>
          <table:table-cell table:formula="of:=VLOOKUP([.$A56];T_TURNOS;MOD([.AE$20]-FECHAINICIO;16)+2;0)" office:value-type="string" office:string-value="M" calcext:value-type="string">
            <text:p>M</text:p>
          </table:table-cell>
          <table:table-cell table:style-name="ce32" table:formula="of:=VLOOKUP([.$A56];T_TURNOS;MOD([.AF$20]-FECHAINICIO;16)+2;0)" office:value-type="string" office:string-value="T" calcext:value-type="string">
            <text:p>T</text:p>
          </table:table-cell>
          <table:table-cell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style-name="ce32" table:formula="of:=VLOOKUP([.$A57];T_TURNOS;MOD([.B$20]-FECHAINICIO;16)+2;0)" office:value-type="string" office:string-value="T" calcext:value-type="string">
            <text:p>T</text:p>
          </table:table-cell>
          <table:table-cell table:style-name="ce32" table:formula="of:=VLOOKUP([.$A57];T_TURNOS;MOD([.C$20]-FECHAINICIO;16)+2;0)" office:value-type="string" office:string-value="T" calcext:value-type="string">
            <text:p>T</text:p>
          </table:table-cell>
          <table:table-cell table:style-name="ce32" table:formula="of:=VLOOKUP([.$A57];T_TURNOS;MOD([.D$20]-FECHAINICIO;16)+2;0)" office:value-type="string" office:string-value="N" calcext:value-type="string">
            <text:p>N</text:p>
          </table:table-cell>
          <table:table-cell table:style-name="ce32" table:formula="of:=VLOOKUP([.$A57];T_TURNOS;MOD([.E$20]-FECHAINICIO;16)+2;0)" office:value-type="string" office:string-value="N" calcext:value-type="string">
            <text:p>N</text:p>
          </table:table-cell>
          <table:table-cell table:style-name="ce32" table:formula="of:=VLOOKUP([.$A57];T_TURNOS;MOD([.F$20]-FECHAINICIO;16)+2;0)" office:value-type="string" office:string-value="D" calcext:value-type="string">
            <text:p>D</text:p>
          </table:table-cell>
          <table:table-cell table:style-name="ce32" table:formula="of:=VLOOKUP([.$A57];T_TURNOS;MOD([.G$20]-FECHAINICIO;16)+2;0)" office:value-type="string" office:string-value="D" calcext:value-type="string">
            <text:p>D</text:p>
          </table:table-cell>
          <table:table-cell table:style-name="ce32" table:formula="of:=VLOOKUP([.$A57];T_TURNOS;MOD([.H$20]-FECHAINICIO;16)+2;0)" office:value-type="string" office:string-value="D" calcext:value-type="string">
            <text:p>D</text:p>
          </table:table-cell>
          <table:table-cell table:style-name="ce32" table:formula="of:=VLOOKUP([.$A57];T_TURNOS;MOD([.I$20]-FECHAINICIO;16)+2;0)" office:value-type="string" office:string-value="D" calcext:value-type="string">
            <text:p>D</text:p>
          </table:table-cell>
          <table:table-cell table:style-name="ce32" table:formula="of:=VLOOKUP([.$A57];T_TURNOS;MOD([.J$20]-FECHAINICIO;16)+2;0)" office:value-type="string" office:string-value="M" calcext:value-type="string">
            <text:p>M</text:p>
          </table:table-cell>
          <table:table-cell table:style-name="ce32" table:formula="of:=VLOOKUP([.$A57];T_TURNOS;MOD([.K$20]-FECHAINICIO;16)+2;0)" office:value-type="string" office:string-value="M" calcext:value-type="string">
            <text:p>M</text:p>
          </table:table-cell>
          <table:table-cell table:style-name="ce32" table:formula="of:=VLOOKUP([.$A57];T_TURNOS;MOD([.L$20]-FECHAINICIO;16)+2;0)" office:value-type="string" office:string-value="T" calcext:value-type="string">
            <text:p>T</text:p>
          </table:table-cell>
          <table:table-cell table:style-name="ce32" table:formula="of:=VLOOKUP([.$A57];T_TURNOS;MOD([.M$20]-FECHAINICIO;16)+2;0)" office:value-type="string" office:string-value="T" calcext:value-type="string">
            <text:p>T</text:p>
          </table:table-cell>
          <table:table-cell table:style-name="ce32" table:formula="of:=VLOOKUP([.$A57];T_TURNOS;MOD([.N$20]-FECHAINICIO;16)+2;0)" office:value-type="string" office:string-value="D" calcext:value-type="string">
            <text:p>D</text:p>
          </table:table-cell>
          <table:table-cell table:style-name="ce32" table:formula="of:=VLOOKUP([.$A57];T_TURNOS;MOD([.O$20]-FECHAINICIO;16)+2;0)" office:value-type="string" office:string-value="D" calcext:value-type="string">
            <text:p>D</text:p>
          </table:table-cell>
          <table:table-cell table:style-name="ce32" table:formula="of:=VLOOKUP([.$A57];T_TURNOS;MOD([.P$20]-FECHAINICIO;16)+2;0)" office:value-type="string" office:string-value="M" calcext:value-type="string">
            <text:p>M</text:p>
          </table:table-cell>
          <table:table-cell table:style-name="ce32" table:formula="of:=VLOOKUP([.$A57];T_TURNOS;MOD([.Q$20]-FECHAINICIO;16)+2;0)" office:value-type="string" office:string-value="M" calcext:value-type="string">
            <text:p>M</text:p>
          </table:table-cell>
          <table:table-cell table:style-name="ce32" table:formula="of:=VLOOKUP([.$A57];T_TURNOS;MOD([.R$20]-FECHAINICIO;16)+2;0)" office:value-type="string" office:string-value="T" calcext:value-type="string">
            <text:p>T</text:p>
          </table:table-cell>
          <table:table-cell table:style-name="ce32" table:formula="of:=VLOOKUP([.$A57];T_TURNOS;MOD([.S$20]-FECHAINICIO;16)+2;0)" office:value-type="string" office:string-value="T" calcext:value-type="string">
            <text:p>T</text:p>
          </table:table-cell>
          <table:table-cell table:style-name="ce32" table:formula="of:=VLOOKUP([.$A57];T_TURNOS;MOD([.T$20]-FECHAINICIO;16)+2;0)" office:value-type="string" office:string-value="N" calcext:value-type="string">
            <text:p>N</text:p>
          </table:table-cell>
          <table:table-cell table:style-name="ce32" table:formula="of:=VLOOKUP([.$A57];T_TURNOS;MOD([.U$20]-FECHAINICIO;16)+2;0)" office:value-type="string" office:string-value="N" calcext:value-type="string">
            <text:p>N</text:p>
          </table:table-cell>
          <table:table-cell table:style-name="ce32" table:formula="of:=VLOOKUP([.$A57];T_TURNOS;MOD([.V$20]-FECHAINICIO;16)+2;0)" office:value-type="string" office:string-value="D" calcext:value-type="string">
            <text:p>D</text:p>
          </table:table-cell>
          <table:table-cell table:style-name="ce32" table:formula="of:=VLOOKUP([.$A57];T_TURNOS;MOD([.W$20]-FECHAINICIO;16)+2;0)" office:value-type="string" office:string-value="D" calcext:value-type="string">
            <text:p>D</text:p>
          </table:table-cell>
          <table:table-cell table:style-name="ce32" table:formula="of:=VLOOKUP([.$A57];T_TURNOS;MOD([.X$20]-FECHAINICIO;16)+2;0)" office:value-type="string" office:string-value="D" calcext:value-type="string">
            <text:p>D</text:p>
          </table:table-cell>
          <table:table-cell table:style-name="ce32" table:formula="of:=VLOOKUP([.$A57];T_TURNOS;MOD([.Y$20]-FECHAINICIO;16)+2;0)" office:value-type="string" office:string-value="D" calcext:value-type="string">
            <text:p>D</text:p>
          </table:table-cell>
          <table:table-cell table:style-name="ce32" table:formula="of:=VLOOKUP([.$A57];T_TURNOS;MOD([.Z$20]-FECHAINICIO;16)+2;0)" office:value-type="string" office:string-value="M" calcext:value-type="string">
            <text:p>M</text:p>
          </table:table-cell>
          <table:table-cell table:style-name="ce32" table:formula="of:=VLOOKUP([.$A57];T_TURNOS;MOD([.AA$20]-FECHAINICIO;16)+2;0)" office:value-type="string" office:string-value="M" calcext:value-type="string">
            <text:p>M</text:p>
          </table:table-cell>
          <table:table-cell table:style-name="ce32" table:formula="of:=VLOOKUP([.$A57];T_TURNOS;MOD([.AB$20]-FECHAINICIO;16)+2;0)" office:value-type="string" office:string-value="T" calcext:value-type="string">
            <text:p>T</text:p>
          </table:table-cell>
          <table:table-cell table:style-name="ce32" table:formula="of:=VLOOKUP([.$A57];T_TURNOS;MOD([.AC$20]-FECHAINICIO;16)+2;0)" office:value-type="string" office:string-value="T" calcext:value-type="string">
            <text:p>T</text:p>
          </table:table-cell>
          <table:table-cell table:style-name="ce32" table:formula="of:=VLOOKUP([.$A57];T_TURNOS;MOD([.AD$20]-FECHAINICIO;16)+2;0)" office:value-type="string" office:string-value="D" calcext:value-type="string">
            <text:p>D</text:p>
          </table:table-cell>
          <table:table-cell table:formula="of:=VLOOKUP([.$A57];T_TURNOS;MOD([.AE$20]-FECHAINICIO;16)+2;0)" office:value-type="string" office:string-value="D" calcext:value-type="string">
            <text:p>D</text:p>
          </table:table-cell>
          <table:table-cell table:style-name="ce32" table:formula="of:=VLOOKUP([.$A57];T_TURNOS;MOD([.AF$20]-FECHAINICIO;16)+2;0)" office:value-type="string" office:string-value="M" calcext:value-type="string">
            <text:p>M</text:p>
          </table:table-cell>
          <table:table-cell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style-name="ce32" table:formula="of:=VLOOKUP([.$A58];T_TURNOS;MOD([.B$20]-FECHAINICIO;16)+2;0)" office:value-type="string" office:string-value="N" calcext:value-type="string">
            <text:p>N</text:p>
          </table:table-cell>
          <table:table-cell table:style-name="ce32" table:formula="of:=VLOOKUP([.$A58];T_TURNOS;MOD([.C$20]-FECHAINICIO;16)+2;0)" office:value-type="string" office:string-value="N" calcext:value-type="string">
            <text:p>N</text:p>
          </table:table-cell>
          <table:table-cell table:style-name="ce32" table:formula="of:=VLOOKUP([.$A58];T_TURNOS;MOD([.D$20]-FECHAINICIO;16)+2;0)" office:value-type="string" office:string-value="D" calcext:value-type="string">
            <text:p>D</text:p>
          </table:table-cell>
          <table:table-cell table:style-name="ce32" table:formula="of:=VLOOKUP([.$A58];T_TURNOS;MOD([.E$20]-FECHAINICIO;16)+2;0)" office:value-type="string" office:string-value="D" calcext:value-type="string">
            <text:p>D</text:p>
          </table:table-cell>
          <table:table-cell table:style-name="ce32" table:formula="of:=VLOOKUP([.$A58];T_TURNOS;MOD([.F$20]-FECHAINICIO;16)+2;0)" office:value-type="string" office:string-value="N" calcext:value-type="string">
            <text:p>N</text:p>
          </table:table-cell>
          <table:table-cell table:style-name="ce32" table:formula="of:=VLOOKUP([.$A58];T_TURNOS;MOD([.G$20]-FECHAINICIO;16)+2;0)" office:value-type="string" office:string-value="N" calcext:value-type="string">
            <text:p>N</text:p>
          </table:table-cell>
          <table:table-cell table:style-name="ce32" table:formula="of:=VLOOKUP([.$A58];T_TURNOS;MOD([.H$20]-FECHAINICIO;16)+2;0)" office:value-type="string" office:string-value="D" calcext:value-type="string">
            <text:p>D</text:p>
          </table:table-cell>
          <table:table-cell table:style-name="ce32" table:formula="of:=VLOOKUP([.$A58];T_TURNOS;MOD([.I$20]-FECHAINICIO;16)+2;0)" office:value-type="string" office:string-value="D" calcext:value-type="string">
            <text:p>D</text:p>
          </table:table-cell>
          <table:table-cell table:style-name="ce32" table:formula="of:=VLOOKUP([.$A58];T_TURNOS;MOD([.J$20]-FECHAINICIO;16)+2;0)" office:value-type="string" office:string-value="N" calcext:value-type="string">
            <text:p>N</text:p>
          </table:table-cell>
          <table:table-cell table:style-name="ce32" table:formula="of:=VLOOKUP([.$A58];T_TURNOS;MOD([.K$20]-FECHAINICIO;16)+2;0)" office:value-type="string" office:string-value="N" calcext:value-type="string">
            <text:p>N</text:p>
          </table:table-cell>
          <table:table-cell table:style-name="ce32" table:formula="of:=VLOOKUP([.$A58];T_TURNOS;MOD([.L$20]-FECHAINICIO;16)+2;0)" office:value-type="string" office:string-value="D" calcext:value-type="string">
            <text:p>D</text:p>
          </table:table-cell>
          <table:table-cell table:style-name="ce32" table:formula="of:=VLOOKUP([.$A58];T_TURNOS;MOD([.M$20]-FECHAINICIO;16)+2;0)" office:value-type="string" office:string-value="D" calcext:value-type="string">
            <text:p>D</text:p>
          </table:table-cell>
          <table:table-cell table:style-name="ce32" table:formula="of:=VLOOKUP([.$A58];T_TURNOS;MOD([.N$20]-FECHAINICIO;16)+2;0)" office:value-type="string" office:string-value="N" calcext:value-type="string">
            <text:p>N</text:p>
          </table:table-cell>
          <table:table-cell table:style-name="ce32" table:formula="of:=VLOOKUP([.$A58];T_TURNOS;MOD([.O$20]-FECHAINICIO;16)+2;0)" office:value-type="string" office:string-value="N" calcext:value-type="string">
            <text:p>N</text:p>
          </table:table-cell>
          <table:table-cell table:style-name="ce32" table:formula="of:=VLOOKUP([.$A58];T_TURNOS;MOD([.P$20]-FECHAINICIO;16)+2;0)" office:value-type="string" office:string-value="D" calcext:value-type="string">
            <text:p>D</text:p>
          </table:table-cell>
          <table:table-cell table:style-name="ce32" table:formula="of:=VLOOKUP([.$A58];T_TURNOS;MOD([.Q$20]-FECHAINICIO;16)+2;0)" office:value-type="string" office:string-value="D" calcext:value-type="string">
            <text:p>D</text:p>
          </table:table-cell>
          <table:table-cell table:style-name="ce32" table:formula="of:=VLOOKUP([.$A58];T_TURNOS;MOD([.R$20]-FECHAINICIO;16)+2;0)" office:value-type="string" office:string-value="N" calcext:value-type="string">
            <text:p>N</text:p>
          </table:table-cell>
          <table:table-cell table:style-name="ce32" table:formula="of:=VLOOKUP([.$A58];T_TURNOS;MOD([.S$20]-FECHAINICIO;16)+2;0)" office:value-type="string" office:string-value="N" calcext:value-type="string">
            <text:p>N</text:p>
          </table:table-cell>
          <table:table-cell table:style-name="ce32" table:formula="of:=VLOOKUP([.$A58];T_TURNOS;MOD([.T$20]-FECHAINICIO;16)+2;0)" office:value-type="string" office:string-value="D" calcext:value-type="string">
            <text:p>D</text:p>
          </table:table-cell>
          <table:table-cell table:style-name="ce32" table:formula="of:=VLOOKUP([.$A58];T_TURNOS;MOD([.U$20]-FECHAINICIO;16)+2;0)" office:value-type="string" office:string-value="D" calcext:value-type="string">
            <text:p>D</text:p>
          </table:table-cell>
          <table:table-cell table:style-name="ce32" table:formula="of:=VLOOKUP([.$A58];T_TURNOS;MOD([.V$20]-FECHAINICIO;16)+2;0)" office:value-type="string" office:string-value="N" calcext:value-type="string">
            <text:p>N</text:p>
          </table:table-cell>
          <table:table-cell table:style-name="ce32" table:formula="of:=VLOOKUP([.$A58];T_TURNOS;MOD([.W$20]-FECHAINICIO;16)+2;0)" office:value-type="string" office:string-value="N" calcext:value-type="string">
            <text:p>N</text:p>
          </table:table-cell>
          <table:table-cell table:style-name="ce32" table:formula="of:=VLOOKUP([.$A58];T_TURNOS;MOD([.X$20]-FECHAINICIO;16)+2;0)" office:value-type="string" office:string-value="D" calcext:value-type="string">
            <text:p>D</text:p>
          </table:table-cell>
          <table:table-cell table:style-name="ce32" table:formula="of:=VLOOKUP([.$A58];T_TURNOS;MOD([.Y$20]-FECHAINICIO;16)+2;0)" office:value-type="string" office:string-value="D" calcext:value-type="string">
            <text:p>D</text:p>
          </table:table-cell>
          <table:table-cell table:style-name="ce32" table:formula="of:=VLOOKUP([.$A58];T_TURNOS;MOD([.Z$20]-FECHAINICIO;16)+2;0)" office:value-type="string" office:string-value="N" calcext:value-type="string">
            <text:p>N</text:p>
          </table:table-cell>
          <table:table-cell table:style-name="ce32" table:formula="of:=VLOOKUP([.$A58];T_TURNOS;MOD([.AA$20]-FECHAINICIO;16)+2;0)" office:value-type="string" office:string-value="N" calcext:value-type="string">
            <text:p>N</text:p>
          </table:table-cell>
          <table:table-cell table:style-name="ce32" table:formula="of:=VLOOKUP([.$A58];T_TURNOS;MOD([.AB$20]-FECHAINICIO;16)+2;0)" office:value-type="string" office:string-value="D" calcext:value-type="string">
            <text:p>D</text:p>
          </table:table-cell>
          <table:table-cell table:style-name="ce32" table:formula="of:=VLOOKUP([.$A58];T_TURNOS;MOD([.AC$20]-FECHAINICIO;16)+2;0)" office:value-type="string" office:string-value="D" calcext:value-type="string">
            <text:p>D</text:p>
          </table:table-cell>
          <table:table-cell table:style-name="ce32" table:formula="of:=VLOOKUP([.$A58];T_TURNOS;MOD([.AD$20]-FECHAINICIO;16)+2;0)" office:value-type="string" office:string-value="N" calcext:value-type="string">
            <text:p>N</text:p>
          </table:table-cell>
          <table:table-cell table:formula="of:=VLOOKUP([.$A58];T_TURNOS;MOD([.AE$20]-FECHAINICIO;16)+2;0)" office:value-type="string" office:string-value="N" calcext:value-type="string">
            <text:p>N</text:p>
          </table:table-cell>
          <table:table-cell table:style-name="ce32" table:formula="of:=VLOOKUP([.$A58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1" table:number-rows-spanned="2">
            <text:p>AGOSTO</text:p>
          </table:table-cell>
          <table:table-cell table:style-name="ce16" table:formula="of:=DATE([.$A$2];8;1)" office:value-type="date" office:date-value="2023-08-01" calcext:value-type="date">
            <text:p>01</text:p>
          </table:table-cell>
          <table:table-cell table:style-name="ce16" table:formula="of:=[.B60]+1" office:value-type="date" office:date-value="2023-08-02" calcext:value-type="date">
            <text:p>02</text:p>
          </table:table-cell>
          <table:table-cell table:style-name="ce16" table:formula="of:=[.C60]+1" office:value-type="date" office:date-value="2023-08-03" calcext:value-type="date">
            <text:p>03</text:p>
          </table:table-cell>
          <table:table-cell table:style-name="ce16" table:formula="of:=[.D60]+1" office:value-type="date" office:date-value="2023-08-04" calcext:value-type="date">
            <text:p>04</text:p>
          </table:table-cell>
          <table:table-cell table:style-name="ce16" table:formula="of:=[.E60]+1" office:value-type="date" office:date-value="2023-08-05" calcext:value-type="date">
            <text:p>05</text:p>
          </table:table-cell>
          <table:table-cell table:style-name="ce16" table:formula="of:=[.F60]+1" office:value-type="date" office:date-value="2023-08-06" calcext:value-type="date">
            <text:p>06</text:p>
          </table:table-cell>
          <table:table-cell table:style-name="ce16" table:formula="of:=[.G60]+1" office:value-type="date" office:date-value="2023-08-07" calcext:value-type="date">
            <text:p>07</text:p>
          </table:table-cell>
          <table:table-cell table:style-name="ce16" table:formula="of:=[.H60]+1" office:value-type="date" office:date-value="2023-08-08" calcext:value-type="date">
            <text:p>08</text:p>
          </table:table-cell>
          <table:table-cell table:style-name="ce16" table:formula="of:=[.I60]+1" office:value-type="date" office:date-value="2023-08-09" calcext:value-type="date">
            <text:p>09</text:p>
          </table:table-cell>
          <table:table-cell table:style-name="ce16" table:formula="of:=[.J60]+1" office:value-type="date" office:date-value="2023-08-10" calcext:value-type="date">
            <text:p>10</text:p>
          </table:table-cell>
          <table:table-cell table:style-name="ce16" table:formula="of:=[.K60]+1" office:value-type="date" office:date-value="2023-08-11" calcext:value-type="date">
            <text:p>11</text:p>
          </table:table-cell>
          <table:table-cell table:style-name="ce16" table:formula="of:=[.L60]+1" office:value-type="date" office:date-value="2023-08-12" calcext:value-type="date">
            <text:p>12</text:p>
          </table:table-cell>
          <table:table-cell table:style-name="ce16" table:formula="of:=[.M60]+1" office:value-type="date" office:date-value="2023-08-13" calcext:value-type="date">
            <text:p>13</text:p>
          </table:table-cell>
          <table:table-cell table:style-name="ce16" table:formula="of:=[.N60]+1" office:value-type="date" office:date-value="2023-08-14" calcext:value-type="date">
            <text:p>14</text:p>
          </table:table-cell>
          <table:table-cell table:style-name="ce16" table:formula="of:=[.O60]+1" office:value-type="date" office:date-value="2023-08-15" calcext:value-type="date">
            <text:p>15</text:p>
          </table:table-cell>
          <table:table-cell table:style-name="ce16" table:formula="of:=[.P60]+1" office:value-type="date" office:date-value="2023-08-16" calcext:value-type="date">
            <text:p>16</text:p>
          </table:table-cell>
          <table:table-cell table:style-name="ce16" table:formula="of:=[.Q60]+1" office:value-type="date" office:date-value="2023-08-17" calcext:value-type="date">
            <text:p>17</text:p>
          </table:table-cell>
          <table:table-cell table:style-name="ce16" table:formula="of:=[.R60]+1" office:value-type="date" office:date-value="2023-08-18" calcext:value-type="date">
            <text:p>18</text:p>
          </table:table-cell>
          <table:table-cell table:style-name="ce16" table:formula="of:=[.S60]+1" office:value-type="date" office:date-value="2023-08-19" calcext:value-type="date">
            <text:p>19</text:p>
          </table:table-cell>
          <table:table-cell table:style-name="ce16" table:formula="of:=[.T60]+1" office:value-type="date" office:date-value="2023-08-20" calcext:value-type="date">
            <text:p>20</text:p>
          </table:table-cell>
          <table:table-cell table:style-name="ce16" table:formula="of:=[.U60]+1" office:value-type="date" office:date-value="2023-08-21" calcext:value-type="date">
            <text:p>21</text:p>
          </table:table-cell>
          <table:table-cell table:style-name="ce16" table:formula="of:=[.V60]+1" office:value-type="date" office:date-value="2023-08-22" calcext:value-type="date">
            <text:p>22</text:p>
          </table:table-cell>
          <table:table-cell table:style-name="ce16" table:formula="of:=[.W60]+1" office:value-type="date" office:date-value="2023-08-23" calcext:value-type="date">
            <text:p>23</text:p>
          </table:table-cell>
          <table:table-cell table:style-name="ce16" table:formula="of:=[.X60]+1" office:value-type="date" office:date-value="2023-08-24" calcext:value-type="date">
            <text:p>24</text:p>
          </table:table-cell>
          <table:table-cell table:style-name="ce16" table:formula="of:=[.Y60]+1" office:value-type="date" office:date-value="2023-08-25" calcext:value-type="date">
            <text:p>25</text:p>
          </table:table-cell>
          <table:table-cell table:style-name="ce16" table:formula="of:=[.Z60]+1" office:value-type="date" office:date-value="2023-08-26" calcext:value-type="date">
            <text:p>26</text:p>
          </table:table-cell>
          <table:table-cell table:style-name="ce16" table:formula="of:=[.AA60]+1" office:value-type="date" office:date-value="2023-08-27" calcext:value-type="date">
            <text:p>27</text:p>
          </table:table-cell>
          <table:table-cell table:style-name="ce16" table:formula="of:=[.AB60]+1" office:value-type="date" office:date-value="2023-08-28" calcext:value-type="date">
            <text:p>28</text:p>
          </table:table-cell>
          <table:table-cell table:style-name="ce16" table:formula="of:=[.AC60]+1" office:value-type="date" office:date-value="2023-08-29" calcext:value-type="date">
            <text:p>29</text:p>
          </table:table-cell>
          <table:table-cell table:style-name="ce16" table:formula="of:=[.AD60]+1" office:value-type="date" office:date-value="2023-08-30" calcext:value-type="date">
            <text:p>30</text:p>
          </table:table-cell>
          <table:table-cell table:style-name="ce16" table:formula="of:=[.AE60]+1" office:value-type="date" office:date-value="2023-08-31" calcext:value-type="date">
            <text:p>31</text:p>
          </table:table-cell>
          <table:table-cell/>
        </table:table-row>
        <table:table-row table:style-name="ro2">
          <table:covered-table-cell table:style-name="ce11"/>
          <table:table-cell table:style-name="ce17" table:formula="of:=[.B60]" office:value-type="date" office:date-value="2023-08-01" calcext:value-type="date">
            <text:p>mar</text:p>
          </table:table-cell>
          <table:table-cell table:style-name="ce17" table:formula="of:=[.C60]" office:value-type="date" office:date-value="2023-08-02" calcext:value-type="date">
            <text:p>mié</text:p>
          </table:table-cell>
          <table:table-cell table:style-name="ce17" table:formula="of:=[.D60]" office:value-type="date" office:date-value="2023-08-03" calcext:value-type="date">
            <text:p>jue</text:p>
          </table:table-cell>
          <table:table-cell table:style-name="ce17" table:formula="of:=[.E60]" office:value-type="date" office:date-value="2023-08-04" calcext:value-type="date">
            <text:p>vie</text:p>
          </table:table-cell>
          <table:table-cell table:style-name="ce17" table:formula="of:=[.F60]" office:value-type="date" office:date-value="2023-08-05" calcext:value-type="date">
            <text:p>sáb</text:p>
          </table:table-cell>
          <table:table-cell table:style-name="ce17" table:formula="of:=[.G60]" office:value-type="date" office:date-value="2023-08-06" calcext:value-type="date">
            <text:p>dom</text:p>
          </table:table-cell>
          <table:table-cell table:style-name="ce17" table:formula="of:=[.H60]" office:value-type="date" office:date-value="2023-08-07" calcext:value-type="date">
            <text:p>lun</text:p>
          </table:table-cell>
          <table:table-cell table:style-name="ce17" table:formula="of:=[.I60]" office:value-type="date" office:date-value="2023-08-08" calcext:value-type="date">
            <text:p>mar</text:p>
          </table:table-cell>
          <table:table-cell table:style-name="ce17" table:formula="of:=[.J60]" office:value-type="date" office:date-value="2023-08-09" calcext:value-type="date">
            <text:p>mié</text:p>
          </table:table-cell>
          <table:table-cell table:style-name="ce17" table:formula="of:=[.K60]" office:value-type="date" office:date-value="2023-08-10" calcext:value-type="date">
            <text:p>jue</text:p>
          </table:table-cell>
          <table:table-cell table:style-name="ce17" table:formula="of:=[.L60]" office:value-type="date" office:date-value="2023-08-11" calcext:value-type="date">
            <text:p>vie</text:p>
          </table:table-cell>
          <table:table-cell table:style-name="ce17" table:formula="of:=[.M60]" office:value-type="date" office:date-value="2023-08-12" calcext:value-type="date">
            <text:p>sáb</text:p>
          </table:table-cell>
          <table:table-cell table:style-name="ce17" table:formula="of:=[.N60]" office:value-type="date" office:date-value="2023-08-13" calcext:value-type="date">
            <text:p>dom</text:p>
          </table:table-cell>
          <table:table-cell table:style-name="ce17" table:formula="of:=[.O60]" office:value-type="date" office:date-value="2023-08-14" calcext:value-type="date">
            <text:p>lun</text:p>
          </table:table-cell>
          <table:table-cell table:style-name="ce17" table:formula="of:=[.P60]" office:value-type="date" office:date-value="2023-08-15" calcext:value-type="date">
            <text:p>mar</text:p>
          </table:table-cell>
          <table:table-cell table:style-name="ce17" table:formula="of:=[.Q60]" office:value-type="date" office:date-value="2023-08-16" calcext:value-type="date">
            <text:p>mié</text:p>
          </table:table-cell>
          <table:table-cell table:style-name="ce17" table:formula="of:=[.R60]" office:value-type="date" office:date-value="2023-08-17" calcext:value-type="date">
            <text:p>jue</text:p>
          </table:table-cell>
          <table:table-cell table:style-name="ce17" table:formula="of:=[.S60]" office:value-type="date" office:date-value="2023-08-18" calcext:value-type="date">
            <text:p>vie</text:p>
          </table:table-cell>
          <table:table-cell table:style-name="ce17" table:formula="of:=[.T60]" office:value-type="date" office:date-value="2023-08-19" calcext:value-type="date">
            <text:p>sáb</text:p>
          </table:table-cell>
          <table:table-cell table:style-name="ce17" table:formula="of:=[.U60]" office:value-type="date" office:date-value="2023-08-20" calcext:value-type="date">
            <text:p>dom</text:p>
          </table:table-cell>
          <table:table-cell table:style-name="ce17" table:formula="of:=[.V60]" office:value-type="date" office:date-value="2023-08-21" calcext:value-type="date">
            <text:p>lun</text:p>
          </table:table-cell>
          <table:table-cell table:style-name="ce17" table:formula="of:=[.W60]" office:value-type="date" office:date-value="2023-08-22" calcext:value-type="date">
            <text:p>mar</text:p>
          </table:table-cell>
          <table:table-cell table:style-name="ce17" table:formula="of:=[.X60]" office:value-type="date" office:date-value="2023-08-23" calcext:value-type="date">
            <text:p>mié</text:p>
          </table:table-cell>
          <table:table-cell table:style-name="ce17" table:formula="of:=[.Y60]" office:value-type="date" office:date-value="2023-08-24" calcext:value-type="date">
            <text:p>jue</text:p>
          </table:table-cell>
          <table:table-cell table:style-name="ce17" table:formula="of:=[.Z60]" office:value-type="date" office:date-value="2023-08-25" calcext:value-type="date">
            <text:p>vie</text:p>
          </table:table-cell>
          <table:table-cell table:style-name="ce17" table:formula="of:=[.AA60]" office:value-type="date" office:date-value="2023-08-26" calcext:value-type="date">
            <text:p>sáb</text:p>
          </table:table-cell>
          <table:table-cell table:style-name="ce17" table:formula="of:=[.AB60]" office:value-type="date" office:date-value="2023-08-27" calcext:value-type="date">
            <text:p>dom</text:p>
          </table:table-cell>
          <table:table-cell table:style-name="ce17" table:formula="of:=[.AC60]" office:value-type="date" office:date-value="2023-08-28" calcext:value-type="date">
            <text:p>lun</text:p>
          </table:table-cell>
          <table:table-cell table:style-name="ce17" table:formula="of:=[.AD60]" office:value-type="date" office:date-value="2023-08-29" calcext:value-type="date">
            <text:p>mar</text:p>
          </table:table-cell>
          <table:table-cell table:style-name="ce17" table:formula="of:=[.AE60]" office:value-type="date" office:date-value="2023-08-30" calcext:value-type="date">
            <text:p>mié</text:p>
          </table:table-cell>
          <table:table-cell table:style-name="ce17" table:formula="of:=[.AF60]" office:value-type="date" office:date-value="2023-08-31" calcext:value-type="date">
            <text:p>jue</text:p>
          </table:table-cell>
          <table:table-cell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style-name="ce32" table:formula="of:=VLOOKUP([.$A62];T_TURNOS;MOD([.B$20]-FECHAINICIO;16)+2;0)" office:value-type="string" office:string-value="M" calcext:value-type="string">
            <text:p>M</text:p>
          </table:table-cell>
          <table:table-cell table:style-name="ce32" table:formula="of:=VLOOKUP([.$A62];T_TURNOS;MOD([.C$20]-FECHAINICIO;16)+2;0)" office:value-type="string" office:string-value="M" calcext:value-type="string">
            <text:p>M</text:p>
          </table:table-cell>
          <table:table-cell table:style-name="ce32" table:formula="of:=VLOOKUP([.$A62];T_TURNOS;MOD([.D$20]-FECHAINICIO;16)+2;0)" office:value-type="string" office:string-value="T" calcext:value-type="string">
            <text:p>T</text:p>
          </table:table-cell>
          <table:table-cell table:style-name="ce32" table:formula="of:=VLOOKUP([.$A62];T_TURNOS;MOD([.E$20]-FECHAINICIO;16)+2;0)" office:value-type="string" office:string-value="T" calcext:value-type="string">
            <text:p>T</text:p>
          </table:table-cell>
          <table:table-cell table:style-name="ce32" table:formula="of:=VLOOKUP([.$A62];T_TURNOS;MOD([.F$20]-FECHAINICIO;16)+2;0)" office:value-type="string" office:string-value="D" calcext:value-type="string">
            <text:p>D</text:p>
          </table:table-cell>
          <table:table-cell table:style-name="ce32" table:formula="of:=VLOOKUP([.$A62];T_TURNOS;MOD([.G$20]-FECHAINICIO;16)+2;0)" office:value-type="string" office:string-value="D" calcext:value-type="string">
            <text:p>D</text:p>
          </table:table-cell>
          <table:table-cell table:style-name="ce32" table:formula="of:=VLOOKUP([.$A62];T_TURNOS;MOD([.H$20]-FECHAINICIO;16)+2;0)" office:value-type="string" office:string-value="M" calcext:value-type="string">
            <text:p>M</text:p>
          </table:table-cell>
          <table:table-cell table:style-name="ce32" table:formula="of:=VLOOKUP([.$A62];T_TURNOS;MOD([.I$20]-FECHAINICIO;16)+2;0)" office:value-type="string" office:string-value="M" calcext:value-type="string">
            <text:p>M</text:p>
          </table:table-cell>
          <table:table-cell table:style-name="ce32" table:formula="of:=VLOOKUP([.$A62];T_TURNOS;MOD([.J$20]-FECHAINICIO;16)+2;0)" office:value-type="string" office:string-value="T" calcext:value-type="string">
            <text:p>T</text:p>
          </table:table-cell>
          <table:table-cell table:style-name="ce32" table:formula="of:=VLOOKUP([.$A62];T_TURNOS;MOD([.K$20]-FECHAINICIO;16)+2;0)" office:value-type="string" office:string-value="T" calcext:value-type="string">
            <text:p>T</text:p>
          </table:table-cell>
          <table:table-cell table:style-name="ce32" table:formula="of:=VLOOKUP([.$A62];T_TURNOS;MOD([.L$20]-FECHAINICIO;16)+2;0)" office:value-type="string" office:string-value="N" calcext:value-type="string">
            <text:p>N</text:p>
          </table:table-cell>
          <table:table-cell table:style-name="ce32" table:formula="of:=VLOOKUP([.$A62];T_TURNOS;MOD([.M$20]-FECHAINICIO;16)+2;0)" office:value-type="string" office:string-value="N" calcext:value-type="string">
            <text:p>N</text:p>
          </table:table-cell>
          <table:table-cell table:style-name="ce32" table:formula="of:=VLOOKUP([.$A62];T_TURNOS;MOD([.N$20]-FECHAINICIO;16)+2;0)" office:value-type="string" office:string-value="D" calcext:value-type="string">
            <text:p>D</text:p>
          </table:table-cell>
          <table:table-cell table:style-name="ce32" table:formula="of:=VLOOKUP([.$A62];T_TURNOS;MOD([.O$20]-FECHAINICIO;16)+2;0)" office:value-type="string" office:string-value="D" calcext:value-type="string">
            <text:p>D</text:p>
          </table:table-cell>
          <table:table-cell table:style-name="ce32" table:formula="of:=VLOOKUP([.$A62];T_TURNOS;MOD([.P$20]-FECHAINICIO;16)+2;0)" office:value-type="string" office:string-value="D" calcext:value-type="string">
            <text:p>D</text:p>
          </table:table-cell>
          <table:table-cell table:style-name="ce32" table:formula="of:=VLOOKUP([.$A62];T_TURNOS;MOD([.Q$20]-FECHAINICIO;16)+2;0)" office:value-type="string" office:string-value="D" calcext:value-type="string">
            <text:p>D</text:p>
          </table:table-cell>
          <table:table-cell table:style-name="ce32" table:formula="of:=VLOOKUP([.$A62];T_TURNOS;MOD([.R$20]-FECHAINICIO;16)+2;0)" office:value-type="string" office:string-value="M" calcext:value-type="string">
            <text:p>M</text:p>
          </table:table-cell>
          <table:table-cell table:style-name="ce32" table:formula="of:=VLOOKUP([.$A62];T_TURNOS;MOD([.S$20]-FECHAINICIO;16)+2;0)" office:value-type="string" office:string-value="M" calcext:value-type="string">
            <text:p>M</text:p>
          </table:table-cell>
          <table:table-cell table:style-name="ce32" table:formula="of:=VLOOKUP([.$A62];T_TURNOS;MOD([.T$20]-FECHAINICIO;16)+2;0)" office:value-type="string" office:string-value="T" calcext:value-type="string">
            <text:p>T</text:p>
          </table:table-cell>
          <table:table-cell table:style-name="ce32" table:formula="of:=VLOOKUP([.$A62];T_TURNOS;MOD([.U$20]-FECHAINICIO;16)+2;0)" office:value-type="string" office:string-value="T" calcext:value-type="string">
            <text:p>T</text:p>
          </table:table-cell>
          <table:table-cell table:style-name="ce32" table:formula="of:=VLOOKUP([.$A62];T_TURNOS;MOD([.V$20]-FECHAINICIO;16)+2;0)" office:value-type="string" office:string-value="D" calcext:value-type="string">
            <text:p>D</text:p>
          </table:table-cell>
          <table:table-cell table:style-name="ce32" table:formula="of:=VLOOKUP([.$A62];T_TURNOS;MOD([.W$20]-FECHAINICIO;16)+2;0)" office:value-type="string" office:string-value="D" calcext:value-type="string">
            <text:p>D</text:p>
          </table:table-cell>
          <table:table-cell table:style-name="ce32" table:formula="of:=VLOOKUP([.$A62];T_TURNOS;MOD([.X$20]-FECHAINICIO;16)+2;0)" office:value-type="string" office:string-value="M" calcext:value-type="string">
            <text:p>M</text:p>
          </table:table-cell>
          <table:table-cell table:style-name="ce32" table:formula="of:=VLOOKUP([.$A62];T_TURNOS;MOD([.Y$20]-FECHAINICIO;16)+2;0)" office:value-type="string" office:string-value="M" calcext:value-type="string">
            <text:p>M</text:p>
          </table:table-cell>
          <table:table-cell table:style-name="ce32" table:formula="of:=VLOOKUP([.$A62];T_TURNOS;MOD([.Z$20]-FECHAINICIO;16)+2;0)" office:value-type="string" office:string-value="T" calcext:value-type="string">
            <text:p>T</text:p>
          </table:table-cell>
          <table:table-cell table:style-name="ce32" table:formula="of:=VLOOKUP([.$A62];T_TURNOS;MOD([.AA$20]-FECHAINICIO;16)+2;0)" office:value-type="string" office:string-value="T" calcext:value-type="string">
            <text:p>T</text:p>
          </table:table-cell>
          <table:table-cell table:style-name="ce32" table:formula="of:=VLOOKUP([.$A62];T_TURNOS;MOD([.AB$20]-FECHAINICIO;16)+2;0)" office:value-type="string" office:string-value="N" calcext:value-type="string">
            <text:p>N</text:p>
          </table:table-cell>
          <table:table-cell table:style-name="ce32" table:formula="of:=VLOOKUP([.$A62];T_TURNOS;MOD([.AC$20]-FECHAINICIO;16)+2;0)" office:value-type="string" office:string-value="N" calcext:value-type="string">
            <text:p>N</text:p>
          </table:table-cell>
          <table:table-cell table:style-name="ce32" table:formula="of:=VLOOKUP([.$A62];T_TURNOS;MOD([.AD$20]-FECHAINICIO;16)+2;0)" office:value-type="string" office:string-value="D" calcext:value-type="string">
            <text:p>D</text:p>
          </table:table-cell>
          <table:table-cell table:formula="of:=VLOOKUP([.$A62];T_TURNOS;MOD([.AE$20]-FECHAINICIO;16)+2;0)" office:value-type="string" office:string-value="D" calcext:value-type="string">
            <text:p>D</text:p>
          </table:table-cell>
          <table:table-cell table:style-name="ce32" table:formula="of:=VLOOKUP([.$A62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style-name="ce32" table:formula="of:=VLOOKUP([.$A63];T_TURNOS;MOD([.B$20]-FECHAINICIO;16)+2;0)" office:value-type="string" office:string-value="D" calcext:value-type="string">
            <text:p>D</text:p>
          </table:table-cell>
          <table:table-cell table:style-name="ce32" table:formula="of:=VLOOKUP([.$A63];T_TURNOS;MOD([.C$20]-FECHAINICIO;16)+2;0)" office:value-type="string" office:string-value="D" calcext:value-type="string">
            <text:p>D</text:p>
          </table:table-cell>
          <table:table-cell table:style-name="ce32" table:formula="of:=VLOOKUP([.$A63];T_TURNOS;MOD([.D$20]-FECHAINICIO;16)+2;0)" office:value-type="string" office:string-value="D" calcext:value-type="string">
            <text:p>D</text:p>
          </table:table-cell>
          <table:table-cell table:style-name="ce32" table:formula="of:=VLOOKUP([.$A63];T_TURNOS;MOD([.E$20]-FECHAINICIO;16)+2;0)" office:value-type="string" office:string-value="D" calcext:value-type="string">
            <text:p>D</text:p>
          </table:table-cell>
          <table:table-cell table:style-name="ce32" table:formula="of:=VLOOKUP([.$A63];T_TURNOS;MOD([.F$20]-FECHAINICIO;16)+2;0)" office:value-type="string" office:string-value="M" calcext:value-type="string">
            <text:p>M</text:p>
          </table:table-cell>
          <table:table-cell table:style-name="ce32" table:formula="of:=VLOOKUP([.$A63];T_TURNOS;MOD([.G$20]-FECHAINICIO;16)+2;0)" office:value-type="string" office:string-value="M" calcext:value-type="string">
            <text:p>M</text:p>
          </table:table-cell>
          <table:table-cell table:style-name="ce32" table:formula="of:=VLOOKUP([.$A63];T_TURNOS;MOD([.H$20]-FECHAINICIO;16)+2;0)" office:value-type="string" office:string-value="T" calcext:value-type="string">
            <text:p>T</text:p>
          </table:table-cell>
          <table:table-cell table:style-name="ce32" table:formula="of:=VLOOKUP([.$A63];T_TURNOS;MOD([.I$20]-FECHAINICIO;16)+2;0)" office:value-type="string" office:string-value="T" calcext:value-type="string">
            <text:p>T</text:p>
          </table:table-cell>
          <table:table-cell table:style-name="ce32" table:formula="of:=VLOOKUP([.$A63];T_TURNOS;MOD([.J$20]-FECHAINICIO;16)+2;0)" office:value-type="string" office:string-value="D" calcext:value-type="string">
            <text:p>D</text:p>
          </table:table-cell>
          <table:table-cell table:style-name="ce32" table:formula="of:=VLOOKUP([.$A63];T_TURNOS;MOD([.K$20]-FECHAINICIO;16)+2;0)" office:value-type="string" office:string-value="D" calcext:value-type="string">
            <text:p>D</text:p>
          </table:table-cell>
          <table:table-cell table:style-name="ce32" table:formula="of:=VLOOKUP([.$A63];T_TURNOS;MOD([.L$20]-FECHAINICIO;16)+2;0)" office:value-type="string" office:string-value="M" calcext:value-type="string">
            <text:p>M</text:p>
          </table:table-cell>
          <table:table-cell table:style-name="ce32" table:formula="of:=VLOOKUP([.$A63];T_TURNOS;MOD([.M$20]-FECHAINICIO;16)+2;0)" office:value-type="string" office:string-value="M" calcext:value-type="string">
            <text:p>M</text:p>
          </table:table-cell>
          <table:table-cell table:style-name="ce32" table:formula="of:=VLOOKUP([.$A63];T_TURNOS;MOD([.N$20]-FECHAINICIO;16)+2;0)" office:value-type="string" office:string-value="T" calcext:value-type="string">
            <text:p>T</text:p>
          </table:table-cell>
          <table:table-cell table:style-name="ce32" table:formula="of:=VLOOKUP([.$A63];T_TURNOS;MOD([.O$20]-FECHAINICIO;16)+2;0)" office:value-type="string" office:string-value="T" calcext:value-type="string">
            <text:p>T</text:p>
          </table:table-cell>
          <table:table-cell table:style-name="ce32" table:formula="of:=VLOOKUP([.$A63];T_TURNOS;MOD([.P$20]-FECHAINICIO;16)+2;0)" office:value-type="string" office:string-value="N" calcext:value-type="string">
            <text:p>N</text:p>
          </table:table-cell>
          <table:table-cell table:style-name="ce32" table:formula="of:=VLOOKUP([.$A63];T_TURNOS;MOD([.Q$20]-FECHAINICIO;16)+2;0)" office:value-type="string" office:string-value="N" calcext:value-type="string">
            <text:p>N</text:p>
          </table:table-cell>
          <table:table-cell table:style-name="ce32" table:formula="of:=VLOOKUP([.$A63];T_TURNOS;MOD([.R$20]-FECHAINICIO;16)+2;0)" office:value-type="string" office:string-value="D" calcext:value-type="string">
            <text:p>D</text:p>
          </table:table-cell>
          <table:table-cell table:style-name="ce32" table:formula="of:=VLOOKUP([.$A63];T_TURNOS;MOD([.S$20]-FECHAINICIO;16)+2;0)" office:value-type="string" office:string-value="D" calcext:value-type="string">
            <text:p>D</text:p>
          </table:table-cell>
          <table:table-cell table:style-name="ce32" table:formula="of:=VLOOKUP([.$A63];T_TURNOS;MOD([.T$20]-FECHAINICIO;16)+2;0)" office:value-type="string" office:string-value="D" calcext:value-type="string">
            <text:p>D</text:p>
          </table:table-cell>
          <table:table-cell table:style-name="ce32" table:formula="of:=VLOOKUP([.$A63];T_TURNOS;MOD([.U$20]-FECHAINICIO;16)+2;0)" office:value-type="string" office:string-value="D" calcext:value-type="string">
            <text:p>D</text:p>
          </table:table-cell>
          <table:table-cell table:style-name="ce32" table:formula="of:=VLOOKUP([.$A63];T_TURNOS;MOD([.V$20]-FECHAINICIO;16)+2;0)" office:value-type="string" office:string-value="M" calcext:value-type="string">
            <text:p>M</text:p>
          </table:table-cell>
          <table:table-cell table:style-name="ce32" table:formula="of:=VLOOKUP([.$A63];T_TURNOS;MOD([.W$20]-FECHAINICIO;16)+2;0)" office:value-type="string" office:string-value="M" calcext:value-type="string">
            <text:p>M</text:p>
          </table:table-cell>
          <table:table-cell table:style-name="ce32" table:formula="of:=VLOOKUP([.$A63];T_TURNOS;MOD([.X$20]-FECHAINICIO;16)+2;0)" office:value-type="string" office:string-value="T" calcext:value-type="string">
            <text:p>T</text:p>
          </table:table-cell>
          <table:table-cell table:style-name="ce32" table:formula="of:=VLOOKUP([.$A63];T_TURNOS;MOD([.Y$20]-FECHAINICIO;16)+2;0)" office:value-type="string" office:string-value="T" calcext:value-type="string">
            <text:p>T</text:p>
          </table:table-cell>
          <table:table-cell table:style-name="ce32" table:formula="of:=VLOOKUP([.$A63];T_TURNOS;MOD([.Z$20]-FECHAINICIO;16)+2;0)" office:value-type="string" office:string-value="D" calcext:value-type="string">
            <text:p>D</text:p>
          </table:table-cell>
          <table:table-cell table:style-name="ce32" table:formula="of:=VLOOKUP([.$A63];T_TURNOS;MOD([.AA$20]-FECHAINICIO;16)+2;0)" office:value-type="string" office:string-value="D" calcext:value-type="string">
            <text:p>D</text:p>
          </table:table-cell>
          <table:table-cell table:style-name="ce32" table:formula="of:=VLOOKUP([.$A63];T_TURNOS;MOD([.AB$20]-FECHAINICIO;16)+2;0)" office:value-type="string" office:string-value="M" calcext:value-type="string">
            <text:p>M</text:p>
          </table:table-cell>
          <table:table-cell table:style-name="ce32" table:formula="of:=VLOOKUP([.$A63];T_TURNOS;MOD([.AC$20]-FECHAINICIO;16)+2;0)" office:value-type="string" office:string-value="M" calcext:value-type="string">
            <text:p>M</text:p>
          </table:table-cell>
          <table:table-cell table:style-name="ce32" table:formula="of:=VLOOKUP([.$A63];T_TURNOS;MOD([.AD$20]-FECHAINICIO;16)+2;0)" office:value-type="string" office:string-value="T" calcext:value-type="string">
            <text:p>T</text:p>
          </table:table-cell>
          <table:table-cell table:formula="of:=VLOOKUP([.$A63];T_TURNOS;MOD([.AE$20]-FECHAINICIO;16)+2;0)" office:value-type="string" office:string-value="T" calcext:value-type="string">
            <text:p>T</text:p>
          </table:table-cell>
          <table:table-cell table:style-name="ce32" table:formula="of:=VLOOKUP([.$A63];T_TURNOS;MOD([.AF$20]-FECHAINICIO;16)+2;0)" office:value-type="string" office:string-value="N" calcext:value-type="string">
            <text:p>N</text:p>
          </table:table-cell>
          <table:table-cell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style-name="ce32" table:formula="of:=VLOOKUP([.$A64];T_TURNOS;MOD([.B$20]-FECHAINICIO;16)+2;0)" office:value-type="string" office:string-value="D" calcext:value-type="string">
            <text:p>D</text:p>
          </table:table-cell>
          <table:table-cell table:style-name="ce32" table:formula="of:=VLOOKUP([.$A64];T_TURNOS;MOD([.C$20]-FECHAINICIO;16)+2;0)" office:value-type="string" office:string-value="D" calcext:value-type="string">
            <text:p>D</text:p>
          </table:table-cell>
          <table:table-cell table:style-name="ce32" table:formula="of:=VLOOKUP([.$A64];T_TURNOS;MOD([.D$20]-FECHAINICIO;16)+2;0)" office:value-type="string" office:string-value="M" calcext:value-type="string">
            <text:p>M</text:p>
          </table:table-cell>
          <table:table-cell table:style-name="ce32" table:formula="of:=VLOOKUP([.$A64];T_TURNOS;MOD([.E$20]-FECHAINICIO;16)+2;0)" office:value-type="string" office:string-value="M" calcext:value-type="string">
            <text:p>M</text:p>
          </table:table-cell>
          <table:table-cell table:style-name="ce32" table:formula="of:=VLOOKUP([.$A64];T_TURNOS;MOD([.F$20]-FECHAINICIO;16)+2;0)" office:value-type="string" office:string-value="T" calcext:value-type="string">
            <text:p>T</text:p>
          </table:table-cell>
          <table:table-cell table:style-name="ce32" table:formula="of:=VLOOKUP([.$A64];T_TURNOS;MOD([.G$20]-FECHAINICIO;16)+2;0)" office:value-type="string" office:string-value="T" calcext:value-type="string">
            <text:p>T</text:p>
          </table:table-cell>
          <table:table-cell table:style-name="ce32" table:formula="of:=VLOOKUP([.$A64];T_TURNOS;MOD([.H$20]-FECHAINICIO;16)+2;0)" office:value-type="string" office:string-value="N" calcext:value-type="string">
            <text:p>N</text:p>
          </table:table-cell>
          <table:table-cell table:style-name="ce32" table:formula="of:=VLOOKUP([.$A64];T_TURNOS;MOD([.I$20]-FECHAINICIO;16)+2;0)" office:value-type="string" office:string-value="N" calcext:value-type="string">
            <text:p>N</text:p>
          </table:table-cell>
          <table:table-cell table:style-name="ce32" table:formula="of:=VLOOKUP([.$A64];T_TURNOS;MOD([.J$20]-FECHAINICIO;16)+2;0)" office:value-type="string" office:string-value="D" calcext:value-type="string">
            <text:p>D</text:p>
          </table:table-cell>
          <table:table-cell table:style-name="ce32" table:formula="of:=VLOOKUP([.$A64];T_TURNOS;MOD([.K$20]-FECHAINICIO;16)+2;0)" office:value-type="string" office:string-value="D" calcext:value-type="string">
            <text:p>D</text:p>
          </table:table-cell>
          <table:table-cell table:style-name="ce32" table:formula="of:=VLOOKUP([.$A64];T_TURNOS;MOD([.L$20]-FECHAINICIO;16)+2;0)" office:value-type="string" office:string-value="D" calcext:value-type="string">
            <text:p>D</text:p>
          </table:table-cell>
          <table:table-cell table:style-name="ce32" table:formula="of:=VLOOKUP([.$A64];T_TURNOS;MOD([.M$20]-FECHAINICIO;16)+2;0)" office:value-type="string" office:string-value="D" calcext:value-type="string">
            <text:p>D</text:p>
          </table:table-cell>
          <table:table-cell table:style-name="ce32" table:formula="of:=VLOOKUP([.$A64];T_TURNOS;MOD([.N$20]-FECHAINICIO;16)+2;0)" office:value-type="string" office:string-value="M" calcext:value-type="string">
            <text:p>M</text:p>
          </table:table-cell>
          <table:table-cell table:style-name="ce32" table:formula="of:=VLOOKUP([.$A64];T_TURNOS;MOD([.O$20]-FECHAINICIO;16)+2;0)" office:value-type="string" office:string-value="M" calcext:value-type="string">
            <text:p>M</text:p>
          </table:table-cell>
          <table:table-cell table:style-name="ce32" table:formula="of:=VLOOKUP([.$A64];T_TURNOS;MOD([.P$20]-FECHAINICIO;16)+2;0)" office:value-type="string" office:string-value="T" calcext:value-type="string">
            <text:p>T</text:p>
          </table:table-cell>
          <table:table-cell table:style-name="ce32" table:formula="of:=VLOOKUP([.$A64];T_TURNOS;MOD([.Q$20]-FECHAINICIO;16)+2;0)" office:value-type="string" office:string-value="T" calcext:value-type="string">
            <text:p>T</text:p>
          </table:table-cell>
          <table:table-cell table:style-name="ce32" table:formula="of:=VLOOKUP([.$A64];T_TURNOS;MOD([.R$20]-FECHAINICIO;16)+2;0)" office:value-type="string" office:string-value="D" calcext:value-type="string">
            <text:p>D</text:p>
          </table:table-cell>
          <table:table-cell table:style-name="ce32" table:formula="of:=VLOOKUP([.$A64];T_TURNOS;MOD([.S$20]-FECHAINICIO;16)+2;0)" office:value-type="string" office:string-value="D" calcext:value-type="string">
            <text:p>D</text:p>
          </table:table-cell>
          <table:table-cell table:style-name="ce32" table:formula="of:=VLOOKUP([.$A64];T_TURNOS;MOD([.T$20]-FECHAINICIO;16)+2;0)" office:value-type="string" office:string-value="M" calcext:value-type="string">
            <text:p>M</text:p>
          </table:table-cell>
          <table:table-cell table:style-name="ce32" table:formula="of:=VLOOKUP([.$A64];T_TURNOS;MOD([.U$20]-FECHAINICIO;16)+2;0)" office:value-type="string" office:string-value="M" calcext:value-type="string">
            <text:p>M</text:p>
          </table:table-cell>
          <table:table-cell table:style-name="ce32" table:formula="of:=VLOOKUP([.$A64];T_TURNOS;MOD([.V$20]-FECHAINICIO;16)+2;0)" office:value-type="string" office:string-value="T" calcext:value-type="string">
            <text:p>T</text:p>
          </table:table-cell>
          <table:table-cell table:style-name="ce32" table:formula="of:=VLOOKUP([.$A64];T_TURNOS;MOD([.W$20]-FECHAINICIO;16)+2;0)" office:value-type="string" office:string-value="T" calcext:value-type="string">
            <text:p>T</text:p>
          </table:table-cell>
          <table:table-cell table:style-name="ce32" table:formula="of:=VLOOKUP([.$A64];T_TURNOS;MOD([.X$20]-FECHAINICIO;16)+2;0)" office:value-type="string" office:string-value="N" calcext:value-type="string">
            <text:p>N</text:p>
          </table:table-cell>
          <table:table-cell table:style-name="ce32" table:formula="of:=VLOOKUP([.$A64];T_TURNOS;MOD([.Y$20]-FECHAINICIO;16)+2;0)" office:value-type="string" office:string-value="N" calcext:value-type="string">
            <text:p>N</text:p>
          </table:table-cell>
          <table:table-cell table:style-name="ce32" table:formula="of:=VLOOKUP([.$A64];T_TURNOS;MOD([.Z$20]-FECHAINICIO;16)+2;0)" office:value-type="string" office:string-value="D" calcext:value-type="string">
            <text:p>D</text:p>
          </table:table-cell>
          <table:table-cell table:style-name="ce32" table:formula="of:=VLOOKUP([.$A64];T_TURNOS;MOD([.AA$20]-FECHAINICIO;16)+2;0)" office:value-type="string" office:string-value="D" calcext:value-type="string">
            <text:p>D</text:p>
          </table:table-cell>
          <table:table-cell table:style-name="ce32" table:formula="of:=VLOOKUP([.$A64];T_TURNOS;MOD([.AB$20]-FECHAINICIO;16)+2;0)" office:value-type="string" office:string-value="D" calcext:value-type="string">
            <text:p>D</text:p>
          </table:table-cell>
          <table:table-cell table:style-name="ce32" table:formula="of:=VLOOKUP([.$A64];T_TURNOS;MOD([.AC$20]-FECHAINICIO;16)+2;0)" office:value-type="string" office:string-value="D" calcext:value-type="string">
            <text:p>D</text:p>
          </table:table-cell>
          <table:table-cell table:style-name="ce32" table:formula="of:=VLOOKUP([.$A64];T_TURNOS;MOD([.AD$20]-FECHAINICIO;16)+2;0)" office:value-type="string" office:string-value="M" calcext:value-type="string">
            <text:p>M</text:p>
          </table:table-cell>
          <table:table-cell table:formula="of:=VLOOKUP([.$A64];T_TURNOS;MOD([.AE$20]-FECHAINICIO;16)+2;0)" office:value-type="string" office:string-value="M" calcext:value-type="string">
            <text:p>M</text:p>
          </table:table-cell>
          <table:table-cell table:style-name="ce32" table:formula="of:=VLOOKUP([.$A64];T_TURNOS;MOD([.AF$20]-FECHAINICIO;16)+2;0)" office:value-type="string" office:string-value="T" calcext:value-type="string">
            <text:p>T</text:p>
          </table:table-cell>
          <table:table-cell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style-name="ce32" table:formula="of:=VLOOKUP([.$A65];T_TURNOS;MOD([.B$20]-FECHAINICIO;16)+2;0)" office:value-type="string" office:string-value="T" calcext:value-type="string">
            <text:p>T</text:p>
          </table:table-cell>
          <table:table-cell table:style-name="ce32" table:formula="of:=VLOOKUP([.$A65];T_TURNOS;MOD([.C$20]-FECHAINICIO;16)+2;0)" office:value-type="string" office:string-value="T" calcext:value-type="string">
            <text:p>T</text:p>
          </table:table-cell>
          <table:table-cell table:style-name="ce32" table:formula="of:=VLOOKUP([.$A65];T_TURNOS;MOD([.D$20]-FECHAINICIO;16)+2;0)" office:value-type="string" office:string-value="N" calcext:value-type="string">
            <text:p>N</text:p>
          </table:table-cell>
          <table:table-cell table:style-name="ce32" table:formula="of:=VLOOKUP([.$A65];T_TURNOS;MOD([.E$20]-FECHAINICIO;16)+2;0)" office:value-type="string" office:string-value="N" calcext:value-type="string">
            <text:p>N</text:p>
          </table:table-cell>
          <table:table-cell table:style-name="ce32" table:formula="of:=VLOOKUP([.$A65];T_TURNOS;MOD([.F$20]-FECHAINICIO;16)+2;0)" office:value-type="string" office:string-value="D" calcext:value-type="string">
            <text:p>D</text:p>
          </table:table-cell>
          <table:table-cell table:style-name="ce32" table:formula="of:=VLOOKUP([.$A65];T_TURNOS;MOD([.G$20]-FECHAINICIO;16)+2;0)" office:value-type="string" office:string-value="D" calcext:value-type="string">
            <text:p>D</text:p>
          </table:table-cell>
          <table:table-cell table:style-name="ce32" table:formula="of:=VLOOKUP([.$A65];T_TURNOS;MOD([.H$20]-FECHAINICIO;16)+2;0)" office:value-type="string" office:string-value="D" calcext:value-type="string">
            <text:p>D</text:p>
          </table:table-cell>
          <table:table-cell table:style-name="ce32" table:formula="of:=VLOOKUP([.$A65];T_TURNOS;MOD([.I$20]-FECHAINICIO;16)+2;0)" office:value-type="string" office:string-value="D" calcext:value-type="string">
            <text:p>D</text:p>
          </table:table-cell>
          <table:table-cell table:style-name="ce32" table:formula="of:=VLOOKUP([.$A65];T_TURNOS;MOD([.J$20]-FECHAINICIO;16)+2;0)" office:value-type="string" office:string-value="M" calcext:value-type="string">
            <text:p>M</text:p>
          </table:table-cell>
          <table:table-cell table:style-name="ce32" table:formula="of:=VLOOKUP([.$A65];T_TURNOS;MOD([.K$20]-FECHAINICIO;16)+2;0)" office:value-type="string" office:string-value="M" calcext:value-type="string">
            <text:p>M</text:p>
          </table:table-cell>
          <table:table-cell table:style-name="ce32" table:formula="of:=VLOOKUP([.$A65];T_TURNOS;MOD([.L$20]-FECHAINICIO;16)+2;0)" office:value-type="string" office:string-value="T" calcext:value-type="string">
            <text:p>T</text:p>
          </table:table-cell>
          <table:table-cell table:style-name="ce32" table:formula="of:=VLOOKUP([.$A65];T_TURNOS;MOD([.M$20]-FECHAINICIO;16)+2;0)" office:value-type="string" office:string-value="T" calcext:value-type="string">
            <text:p>T</text:p>
          </table:table-cell>
          <table:table-cell table:style-name="ce32" table:formula="of:=VLOOKUP([.$A65];T_TURNOS;MOD([.N$20]-FECHAINICIO;16)+2;0)" office:value-type="string" office:string-value="D" calcext:value-type="string">
            <text:p>D</text:p>
          </table:table-cell>
          <table:table-cell table:style-name="ce32" table:formula="of:=VLOOKUP([.$A65];T_TURNOS;MOD([.O$20]-FECHAINICIO;16)+2;0)" office:value-type="string" office:string-value="D" calcext:value-type="string">
            <text:p>D</text:p>
          </table:table-cell>
          <table:table-cell table:style-name="ce32" table:formula="of:=VLOOKUP([.$A65];T_TURNOS;MOD([.P$20]-FECHAINICIO;16)+2;0)" office:value-type="string" office:string-value="M" calcext:value-type="string">
            <text:p>M</text:p>
          </table:table-cell>
          <table:table-cell table:style-name="ce32" table:formula="of:=VLOOKUP([.$A65];T_TURNOS;MOD([.Q$20]-FECHAINICIO;16)+2;0)" office:value-type="string" office:string-value="M" calcext:value-type="string">
            <text:p>M</text:p>
          </table:table-cell>
          <table:table-cell table:style-name="ce32" table:formula="of:=VLOOKUP([.$A65];T_TURNOS;MOD([.R$20]-FECHAINICIO;16)+2;0)" office:value-type="string" office:string-value="T" calcext:value-type="string">
            <text:p>T</text:p>
          </table:table-cell>
          <table:table-cell table:style-name="ce32" table:formula="of:=VLOOKUP([.$A65];T_TURNOS;MOD([.S$20]-FECHAINICIO;16)+2;0)" office:value-type="string" office:string-value="T" calcext:value-type="string">
            <text:p>T</text:p>
          </table:table-cell>
          <table:table-cell table:style-name="ce32" table:formula="of:=VLOOKUP([.$A65];T_TURNOS;MOD([.T$20]-FECHAINICIO;16)+2;0)" office:value-type="string" office:string-value="N" calcext:value-type="string">
            <text:p>N</text:p>
          </table:table-cell>
          <table:table-cell table:style-name="ce32" table:formula="of:=VLOOKUP([.$A65];T_TURNOS;MOD([.U$20]-FECHAINICIO;16)+2;0)" office:value-type="string" office:string-value="N" calcext:value-type="string">
            <text:p>N</text:p>
          </table:table-cell>
          <table:table-cell table:style-name="ce32" table:formula="of:=VLOOKUP([.$A65];T_TURNOS;MOD([.V$20]-FECHAINICIO;16)+2;0)" office:value-type="string" office:string-value="D" calcext:value-type="string">
            <text:p>D</text:p>
          </table:table-cell>
          <table:table-cell table:style-name="ce32" table:formula="of:=VLOOKUP([.$A65];T_TURNOS;MOD([.W$20]-FECHAINICIO;16)+2;0)" office:value-type="string" office:string-value="D" calcext:value-type="string">
            <text:p>D</text:p>
          </table:table-cell>
          <table:table-cell table:style-name="ce32" table:formula="of:=VLOOKUP([.$A65];T_TURNOS;MOD([.X$20]-FECHAINICIO;16)+2;0)" office:value-type="string" office:string-value="D" calcext:value-type="string">
            <text:p>D</text:p>
          </table:table-cell>
          <table:table-cell table:style-name="ce32" table:formula="of:=VLOOKUP([.$A65];T_TURNOS;MOD([.Y$20]-FECHAINICIO;16)+2;0)" office:value-type="string" office:string-value="D" calcext:value-type="string">
            <text:p>D</text:p>
          </table:table-cell>
          <table:table-cell table:style-name="ce32" table:formula="of:=VLOOKUP([.$A65];T_TURNOS;MOD([.Z$20]-FECHAINICIO;16)+2;0)" office:value-type="string" office:string-value="M" calcext:value-type="string">
            <text:p>M</text:p>
          </table:table-cell>
          <table:table-cell table:style-name="ce32" table:formula="of:=VLOOKUP([.$A65];T_TURNOS;MOD([.AA$20]-FECHAINICIO;16)+2;0)" office:value-type="string" office:string-value="M" calcext:value-type="string">
            <text:p>M</text:p>
          </table:table-cell>
          <table:table-cell table:style-name="ce32" table:formula="of:=VLOOKUP([.$A65];T_TURNOS;MOD([.AB$20]-FECHAINICIO;16)+2;0)" office:value-type="string" office:string-value="T" calcext:value-type="string">
            <text:p>T</text:p>
          </table:table-cell>
          <table:table-cell table:style-name="ce32" table:formula="of:=VLOOKUP([.$A65];T_TURNOS;MOD([.AC$20]-FECHAINICIO;16)+2;0)" office:value-type="string" office:string-value="T" calcext:value-type="string">
            <text:p>T</text:p>
          </table:table-cell>
          <table:table-cell table:style-name="ce32" table:formula="of:=VLOOKUP([.$A65];T_TURNOS;MOD([.AD$20]-FECHAINICIO;16)+2;0)" office:value-type="string" office:string-value="D" calcext:value-type="string">
            <text:p>D</text:p>
          </table:table-cell>
          <table:table-cell table:formula="of:=VLOOKUP([.$A65];T_TURNOS;MOD([.AE$20]-FECHAINICIO;16)+2;0)" office:value-type="string" office:string-value="D" calcext:value-type="string">
            <text:p>D</text:p>
          </table:table-cell>
          <table:table-cell table:style-name="ce32" table:formula="of:=VLOOKUP([.$A65];T_TURNOS;MOD([.AF$20]-FECHAINICIO;16)+2;0)" office:value-type="string" office:string-value="M" calcext:value-type="string">
            <text:p>M</text:p>
          </table:table-cell>
          <table:table-cell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style-name="ce32" table:formula="of:=VLOOKUP([.$A66];T_TURNOS;MOD([.B$20]-FECHAINICIO;16)+2;0)" office:value-type="string" office:string-value="N" calcext:value-type="string">
            <text:p>N</text:p>
          </table:table-cell>
          <table:table-cell table:style-name="ce32" table:formula="of:=VLOOKUP([.$A66];T_TURNOS;MOD([.C$20]-FECHAINICIO;16)+2;0)" office:value-type="string" office:string-value="N" calcext:value-type="string">
            <text:p>N</text:p>
          </table:table-cell>
          <table:table-cell table:style-name="ce32" table:formula="of:=VLOOKUP([.$A66];T_TURNOS;MOD([.D$20]-FECHAINICIO;16)+2;0)" office:value-type="string" office:string-value="D" calcext:value-type="string">
            <text:p>D</text:p>
          </table:table-cell>
          <table:table-cell table:style-name="ce32" table:formula="of:=VLOOKUP([.$A66];T_TURNOS;MOD([.E$20]-FECHAINICIO;16)+2;0)" office:value-type="string" office:string-value="D" calcext:value-type="string">
            <text:p>D</text:p>
          </table:table-cell>
          <table:table-cell table:style-name="ce32" table:formula="of:=VLOOKUP([.$A66];T_TURNOS;MOD([.F$20]-FECHAINICIO;16)+2;0)" office:value-type="string" office:string-value="N" calcext:value-type="string">
            <text:p>N</text:p>
          </table:table-cell>
          <table:table-cell table:style-name="ce32" table:formula="of:=VLOOKUP([.$A66];T_TURNOS;MOD([.G$20]-FECHAINICIO;16)+2;0)" office:value-type="string" office:string-value="N" calcext:value-type="string">
            <text:p>N</text:p>
          </table:table-cell>
          <table:table-cell table:style-name="ce32" table:formula="of:=VLOOKUP([.$A66];T_TURNOS;MOD([.H$20]-FECHAINICIO;16)+2;0)" office:value-type="string" office:string-value="D" calcext:value-type="string">
            <text:p>D</text:p>
          </table:table-cell>
          <table:table-cell table:style-name="ce32" table:formula="of:=VLOOKUP([.$A66];T_TURNOS;MOD([.I$20]-FECHAINICIO;16)+2;0)" office:value-type="string" office:string-value="D" calcext:value-type="string">
            <text:p>D</text:p>
          </table:table-cell>
          <table:table-cell table:style-name="ce32" table:formula="of:=VLOOKUP([.$A66];T_TURNOS;MOD([.J$20]-FECHAINICIO;16)+2;0)" office:value-type="string" office:string-value="N" calcext:value-type="string">
            <text:p>N</text:p>
          </table:table-cell>
          <table:table-cell table:style-name="ce32" table:formula="of:=VLOOKUP([.$A66];T_TURNOS;MOD([.K$20]-FECHAINICIO;16)+2;0)" office:value-type="string" office:string-value="N" calcext:value-type="string">
            <text:p>N</text:p>
          </table:table-cell>
          <table:table-cell table:style-name="ce32" table:formula="of:=VLOOKUP([.$A66];T_TURNOS;MOD([.L$20]-FECHAINICIO;16)+2;0)" office:value-type="string" office:string-value="D" calcext:value-type="string">
            <text:p>D</text:p>
          </table:table-cell>
          <table:table-cell table:style-name="ce32" table:formula="of:=VLOOKUP([.$A66];T_TURNOS;MOD([.M$20]-FECHAINICIO;16)+2;0)" office:value-type="string" office:string-value="D" calcext:value-type="string">
            <text:p>D</text:p>
          </table:table-cell>
          <table:table-cell table:style-name="ce32" table:formula="of:=VLOOKUP([.$A66];T_TURNOS;MOD([.N$20]-FECHAINICIO;16)+2;0)" office:value-type="string" office:string-value="N" calcext:value-type="string">
            <text:p>N</text:p>
          </table:table-cell>
          <table:table-cell table:style-name="ce32" table:formula="of:=VLOOKUP([.$A66];T_TURNOS;MOD([.O$20]-FECHAINICIO;16)+2;0)" office:value-type="string" office:string-value="N" calcext:value-type="string">
            <text:p>N</text:p>
          </table:table-cell>
          <table:table-cell table:style-name="ce32" table:formula="of:=VLOOKUP([.$A66];T_TURNOS;MOD([.P$20]-FECHAINICIO;16)+2;0)" office:value-type="string" office:string-value="D" calcext:value-type="string">
            <text:p>D</text:p>
          </table:table-cell>
          <table:table-cell table:style-name="ce32" table:formula="of:=VLOOKUP([.$A66];T_TURNOS;MOD([.Q$20]-FECHAINICIO;16)+2;0)" office:value-type="string" office:string-value="D" calcext:value-type="string">
            <text:p>D</text:p>
          </table:table-cell>
          <table:table-cell table:style-name="ce32" table:formula="of:=VLOOKUP([.$A66];T_TURNOS;MOD([.R$20]-FECHAINICIO;16)+2;0)" office:value-type="string" office:string-value="N" calcext:value-type="string">
            <text:p>N</text:p>
          </table:table-cell>
          <table:table-cell table:style-name="ce32" table:formula="of:=VLOOKUP([.$A66];T_TURNOS;MOD([.S$20]-FECHAINICIO;16)+2;0)" office:value-type="string" office:string-value="N" calcext:value-type="string">
            <text:p>N</text:p>
          </table:table-cell>
          <table:table-cell table:style-name="ce32" table:formula="of:=VLOOKUP([.$A66];T_TURNOS;MOD([.T$20]-FECHAINICIO;16)+2;0)" office:value-type="string" office:string-value="D" calcext:value-type="string">
            <text:p>D</text:p>
          </table:table-cell>
          <table:table-cell table:style-name="ce32" table:formula="of:=VLOOKUP([.$A66];T_TURNOS;MOD([.U$20]-FECHAINICIO;16)+2;0)" office:value-type="string" office:string-value="D" calcext:value-type="string">
            <text:p>D</text:p>
          </table:table-cell>
          <table:table-cell table:style-name="ce32" table:formula="of:=VLOOKUP([.$A66];T_TURNOS;MOD([.V$20]-FECHAINICIO;16)+2;0)" office:value-type="string" office:string-value="N" calcext:value-type="string">
            <text:p>N</text:p>
          </table:table-cell>
          <table:table-cell table:style-name="ce32" table:formula="of:=VLOOKUP([.$A66];T_TURNOS;MOD([.W$20]-FECHAINICIO;16)+2;0)" office:value-type="string" office:string-value="N" calcext:value-type="string">
            <text:p>N</text:p>
          </table:table-cell>
          <table:table-cell table:style-name="ce32" table:formula="of:=VLOOKUP([.$A66];T_TURNOS;MOD([.X$20]-FECHAINICIO;16)+2;0)" office:value-type="string" office:string-value="D" calcext:value-type="string">
            <text:p>D</text:p>
          </table:table-cell>
          <table:table-cell table:style-name="ce32" table:formula="of:=VLOOKUP([.$A66];T_TURNOS;MOD([.Y$20]-FECHAINICIO;16)+2;0)" office:value-type="string" office:string-value="D" calcext:value-type="string">
            <text:p>D</text:p>
          </table:table-cell>
          <table:table-cell table:style-name="ce32" table:formula="of:=VLOOKUP([.$A66];T_TURNOS;MOD([.Z$20]-FECHAINICIO;16)+2;0)" office:value-type="string" office:string-value="N" calcext:value-type="string">
            <text:p>N</text:p>
          </table:table-cell>
          <table:table-cell table:style-name="ce32" table:formula="of:=VLOOKUP([.$A66];T_TURNOS;MOD([.AA$20]-FECHAINICIO;16)+2;0)" office:value-type="string" office:string-value="N" calcext:value-type="string">
            <text:p>N</text:p>
          </table:table-cell>
          <table:table-cell table:style-name="ce32" table:formula="of:=VLOOKUP([.$A66];T_TURNOS;MOD([.AB$20]-FECHAINICIO;16)+2;0)" office:value-type="string" office:string-value="D" calcext:value-type="string">
            <text:p>D</text:p>
          </table:table-cell>
          <table:table-cell table:style-name="ce32" table:formula="of:=VLOOKUP([.$A66];T_TURNOS;MOD([.AC$20]-FECHAINICIO;16)+2;0)" office:value-type="string" office:string-value="D" calcext:value-type="string">
            <text:p>D</text:p>
          </table:table-cell>
          <table:table-cell table:style-name="ce32" table:formula="of:=VLOOKUP([.$A66];T_TURNOS;MOD([.AD$20]-FECHAINICIO;16)+2;0)" office:value-type="string" office:string-value="N" calcext:value-type="string">
            <text:p>N</text:p>
          </table:table-cell>
          <table:table-cell table:formula="of:=VLOOKUP([.$A66];T_TURNOS;MOD([.AE$20]-FECHAINICIO;16)+2;0)" office:value-type="string" office:string-value="N" calcext:value-type="string">
            <text:p>N</text:p>
          </table:table-cell>
          <table:table-cell table:style-name="ce32" table:formula="of:=VLOOKUP([.$A66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1" table:number-rows-spanned="2">
            <text:p>SEPTIEMBRE</text:p>
          </table:table-cell>
          <table:table-cell table:style-name="ce16" table:formula="of:=DATE([.$A$2];9;1)" office:value-type="date" office:date-value="2023-09-01" calcext:value-type="date">
            <text:p>01</text:p>
          </table:table-cell>
          <table:table-cell table:style-name="ce16" table:formula="of:=[.B68]+1" office:value-type="date" office:date-value="2023-09-02" calcext:value-type="date">
            <text:p>02</text:p>
          </table:table-cell>
          <table:table-cell table:style-name="ce16" table:formula="of:=[.C68]+1" office:value-type="date" office:date-value="2023-09-03" calcext:value-type="date">
            <text:p>03</text:p>
          </table:table-cell>
          <table:table-cell table:style-name="ce16" table:formula="of:=[.D68]+1" office:value-type="date" office:date-value="2023-09-04" calcext:value-type="date">
            <text:p>04</text:p>
          </table:table-cell>
          <table:table-cell table:style-name="ce16" table:formula="of:=[.E68]+1" office:value-type="date" office:date-value="2023-09-05" calcext:value-type="date">
            <text:p>05</text:p>
          </table:table-cell>
          <table:table-cell table:style-name="ce16" table:formula="of:=[.F68]+1" office:value-type="date" office:date-value="2023-09-06" calcext:value-type="date">
            <text:p>06</text:p>
          </table:table-cell>
          <table:table-cell table:style-name="ce16" table:formula="of:=[.G68]+1" office:value-type="date" office:date-value="2023-09-07" calcext:value-type="date">
            <text:p>07</text:p>
          </table:table-cell>
          <table:table-cell table:style-name="ce16" table:formula="of:=[.H68]+1" office:value-type="date" office:date-value="2023-09-08" calcext:value-type="date">
            <text:p>08</text:p>
          </table:table-cell>
          <table:table-cell table:style-name="ce16" table:formula="of:=[.I68]+1" office:value-type="date" office:date-value="2023-09-09" calcext:value-type="date">
            <text:p>09</text:p>
          </table:table-cell>
          <table:table-cell table:style-name="ce16" table:formula="of:=[.J68]+1" office:value-type="date" office:date-value="2023-09-10" calcext:value-type="date">
            <text:p>10</text:p>
          </table:table-cell>
          <table:table-cell table:style-name="ce16" table:formula="of:=[.K68]+1" office:value-type="date" office:date-value="2023-09-11" calcext:value-type="date">
            <text:p>11</text:p>
          </table:table-cell>
          <table:table-cell table:style-name="ce16" table:formula="of:=[.L68]+1" office:value-type="date" office:date-value="2023-09-12" calcext:value-type="date">
            <text:p>12</text:p>
          </table:table-cell>
          <table:table-cell table:style-name="ce16" table:formula="of:=[.M68]+1" office:value-type="date" office:date-value="2023-09-13" calcext:value-type="date">
            <text:p>13</text:p>
          </table:table-cell>
          <table:table-cell table:style-name="ce16" table:formula="of:=[.N68]+1" office:value-type="date" office:date-value="2023-09-14" calcext:value-type="date">
            <text:p>14</text:p>
          </table:table-cell>
          <table:table-cell table:style-name="ce16" table:formula="of:=[.O68]+1" office:value-type="date" office:date-value="2023-09-15" calcext:value-type="date">
            <text:p>15</text:p>
          </table:table-cell>
          <table:table-cell table:style-name="ce16" table:formula="of:=[.P68]+1" office:value-type="date" office:date-value="2023-09-16" calcext:value-type="date">
            <text:p>16</text:p>
          </table:table-cell>
          <table:table-cell table:style-name="ce16" table:formula="of:=[.Q68]+1" office:value-type="date" office:date-value="2023-09-17" calcext:value-type="date">
            <text:p>17</text:p>
          </table:table-cell>
          <table:table-cell table:style-name="ce16" table:formula="of:=[.R68]+1" office:value-type="date" office:date-value="2023-09-18" calcext:value-type="date">
            <text:p>18</text:p>
          </table:table-cell>
          <table:table-cell table:style-name="ce16" table:formula="of:=[.S68]+1" office:value-type="date" office:date-value="2023-09-19" calcext:value-type="date">
            <text:p>19</text:p>
          </table:table-cell>
          <table:table-cell table:style-name="ce16" table:formula="of:=[.T68]+1" office:value-type="date" office:date-value="2023-09-20" calcext:value-type="date">
            <text:p>20</text:p>
          </table:table-cell>
          <table:table-cell table:style-name="ce16" table:formula="of:=[.U68]+1" office:value-type="date" office:date-value="2023-09-21" calcext:value-type="date">
            <text:p>21</text:p>
          </table:table-cell>
          <table:table-cell table:style-name="ce16" table:formula="of:=[.V68]+1" office:value-type="date" office:date-value="2023-09-22" calcext:value-type="date">
            <text:p>22</text:p>
          </table:table-cell>
          <table:table-cell table:style-name="ce16" table:formula="of:=[.W68]+1" office:value-type="date" office:date-value="2023-09-23" calcext:value-type="date">
            <text:p>23</text:p>
          </table:table-cell>
          <table:table-cell table:style-name="ce16" table:formula="of:=[.X68]+1" office:value-type="date" office:date-value="2023-09-24" calcext:value-type="date">
            <text:p>24</text:p>
          </table:table-cell>
          <table:table-cell table:style-name="ce16" table:formula="of:=[.Y68]+1" office:value-type="date" office:date-value="2023-09-25" calcext:value-type="date">
            <text:p>25</text:p>
          </table:table-cell>
          <table:table-cell table:style-name="ce16" table:formula="of:=[.Z68]+1" office:value-type="date" office:date-value="2023-09-26" calcext:value-type="date">
            <text:p>26</text:p>
          </table:table-cell>
          <table:table-cell table:style-name="ce16" table:formula="of:=[.AA68]+1" office:value-type="date" office:date-value="2023-09-27" calcext:value-type="date">
            <text:p>27</text:p>
          </table:table-cell>
          <table:table-cell table:style-name="ce16" table:formula="of:=[.AB68]+1" office:value-type="date" office:date-value="2023-09-28" calcext:value-type="date">
            <text:p>28</text:p>
          </table:table-cell>
          <table:table-cell table:style-name="ce16" table:formula="of:=[.AC68]+1" office:value-type="date" office:date-value="2023-09-29" calcext:value-type="date">
            <text:p>29</text:p>
          </table:table-cell>
          <table:table-cell table:style-name="ce16" table:formula="of:=[.AD68]+1" office:value-type="date" office:date-value="2023-09-30" calcext:value-type="date">
            <text:p>30</text:p>
          </table:table-cell>
          <table:table-cell table:number-columns-repeated="2"/>
        </table:table-row>
        <table:table-row table:style-name="ro2">
          <table:covered-table-cell table:style-name="ce11"/>
          <table:table-cell table:style-name="ce17" table:formula="of:=[.B68]" office:value-type="date" office:date-value="2023-09-01" calcext:value-type="date">
            <text:p>vie</text:p>
          </table:table-cell>
          <table:table-cell table:style-name="ce17" table:formula="of:=[.C68]" office:value-type="date" office:date-value="2023-09-02" calcext:value-type="date">
            <text:p>sáb</text:p>
          </table:table-cell>
          <table:table-cell table:style-name="ce17" table:formula="of:=[.D68]" office:value-type="date" office:date-value="2023-09-03" calcext:value-type="date">
            <text:p>dom</text:p>
          </table:table-cell>
          <table:table-cell table:style-name="ce17" table:formula="of:=[.E68]" office:value-type="date" office:date-value="2023-09-04" calcext:value-type="date">
            <text:p>lun</text:p>
          </table:table-cell>
          <table:table-cell table:style-name="ce17" table:formula="of:=[.F68]" office:value-type="date" office:date-value="2023-09-05" calcext:value-type="date">
            <text:p>mar</text:p>
          </table:table-cell>
          <table:table-cell table:style-name="ce17" table:formula="of:=[.G68]" office:value-type="date" office:date-value="2023-09-06" calcext:value-type="date">
            <text:p>mié</text:p>
          </table:table-cell>
          <table:table-cell table:style-name="ce17" table:formula="of:=[.H68]" office:value-type="date" office:date-value="2023-09-07" calcext:value-type="date">
            <text:p>jue</text:p>
          </table:table-cell>
          <table:table-cell table:style-name="ce17" table:formula="of:=[.I68]" office:value-type="date" office:date-value="2023-09-08" calcext:value-type="date">
            <text:p>vie</text:p>
          </table:table-cell>
          <table:table-cell table:style-name="ce17" table:formula="of:=[.J68]" office:value-type="date" office:date-value="2023-09-09" calcext:value-type="date">
            <text:p>sáb</text:p>
          </table:table-cell>
          <table:table-cell table:style-name="ce17" table:formula="of:=[.K68]" office:value-type="date" office:date-value="2023-09-10" calcext:value-type="date">
            <text:p>dom</text:p>
          </table:table-cell>
          <table:table-cell table:style-name="ce17" table:formula="of:=[.L68]" office:value-type="date" office:date-value="2023-09-11" calcext:value-type="date">
            <text:p>lun</text:p>
          </table:table-cell>
          <table:table-cell table:style-name="ce17" table:formula="of:=[.M68]" office:value-type="date" office:date-value="2023-09-12" calcext:value-type="date">
            <text:p>mar</text:p>
          </table:table-cell>
          <table:table-cell table:style-name="ce17" table:formula="of:=[.N68]" office:value-type="date" office:date-value="2023-09-13" calcext:value-type="date">
            <text:p>mié</text:p>
          </table:table-cell>
          <table:table-cell table:style-name="ce17" table:formula="of:=[.O68]" office:value-type="date" office:date-value="2023-09-14" calcext:value-type="date">
            <text:p>jue</text:p>
          </table:table-cell>
          <table:table-cell table:style-name="ce17" table:formula="of:=[.P68]" office:value-type="date" office:date-value="2023-09-15" calcext:value-type="date">
            <text:p>vie</text:p>
          </table:table-cell>
          <table:table-cell table:style-name="ce17" table:formula="of:=[.Q68]" office:value-type="date" office:date-value="2023-09-16" calcext:value-type="date">
            <text:p>sáb</text:p>
          </table:table-cell>
          <table:table-cell table:style-name="ce17" table:formula="of:=[.R68]" office:value-type="date" office:date-value="2023-09-17" calcext:value-type="date">
            <text:p>dom</text:p>
          </table:table-cell>
          <table:table-cell table:style-name="ce17" table:formula="of:=[.S68]" office:value-type="date" office:date-value="2023-09-18" calcext:value-type="date">
            <text:p>lun</text:p>
          </table:table-cell>
          <table:table-cell table:style-name="ce17" table:formula="of:=[.T68]" office:value-type="date" office:date-value="2023-09-19" calcext:value-type="date">
            <text:p>mar</text:p>
          </table:table-cell>
          <table:table-cell table:style-name="ce17" table:formula="of:=[.U68]" office:value-type="date" office:date-value="2023-09-20" calcext:value-type="date">
            <text:p>mié</text:p>
          </table:table-cell>
          <table:table-cell table:style-name="ce17" table:formula="of:=[.V68]" office:value-type="date" office:date-value="2023-09-21" calcext:value-type="date">
            <text:p>jue</text:p>
          </table:table-cell>
          <table:table-cell table:style-name="ce17" table:formula="of:=[.W68]" office:value-type="date" office:date-value="2023-09-22" calcext:value-type="date">
            <text:p>vie</text:p>
          </table:table-cell>
          <table:table-cell table:style-name="ce17" table:formula="of:=[.X68]" office:value-type="date" office:date-value="2023-09-23" calcext:value-type="date">
            <text:p>sáb</text:p>
          </table:table-cell>
          <table:table-cell table:style-name="ce17" table:formula="of:=[.Y68]" office:value-type="date" office:date-value="2023-09-24" calcext:value-type="date">
            <text:p>dom</text:p>
          </table:table-cell>
          <table:table-cell table:style-name="ce17" table:formula="of:=[.Z68]" office:value-type="date" office:date-value="2023-09-25" calcext:value-type="date">
            <text:p>lun</text:p>
          </table:table-cell>
          <table:table-cell table:style-name="ce17" table:formula="of:=[.AA68]" office:value-type="date" office:date-value="2023-09-26" calcext:value-type="date">
            <text:p>mar</text:p>
          </table:table-cell>
          <table:table-cell table:style-name="ce17" table:formula="of:=[.AB68]" office:value-type="date" office:date-value="2023-09-27" calcext:value-type="date">
            <text:p>mié</text:p>
          </table:table-cell>
          <table:table-cell table:style-name="ce17" table:formula="of:=[.AC68]" office:value-type="date" office:date-value="2023-09-28" calcext:value-type="date">
            <text:p>jue</text:p>
          </table:table-cell>
          <table:table-cell table:style-name="ce17" table:formula="of:=[.AD68]" office:value-type="date" office:date-value="2023-09-29" calcext:value-type="date">
            <text:p>vie</text:p>
          </table:table-cell>
          <table:table-cell table:style-name="ce17" table:formula="of:=[.AE68]" office:value-type="date" office:date-value="2023-09-30" calcext:value-type="date">
            <text:p>sáb</text:p>
          </table:table-cell>
          <table:table-cell table:number-columns-repeated="2"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formula="of:=VLOOKUP([.$A70];T_TURNOS;MOD([.B$28]-FECHAINICIO;16)+2;0)" office:value-type="string" office:string-value="D" calcext:value-type="string">
            <text:p>D</text:p>
          </table:table-cell>
          <table:table-cell table:formula="of:=VLOOKUP([.$A70];T_TURNOS;MOD([.C$28]-FECHAINICIO;16)+2;0)" office:value-type="string" office:string-value="M" calcext:value-type="string">
            <text:p>M</text:p>
          </table:table-cell>
          <table:table-cell table:formula="of:=VLOOKUP([.$A70];T_TURNOS;MOD([.D$28]-FECHAINICIO;16)+2;0)" office:value-type="string" office:string-value="M" calcext:value-type="string">
            <text:p>M</text:p>
          </table:table-cell>
          <table:table-cell table:formula="of:=VLOOKUP([.$A70];T_TURNOS;MOD([.E$28]-FECHAINICIO;16)+2;0)" office:value-type="string" office:string-value="T" calcext:value-type="string">
            <text:p>T</text:p>
          </table:table-cell>
          <table:table-cell table:formula="of:=VLOOKUP([.$A70];T_TURNOS;MOD([.F$28]-FECHAINICIO;16)+2;0)" office:value-type="string" office:string-value="T" calcext:value-type="string">
            <text:p>T</text:p>
          </table:table-cell>
          <table:table-cell table:formula="of:=VLOOKUP([.$A70];T_TURNOS;MOD([.G$28]-FECHAINICIO;16)+2;0)" office:value-type="string" office:string-value="D" calcext:value-type="string">
            <text:p>D</text:p>
          </table:table-cell>
          <table:table-cell table:formula="of:=VLOOKUP([.$A70];T_TURNOS;MOD([.H$28]-FECHAINICIO;16)+2;0)" office:value-type="string" office:string-value="D" calcext:value-type="string">
            <text:p>D</text:p>
          </table:table-cell>
          <table:table-cell table:formula="of:=VLOOKUP([.$A70];T_TURNOS;MOD([.I$28]-FECHAINICIO;16)+2;0)" office:value-type="string" office:string-value="M" calcext:value-type="string">
            <text:p>M</text:p>
          </table:table-cell>
          <table:table-cell table:formula="of:=VLOOKUP([.$A70];T_TURNOS;MOD([.J$28]-FECHAINICIO;16)+2;0)" office:value-type="string" office:string-value="M" calcext:value-type="string">
            <text:p>M</text:p>
          </table:table-cell>
          <table:table-cell table:formula="of:=VLOOKUP([.$A70];T_TURNOS;MOD([.K$28]-FECHAINICIO;16)+2;0)" office:value-type="string" office:string-value="T" calcext:value-type="string">
            <text:p>T</text:p>
          </table:table-cell>
          <table:table-cell table:formula="of:=VLOOKUP([.$A70];T_TURNOS;MOD([.L$28]-FECHAINICIO;16)+2;0)" office:value-type="string" office:string-value="T" calcext:value-type="string">
            <text:p>T</text:p>
          </table:table-cell>
          <table:table-cell table:formula="of:=VLOOKUP([.$A70];T_TURNOS;MOD([.M$28]-FECHAINICIO;16)+2;0)" office:value-type="string" office:string-value="N" calcext:value-type="string">
            <text:p>N</text:p>
          </table:table-cell>
          <table:table-cell table:formula="of:=VLOOKUP([.$A70];T_TURNOS;MOD([.N$28]-FECHAINICIO;16)+2;0)" office:value-type="string" office:string-value="N" calcext:value-type="string">
            <text:p>N</text:p>
          </table:table-cell>
          <table:table-cell table:formula="of:=VLOOKUP([.$A70];T_TURNOS;MOD([.O$28]-FECHAINICIO;16)+2;0)" office:value-type="string" office:string-value="D" calcext:value-type="string">
            <text:p>D</text:p>
          </table:table-cell>
          <table:table-cell table:formula="of:=VLOOKUP([.$A70];T_TURNOS;MOD([.P$28]-FECHAINICIO;16)+2;0)" office:value-type="string" office:string-value="D" calcext:value-type="string">
            <text:p>D</text:p>
          </table:table-cell>
          <table:table-cell table:formula="of:=VLOOKUP([.$A70];T_TURNOS;MOD([.Q$28]-FECHAINICIO;16)+2;0)" office:value-type="string" office:string-value="D" calcext:value-type="string">
            <text:p>D</text:p>
          </table:table-cell>
          <table:table-cell table:formula="of:=VLOOKUP([.$A70];T_TURNOS;MOD([.R$28]-FECHAINICIO;16)+2;0)" office:value-type="string" office:string-value="D" calcext:value-type="string">
            <text:p>D</text:p>
          </table:table-cell>
          <table:table-cell table:formula="of:=VLOOKUP([.$A70];T_TURNOS;MOD([.S$28]-FECHAINICIO;16)+2;0)" office:value-type="string" office:string-value="M" calcext:value-type="string">
            <text:p>M</text:p>
          </table:table-cell>
          <table:table-cell table:formula="of:=VLOOKUP([.$A70];T_TURNOS;MOD([.T$28]-FECHAINICIO;16)+2;0)" office:value-type="string" office:string-value="M" calcext:value-type="string">
            <text:p>M</text:p>
          </table:table-cell>
          <table:table-cell table:formula="of:=VLOOKUP([.$A70];T_TURNOS;MOD([.U$28]-FECHAINICIO;16)+2;0)" office:value-type="string" office:string-value="T" calcext:value-type="string">
            <text:p>T</text:p>
          </table:table-cell>
          <table:table-cell table:formula="of:=VLOOKUP([.$A70];T_TURNOS;MOD([.V$28]-FECHAINICIO;16)+2;0)" office:value-type="string" office:string-value="T" calcext:value-type="string">
            <text:p>T</text:p>
          </table:table-cell>
          <table:table-cell table:formula="of:=VLOOKUP([.$A70];T_TURNOS;MOD([.W$28]-FECHAINICIO;16)+2;0)" office:value-type="string" office:string-value="D" calcext:value-type="string">
            <text:p>D</text:p>
          </table:table-cell>
          <table:table-cell table:formula="of:=VLOOKUP([.$A70];T_TURNOS;MOD([.X$28]-FECHAINICIO;16)+2;0)" office:value-type="string" office:string-value="D" calcext:value-type="string">
            <text:p>D</text:p>
          </table:table-cell>
          <table:table-cell table:formula="of:=VLOOKUP([.$A70];T_TURNOS;MOD([.Y$28]-FECHAINICIO;16)+2;0)" office:value-type="string" office:string-value="M" calcext:value-type="string">
            <text:p>M</text:p>
          </table:table-cell>
          <table:table-cell table:formula="of:=VLOOKUP([.$A70];T_TURNOS;MOD([.Z$28]-FECHAINICIO;16)+2;0)" office:value-type="string" office:string-value="M" calcext:value-type="string">
            <text:p>M</text:p>
          </table:table-cell>
          <table:table-cell table:formula="of:=VLOOKUP([.$A70];T_TURNOS;MOD([.AA$28]-FECHAINICIO;16)+2;0)" office:value-type="string" office:string-value="T" calcext:value-type="string">
            <text:p>T</text:p>
          </table:table-cell>
          <table:table-cell table:formula="of:=VLOOKUP([.$A70];T_TURNOS;MOD([.AB$28]-FECHAINICIO;16)+2;0)" office:value-type="string" office:string-value="T" calcext:value-type="string">
            <text:p>T</text:p>
          </table:table-cell>
          <table:table-cell table:formula="of:=VLOOKUP([.$A70];T_TURNOS;MOD([.AC$28]-FECHAINICIO;16)+2;0)" office:value-type="string" office:string-value="N" calcext:value-type="string">
            <text:p>N</text:p>
          </table:table-cell>
          <table:table-cell table:formula="of:=VLOOKUP([.$A70];T_TURNOS;MOD([.AD$28]-FECHAINICIO;16)+2;0)" office:value-type="string" office:string-value="N" calcext:value-type="string">
            <text:p>N</text:p>
          </table:table-cell>
          <table:table-cell table:style-name="ce31" table:formula="of:=VLOOKUP([.$A70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formula="of:=VLOOKUP([.$A71];T_TURNOS;MOD([.B$28]-FECHAINICIO;16)+2;0)" office:value-type="string" office:string-value="N" calcext:value-type="string">
            <text:p>N</text:p>
          </table:table-cell>
          <table:table-cell table:formula="of:=VLOOKUP([.$A71];T_TURNOS;MOD([.C$28]-FECHAINICIO;16)+2;0)" office:value-type="string" office:string-value="D" calcext:value-type="string">
            <text:p>D</text:p>
          </table:table-cell>
          <table:table-cell table:formula="of:=VLOOKUP([.$A71];T_TURNOS;MOD([.D$28]-FECHAINICIO;16)+2;0)" office:value-type="string" office:string-value="D" calcext:value-type="string">
            <text:p>D</text:p>
          </table:table-cell>
          <table:table-cell table:formula="of:=VLOOKUP([.$A71];T_TURNOS;MOD([.E$28]-FECHAINICIO;16)+2;0)" office:value-type="string" office:string-value="D" calcext:value-type="string">
            <text:p>D</text:p>
          </table:table-cell>
          <table:table-cell table:formula="of:=VLOOKUP([.$A71];T_TURNOS;MOD([.F$28]-FECHAINICIO;16)+2;0)" office:value-type="string" office:string-value="D" calcext:value-type="string">
            <text:p>D</text:p>
          </table:table-cell>
          <table:table-cell table:formula="of:=VLOOKUP([.$A71];T_TURNOS;MOD([.G$28]-FECHAINICIO;16)+2;0)" office:value-type="string" office:string-value="M" calcext:value-type="string">
            <text:p>M</text:p>
          </table:table-cell>
          <table:table-cell table:formula="of:=VLOOKUP([.$A71];T_TURNOS;MOD([.H$28]-FECHAINICIO;16)+2;0)" office:value-type="string" office:string-value="M" calcext:value-type="string">
            <text:p>M</text:p>
          </table:table-cell>
          <table:table-cell table:formula="of:=VLOOKUP([.$A71];T_TURNOS;MOD([.I$28]-FECHAINICIO;16)+2;0)" office:value-type="string" office:string-value="T" calcext:value-type="string">
            <text:p>T</text:p>
          </table:table-cell>
          <table:table-cell table:formula="of:=VLOOKUP([.$A71];T_TURNOS;MOD([.J$28]-FECHAINICIO;16)+2;0)" office:value-type="string" office:string-value="T" calcext:value-type="string">
            <text:p>T</text:p>
          </table:table-cell>
          <table:table-cell table:formula="of:=VLOOKUP([.$A71];T_TURNOS;MOD([.K$28]-FECHAINICIO;16)+2;0)" office:value-type="string" office:string-value="D" calcext:value-type="string">
            <text:p>D</text:p>
          </table:table-cell>
          <table:table-cell table:formula="of:=VLOOKUP([.$A71];T_TURNOS;MOD([.L$28]-FECHAINICIO;16)+2;0)" office:value-type="string" office:string-value="D" calcext:value-type="string">
            <text:p>D</text:p>
          </table:table-cell>
          <table:table-cell table:formula="of:=VLOOKUP([.$A71];T_TURNOS;MOD([.M$28]-FECHAINICIO;16)+2;0)" office:value-type="string" office:string-value="M" calcext:value-type="string">
            <text:p>M</text:p>
          </table:table-cell>
          <table:table-cell table:formula="of:=VLOOKUP([.$A71];T_TURNOS;MOD([.N$28]-FECHAINICIO;16)+2;0)" office:value-type="string" office:string-value="M" calcext:value-type="string">
            <text:p>M</text:p>
          </table:table-cell>
          <table:table-cell table:formula="of:=VLOOKUP([.$A71];T_TURNOS;MOD([.O$28]-FECHAINICIO;16)+2;0)" office:value-type="string" office:string-value="T" calcext:value-type="string">
            <text:p>T</text:p>
          </table:table-cell>
          <table:table-cell table:formula="of:=VLOOKUP([.$A71];T_TURNOS;MOD([.P$28]-FECHAINICIO;16)+2;0)" office:value-type="string" office:string-value="T" calcext:value-type="string">
            <text:p>T</text:p>
          </table:table-cell>
          <table:table-cell table:formula="of:=VLOOKUP([.$A71];T_TURNOS;MOD([.Q$28]-FECHAINICIO;16)+2;0)" office:value-type="string" office:string-value="N" calcext:value-type="string">
            <text:p>N</text:p>
          </table:table-cell>
          <table:table-cell table:formula="of:=VLOOKUP([.$A71];T_TURNOS;MOD([.R$28]-FECHAINICIO;16)+2;0)" office:value-type="string" office:string-value="N" calcext:value-type="string">
            <text:p>N</text:p>
          </table:table-cell>
          <table:table-cell table:formula="of:=VLOOKUP([.$A71];T_TURNOS;MOD([.S$28]-FECHAINICIO;16)+2;0)" office:value-type="string" office:string-value="D" calcext:value-type="string">
            <text:p>D</text:p>
          </table:table-cell>
          <table:table-cell table:formula="of:=VLOOKUP([.$A71];T_TURNOS;MOD([.T$28]-FECHAINICIO;16)+2;0)" office:value-type="string" office:string-value="D" calcext:value-type="string">
            <text:p>D</text:p>
          </table:table-cell>
          <table:table-cell table:formula="of:=VLOOKUP([.$A71];T_TURNOS;MOD([.U$28]-FECHAINICIO;16)+2;0)" office:value-type="string" office:string-value="D" calcext:value-type="string">
            <text:p>D</text:p>
          </table:table-cell>
          <table:table-cell table:formula="of:=VLOOKUP([.$A71];T_TURNOS;MOD([.V$28]-FECHAINICIO;16)+2;0)" office:value-type="string" office:string-value="D" calcext:value-type="string">
            <text:p>D</text:p>
          </table:table-cell>
          <table:table-cell table:formula="of:=VLOOKUP([.$A71];T_TURNOS;MOD([.W$28]-FECHAINICIO;16)+2;0)" office:value-type="string" office:string-value="M" calcext:value-type="string">
            <text:p>M</text:p>
          </table:table-cell>
          <table:table-cell table:formula="of:=VLOOKUP([.$A71];T_TURNOS;MOD([.X$28]-FECHAINICIO;16)+2;0)" office:value-type="string" office:string-value="M" calcext:value-type="string">
            <text:p>M</text:p>
          </table:table-cell>
          <table:table-cell table:formula="of:=VLOOKUP([.$A71];T_TURNOS;MOD([.Y$28]-FECHAINICIO;16)+2;0)" office:value-type="string" office:string-value="T" calcext:value-type="string">
            <text:p>T</text:p>
          </table:table-cell>
          <table:table-cell table:formula="of:=VLOOKUP([.$A71];T_TURNOS;MOD([.Z$28]-FECHAINICIO;16)+2;0)" office:value-type="string" office:string-value="T" calcext:value-type="string">
            <text:p>T</text:p>
          </table:table-cell>
          <table:table-cell table:formula="of:=VLOOKUP([.$A71];T_TURNOS;MOD([.AA$28]-FECHAINICIO;16)+2;0)" office:value-type="string" office:string-value="D" calcext:value-type="string">
            <text:p>D</text:p>
          </table:table-cell>
          <table:table-cell table:formula="of:=VLOOKUP([.$A71];T_TURNOS;MOD([.AB$28]-FECHAINICIO;16)+2;0)" office:value-type="string" office:string-value="D" calcext:value-type="string">
            <text:p>D</text:p>
          </table:table-cell>
          <table:table-cell table:formula="of:=VLOOKUP([.$A71];T_TURNOS;MOD([.AC$28]-FECHAINICIO;16)+2;0)" office:value-type="string" office:string-value="M" calcext:value-type="string">
            <text:p>M</text:p>
          </table:table-cell>
          <table:table-cell table:formula="of:=VLOOKUP([.$A71];T_TURNOS;MOD([.AD$28]-FECHAINICIO;16)+2;0)" office:value-type="string" office:string-value="M" calcext:value-type="string">
            <text:p>M</text:p>
          </table:table-cell>
          <table:table-cell table:style-name="ce31" table:formula="of:=VLOOKUP([.$A71];T_TURNOS;MOD([.AE$28]-FECHAINICIO;16)+2;0)" office:value-type="string" office:string-value="T" calcext:value-type="string">
            <text:p>T</text:p>
          </table:table-cell>
          <table:table-cell table:number-columns-repeated="2"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formula="of:=VLOOKUP([.$A72];T_TURNOS;MOD([.B$28]-FECHAINICIO;16)+2;0)" office:value-type="string" office:string-value="T" calcext:value-type="string">
            <text:p>T</text:p>
          </table:table-cell>
          <table:table-cell table:formula="of:=VLOOKUP([.$A72];T_TURNOS;MOD([.C$28]-FECHAINICIO;16)+2;0)" office:value-type="string" office:string-value="D" calcext:value-type="string">
            <text:p>D</text:p>
          </table:table-cell>
          <table:table-cell table:formula="of:=VLOOKUP([.$A72];T_TURNOS;MOD([.D$28]-FECHAINICIO;16)+2;0)" office:value-type="string" office:string-value="D" calcext:value-type="string">
            <text:p>D</text:p>
          </table:table-cell>
          <table:table-cell table:formula="of:=VLOOKUP([.$A72];T_TURNOS;MOD([.E$28]-FECHAINICIO;16)+2;0)" office:value-type="string" office:string-value="M" calcext:value-type="string">
            <text:p>M</text:p>
          </table:table-cell>
          <table:table-cell table:formula="of:=VLOOKUP([.$A72];T_TURNOS;MOD([.F$28]-FECHAINICIO;16)+2;0)" office:value-type="string" office:string-value="M" calcext:value-type="string">
            <text:p>M</text:p>
          </table:table-cell>
          <table:table-cell table:formula="of:=VLOOKUP([.$A72];T_TURNOS;MOD([.G$28]-FECHAINICIO;16)+2;0)" office:value-type="string" office:string-value="T" calcext:value-type="string">
            <text:p>T</text:p>
          </table:table-cell>
          <table:table-cell table:formula="of:=VLOOKUP([.$A72];T_TURNOS;MOD([.H$28]-FECHAINICIO;16)+2;0)" office:value-type="string" office:string-value="T" calcext:value-type="string">
            <text:p>T</text:p>
          </table:table-cell>
          <table:table-cell table:formula="of:=VLOOKUP([.$A72];T_TURNOS;MOD([.I$28]-FECHAINICIO;16)+2;0)" office:value-type="string" office:string-value="N" calcext:value-type="string">
            <text:p>N</text:p>
          </table:table-cell>
          <table:table-cell table:formula="of:=VLOOKUP([.$A72];T_TURNOS;MOD([.J$28]-FECHAINICIO;16)+2;0)" office:value-type="string" office:string-value="N" calcext:value-type="string">
            <text:p>N</text:p>
          </table:table-cell>
          <table:table-cell table:formula="of:=VLOOKUP([.$A72];T_TURNOS;MOD([.K$28]-FECHAINICIO;16)+2;0)" office:value-type="string" office:string-value="D" calcext:value-type="string">
            <text:p>D</text:p>
          </table:table-cell>
          <table:table-cell table:formula="of:=VLOOKUP([.$A72];T_TURNOS;MOD([.L$28]-FECHAINICIO;16)+2;0)" office:value-type="string" office:string-value="D" calcext:value-type="string">
            <text:p>D</text:p>
          </table:table-cell>
          <table:table-cell table:formula="of:=VLOOKUP([.$A72];T_TURNOS;MOD([.M$28]-FECHAINICIO;16)+2;0)" office:value-type="string" office:string-value="D" calcext:value-type="string">
            <text:p>D</text:p>
          </table:table-cell>
          <table:table-cell table:formula="of:=VLOOKUP([.$A72];T_TURNOS;MOD([.N$28]-FECHAINICIO;16)+2;0)" office:value-type="string" office:string-value="D" calcext:value-type="string">
            <text:p>D</text:p>
          </table:table-cell>
          <table:table-cell table:formula="of:=VLOOKUP([.$A72];T_TURNOS;MOD([.O$28]-FECHAINICIO;16)+2;0)" office:value-type="string" office:string-value="M" calcext:value-type="string">
            <text:p>M</text:p>
          </table:table-cell>
          <table:table-cell table:formula="of:=VLOOKUP([.$A72];T_TURNOS;MOD([.P$28]-FECHAINICIO;16)+2;0)" office:value-type="string" office:string-value="M" calcext:value-type="string">
            <text:p>M</text:p>
          </table:table-cell>
          <table:table-cell table:formula="of:=VLOOKUP([.$A72];T_TURNOS;MOD([.Q$28]-FECHAINICIO;16)+2;0)" office:value-type="string" office:string-value="T" calcext:value-type="string">
            <text:p>T</text:p>
          </table:table-cell>
          <table:table-cell table:formula="of:=VLOOKUP([.$A72];T_TURNOS;MOD([.R$28]-FECHAINICIO;16)+2;0)" office:value-type="string" office:string-value="T" calcext:value-type="string">
            <text:p>T</text:p>
          </table:table-cell>
          <table:table-cell table:formula="of:=VLOOKUP([.$A72];T_TURNOS;MOD([.S$28]-FECHAINICIO;16)+2;0)" office:value-type="string" office:string-value="D" calcext:value-type="string">
            <text:p>D</text:p>
          </table:table-cell>
          <table:table-cell table:formula="of:=VLOOKUP([.$A72];T_TURNOS;MOD([.T$28]-FECHAINICIO;16)+2;0)" office:value-type="string" office:string-value="D" calcext:value-type="string">
            <text:p>D</text:p>
          </table:table-cell>
          <table:table-cell table:formula="of:=VLOOKUP([.$A72];T_TURNOS;MOD([.U$28]-FECHAINICIO;16)+2;0)" office:value-type="string" office:string-value="M" calcext:value-type="string">
            <text:p>M</text:p>
          </table:table-cell>
          <table:table-cell table:formula="of:=VLOOKUP([.$A72];T_TURNOS;MOD([.V$28]-FECHAINICIO;16)+2;0)" office:value-type="string" office:string-value="M" calcext:value-type="string">
            <text:p>M</text:p>
          </table:table-cell>
          <table:table-cell table:formula="of:=VLOOKUP([.$A72];T_TURNOS;MOD([.W$28]-FECHAINICIO;16)+2;0)" office:value-type="string" office:string-value="T" calcext:value-type="string">
            <text:p>T</text:p>
          </table:table-cell>
          <table:table-cell table:formula="of:=VLOOKUP([.$A72];T_TURNOS;MOD([.X$28]-FECHAINICIO;16)+2;0)" office:value-type="string" office:string-value="T" calcext:value-type="string">
            <text:p>T</text:p>
          </table:table-cell>
          <table:table-cell table:formula="of:=VLOOKUP([.$A72];T_TURNOS;MOD([.Y$28]-FECHAINICIO;16)+2;0)" office:value-type="string" office:string-value="N" calcext:value-type="string">
            <text:p>N</text:p>
          </table:table-cell>
          <table:table-cell table:formula="of:=VLOOKUP([.$A72];T_TURNOS;MOD([.Z$28]-FECHAINICIO;16)+2;0)" office:value-type="string" office:string-value="N" calcext:value-type="string">
            <text:p>N</text:p>
          </table:table-cell>
          <table:table-cell table:formula="of:=VLOOKUP([.$A72];T_TURNOS;MOD([.AA$28]-FECHAINICIO;16)+2;0)" office:value-type="string" office:string-value="D" calcext:value-type="string">
            <text:p>D</text:p>
          </table:table-cell>
          <table:table-cell table:formula="of:=VLOOKUP([.$A72];T_TURNOS;MOD([.AB$28]-FECHAINICIO;16)+2;0)" office:value-type="string" office:string-value="D" calcext:value-type="string">
            <text:p>D</text:p>
          </table:table-cell>
          <table:table-cell table:formula="of:=VLOOKUP([.$A72];T_TURNOS;MOD([.AC$28]-FECHAINICIO;16)+2;0)" office:value-type="string" office:string-value="D" calcext:value-type="string">
            <text:p>D</text:p>
          </table:table-cell>
          <table:table-cell table:formula="of:=VLOOKUP([.$A72];T_TURNOS;MOD([.AD$28]-FECHAINICIO;16)+2;0)" office:value-type="string" office:string-value="D" calcext:value-type="string">
            <text:p>D</text:p>
          </table:table-cell>
          <table:table-cell table:style-name="ce31" table:formula="of:=VLOOKUP([.$A72];T_TURNOS;MOD([.AE$28]-FECHAINICIO;16)+2;0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formula="of:=VLOOKUP([.$A73];T_TURNOS;MOD([.B$28]-FECHAINICIO;16)+2;0)" office:value-type="string" office:string-value="M" calcext:value-type="string">
            <text:p>M</text:p>
          </table:table-cell>
          <table:table-cell table:formula="of:=VLOOKUP([.$A73];T_TURNOS;MOD([.C$28]-FECHAINICIO;16)+2;0)" office:value-type="string" office:string-value="T" calcext:value-type="string">
            <text:p>T</text:p>
          </table:table-cell>
          <table:table-cell table:formula="of:=VLOOKUP([.$A73];T_TURNOS;MOD([.D$28]-FECHAINICIO;16)+2;0)" office:value-type="string" office:string-value="T" calcext:value-type="string">
            <text:p>T</text:p>
          </table:table-cell>
          <table:table-cell table:formula="of:=VLOOKUP([.$A73];T_TURNOS;MOD([.E$28]-FECHAINICIO;16)+2;0)" office:value-type="string" office:string-value="N" calcext:value-type="string">
            <text:p>N</text:p>
          </table:table-cell>
          <table:table-cell table:formula="of:=VLOOKUP([.$A73];T_TURNOS;MOD([.F$28]-FECHAINICIO;16)+2;0)" office:value-type="string" office:string-value="N" calcext:value-type="string">
            <text:p>N</text:p>
          </table:table-cell>
          <table:table-cell table:formula="of:=VLOOKUP([.$A73];T_TURNOS;MOD([.G$28]-FECHAINICIO;16)+2;0)" office:value-type="string" office:string-value="D" calcext:value-type="string">
            <text:p>D</text:p>
          </table:table-cell>
          <table:table-cell table:formula="of:=VLOOKUP([.$A73];T_TURNOS;MOD([.H$28]-FECHAINICIO;16)+2;0)" office:value-type="string" office:string-value="D" calcext:value-type="string">
            <text:p>D</text:p>
          </table:table-cell>
          <table:table-cell table:formula="of:=VLOOKUP([.$A73];T_TURNOS;MOD([.I$28]-FECHAINICIO;16)+2;0)" office:value-type="string" office:string-value="D" calcext:value-type="string">
            <text:p>D</text:p>
          </table:table-cell>
          <table:table-cell table:formula="of:=VLOOKUP([.$A73];T_TURNOS;MOD([.J$28]-FECHAINICIO;16)+2;0)" office:value-type="string" office:string-value="D" calcext:value-type="string">
            <text:p>D</text:p>
          </table:table-cell>
          <table:table-cell table:formula="of:=VLOOKUP([.$A73];T_TURNOS;MOD([.K$28]-FECHAINICIO;16)+2;0)" office:value-type="string" office:string-value="M" calcext:value-type="string">
            <text:p>M</text:p>
          </table:table-cell>
          <table:table-cell table:formula="of:=VLOOKUP([.$A73];T_TURNOS;MOD([.L$28]-FECHAINICIO;16)+2;0)" office:value-type="string" office:string-value="M" calcext:value-type="string">
            <text:p>M</text:p>
          </table:table-cell>
          <table:table-cell table:formula="of:=VLOOKUP([.$A73];T_TURNOS;MOD([.M$28]-FECHAINICIO;16)+2;0)" office:value-type="string" office:string-value="T" calcext:value-type="string">
            <text:p>T</text:p>
          </table:table-cell>
          <table:table-cell table:formula="of:=VLOOKUP([.$A73];T_TURNOS;MOD([.N$28]-FECHAINICIO;16)+2;0)" office:value-type="string" office:string-value="T" calcext:value-type="string">
            <text:p>T</text:p>
          </table:table-cell>
          <table:table-cell table:formula="of:=VLOOKUP([.$A73];T_TURNOS;MOD([.O$28]-FECHAINICIO;16)+2;0)" office:value-type="string" office:string-value="D" calcext:value-type="string">
            <text:p>D</text:p>
          </table:table-cell>
          <table:table-cell table:formula="of:=VLOOKUP([.$A73];T_TURNOS;MOD([.P$28]-FECHAINICIO;16)+2;0)" office:value-type="string" office:string-value="D" calcext:value-type="string">
            <text:p>D</text:p>
          </table:table-cell>
          <table:table-cell table:formula="of:=VLOOKUP([.$A73];T_TURNOS;MOD([.Q$28]-FECHAINICIO;16)+2;0)" office:value-type="string" office:string-value="M" calcext:value-type="string">
            <text:p>M</text:p>
          </table:table-cell>
          <table:table-cell table:formula="of:=VLOOKUP([.$A73];T_TURNOS;MOD([.R$28]-FECHAINICIO;16)+2;0)" office:value-type="string" office:string-value="M" calcext:value-type="string">
            <text:p>M</text:p>
          </table:table-cell>
          <table:table-cell table:formula="of:=VLOOKUP([.$A73];T_TURNOS;MOD([.S$28]-FECHAINICIO;16)+2;0)" office:value-type="string" office:string-value="T" calcext:value-type="string">
            <text:p>T</text:p>
          </table:table-cell>
          <table:table-cell table:formula="of:=VLOOKUP([.$A73];T_TURNOS;MOD([.T$28]-FECHAINICIO;16)+2;0)" office:value-type="string" office:string-value="T" calcext:value-type="string">
            <text:p>T</text:p>
          </table:table-cell>
          <table:table-cell table:formula="of:=VLOOKUP([.$A73];T_TURNOS;MOD([.U$28]-FECHAINICIO;16)+2;0)" office:value-type="string" office:string-value="N" calcext:value-type="string">
            <text:p>N</text:p>
          </table:table-cell>
          <table:table-cell table:formula="of:=VLOOKUP([.$A73];T_TURNOS;MOD([.V$28]-FECHAINICIO;16)+2;0)" office:value-type="string" office:string-value="N" calcext:value-type="string">
            <text:p>N</text:p>
          </table:table-cell>
          <table:table-cell table:formula="of:=VLOOKUP([.$A73];T_TURNOS;MOD([.W$28]-FECHAINICIO;16)+2;0)" office:value-type="string" office:string-value="D" calcext:value-type="string">
            <text:p>D</text:p>
          </table:table-cell>
          <table:table-cell table:formula="of:=VLOOKUP([.$A73];T_TURNOS;MOD([.X$28]-FECHAINICIO;16)+2;0)" office:value-type="string" office:string-value="D" calcext:value-type="string">
            <text:p>D</text:p>
          </table:table-cell>
          <table:table-cell table:formula="of:=VLOOKUP([.$A73];T_TURNOS;MOD([.Y$28]-FECHAINICIO;16)+2;0)" office:value-type="string" office:string-value="D" calcext:value-type="string">
            <text:p>D</text:p>
          </table:table-cell>
          <table:table-cell table:formula="of:=VLOOKUP([.$A73];T_TURNOS;MOD([.Z$28]-FECHAINICIO;16)+2;0)" office:value-type="string" office:string-value="D" calcext:value-type="string">
            <text:p>D</text:p>
          </table:table-cell>
          <table:table-cell table:formula="of:=VLOOKUP([.$A73];T_TURNOS;MOD([.AA$28]-FECHAINICIO;16)+2;0)" office:value-type="string" office:string-value="M" calcext:value-type="string">
            <text:p>M</text:p>
          </table:table-cell>
          <table:table-cell table:formula="of:=VLOOKUP([.$A73];T_TURNOS;MOD([.AB$28]-FECHAINICIO;16)+2;0)" office:value-type="string" office:string-value="M" calcext:value-type="string">
            <text:p>M</text:p>
          </table:table-cell>
          <table:table-cell table:formula="of:=VLOOKUP([.$A73];T_TURNOS;MOD([.AC$28]-FECHAINICIO;16)+2;0)" office:value-type="string" office:string-value="T" calcext:value-type="string">
            <text:p>T</text:p>
          </table:table-cell>
          <table:table-cell table:formula="of:=VLOOKUP([.$A73];T_TURNOS;MOD([.AD$28]-FECHAINICIO;16)+2;0)" office:value-type="string" office:string-value="T" calcext:value-type="string">
            <text:p>T</text:p>
          </table:table-cell>
          <table:table-cell table:style-name="ce31" table:formula="of:=VLOOKUP([.$A73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formula="of:=VLOOKUP([.$A74];T_TURNOS;MOD([.B$28]-FECHAINICIO;16)+2;0)" office:value-type="string" office:string-value="D" calcext:value-type="string">
            <text:p>D</text:p>
          </table:table-cell>
          <table:table-cell table:formula="of:=VLOOKUP([.$A74];T_TURNOS;MOD([.C$28]-FECHAINICIO;16)+2;0)" office:value-type="string" office:string-value="N" calcext:value-type="string">
            <text:p>N</text:p>
          </table:table-cell>
          <table:table-cell table:formula="of:=VLOOKUP([.$A74];T_TURNOS;MOD([.D$28]-FECHAINICIO;16)+2;0)" office:value-type="string" office:string-value="N" calcext:value-type="string">
            <text:p>N</text:p>
          </table:table-cell>
          <table:table-cell table:formula="of:=VLOOKUP([.$A74];T_TURNOS;MOD([.E$28]-FECHAINICIO;16)+2;0)" office:value-type="string" office:string-value="D" calcext:value-type="string">
            <text:p>D</text:p>
          </table:table-cell>
          <table:table-cell table:formula="of:=VLOOKUP([.$A74];T_TURNOS;MOD([.F$28]-FECHAINICIO;16)+2;0)" office:value-type="string" office:string-value="D" calcext:value-type="string">
            <text:p>D</text:p>
          </table:table-cell>
          <table:table-cell table:formula="of:=VLOOKUP([.$A74];T_TURNOS;MOD([.G$28]-FECHAINICIO;16)+2;0)" office:value-type="string" office:string-value="N" calcext:value-type="string">
            <text:p>N</text:p>
          </table:table-cell>
          <table:table-cell table:formula="of:=VLOOKUP([.$A74];T_TURNOS;MOD([.H$28]-FECHAINICIO;16)+2;0)" office:value-type="string" office:string-value="N" calcext:value-type="string">
            <text:p>N</text:p>
          </table:table-cell>
          <table:table-cell table:formula="of:=VLOOKUP([.$A74];T_TURNOS;MOD([.I$28]-FECHAINICIO;16)+2;0)" office:value-type="string" office:string-value="D" calcext:value-type="string">
            <text:p>D</text:p>
          </table:table-cell>
          <table:table-cell table:formula="of:=VLOOKUP([.$A74];T_TURNOS;MOD([.J$28]-FECHAINICIO;16)+2;0)" office:value-type="string" office:string-value="D" calcext:value-type="string">
            <text:p>D</text:p>
          </table:table-cell>
          <table:table-cell table:formula="of:=VLOOKUP([.$A74];T_TURNOS;MOD([.K$28]-FECHAINICIO;16)+2;0)" office:value-type="string" office:string-value="N" calcext:value-type="string">
            <text:p>N</text:p>
          </table:table-cell>
          <table:table-cell table:formula="of:=VLOOKUP([.$A74];T_TURNOS;MOD([.L$28]-FECHAINICIO;16)+2;0)" office:value-type="string" office:string-value="N" calcext:value-type="string">
            <text:p>N</text:p>
          </table:table-cell>
          <table:table-cell table:formula="of:=VLOOKUP([.$A74];T_TURNOS;MOD([.M$28]-FECHAINICIO;16)+2;0)" office:value-type="string" office:string-value="D" calcext:value-type="string">
            <text:p>D</text:p>
          </table:table-cell>
          <table:table-cell table:formula="of:=VLOOKUP([.$A74];T_TURNOS;MOD([.N$28]-FECHAINICIO;16)+2;0)" office:value-type="string" office:string-value="D" calcext:value-type="string">
            <text:p>D</text:p>
          </table:table-cell>
          <table:table-cell table:formula="of:=VLOOKUP([.$A74];T_TURNOS;MOD([.O$28]-FECHAINICIO;16)+2;0)" office:value-type="string" office:string-value="N" calcext:value-type="string">
            <text:p>N</text:p>
          </table:table-cell>
          <table:table-cell table:formula="of:=VLOOKUP([.$A74];T_TURNOS;MOD([.P$28]-FECHAINICIO;16)+2;0)" office:value-type="string" office:string-value="N" calcext:value-type="string">
            <text:p>N</text:p>
          </table:table-cell>
          <table:table-cell table:formula="of:=VLOOKUP([.$A74];T_TURNOS;MOD([.Q$28]-FECHAINICIO;16)+2;0)" office:value-type="string" office:string-value="D" calcext:value-type="string">
            <text:p>D</text:p>
          </table:table-cell>
          <table:table-cell table:formula="of:=VLOOKUP([.$A74];T_TURNOS;MOD([.R$28]-FECHAINICIO;16)+2;0)" office:value-type="string" office:string-value="D" calcext:value-type="string">
            <text:p>D</text:p>
          </table:table-cell>
          <table:table-cell table:formula="of:=VLOOKUP([.$A74];T_TURNOS;MOD([.S$28]-FECHAINICIO;16)+2;0)" office:value-type="string" office:string-value="N" calcext:value-type="string">
            <text:p>N</text:p>
          </table:table-cell>
          <table:table-cell table:formula="of:=VLOOKUP([.$A74];T_TURNOS;MOD([.T$28]-FECHAINICIO;16)+2;0)" office:value-type="string" office:string-value="N" calcext:value-type="string">
            <text:p>N</text:p>
          </table:table-cell>
          <table:table-cell table:formula="of:=VLOOKUP([.$A74];T_TURNOS;MOD([.U$28]-FECHAINICIO;16)+2;0)" office:value-type="string" office:string-value="D" calcext:value-type="string">
            <text:p>D</text:p>
          </table:table-cell>
          <table:table-cell table:formula="of:=VLOOKUP([.$A74];T_TURNOS;MOD([.V$28]-FECHAINICIO;16)+2;0)" office:value-type="string" office:string-value="D" calcext:value-type="string">
            <text:p>D</text:p>
          </table:table-cell>
          <table:table-cell table:formula="of:=VLOOKUP([.$A74];T_TURNOS;MOD([.W$28]-FECHAINICIO;16)+2;0)" office:value-type="string" office:string-value="N" calcext:value-type="string">
            <text:p>N</text:p>
          </table:table-cell>
          <table:table-cell table:formula="of:=VLOOKUP([.$A74];T_TURNOS;MOD([.X$28]-FECHAINICIO;16)+2;0)" office:value-type="string" office:string-value="N" calcext:value-type="string">
            <text:p>N</text:p>
          </table:table-cell>
          <table:table-cell table:formula="of:=VLOOKUP([.$A74];T_TURNOS;MOD([.Y$28]-FECHAINICIO;16)+2;0)" office:value-type="string" office:string-value="D" calcext:value-type="string">
            <text:p>D</text:p>
          </table:table-cell>
          <table:table-cell table:formula="of:=VLOOKUP([.$A74];T_TURNOS;MOD([.Z$28]-FECHAINICIO;16)+2;0)" office:value-type="string" office:string-value="D" calcext:value-type="string">
            <text:p>D</text:p>
          </table:table-cell>
          <table:table-cell table:formula="of:=VLOOKUP([.$A74];T_TURNOS;MOD([.AA$28]-FECHAINICIO;16)+2;0)" office:value-type="string" office:string-value="N" calcext:value-type="string">
            <text:p>N</text:p>
          </table:table-cell>
          <table:table-cell table:formula="of:=VLOOKUP([.$A74];T_TURNOS;MOD([.AB$28]-FECHAINICIO;16)+2;0)" office:value-type="string" office:string-value="N" calcext:value-type="string">
            <text:p>N</text:p>
          </table:table-cell>
          <table:table-cell table:formula="of:=VLOOKUP([.$A74];T_TURNOS;MOD([.AC$28]-FECHAINICIO;16)+2;0)" office:value-type="string" office:string-value="D" calcext:value-type="string">
            <text:p>D</text:p>
          </table:table-cell>
          <table:table-cell table:formula="of:=VLOOKUP([.$A74];T_TURNOS;MOD([.AD$28]-FECHAINICIO;16)+2;0)" office:value-type="string" office:string-value="D" calcext:value-type="string">
            <text:p>D</text:p>
          </table:table-cell>
          <table:table-cell table:style-name="ce31" table:formula="of:=VLOOKUP([.$A74];T_TURNOS;MOD([.AE$28]-FECHAINICIO;16)+2;0)" office:value-type="string" office:string-value="N" calcext:value-type="string">
            <text:p>N</text:p>
          </table:table-cell>
          <table:table-cell table:number-columns-repeated="2"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5" office:value-type="string" calcext:value-type="string" table:number-columns-spanned="1" table:number-rows-spanned="2">
            <text:p>OCTUBRE</text:p>
          </table:table-cell>
          <table:table-cell table:style-name="ce16" table:formula="of:=DATE([.$A$2];10;1)" office:value-type="date" office:date-value="2023-10-01" calcext:value-type="date">
            <text:p>01</text:p>
          </table:table-cell>
          <table:table-cell table:style-name="ce16" table:formula="of:=[.B76]+1" office:value-type="date" office:date-value="2023-10-02" calcext:value-type="date">
            <text:p>02</text:p>
          </table:table-cell>
          <table:table-cell table:style-name="ce16" table:formula="of:=[.C76]+1" office:value-type="date" office:date-value="2023-10-03" calcext:value-type="date">
            <text:p>03</text:p>
          </table:table-cell>
          <table:table-cell table:style-name="ce16" table:formula="of:=[.D76]+1" office:value-type="date" office:date-value="2023-10-04" calcext:value-type="date">
            <text:p>04</text:p>
          </table:table-cell>
          <table:table-cell table:style-name="ce16" table:formula="of:=[.E76]+1" office:value-type="date" office:date-value="2023-10-05" calcext:value-type="date">
            <text:p>05</text:p>
          </table:table-cell>
          <table:table-cell table:style-name="ce16" table:formula="of:=[.F76]+1" office:value-type="date" office:date-value="2023-10-06" calcext:value-type="date">
            <text:p>06</text:p>
          </table:table-cell>
          <table:table-cell table:style-name="ce16" table:formula="of:=[.G76]+1" office:value-type="date" office:date-value="2023-10-07" calcext:value-type="date">
            <text:p>07</text:p>
          </table:table-cell>
          <table:table-cell table:style-name="ce16" table:formula="of:=[.H76]+1" office:value-type="date" office:date-value="2023-10-08" calcext:value-type="date">
            <text:p>08</text:p>
          </table:table-cell>
          <table:table-cell table:style-name="ce16" table:formula="of:=[.I76]+1" office:value-type="date" office:date-value="2023-10-09" calcext:value-type="date">
            <text:p>09</text:p>
          </table:table-cell>
          <table:table-cell table:style-name="ce16" table:formula="of:=[.J76]+1" office:value-type="date" office:date-value="2023-10-10" calcext:value-type="date">
            <text:p>10</text:p>
          </table:table-cell>
          <table:table-cell table:style-name="ce16" table:formula="of:=[.K76]+1" office:value-type="date" office:date-value="2023-10-11" calcext:value-type="date">
            <text:p>11</text:p>
          </table:table-cell>
          <table:table-cell table:style-name="ce16" table:formula="of:=[.L76]+1" office:value-type="date" office:date-value="2023-10-12" calcext:value-type="date">
            <text:p>12</text:p>
          </table:table-cell>
          <table:table-cell table:style-name="ce16" table:formula="of:=[.M76]+1" office:value-type="date" office:date-value="2023-10-13" calcext:value-type="date">
            <text:p>13</text:p>
          </table:table-cell>
          <table:table-cell table:style-name="ce16" table:formula="of:=[.N76]+1" office:value-type="date" office:date-value="2023-10-14" calcext:value-type="date">
            <text:p>14</text:p>
          </table:table-cell>
          <table:table-cell table:style-name="ce16" table:formula="of:=[.O76]+1" office:value-type="date" office:date-value="2023-10-15" calcext:value-type="date">
            <text:p>15</text:p>
          </table:table-cell>
          <table:table-cell table:style-name="ce16" table:formula="of:=[.P76]+1" office:value-type="date" office:date-value="2023-10-16" calcext:value-type="date">
            <text:p>16</text:p>
          </table:table-cell>
          <table:table-cell table:style-name="ce16" table:formula="of:=[.Q76]+1" office:value-type="date" office:date-value="2023-10-17" calcext:value-type="date">
            <text:p>17</text:p>
          </table:table-cell>
          <table:table-cell table:style-name="ce16" table:formula="of:=[.R76]+1" office:value-type="date" office:date-value="2023-10-18" calcext:value-type="date">
            <text:p>18</text:p>
          </table:table-cell>
          <table:table-cell table:style-name="ce16" table:formula="of:=[.S76]+1" office:value-type="date" office:date-value="2023-10-19" calcext:value-type="date">
            <text:p>19</text:p>
          </table:table-cell>
          <table:table-cell table:style-name="ce16" table:formula="of:=[.T76]+1" office:value-type="date" office:date-value="2023-10-20" calcext:value-type="date">
            <text:p>20</text:p>
          </table:table-cell>
          <table:table-cell table:style-name="ce16" table:formula="of:=[.U76]+1" office:value-type="date" office:date-value="2023-10-21" calcext:value-type="date">
            <text:p>21</text:p>
          </table:table-cell>
          <table:table-cell table:style-name="ce16" table:formula="of:=[.V76]+1" office:value-type="date" office:date-value="2023-10-22" calcext:value-type="date">
            <text:p>22</text:p>
          </table:table-cell>
          <table:table-cell table:style-name="ce16" table:formula="of:=[.W76]+1" office:value-type="date" office:date-value="2023-10-23" calcext:value-type="date">
            <text:p>23</text:p>
          </table:table-cell>
          <table:table-cell table:style-name="ce16" table:formula="of:=[.X76]+1" office:value-type="date" office:date-value="2023-10-24" calcext:value-type="date">
            <text:p>24</text:p>
          </table:table-cell>
          <table:table-cell table:style-name="ce16" table:formula="of:=[.Y76]+1" office:value-type="date" office:date-value="2023-10-25" calcext:value-type="date">
            <text:p>25</text:p>
          </table:table-cell>
          <table:table-cell table:style-name="ce16" table:formula="of:=[.Z76]+1" office:value-type="date" office:date-value="2023-10-26" calcext:value-type="date">
            <text:p>26</text:p>
          </table:table-cell>
          <table:table-cell table:style-name="ce16" table:formula="of:=[.AA76]+1" office:value-type="date" office:date-value="2023-10-27" calcext:value-type="date">
            <text:p>27</text:p>
          </table:table-cell>
          <table:table-cell table:style-name="ce16" table:formula="of:=[.AB76]+1" office:value-type="date" office:date-value="2023-10-28" calcext:value-type="date">
            <text:p>28</text:p>
          </table:table-cell>
          <table:table-cell table:style-name="ce16" table:formula="of:=[.AC76]+1" office:value-type="date" office:date-value="2023-10-29" calcext:value-type="date">
            <text:p>29</text:p>
          </table:table-cell>
          <table:table-cell table:style-name="ce16" table:formula="of:=[.AD76]+1" office:value-type="date" office:date-value="2023-10-30" calcext:value-type="date">
            <text:p>30</text:p>
          </table:table-cell>
          <table:table-cell table:style-name="ce16" table:formula="of:=[.AE76]+1" office:value-type="date" office:date-value="2023-10-31" calcext:value-type="date">
            <text:p>31</text:p>
          </table:table-cell>
          <table:table-cell/>
        </table:table-row>
        <table:table-row table:style-name="ro2">
          <table:covered-table-cell table:style-name="ce11"/>
          <table:table-cell table:style-name="ce17" table:formula="of:=[.B76]" office:value-type="date" office:date-value="2023-10-01" calcext:value-type="date">
            <text:p>dom</text:p>
          </table:table-cell>
          <table:table-cell table:style-name="ce17" table:formula="of:=[.C76]" office:value-type="date" office:date-value="2023-10-02" calcext:value-type="date">
            <text:p>lun</text:p>
          </table:table-cell>
          <table:table-cell table:style-name="ce17" table:formula="of:=[.D76]" office:value-type="date" office:date-value="2023-10-03" calcext:value-type="date">
            <text:p>mar</text:p>
          </table:table-cell>
          <table:table-cell table:style-name="ce17" table:formula="of:=[.E76]" office:value-type="date" office:date-value="2023-10-04" calcext:value-type="date">
            <text:p>mié</text:p>
          </table:table-cell>
          <table:table-cell table:style-name="ce17" table:formula="of:=[.F76]" office:value-type="date" office:date-value="2023-10-05" calcext:value-type="date">
            <text:p>jue</text:p>
          </table:table-cell>
          <table:table-cell table:style-name="ce17" table:formula="of:=[.G76]" office:value-type="date" office:date-value="2023-10-06" calcext:value-type="date">
            <text:p>vie</text:p>
          </table:table-cell>
          <table:table-cell table:style-name="ce17" table:formula="of:=[.H76]" office:value-type="date" office:date-value="2023-10-07" calcext:value-type="date">
            <text:p>sáb</text:p>
          </table:table-cell>
          <table:table-cell table:style-name="ce17" table:formula="of:=[.I76]" office:value-type="date" office:date-value="2023-10-08" calcext:value-type="date">
            <text:p>dom</text:p>
          </table:table-cell>
          <table:table-cell table:style-name="ce17" table:formula="of:=[.J76]" office:value-type="date" office:date-value="2023-10-09" calcext:value-type="date">
            <text:p>lun</text:p>
          </table:table-cell>
          <table:table-cell table:style-name="ce17" table:formula="of:=[.K76]" office:value-type="date" office:date-value="2023-10-10" calcext:value-type="date">
            <text:p>mar</text:p>
          </table:table-cell>
          <table:table-cell table:style-name="ce17" table:formula="of:=[.L76]" office:value-type="date" office:date-value="2023-10-11" calcext:value-type="date">
            <text:p>mié</text:p>
          </table:table-cell>
          <table:table-cell table:style-name="ce17" table:formula="of:=[.M76]" office:value-type="date" office:date-value="2023-10-12" calcext:value-type="date">
            <text:p>jue</text:p>
          </table:table-cell>
          <table:table-cell table:style-name="ce17" table:formula="of:=[.N76]" office:value-type="date" office:date-value="2023-10-13" calcext:value-type="date">
            <text:p>vie</text:p>
          </table:table-cell>
          <table:table-cell table:style-name="ce17" table:formula="of:=[.O76]" office:value-type="date" office:date-value="2023-10-14" calcext:value-type="date">
            <text:p>sáb</text:p>
          </table:table-cell>
          <table:table-cell table:style-name="ce17" table:formula="of:=[.P76]" office:value-type="date" office:date-value="2023-10-15" calcext:value-type="date">
            <text:p>dom</text:p>
          </table:table-cell>
          <table:table-cell table:style-name="ce17" table:formula="of:=[.Q76]" office:value-type="date" office:date-value="2023-10-16" calcext:value-type="date">
            <text:p>lun</text:p>
          </table:table-cell>
          <table:table-cell table:style-name="ce17" table:formula="of:=[.R76]" office:value-type="date" office:date-value="2023-10-17" calcext:value-type="date">
            <text:p>mar</text:p>
          </table:table-cell>
          <table:table-cell table:style-name="ce17" table:formula="of:=[.S76]" office:value-type="date" office:date-value="2023-10-18" calcext:value-type="date">
            <text:p>mié</text:p>
          </table:table-cell>
          <table:table-cell table:style-name="ce17" table:formula="of:=[.T76]" office:value-type="date" office:date-value="2023-10-19" calcext:value-type="date">
            <text:p>jue</text:p>
          </table:table-cell>
          <table:table-cell table:style-name="ce17" table:formula="of:=[.U76]" office:value-type="date" office:date-value="2023-10-20" calcext:value-type="date">
            <text:p>vie</text:p>
          </table:table-cell>
          <table:table-cell table:style-name="ce17" table:formula="of:=[.V76]" office:value-type="date" office:date-value="2023-10-21" calcext:value-type="date">
            <text:p>sáb</text:p>
          </table:table-cell>
          <table:table-cell table:style-name="ce17" table:formula="of:=[.W76]" office:value-type="date" office:date-value="2023-10-22" calcext:value-type="date">
            <text:p>dom</text:p>
          </table:table-cell>
          <table:table-cell table:style-name="ce17" table:formula="of:=[.X76]" office:value-type="date" office:date-value="2023-10-23" calcext:value-type="date">
            <text:p>lun</text:p>
          </table:table-cell>
          <table:table-cell table:style-name="ce17" table:formula="of:=[.Y76]" office:value-type="date" office:date-value="2023-10-24" calcext:value-type="date">
            <text:p>mar</text:p>
          </table:table-cell>
          <table:table-cell table:style-name="ce17" table:formula="of:=[.Z76]" office:value-type="date" office:date-value="2023-10-25" calcext:value-type="date">
            <text:p>mié</text:p>
          </table:table-cell>
          <table:table-cell table:style-name="ce17" table:formula="of:=[.AA76]" office:value-type="date" office:date-value="2023-10-26" calcext:value-type="date">
            <text:p>jue</text:p>
          </table:table-cell>
          <table:table-cell table:style-name="ce17" table:formula="of:=[.AB76]" office:value-type="date" office:date-value="2023-10-27" calcext:value-type="date">
            <text:p>vie</text:p>
          </table:table-cell>
          <table:table-cell table:style-name="ce17" table:formula="of:=[.AC76]" office:value-type="date" office:date-value="2023-10-28" calcext:value-type="date">
            <text:p>sáb</text:p>
          </table:table-cell>
          <table:table-cell table:style-name="ce17" table:formula="of:=[.AD76]" office:value-type="date" office:date-value="2023-10-29" calcext:value-type="date">
            <text:p>dom</text:p>
          </table:table-cell>
          <table:table-cell table:style-name="ce17" table:formula="of:=[.AE76]" office:value-type="date" office:date-value="2023-10-30" calcext:value-type="date">
            <text:p>lun</text:p>
          </table:table-cell>
          <table:table-cell table:style-name="ce17" table:formula="of:=[.AF76]" office:value-type="date" office:date-value="2023-10-31" calcext:value-type="date">
            <text:p>mar</text:p>
          </table:table-cell>
          <table:table-cell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style-name="ce32" table:formula="of:=VLOOKUP([.$A78];T_TURNOS;MOD([.B$20]-FECHAINICIO;16)+2;0)" office:value-type="string" office:string-value="M" calcext:value-type="string">
            <text:p>M</text:p>
          </table:table-cell>
          <table:table-cell table:style-name="ce32" table:formula="of:=VLOOKUP([.$A78];T_TURNOS;MOD([.C$20]-FECHAINICIO;16)+2;0)" office:value-type="string" office:string-value="M" calcext:value-type="string">
            <text:p>M</text:p>
          </table:table-cell>
          <table:table-cell table:style-name="ce32" table:formula="of:=VLOOKUP([.$A78];T_TURNOS;MOD([.D$20]-FECHAINICIO;16)+2;0)" office:value-type="string" office:string-value="T" calcext:value-type="string">
            <text:p>T</text:p>
          </table:table-cell>
          <table:table-cell table:style-name="ce32" table:formula="of:=VLOOKUP([.$A78];T_TURNOS;MOD([.E$20]-FECHAINICIO;16)+2;0)" office:value-type="string" office:string-value="T" calcext:value-type="string">
            <text:p>T</text:p>
          </table:table-cell>
          <table:table-cell table:style-name="ce32" table:formula="of:=VLOOKUP([.$A78];T_TURNOS;MOD([.F$20]-FECHAINICIO;16)+2;0)" office:value-type="string" office:string-value="D" calcext:value-type="string">
            <text:p>D</text:p>
          </table:table-cell>
          <table:table-cell table:style-name="ce32" table:formula="of:=VLOOKUP([.$A78];T_TURNOS;MOD([.G$20]-FECHAINICIO;16)+2;0)" office:value-type="string" office:string-value="D" calcext:value-type="string">
            <text:p>D</text:p>
          </table:table-cell>
          <table:table-cell table:style-name="ce32" table:formula="of:=VLOOKUP([.$A78];T_TURNOS;MOD([.H$20]-FECHAINICIO;16)+2;0)" office:value-type="string" office:string-value="M" calcext:value-type="string">
            <text:p>M</text:p>
          </table:table-cell>
          <table:table-cell table:style-name="ce32" table:formula="of:=VLOOKUP([.$A78];T_TURNOS;MOD([.I$20]-FECHAINICIO;16)+2;0)" office:value-type="string" office:string-value="M" calcext:value-type="string">
            <text:p>M</text:p>
          </table:table-cell>
          <table:table-cell table:style-name="ce32" table:formula="of:=VLOOKUP([.$A78];T_TURNOS;MOD([.J$20]-FECHAINICIO;16)+2;0)" office:value-type="string" office:string-value="T" calcext:value-type="string">
            <text:p>T</text:p>
          </table:table-cell>
          <table:table-cell table:style-name="ce32" table:formula="of:=VLOOKUP([.$A78];T_TURNOS;MOD([.K$20]-FECHAINICIO;16)+2;0)" office:value-type="string" office:string-value="T" calcext:value-type="string">
            <text:p>T</text:p>
          </table:table-cell>
          <table:table-cell table:style-name="ce32" table:formula="of:=VLOOKUP([.$A78];T_TURNOS;MOD([.L$20]-FECHAINICIO;16)+2;0)" office:value-type="string" office:string-value="N" calcext:value-type="string">
            <text:p>N</text:p>
          </table:table-cell>
          <table:table-cell table:style-name="ce32" table:formula="of:=VLOOKUP([.$A78];T_TURNOS;MOD([.M$20]-FECHAINICIO;16)+2;0)" office:value-type="string" office:string-value="N" calcext:value-type="string">
            <text:p>N</text:p>
          </table:table-cell>
          <table:table-cell table:style-name="ce32" table:formula="of:=VLOOKUP([.$A78];T_TURNOS;MOD([.N$20]-FECHAINICIO;16)+2;0)" office:value-type="string" office:string-value="D" calcext:value-type="string">
            <text:p>D</text:p>
          </table:table-cell>
          <table:table-cell table:style-name="ce32" table:formula="of:=VLOOKUP([.$A78];T_TURNOS;MOD([.O$20]-FECHAINICIO;16)+2;0)" office:value-type="string" office:string-value="D" calcext:value-type="string">
            <text:p>D</text:p>
          </table:table-cell>
          <table:table-cell table:style-name="ce32" table:formula="of:=VLOOKUP([.$A78];T_TURNOS;MOD([.P$20]-FECHAINICIO;16)+2;0)" office:value-type="string" office:string-value="D" calcext:value-type="string">
            <text:p>D</text:p>
          </table:table-cell>
          <table:table-cell table:style-name="ce32" table:formula="of:=VLOOKUP([.$A78];T_TURNOS;MOD([.Q$20]-FECHAINICIO;16)+2;0)" office:value-type="string" office:string-value="D" calcext:value-type="string">
            <text:p>D</text:p>
          </table:table-cell>
          <table:table-cell table:style-name="ce32" table:formula="of:=VLOOKUP([.$A78];T_TURNOS;MOD([.R$20]-FECHAINICIO;16)+2;0)" office:value-type="string" office:string-value="M" calcext:value-type="string">
            <text:p>M</text:p>
          </table:table-cell>
          <table:table-cell table:style-name="ce32" table:formula="of:=VLOOKUP([.$A78];T_TURNOS;MOD([.S$20]-FECHAINICIO;16)+2;0)" office:value-type="string" office:string-value="M" calcext:value-type="string">
            <text:p>M</text:p>
          </table:table-cell>
          <table:table-cell table:style-name="ce32" table:formula="of:=VLOOKUP([.$A78];T_TURNOS;MOD([.T$20]-FECHAINICIO;16)+2;0)" office:value-type="string" office:string-value="T" calcext:value-type="string">
            <text:p>T</text:p>
          </table:table-cell>
          <table:table-cell table:style-name="ce32" table:formula="of:=VLOOKUP([.$A78];T_TURNOS;MOD([.U$20]-FECHAINICIO;16)+2;0)" office:value-type="string" office:string-value="T" calcext:value-type="string">
            <text:p>T</text:p>
          </table:table-cell>
          <table:table-cell table:style-name="ce32" table:formula="of:=VLOOKUP([.$A78];T_TURNOS;MOD([.V$20]-FECHAINICIO;16)+2;0)" office:value-type="string" office:string-value="D" calcext:value-type="string">
            <text:p>D</text:p>
          </table:table-cell>
          <table:table-cell table:style-name="ce32" table:formula="of:=VLOOKUP([.$A78];T_TURNOS;MOD([.W$20]-FECHAINICIO;16)+2;0)" office:value-type="string" office:string-value="D" calcext:value-type="string">
            <text:p>D</text:p>
          </table:table-cell>
          <table:table-cell table:style-name="ce32" table:formula="of:=VLOOKUP([.$A78];T_TURNOS;MOD([.X$20]-FECHAINICIO;16)+2;0)" office:value-type="string" office:string-value="M" calcext:value-type="string">
            <text:p>M</text:p>
          </table:table-cell>
          <table:table-cell table:style-name="ce32" table:formula="of:=VLOOKUP([.$A78];T_TURNOS;MOD([.Y$20]-FECHAINICIO;16)+2;0)" office:value-type="string" office:string-value="M" calcext:value-type="string">
            <text:p>M</text:p>
          </table:table-cell>
          <table:table-cell table:style-name="ce32" table:formula="of:=VLOOKUP([.$A78];T_TURNOS;MOD([.Z$20]-FECHAINICIO;16)+2;0)" office:value-type="string" office:string-value="T" calcext:value-type="string">
            <text:p>T</text:p>
          </table:table-cell>
          <table:table-cell table:style-name="ce32" table:formula="of:=VLOOKUP([.$A78];T_TURNOS;MOD([.AA$20]-FECHAINICIO;16)+2;0)" office:value-type="string" office:string-value="T" calcext:value-type="string">
            <text:p>T</text:p>
          </table:table-cell>
          <table:table-cell table:style-name="ce32" table:formula="of:=VLOOKUP([.$A78];T_TURNOS;MOD([.AB$20]-FECHAINICIO;16)+2;0)" office:value-type="string" office:string-value="N" calcext:value-type="string">
            <text:p>N</text:p>
          </table:table-cell>
          <table:table-cell table:style-name="ce32" table:formula="of:=VLOOKUP([.$A78];T_TURNOS;MOD([.AC$20]-FECHAINICIO;16)+2;0)" office:value-type="string" office:string-value="N" calcext:value-type="string">
            <text:p>N</text:p>
          </table:table-cell>
          <table:table-cell table:style-name="ce32" table:formula="of:=VLOOKUP([.$A78];T_TURNOS;MOD([.AD$20]-FECHAINICIO;16)+2;0)" office:value-type="string" office:string-value="D" calcext:value-type="string">
            <text:p>D</text:p>
          </table:table-cell>
          <table:table-cell table:formula="of:=VLOOKUP([.$A78];T_TURNOS;MOD([.AE$20]-FECHAINICIO;16)+2;0)" office:value-type="string" office:string-value="D" calcext:value-type="string">
            <text:p>D</text:p>
          </table:table-cell>
          <table:table-cell table:style-name="ce32" table:formula="of:=VLOOKUP([.$A78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style-name="ce32" table:formula="of:=VLOOKUP([.$A79];T_TURNOS;MOD([.B$20]-FECHAINICIO;16)+2;0)" office:value-type="string" office:string-value="D" calcext:value-type="string">
            <text:p>D</text:p>
          </table:table-cell>
          <table:table-cell table:style-name="ce32" table:formula="of:=VLOOKUP([.$A79];T_TURNOS;MOD([.C$20]-FECHAINICIO;16)+2;0)" office:value-type="string" office:string-value="D" calcext:value-type="string">
            <text:p>D</text:p>
          </table:table-cell>
          <table:table-cell table:style-name="ce32" table:formula="of:=VLOOKUP([.$A79];T_TURNOS;MOD([.D$20]-FECHAINICIO;16)+2;0)" office:value-type="string" office:string-value="D" calcext:value-type="string">
            <text:p>D</text:p>
          </table:table-cell>
          <table:table-cell table:style-name="ce32" table:formula="of:=VLOOKUP([.$A79];T_TURNOS;MOD([.E$20]-FECHAINICIO;16)+2;0)" office:value-type="string" office:string-value="D" calcext:value-type="string">
            <text:p>D</text:p>
          </table:table-cell>
          <table:table-cell table:style-name="ce32" table:formula="of:=VLOOKUP([.$A79];T_TURNOS;MOD([.F$20]-FECHAINICIO;16)+2;0)" office:value-type="string" office:string-value="M" calcext:value-type="string">
            <text:p>M</text:p>
          </table:table-cell>
          <table:table-cell table:style-name="ce32" table:formula="of:=VLOOKUP([.$A79];T_TURNOS;MOD([.G$20]-FECHAINICIO;16)+2;0)" office:value-type="string" office:string-value="M" calcext:value-type="string">
            <text:p>M</text:p>
          </table:table-cell>
          <table:table-cell table:style-name="ce32" table:formula="of:=VLOOKUP([.$A79];T_TURNOS;MOD([.H$20]-FECHAINICIO;16)+2;0)" office:value-type="string" office:string-value="T" calcext:value-type="string">
            <text:p>T</text:p>
          </table:table-cell>
          <table:table-cell table:style-name="ce32" table:formula="of:=VLOOKUP([.$A79];T_TURNOS;MOD([.I$20]-FECHAINICIO;16)+2;0)" office:value-type="string" office:string-value="T" calcext:value-type="string">
            <text:p>T</text:p>
          </table:table-cell>
          <table:table-cell table:style-name="ce32" table:formula="of:=VLOOKUP([.$A79];T_TURNOS;MOD([.J$20]-FECHAINICIO;16)+2;0)" office:value-type="string" office:string-value="D" calcext:value-type="string">
            <text:p>D</text:p>
          </table:table-cell>
          <table:table-cell table:style-name="ce32" table:formula="of:=VLOOKUP([.$A79];T_TURNOS;MOD([.K$20]-FECHAINICIO;16)+2;0)" office:value-type="string" office:string-value="D" calcext:value-type="string">
            <text:p>D</text:p>
          </table:table-cell>
          <table:table-cell table:style-name="ce32" table:formula="of:=VLOOKUP([.$A79];T_TURNOS;MOD([.L$20]-FECHAINICIO;16)+2;0)" office:value-type="string" office:string-value="M" calcext:value-type="string">
            <text:p>M</text:p>
          </table:table-cell>
          <table:table-cell table:style-name="ce32" table:formula="of:=VLOOKUP([.$A79];T_TURNOS;MOD([.M$20]-FECHAINICIO;16)+2;0)" office:value-type="string" office:string-value="M" calcext:value-type="string">
            <text:p>M</text:p>
          </table:table-cell>
          <table:table-cell table:style-name="ce32" table:formula="of:=VLOOKUP([.$A79];T_TURNOS;MOD([.N$20]-FECHAINICIO;16)+2;0)" office:value-type="string" office:string-value="T" calcext:value-type="string">
            <text:p>T</text:p>
          </table:table-cell>
          <table:table-cell table:style-name="ce32" table:formula="of:=VLOOKUP([.$A79];T_TURNOS;MOD([.O$20]-FECHAINICIO;16)+2;0)" office:value-type="string" office:string-value="T" calcext:value-type="string">
            <text:p>T</text:p>
          </table:table-cell>
          <table:table-cell table:style-name="ce32" table:formula="of:=VLOOKUP([.$A79];T_TURNOS;MOD([.P$20]-FECHAINICIO;16)+2;0)" office:value-type="string" office:string-value="N" calcext:value-type="string">
            <text:p>N</text:p>
          </table:table-cell>
          <table:table-cell table:style-name="ce32" table:formula="of:=VLOOKUP([.$A79];T_TURNOS;MOD([.Q$20]-FECHAINICIO;16)+2;0)" office:value-type="string" office:string-value="N" calcext:value-type="string">
            <text:p>N</text:p>
          </table:table-cell>
          <table:table-cell table:style-name="ce32" table:formula="of:=VLOOKUP([.$A79];T_TURNOS;MOD([.R$20]-FECHAINICIO;16)+2;0)" office:value-type="string" office:string-value="D" calcext:value-type="string">
            <text:p>D</text:p>
          </table:table-cell>
          <table:table-cell table:style-name="ce32" table:formula="of:=VLOOKUP([.$A79];T_TURNOS;MOD([.S$20]-FECHAINICIO;16)+2;0)" office:value-type="string" office:string-value="D" calcext:value-type="string">
            <text:p>D</text:p>
          </table:table-cell>
          <table:table-cell table:style-name="ce32" table:formula="of:=VLOOKUP([.$A79];T_TURNOS;MOD([.T$20]-FECHAINICIO;16)+2;0)" office:value-type="string" office:string-value="D" calcext:value-type="string">
            <text:p>D</text:p>
          </table:table-cell>
          <table:table-cell table:style-name="ce32" table:formula="of:=VLOOKUP([.$A79];T_TURNOS;MOD([.U$20]-FECHAINICIO;16)+2;0)" office:value-type="string" office:string-value="D" calcext:value-type="string">
            <text:p>D</text:p>
          </table:table-cell>
          <table:table-cell table:style-name="ce32" table:formula="of:=VLOOKUP([.$A79];T_TURNOS;MOD([.V$20]-FECHAINICIO;16)+2;0)" office:value-type="string" office:string-value="M" calcext:value-type="string">
            <text:p>M</text:p>
          </table:table-cell>
          <table:table-cell table:style-name="ce32" table:formula="of:=VLOOKUP([.$A79];T_TURNOS;MOD([.W$20]-FECHAINICIO;16)+2;0)" office:value-type="string" office:string-value="M" calcext:value-type="string">
            <text:p>M</text:p>
          </table:table-cell>
          <table:table-cell table:style-name="ce32" table:formula="of:=VLOOKUP([.$A79];T_TURNOS;MOD([.X$20]-FECHAINICIO;16)+2;0)" office:value-type="string" office:string-value="T" calcext:value-type="string">
            <text:p>T</text:p>
          </table:table-cell>
          <table:table-cell table:style-name="ce32" table:formula="of:=VLOOKUP([.$A79];T_TURNOS;MOD([.Y$20]-FECHAINICIO;16)+2;0)" office:value-type="string" office:string-value="T" calcext:value-type="string">
            <text:p>T</text:p>
          </table:table-cell>
          <table:table-cell table:style-name="ce32" table:formula="of:=VLOOKUP([.$A79];T_TURNOS;MOD([.Z$20]-FECHAINICIO;16)+2;0)" office:value-type="string" office:string-value="D" calcext:value-type="string">
            <text:p>D</text:p>
          </table:table-cell>
          <table:table-cell table:style-name="ce32" table:formula="of:=VLOOKUP([.$A79];T_TURNOS;MOD([.AA$20]-FECHAINICIO;16)+2;0)" office:value-type="string" office:string-value="D" calcext:value-type="string">
            <text:p>D</text:p>
          </table:table-cell>
          <table:table-cell table:style-name="ce32" table:formula="of:=VLOOKUP([.$A79];T_TURNOS;MOD([.AB$20]-FECHAINICIO;16)+2;0)" office:value-type="string" office:string-value="M" calcext:value-type="string">
            <text:p>M</text:p>
          </table:table-cell>
          <table:table-cell table:style-name="ce32" table:formula="of:=VLOOKUP([.$A79];T_TURNOS;MOD([.AC$20]-FECHAINICIO;16)+2;0)" office:value-type="string" office:string-value="M" calcext:value-type="string">
            <text:p>M</text:p>
          </table:table-cell>
          <table:table-cell table:style-name="ce32" table:formula="of:=VLOOKUP([.$A79];T_TURNOS;MOD([.AD$20]-FECHAINICIO;16)+2;0)" office:value-type="string" office:string-value="T" calcext:value-type="string">
            <text:p>T</text:p>
          </table:table-cell>
          <table:table-cell table:formula="of:=VLOOKUP([.$A79];T_TURNOS;MOD([.AE$20]-FECHAINICIO;16)+2;0)" office:value-type="string" office:string-value="T" calcext:value-type="string">
            <text:p>T</text:p>
          </table:table-cell>
          <table:table-cell table:style-name="ce32" table:formula="of:=VLOOKUP([.$A79];T_TURNOS;MOD([.AF$20]-FECHAINICIO;16)+2;0)" office:value-type="string" office:string-value="N" calcext:value-type="string">
            <text:p>N</text:p>
          </table:table-cell>
          <table:table-cell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style-name="ce32" table:formula="of:=VLOOKUP([.$A80];T_TURNOS;MOD([.B$20]-FECHAINICIO;16)+2;0)" office:value-type="string" office:string-value="D" calcext:value-type="string">
            <text:p>D</text:p>
          </table:table-cell>
          <table:table-cell table:style-name="ce32" table:formula="of:=VLOOKUP([.$A80];T_TURNOS;MOD([.C$20]-FECHAINICIO;16)+2;0)" office:value-type="string" office:string-value="D" calcext:value-type="string">
            <text:p>D</text:p>
          </table:table-cell>
          <table:table-cell table:style-name="ce32" table:formula="of:=VLOOKUP([.$A80];T_TURNOS;MOD([.D$20]-FECHAINICIO;16)+2;0)" office:value-type="string" office:string-value="M" calcext:value-type="string">
            <text:p>M</text:p>
          </table:table-cell>
          <table:table-cell table:style-name="ce32" table:formula="of:=VLOOKUP([.$A80];T_TURNOS;MOD([.E$20]-FECHAINICIO;16)+2;0)" office:value-type="string" office:string-value="M" calcext:value-type="string">
            <text:p>M</text:p>
          </table:table-cell>
          <table:table-cell table:style-name="ce32" table:formula="of:=VLOOKUP([.$A80];T_TURNOS;MOD([.F$20]-FECHAINICIO;16)+2;0)" office:value-type="string" office:string-value="T" calcext:value-type="string">
            <text:p>T</text:p>
          </table:table-cell>
          <table:table-cell table:style-name="ce32" table:formula="of:=VLOOKUP([.$A80];T_TURNOS;MOD([.G$20]-FECHAINICIO;16)+2;0)" office:value-type="string" office:string-value="T" calcext:value-type="string">
            <text:p>T</text:p>
          </table:table-cell>
          <table:table-cell table:style-name="ce32" table:formula="of:=VLOOKUP([.$A80];T_TURNOS;MOD([.H$20]-FECHAINICIO;16)+2;0)" office:value-type="string" office:string-value="N" calcext:value-type="string">
            <text:p>N</text:p>
          </table:table-cell>
          <table:table-cell table:style-name="ce32" table:formula="of:=VLOOKUP([.$A80];T_TURNOS;MOD([.I$20]-FECHAINICIO;16)+2;0)" office:value-type="string" office:string-value="N" calcext:value-type="string">
            <text:p>N</text:p>
          </table:table-cell>
          <table:table-cell table:style-name="ce32" table:formula="of:=VLOOKUP([.$A80];T_TURNOS;MOD([.J$20]-FECHAINICIO;16)+2;0)" office:value-type="string" office:string-value="D" calcext:value-type="string">
            <text:p>D</text:p>
          </table:table-cell>
          <table:table-cell table:style-name="ce32" table:formula="of:=VLOOKUP([.$A80];T_TURNOS;MOD([.K$20]-FECHAINICIO;16)+2;0)" office:value-type="string" office:string-value="D" calcext:value-type="string">
            <text:p>D</text:p>
          </table:table-cell>
          <table:table-cell table:style-name="ce32" table:formula="of:=VLOOKUP([.$A80];T_TURNOS;MOD([.L$20]-FECHAINICIO;16)+2;0)" office:value-type="string" office:string-value="D" calcext:value-type="string">
            <text:p>D</text:p>
          </table:table-cell>
          <table:table-cell table:style-name="ce32" table:formula="of:=VLOOKUP([.$A80];T_TURNOS;MOD([.M$20]-FECHAINICIO;16)+2;0)" office:value-type="string" office:string-value="D" calcext:value-type="string">
            <text:p>D</text:p>
          </table:table-cell>
          <table:table-cell table:style-name="ce32" table:formula="of:=VLOOKUP([.$A80];T_TURNOS;MOD([.N$20]-FECHAINICIO;16)+2;0)" office:value-type="string" office:string-value="M" calcext:value-type="string">
            <text:p>M</text:p>
          </table:table-cell>
          <table:table-cell table:style-name="ce32" table:formula="of:=VLOOKUP([.$A80];T_TURNOS;MOD([.O$20]-FECHAINICIO;16)+2;0)" office:value-type="string" office:string-value="M" calcext:value-type="string">
            <text:p>M</text:p>
          </table:table-cell>
          <table:table-cell table:style-name="ce32" table:formula="of:=VLOOKUP([.$A80];T_TURNOS;MOD([.P$20]-FECHAINICIO;16)+2;0)" office:value-type="string" office:string-value="T" calcext:value-type="string">
            <text:p>T</text:p>
          </table:table-cell>
          <table:table-cell table:style-name="ce32" table:formula="of:=VLOOKUP([.$A80];T_TURNOS;MOD([.Q$20]-FECHAINICIO;16)+2;0)" office:value-type="string" office:string-value="T" calcext:value-type="string">
            <text:p>T</text:p>
          </table:table-cell>
          <table:table-cell table:style-name="ce32" table:formula="of:=VLOOKUP([.$A80];T_TURNOS;MOD([.R$20]-FECHAINICIO;16)+2;0)" office:value-type="string" office:string-value="D" calcext:value-type="string">
            <text:p>D</text:p>
          </table:table-cell>
          <table:table-cell table:style-name="ce32" table:formula="of:=VLOOKUP([.$A80];T_TURNOS;MOD([.S$20]-FECHAINICIO;16)+2;0)" office:value-type="string" office:string-value="D" calcext:value-type="string">
            <text:p>D</text:p>
          </table:table-cell>
          <table:table-cell table:style-name="ce32" table:formula="of:=VLOOKUP([.$A80];T_TURNOS;MOD([.T$20]-FECHAINICIO;16)+2;0)" office:value-type="string" office:string-value="M" calcext:value-type="string">
            <text:p>M</text:p>
          </table:table-cell>
          <table:table-cell table:style-name="ce32" table:formula="of:=VLOOKUP([.$A80];T_TURNOS;MOD([.U$20]-FECHAINICIO;16)+2;0)" office:value-type="string" office:string-value="M" calcext:value-type="string">
            <text:p>M</text:p>
          </table:table-cell>
          <table:table-cell table:style-name="ce32" table:formula="of:=VLOOKUP([.$A80];T_TURNOS;MOD([.V$20]-FECHAINICIO;16)+2;0)" office:value-type="string" office:string-value="T" calcext:value-type="string">
            <text:p>T</text:p>
          </table:table-cell>
          <table:table-cell table:style-name="ce32" table:formula="of:=VLOOKUP([.$A80];T_TURNOS;MOD([.W$20]-FECHAINICIO;16)+2;0)" office:value-type="string" office:string-value="T" calcext:value-type="string">
            <text:p>T</text:p>
          </table:table-cell>
          <table:table-cell table:style-name="ce32" table:formula="of:=VLOOKUP([.$A80];T_TURNOS;MOD([.X$20]-FECHAINICIO;16)+2;0)" office:value-type="string" office:string-value="N" calcext:value-type="string">
            <text:p>N</text:p>
          </table:table-cell>
          <table:table-cell table:style-name="ce32" table:formula="of:=VLOOKUP([.$A80];T_TURNOS;MOD([.Y$20]-FECHAINICIO;16)+2;0)" office:value-type="string" office:string-value="N" calcext:value-type="string">
            <text:p>N</text:p>
          </table:table-cell>
          <table:table-cell table:style-name="ce32" table:formula="of:=VLOOKUP([.$A80];T_TURNOS;MOD([.Z$20]-FECHAINICIO;16)+2;0)" office:value-type="string" office:string-value="D" calcext:value-type="string">
            <text:p>D</text:p>
          </table:table-cell>
          <table:table-cell table:style-name="ce32" table:formula="of:=VLOOKUP([.$A80];T_TURNOS;MOD([.AA$20]-FECHAINICIO;16)+2;0)" office:value-type="string" office:string-value="D" calcext:value-type="string">
            <text:p>D</text:p>
          </table:table-cell>
          <table:table-cell table:style-name="ce32" table:formula="of:=VLOOKUP([.$A80];T_TURNOS;MOD([.AB$20]-FECHAINICIO;16)+2;0)" office:value-type="string" office:string-value="D" calcext:value-type="string">
            <text:p>D</text:p>
          </table:table-cell>
          <table:table-cell table:style-name="ce32" table:formula="of:=VLOOKUP([.$A80];T_TURNOS;MOD([.AC$20]-FECHAINICIO;16)+2;0)" office:value-type="string" office:string-value="D" calcext:value-type="string">
            <text:p>D</text:p>
          </table:table-cell>
          <table:table-cell table:style-name="ce32" table:formula="of:=VLOOKUP([.$A80];T_TURNOS;MOD([.AD$20]-FECHAINICIO;16)+2;0)" office:value-type="string" office:string-value="M" calcext:value-type="string">
            <text:p>M</text:p>
          </table:table-cell>
          <table:table-cell table:formula="of:=VLOOKUP([.$A80];T_TURNOS;MOD([.AE$20]-FECHAINICIO;16)+2;0)" office:value-type="string" office:string-value="M" calcext:value-type="string">
            <text:p>M</text:p>
          </table:table-cell>
          <table:table-cell table:style-name="ce32" table:formula="of:=VLOOKUP([.$A80];T_TURNOS;MOD([.AF$20]-FECHAINICIO;16)+2;0)" office:value-type="string" office:string-value="T" calcext:value-type="string">
            <text:p>T</text:p>
          </table:table-cell>
          <table:table-cell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style-name="ce32" table:formula="of:=VLOOKUP([.$A81];T_TURNOS;MOD([.B$20]-FECHAINICIO;16)+2;0)" office:value-type="string" office:string-value="T" calcext:value-type="string">
            <text:p>T</text:p>
          </table:table-cell>
          <table:table-cell table:style-name="ce32" table:formula="of:=VLOOKUP([.$A81];T_TURNOS;MOD([.C$20]-FECHAINICIO;16)+2;0)" office:value-type="string" office:string-value="T" calcext:value-type="string">
            <text:p>T</text:p>
          </table:table-cell>
          <table:table-cell table:style-name="ce32" table:formula="of:=VLOOKUP([.$A81];T_TURNOS;MOD([.D$20]-FECHAINICIO;16)+2;0)" office:value-type="string" office:string-value="N" calcext:value-type="string">
            <text:p>N</text:p>
          </table:table-cell>
          <table:table-cell table:style-name="ce32" table:formula="of:=VLOOKUP([.$A81];T_TURNOS;MOD([.E$20]-FECHAINICIO;16)+2;0)" office:value-type="string" office:string-value="N" calcext:value-type="string">
            <text:p>N</text:p>
          </table:table-cell>
          <table:table-cell table:style-name="ce32" table:formula="of:=VLOOKUP([.$A81];T_TURNOS;MOD([.F$20]-FECHAINICIO;16)+2;0)" office:value-type="string" office:string-value="D" calcext:value-type="string">
            <text:p>D</text:p>
          </table:table-cell>
          <table:table-cell table:style-name="ce32" table:formula="of:=VLOOKUP([.$A81];T_TURNOS;MOD([.G$20]-FECHAINICIO;16)+2;0)" office:value-type="string" office:string-value="D" calcext:value-type="string">
            <text:p>D</text:p>
          </table:table-cell>
          <table:table-cell table:style-name="ce32" table:formula="of:=VLOOKUP([.$A81];T_TURNOS;MOD([.H$20]-FECHAINICIO;16)+2;0)" office:value-type="string" office:string-value="D" calcext:value-type="string">
            <text:p>D</text:p>
          </table:table-cell>
          <table:table-cell table:style-name="ce32" table:formula="of:=VLOOKUP([.$A81];T_TURNOS;MOD([.I$20]-FECHAINICIO;16)+2;0)" office:value-type="string" office:string-value="D" calcext:value-type="string">
            <text:p>D</text:p>
          </table:table-cell>
          <table:table-cell table:style-name="ce32" table:formula="of:=VLOOKUP([.$A81];T_TURNOS;MOD([.J$20]-FECHAINICIO;16)+2;0)" office:value-type="string" office:string-value="M" calcext:value-type="string">
            <text:p>M</text:p>
          </table:table-cell>
          <table:table-cell table:style-name="ce32" table:formula="of:=VLOOKUP([.$A81];T_TURNOS;MOD([.K$20]-FECHAINICIO;16)+2;0)" office:value-type="string" office:string-value="M" calcext:value-type="string">
            <text:p>M</text:p>
          </table:table-cell>
          <table:table-cell table:style-name="ce32" table:formula="of:=VLOOKUP([.$A81];T_TURNOS;MOD([.L$20]-FECHAINICIO;16)+2;0)" office:value-type="string" office:string-value="T" calcext:value-type="string">
            <text:p>T</text:p>
          </table:table-cell>
          <table:table-cell table:style-name="ce32" table:formula="of:=VLOOKUP([.$A81];T_TURNOS;MOD([.M$20]-FECHAINICIO;16)+2;0)" office:value-type="string" office:string-value="T" calcext:value-type="string">
            <text:p>T</text:p>
          </table:table-cell>
          <table:table-cell table:style-name="ce32" table:formula="of:=VLOOKUP([.$A81];T_TURNOS;MOD([.N$20]-FECHAINICIO;16)+2;0)" office:value-type="string" office:string-value="D" calcext:value-type="string">
            <text:p>D</text:p>
          </table:table-cell>
          <table:table-cell table:style-name="ce32" table:formula="of:=VLOOKUP([.$A81];T_TURNOS;MOD([.O$20]-FECHAINICIO;16)+2;0)" office:value-type="string" office:string-value="D" calcext:value-type="string">
            <text:p>D</text:p>
          </table:table-cell>
          <table:table-cell table:style-name="ce32" table:formula="of:=VLOOKUP([.$A81];T_TURNOS;MOD([.P$20]-FECHAINICIO;16)+2;0)" office:value-type="string" office:string-value="M" calcext:value-type="string">
            <text:p>M</text:p>
          </table:table-cell>
          <table:table-cell table:style-name="ce32" table:formula="of:=VLOOKUP([.$A81];T_TURNOS;MOD([.Q$20]-FECHAINICIO;16)+2;0)" office:value-type="string" office:string-value="M" calcext:value-type="string">
            <text:p>M</text:p>
          </table:table-cell>
          <table:table-cell table:style-name="ce32" table:formula="of:=VLOOKUP([.$A81];T_TURNOS;MOD([.R$20]-FECHAINICIO;16)+2;0)" office:value-type="string" office:string-value="T" calcext:value-type="string">
            <text:p>T</text:p>
          </table:table-cell>
          <table:table-cell table:style-name="ce32" table:formula="of:=VLOOKUP([.$A81];T_TURNOS;MOD([.S$20]-FECHAINICIO;16)+2;0)" office:value-type="string" office:string-value="T" calcext:value-type="string">
            <text:p>T</text:p>
          </table:table-cell>
          <table:table-cell table:style-name="ce32" table:formula="of:=VLOOKUP([.$A81];T_TURNOS;MOD([.T$20]-FECHAINICIO;16)+2;0)" office:value-type="string" office:string-value="N" calcext:value-type="string">
            <text:p>N</text:p>
          </table:table-cell>
          <table:table-cell table:style-name="ce32" table:formula="of:=VLOOKUP([.$A81];T_TURNOS;MOD([.U$20]-FECHAINICIO;16)+2;0)" office:value-type="string" office:string-value="N" calcext:value-type="string">
            <text:p>N</text:p>
          </table:table-cell>
          <table:table-cell table:style-name="ce32" table:formula="of:=VLOOKUP([.$A81];T_TURNOS;MOD([.V$20]-FECHAINICIO;16)+2;0)" office:value-type="string" office:string-value="D" calcext:value-type="string">
            <text:p>D</text:p>
          </table:table-cell>
          <table:table-cell table:style-name="ce32" table:formula="of:=VLOOKUP([.$A81];T_TURNOS;MOD([.W$20]-FECHAINICIO;16)+2;0)" office:value-type="string" office:string-value="D" calcext:value-type="string">
            <text:p>D</text:p>
          </table:table-cell>
          <table:table-cell table:style-name="ce32" table:formula="of:=VLOOKUP([.$A81];T_TURNOS;MOD([.X$20]-FECHAINICIO;16)+2;0)" office:value-type="string" office:string-value="D" calcext:value-type="string">
            <text:p>D</text:p>
          </table:table-cell>
          <table:table-cell table:style-name="ce32" table:formula="of:=VLOOKUP([.$A81];T_TURNOS;MOD([.Y$20]-FECHAINICIO;16)+2;0)" office:value-type="string" office:string-value="D" calcext:value-type="string">
            <text:p>D</text:p>
          </table:table-cell>
          <table:table-cell table:style-name="ce32" table:formula="of:=VLOOKUP([.$A81];T_TURNOS;MOD([.Z$20]-FECHAINICIO;16)+2;0)" office:value-type="string" office:string-value="M" calcext:value-type="string">
            <text:p>M</text:p>
          </table:table-cell>
          <table:table-cell table:style-name="ce32" table:formula="of:=VLOOKUP([.$A81];T_TURNOS;MOD([.AA$20]-FECHAINICIO;16)+2;0)" office:value-type="string" office:string-value="M" calcext:value-type="string">
            <text:p>M</text:p>
          </table:table-cell>
          <table:table-cell table:style-name="ce32" table:formula="of:=VLOOKUP([.$A81];T_TURNOS;MOD([.AB$20]-FECHAINICIO;16)+2;0)" office:value-type="string" office:string-value="T" calcext:value-type="string">
            <text:p>T</text:p>
          </table:table-cell>
          <table:table-cell table:style-name="ce32" table:formula="of:=VLOOKUP([.$A81];T_TURNOS;MOD([.AC$20]-FECHAINICIO;16)+2;0)" office:value-type="string" office:string-value="T" calcext:value-type="string">
            <text:p>T</text:p>
          </table:table-cell>
          <table:table-cell table:style-name="ce32" table:formula="of:=VLOOKUP([.$A81];T_TURNOS;MOD([.AD$20]-FECHAINICIO;16)+2;0)" office:value-type="string" office:string-value="D" calcext:value-type="string">
            <text:p>D</text:p>
          </table:table-cell>
          <table:table-cell table:formula="of:=VLOOKUP([.$A81];T_TURNOS;MOD([.AE$20]-FECHAINICIO;16)+2;0)" office:value-type="string" office:string-value="D" calcext:value-type="string">
            <text:p>D</text:p>
          </table:table-cell>
          <table:table-cell table:style-name="ce32" table:formula="of:=VLOOKUP([.$A81];T_TURNOS;MOD([.AF$20]-FECHAINICIO;16)+2;0)" office:value-type="string" office:string-value="M" calcext:value-type="string">
            <text:p>M</text:p>
          </table:table-cell>
          <table:table-cell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style-name="ce32" table:formula="of:=VLOOKUP([.$A82];T_TURNOS;MOD([.B$20]-FECHAINICIO;16)+2;0)" office:value-type="string" office:string-value="N" calcext:value-type="string">
            <text:p>N</text:p>
          </table:table-cell>
          <table:table-cell table:style-name="ce32" table:formula="of:=VLOOKUP([.$A82];T_TURNOS;MOD([.C$20]-FECHAINICIO;16)+2;0)" office:value-type="string" office:string-value="N" calcext:value-type="string">
            <text:p>N</text:p>
          </table:table-cell>
          <table:table-cell table:style-name="ce32" table:formula="of:=VLOOKUP([.$A82];T_TURNOS;MOD([.D$20]-FECHAINICIO;16)+2;0)" office:value-type="string" office:string-value="D" calcext:value-type="string">
            <text:p>D</text:p>
          </table:table-cell>
          <table:table-cell table:style-name="ce32" table:formula="of:=VLOOKUP([.$A82];T_TURNOS;MOD([.E$20]-FECHAINICIO;16)+2;0)" office:value-type="string" office:string-value="D" calcext:value-type="string">
            <text:p>D</text:p>
          </table:table-cell>
          <table:table-cell table:style-name="ce32" table:formula="of:=VLOOKUP([.$A82];T_TURNOS;MOD([.F$20]-FECHAINICIO;16)+2;0)" office:value-type="string" office:string-value="N" calcext:value-type="string">
            <text:p>N</text:p>
          </table:table-cell>
          <table:table-cell table:style-name="ce32" table:formula="of:=VLOOKUP([.$A82];T_TURNOS;MOD([.G$20]-FECHAINICIO;16)+2;0)" office:value-type="string" office:string-value="N" calcext:value-type="string">
            <text:p>N</text:p>
          </table:table-cell>
          <table:table-cell table:style-name="ce32" table:formula="of:=VLOOKUP([.$A82];T_TURNOS;MOD([.H$20]-FECHAINICIO;16)+2;0)" office:value-type="string" office:string-value="D" calcext:value-type="string">
            <text:p>D</text:p>
          </table:table-cell>
          <table:table-cell table:style-name="ce32" table:formula="of:=VLOOKUP([.$A82];T_TURNOS;MOD([.I$20]-FECHAINICIO;16)+2;0)" office:value-type="string" office:string-value="D" calcext:value-type="string">
            <text:p>D</text:p>
          </table:table-cell>
          <table:table-cell table:style-name="ce32" table:formula="of:=VLOOKUP([.$A82];T_TURNOS;MOD([.J$20]-FECHAINICIO;16)+2;0)" office:value-type="string" office:string-value="N" calcext:value-type="string">
            <text:p>N</text:p>
          </table:table-cell>
          <table:table-cell table:style-name="ce32" table:formula="of:=VLOOKUP([.$A82];T_TURNOS;MOD([.K$20]-FECHAINICIO;16)+2;0)" office:value-type="string" office:string-value="N" calcext:value-type="string">
            <text:p>N</text:p>
          </table:table-cell>
          <table:table-cell table:style-name="ce32" table:formula="of:=VLOOKUP([.$A82];T_TURNOS;MOD([.L$20]-FECHAINICIO;16)+2;0)" office:value-type="string" office:string-value="D" calcext:value-type="string">
            <text:p>D</text:p>
          </table:table-cell>
          <table:table-cell table:style-name="ce32" table:formula="of:=VLOOKUP([.$A82];T_TURNOS;MOD([.M$20]-FECHAINICIO;16)+2;0)" office:value-type="string" office:string-value="D" calcext:value-type="string">
            <text:p>D</text:p>
          </table:table-cell>
          <table:table-cell table:style-name="ce32" table:formula="of:=VLOOKUP([.$A82];T_TURNOS;MOD([.N$20]-FECHAINICIO;16)+2;0)" office:value-type="string" office:string-value="N" calcext:value-type="string">
            <text:p>N</text:p>
          </table:table-cell>
          <table:table-cell table:style-name="ce32" table:formula="of:=VLOOKUP([.$A82];T_TURNOS;MOD([.O$20]-FECHAINICIO;16)+2;0)" office:value-type="string" office:string-value="N" calcext:value-type="string">
            <text:p>N</text:p>
          </table:table-cell>
          <table:table-cell table:style-name="ce32" table:formula="of:=VLOOKUP([.$A82];T_TURNOS;MOD([.P$20]-FECHAINICIO;16)+2;0)" office:value-type="string" office:string-value="D" calcext:value-type="string">
            <text:p>D</text:p>
          </table:table-cell>
          <table:table-cell table:style-name="ce32" table:formula="of:=VLOOKUP([.$A82];T_TURNOS;MOD([.Q$20]-FECHAINICIO;16)+2;0)" office:value-type="string" office:string-value="D" calcext:value-type="string">
            <text:p>D</text:p>
          </table:table-cell>
          <table:table-cell table:style-name="ce32" table:formula="of:=VLOOKUP([.$A82];T_TURNOS;MOD([.R$20]-FECHAINICIO;16)+2;0)" office:value-type="string" office:string-value="N" calcext:value-type="string">
            <text:p>N</text:p>
          </table:table-cell>
          <table:table-cell table:style-name="ce32" table:formula="of:=VLOOKUP([.$A82];T_TURNOS;MOD([.S$20]-FECHAINICIO;16)+2;0)" office:value-type="string" office:string-value="N" calcext:value-type="string">
            <text:p>N</text:p>
          </table:table-cell>
          <table:table-cell table:style-name="ce32" table:formula="of:=VLOOKUP([.$A82];T_TURNOS;MOD([.T$20]-FECHAINICIO;16)+2;0)" office:value-type="string" office:string-value="D" calcext:value-type="string">
            <text:p>D</text:p>
          </table:table-cell>
          <table:table-cell table:style-name="ce32" table:formula="of:=VLOOKUP([.$A82];T_TURNOS;MOD([.U$20]-FECHAINICIO;16)+2;0)" office:value-type="string" office:string-value="D" calcext:value-type="string">
            <text:p>D</text:p>
          </table:table-cell>
          <table:table-cell table:style-name="ce32" table:formula="of:=VLOOKUP([.$A82];T_TURNOS;MOD([.V$20]-FECHAINICIO;16)+2;0)" office:value-type="string" office:string-value="N" calcext:value-type="string">
            <text:p>N</text:p>
          </table:table-cell>
          <table:table-cell table:style-name="ce32" table:formula="of:=VLOOKUP([.$A82];T_TURNOS;MOD([.W$20]-FECHAINICIO;16)+2;0)" office:value-type="string" office:string-value="N" calcext:value-type="string">
            <text:p>N</text:p>
          </table:table-cell>
          <table:table-cell table:style-name="ce32" table:formula="of:=VLOOKUP([.$A82];T_TURNOS;MOD([.X$20]-FECHAINICIO;16)+2;0)" office:value-type="string" office:string-value="D" calcext:value-type="string">
            <text:p>D</text:p>
          </table:table-cell>
          <table:table-cell table:style-name="ce32" table:formula="of:=VLOOKUP([.$A82];T_TURNOS;MOD([.Y$20]-FECHAINICIO;16)+2;0)" office:value-type="string" office:string-value="D" calcext:value-type="string">
            <text:p>D</text:p>
          </table:table-cell>
          <table:table-cell table:style-name="ce32" table:formula="of:=VLOOKUP([.$A82];T_TURNOS;MOD([.Z$20]-FECHAINICIO;16)+2;0)" office:value-type="string" office:string-value="N" calcext:value-type="string">
            <text:p>N</text:p>
          </table:table-cell>
          <table:table-cell table:style-name="ce32" table:formula="of:=VLOOKUP([.$A82];T_TURNOS;MOD([.AA$20]-FECHAINICIO;16)+2;0)" office:value-type="string" office:string-value="N" calcext:value-type="string">
            <text:p>N</text:p>
          </table:table-cell>
          <table:table-cell table:style-name="ce32" table:formula="of:=VLOOKUP([.$A82];T_TURNOS;MOD([.AB$20]-FECHAINICIO;16)+2;0)" office:value-type="string" office:string-value="D" calcext:value-type="string">
            <text:p>D</text:p>
          </table:table-cell>
          <table:table-cell table:style-name="ce32" table:formula="of:=VLOOKUP([.$A82];T_TURNOS;MOD([.AC$20]-FECHAINICIO;16)+2;0)" office:value-type="string" office:string-value="D" calcext:value-type="string">
            <text:p>D</text:p>
          </table:table-cell>
          <table:table-cell table:style-name="ce32" table:formula="of:=VLOOKUP([.$A82];T_TURNOS;MOD([.AD$20]-FECHAINICIO;16)+2;0)" office:value-type="string" office:string-value="N" calcext:value-type="string">
            <text:p>N</text:p>
          </table:table-cell>
          <table:table-cell table:formula="of:=VLOOKUP([.$A82];T_TURNOS;MOD([.AE$20]-FECHAINICIO;16)+2;0)" office:value-type="string" office:string-value="N" calcext:value-type="string">
            <text:p>N</text:p>
          </table:table-cell>
          <table:table-cell table:style-name="ce32" table:formula="of:=VLOOKUP([.$A82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5" office:value-type="string" calcext:value-type="string" table:number-columns-spanned="1" table:number-rows-spanned="2">
            <text:p>NOVIEMBRE</text:p>
          </table:table-cell>
          <table:table-cell table:style-name="ce16" table:formula="of:=DATE([.$A$2];11;1)" office:value-type="date" office:date-value="2023-11-01" calcext:value-type="date">
            <text:p>01</text:p>
          </table:table-cell>
          <table:table-cell table:style-name="ce16" table:formula="of:=[.B84]+1" office:value-type="date" office:date-value="2023-11-02" calcext:value-type="date">
            <text:p>02</text:p>
          </table:table-cell>
          <table:table-cell table:style-name="ce16" table:formula="of:=[.C84]+1" office:value-type="date" office:date-value="2023-11-03" calcext:value-type="date">
            <text:p>03</text:p>
          </table:table-cell>
          <table:table-cell table:style-name="ce16" table:formula="of:=[.D84]+1" office:value-type="date" office:date-value="2023-11-04" calcext:value-type="date">
            <text:p>04</text:p>
          </table:table-cell>
          <table:table-cell table:style-name="ce16" table:formula="of:=[.E84]+1" office:value-type="date" office:date-value="2023-11-05" calcext:value-type="date">
            <text:p>05</text:p>
          </table:table-cell>
          <table:table-cell table:style-name="ce16" table:formula="of:=[.F84]+1" office:value-type="date" office:date-value="2023-11-06" calcext:value-type="date">
            <text:p>06</text:p>
          </table:table-cell>
          <table:table-cell table:style-name="ce16" table:formula="of:=[.G84]+1" office:value-type="date" office:date-value="2023-11-07" calcext:value-type="date">
            <text:p>07</text:p>
          </table:table-cell>
          <table:table-cell table:style-name="ce16" table:formula="of:=[.H84]+1" office:value-type="date" office:date-value="2023-11-08" calcext:value-type="date">
            <text:p>08</text:p>
          </table:table-cell>
          <table:table-cell table:style-name="ce16" table:formula="of:=[.I84]+1" office:value-type="date" office:date-value="2023-11-09" calcext:value-type="date">
            <text:p>09</text:p>
          </table:table-cell>
          <table:table-cell table:style-name="ce16" table:formula="of:=[.J84]+1" office:value-type="date" office:date-value="2023-11-10" calcext:value-type="date">
            <text:p>10</text:p>
          </table:table-cell>
          <table:table-cell table:style-name="ce16" table:formula="of:=[.K84]+1" office:value-type="date" office:date-value="2023-11-11" calcext:value-type="date">
            <text:p>11</text:p>
          </table:table-cell>
          <table:table-cell table:style-name="ce16" table:formula="of:=[.L84]+1" office:value-type="date" office:date-value="2023-11-12" calcext:value-type="date">
            <text:p>12</text:p>
          </table:table-cell>
          <table:table-cell table:style-name="ce16" table:formula="of:=[.M84]+1" office:value-type="date" office:date-value="2023-11-13" calcext:value-type="date">
            <text:p>13</text:p>
          </table:table-cell>
          <table:table-cell table:style-name="ce16" table:formula="of:=[.N84]+1" office:value-type="date" office:date-value="2023-11-14" calcext:value-type="date">
            <text:p>14</text:p>
          </table:table-cell>
          <table:table-cell table:style-name="ce16" table:formula="of:=[.O84]+1" office:value-type="date" office:date-value="2023-11-15" calcext:value-type="date">
            <text:p>15</text:p>
          </table:table-cell>
          <table:table-cell table:style-name="ce16" table:formula="of:=[.P84]+1" office:value-type="date" office:date-value="2023-11-16" calcext:value-type="date">
            <text:p>16</text:p>
          </table:table-cell>
          <table:table-cell table:style-name="ce16" table:formula="of:=[.Q84]+1" office:value-type="date" office:date-value="2023-11-17" calcext:value-type="date">
            <text:p>17</text:p>
          </table:table-cell>
          <table:table-cell table:style-name="ce16" table:formula="of:=[.R84]+1" office:value-type="date" office:date-value="2023-11-18" calcext:value-type="date">
            <text:p>18</text:p>
          </table:table-cell>
          <table:table-cell table:style-name="ce16" table:formula="of:=[.S84]+1" office:value-type="date" office:date-value="2023-11-19" calcext:value-type="date">
            <text:p>19</text:p>
          </table:table-cell>
          <table:table-cell table:style-name="ce16" table:formula="of:=[.T84]+1" office:value-type="date" office:date-value="2023-11-20" calcext:value-type="date">
            <text:p>20</text:p>
          </table:table-cell>
          <table:table-cell table:style-name="ce16" table:formula="of:=[.U84]+1" office:value-type="date" office:date-value="2023-11-21" calcext:value-type="date">
            <text:p>21</text:p>
          </table:table-cell>
          <table:table-cell table:style-name="ce16" table:formula="of:=[.V84]+1" office:value-type="date" office:date-value="2023-11-22" calcext:value-type="date">
            <text:p>22</text:p>
          </table:table-cell>
          <table:table-cell table:style-name="ce16" table:formula="of:=[.W84]+1" office:value-type="date" office:date-value="2023-11-23" calcext:value-type="date">
            <text:p>23</text:p>
          </table:table-cell>
          <table:table-cell table:style-name="ce16" table:formula="of:=[.X84]+1" office:value-type="date" office:date-value="2023-11-24" calcext:value-type="date">
            <text:p>24</text:p>
          </table:table-cell>
          <table:table-cell table:style-name="ce16" table:formula="of:=[.Y84]+1" office:value-type="date" office:date-value="2023-11-25" calcext:value-type="date">
            <text:p>25</text:p>
          </table:table-cell>
          <table:table-cell table:style-name="ce16" table:formula="of:=[.Z84]+1" office:value-type="date" office:date-value="2023-11-26" calcext:value-type="date">
            <text:p>26</text:p>
          </table:table-cell>
          <table:table-cell table:style-name="ce16" table:formula="of:=[.AA84]+1" office:value-type="date" office:date-value="2023-11-27" calcext:value-type="date">
            <text:p>27</text:p>
          </table:table-cell>
          <table:table-cell table:style-name="ce16" table:formula="of:=[.AB84]+1" office:value-type="date" office:date-value="2023-11-28" calcext:value-type="date">
            <text:p>28</text:p>
          </table:table-cell>
          <table:table-cell table:style-name="ce16" table:formula="of:=[.AC84]+1" office:value-type="date" office:date-value="2023-11-29" calcext:value-type="date">
            <text:p>29</text:p>
          </table:table-cell>
          <table:table-cell table:style-name="ce16" table:formula="of:=[.AD84]+1" office:value-type="date" office:date-value="2023-11-30" calcext:value-type="date">
            <text:p>30</text:p>
          </table:table-cell>
          <table:table-cell table:number-columns-repeated="2"/>
        </table:table-row>
        <table:table-row table:style-name="ro2">
          <table:covered-table-cell table:style-name="ce11"/>
          <table:table-cell table:style-name="ce17" table:formula="of:=[.B84]" office:value-type="date" office:date-value="2023-11-01" calcext:value-type="date">
            <text:p>mié</text:p>
          </table:table-cell>
          <table:table-cell table:style-name="ce17" table:formula="of:=[.C84]" office:value-type="date" office:date-value="2023-11-02" calcext:value-type="date">
            <text:p>jue</text:p>
          </table:table-cell>
          <table:table-cell table:style-name="ce17" table:formula="of:=[.D84]" office:value-type="date" office:date-value="2023-11-03" calcext:value-type="date">
            <text:p>vie</text:p>
          </table:table-cell>
          <table:table-cell table:style-name="ce17" table:formula="of:=[.E84]" office:value-type="date" office:date-value="2023-11-04" calcext:value-type="date">
            <text:p>sáb</text:p>
          </table:table-cell>
          <table:table-cell table:style-name="ce17" table:formula="of:=[.F84]" office:value-type="date" office:date-value="2023-11-05" calcext:value-type="date">
            <text:p>dom</text:p>
          </table:table-cell>
          <table:table-cell table:style-name="ce17" table:formula="of:=[.G84]" office:value-type="date" office:date-value="2023-11-06" calcext:value-type="date">
            <text:p>lun</text:p>
          </table:table-cell>
          <table:table-cell table:style-name="ce17" table:formula="of:=[.H84]" office:value-type="date" office:date-value="2023-11-07" calcext:value-type="date">
            <text:p>mar</text:p>
          </table:table-cell>
          <table:table-cell table:style-name="ce17" table:formula="of:=[.I84]" office:value-type="date" office:date-value="2023-11-08" calcext:value-type="date">
            <text:p>mié</text:p>
          </table:table-cell>
          <table:table-cell table:style-name="ce17" table:formula="of:=[.J84]" office:value-type="date" office:date-value="2023-11-09" calcext:value-type="date">
            <text:p>jue</text:p>
          </table:table-cell>
          <table:table-cell table:style-name="ce17" table:formula="of:=[.K84]" office:value-type="date" office:date-value="2023-11-10" calcext:value-type="date">
            <text:p>vie</text:p>
          </table:table-cell>
          <table:table-cell table:style-name="ce17" table:formula="of:=[.L84]" office:value-type="date" office:date-value="2023-11-11" calcext:value-type="date">
            <text:p>sáb</text:p>
          </table:table-cell>
          <table:table-cell table:style-name="ce17" table:formula="of:=[.M84]" office:value-type="date" office:date-value="2023-11-12" calcext:value-type="date">
            <text:p>dom</text:p>
          </table:table-cell>
          <table:table-cell table:style-name="ce17" table:formula="of:=[.N84]" office:value-type="date" office:date-value="2023-11-13" calcext:value-type="date">
            <text:p>lun</text:p>
          </table:table-cell>
          <table:table-cell table:style-name="ce17" table:formula="of:=[.O84]" office:value-type="date" office:date-value="2023-11-14" calcext:value-type="date">
            <text:p>mar</text:p>
          </table:table-cell>
          <table:table-cell table:style-name="ce17" table:formula="of:=[.P84]" office:value-type="date" office:date-value="2023-11-15" calcext:value-type="date">
            <text:p>mié</text:p>
          </table:table-cell>
          <table:table-cell table:style-name="ce17" table:formula="of:=[.Q84]" office:value-type="date" office:date-value="2023-11-16" calcext:value-type="date">
            <text:p>jue</text:p>
          </table:table-cell>
          <table:table-cell table:style-name="ce17" table:formula="of:=[.R84]" office:value-type="date" office:date-value="2023-11-17" calcext:value-type="date">
            <text:p>vie</text:p>
          </table:table-cell>
          <table:table-cell table:style-name="ce17" table:formula="of:=[.S84]" office:value-type="date" office:date-value="2023-11-18" calcext:value-type="date">
            <text:p>sáb</text:p>
          </table:table-cell>
          <table:table-cell table:style-name="ce17" table:formula="of:=[.T84]" office:value-type="date" office:date-value="2023-11-19" calcext:value-type="date">
            <text:p>dom</text:p>
          </table:table-cell>
          <table:table-cell table:style-name="ce17" table:formula="of:=[.U84]" office:value-type="date" office:date-value="2023-11-20" calcext:value-type="date">
            <text:p>lun</text:p>
          </table:table-cell>
          <table:table-cell table:style-name="ce17" table:formula="of:=[.V84]" office:value-type="date" office:date-value="2023-11-21" calcext:value-type="date">
            <text:p>mar</text:p>
          </table:table-cell>
          <table:table-cell table:style-name="ce17" table:formula="of:=[.W84]" office:value-type="date" office:date-value="2023-11-22" calcext:value-type="date">
            <text:p>mié</text:p>
          </table:table-cell>
          <table:table-cell table:style-name="ce17" table:formula="of:=[.X84]" office:value-type="date" office:date-value="2023-11-23" calcext:value-type="date">
            <text:p>jue</text:p>
          </table:table-cell>
          <table:table-cell table:style-name="ce17" table:formula="of:=[.Y84]" office:value-type="date" office:date-value="2023-11-24" calcext:value-type="date">
            <text:p>vie</text:p>
          </table:table-cell>
          <table:table-cell table:style-name="ce17" table:formula="of:=[.Z84]" office:value-type="date" office:date-value="2023-11-25" calcext:value-type="date">
            <text:p>sáb</text:p>
          </table:table-cell>
          <table:table-cell table:style-name="ce17" table:formula="of:=[.AA84]" office:value-type="date" office:date-value="2023-11-26" calcext:value-type="date">
            <text:p>dom</text:p>
          </table:table-cell>
          <table:table-cell table:style-name="ce17" table:formula="of:=[.AB84]" office:value-type="date" office:date-value="2023-11-27" calcext:value-type="date">
            <text:p>lun</text:p>
          </table:table-cell>
          <table:table-cell table:style-name="ce17" table:formula="of:=[.AC84]" office:value-type="date" office:date-value="2023-11-28" calcext:value-type="date">
            <text:p>mar</text:p>
          </table:table-cell>
          <table:table-cell table:style-name="ce17" table:formula="of:=[.AD84]" office:value-type="date" office:date-value="2023-11-29" calcext:value-type="date">
            <text:p>mié</text:p>
          </table:table-cell>
          <table:table-cell table:style-name="ce17" table:formula="of:=[.AE84]" office:value-type="date" office:date-value="2023-11-30" calcext:value-type="date">
            <text:p>jue</text:p>
          </table:table-cell>
          <table:table-cell table:number-columns-repeated="2"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formula="of:=VLOOKUP([.$A86];T_TURNOS;MOD([.B$28]-FECHAINICIO;16)+2;0)" office:value-type="string" office:string-value="D" calcext:value-type="string">
            <text:p>D</text:p>
          </table:table-cell>
          <table:table-cell table:formula="of:=VLOOKUP([.$A86];T_TURNOS;MOD([.C$28]-FECHAINICIO;16)+2;0)" office:value-type="string" office:string-value="M" calcext:value-type="string">
            <text:p>M</text:p>
          </table:table-cell>
          <table:table-cell table:formula="of:=VLOOKUP([.$A86];T_TURNOS;MOD([.D$28]-FECHAINICIO;16)+2;0)" office:value-type="string" office:string-value="M" calcext:value-type="string">
            <text:p>M</text:p>
          </table:table-cell>
          <table:table-cell table:formula="of:=VLOOKUP([.$A86];T_TURNOS;MOD([.E$28]-FECHAINICIO;16)+2;0)" office:value-type="string" office:string-value="T" calcext:value-type="string">
            <text:p>T</text:p>
          </table:table-cell>
          <table:table-cell table:formula="of:=VLOOKUP([.$A86];T_TURNOS;MOD([.F$28]-FECHAINICIO;16)+2;0)" office:value-type="string" office:string-value="T" calcext:value-type="string">
            <text:p>T</text:p>
          </table:table-cell>
          <table:table-cell table:formula="of:=VLOOKUP([.$A86];T_TURNOS;MOD([.G$28]-FECHAINICIO;16)+2;0)" office:value-type="string" office:string-value="D" calcext:value-type="string">
            <text:p>D</text:p>
          </table:table-cell>
          <table:table-cell table:formula="of:=VLOOKUP([.$A86];T_TURNOS;MOD([.H$28]-FECHAINICIO;16)+2;0)" office:value-type="string" office:string-value="D" calcext:value-type="string">
            <text:p>D</text:p>
          </table:table-cell>
          <table:table-cell table:formula="of:=VLOOKUP([.$A86];T_TURNOS;MOD([.I$28]-FECHAINICIO;16)+2;0)" office:value-type="string" office:string-value="M" calcext:value-type="string">
            <text:p>M</text:p>
          </table:table-cell>
          <table:table-cell table:formula="of:=VLOOKUP([.$A86];T_TURNOS;MOD([.J$28]-FECHAINICIO;16)+2;0)" office:value-type="string" office:string-value="M" calcext:value-type="string">
            <text:p>M</text:p>
          </table:table-cell>
          <table:table-cell table:formula="of:=VLOOKUP([.$A86];T_TURNOS;MOD([.K$28]-FECHAINICIO;16)+2;0)" office:value-type="string" office:string-value="T" calcext:value-type="string">
            <text:p>T</text:p>
          </table:table-cell>
          <table:table-cell table:formula="of:=VLOOKUP([.$A86];T_TURNOS;MOD([.L$28]-FECHAINICIO;16)+2;0)" office:value-type="string" office:string-value="T" calcext:value-type="string">
            <text:p>T</text:p>
          </table:table-cell>
          <table:table-cell table:formula="of:=VLOOKUP([.$A86];T_TURNOS;MOD([.M$28]-FECHAINICIO;16)+2;0)" office:value-type="string" office:string-value="N" calcext:value-type="string">
            <text:p>N</text:p>
          </table:table-cell>
          <table:table-cell table:formula="of:=VLOOKUP([.$A86];T_TURNOS;MOD([.N$28]-FECHAINICIO;16)+2;0)" office:value-type="string" office:string-value="N" calcext:value-type="string">
            <text:p>N</text:p>
          </table:table-cell>
          <table:table-cell table:formula="of:=VLOOKUP([.$A86];T_TURNOS;MOD([.O$28]-FECHAINICIO;16)+2;0)" office:value-type="string" office:string-value="D" calcext:value-type="string">
            <text:p>D</text:p>
          </table:table-cell>
          <table:table-cell table:formula="of:=VLOOKUP([.$A86];T_TURNOS;MOD([.P$28]-FECHAINICIO;16)+2;0)" office:value-type="string" office:string-value="D" calcext:value-type="string">
            <text:p>D</text:p>
          </table:table-cell>
          <table:table-cell table:formula="of:=VLOOKUP([.$A86];T_TURNOS;MOD([.Q$28]-FECHAINICIO;16)+2;0)" office:value-type="string" office:string-value="D" calcext:value-type="string">
            <text:p>D</text:p>
          </table:table-cell>
          <table:table-cell table:formula="of:=VLOOKUP([.$A86];T_TURNOS;MOD([.R$28]-FECHAINICIO;16)+2;0)" office:value-type="string" office:string-value="D" calcext:value-type="string">
            <text:p>D</text:p>
          </table:table-cell>
          <table:table-cell table:formula="of:=VLOOKUP([.$A86];T_TURNOS;MOD([.S$28]-FECHAINICIO;16)+2;0)" office:value-type="string" office:string-value="M" calcext:value-type="string">
            <text:p>M</text:p>
          </table:table-cell>
          <table:table-cell table:formula="of:=VLOOKUP([.$A86];T_TURNOS;MOD([.T$28]-FECHAINICIO;16)+2;0)" office:value-type="string" office:string-value="M" calcext:value-type="string">
            <text:p>M</text:p>
          </table:table-cell>
          <table:table-cell table:formula="of:=VLOOKUP([.$A86];T_TURNOS;MOD([.U$28]-FECHAINICIO;16)+2;0)" office:value-type="string" office:string-value="T" calcext:value-type="string">
            <text:p>T</text:p>
          </table:table-cell>
          <table:table-cell table:formula="of:=VLOOKUP([.$A86];T_TURNOS;MOD([.V$28]-FECHAINICIO;16)+2;0)" office:value-type="string" office:string-value="T" calcext:value-type="string">
            <text:p>T</text:p>
          </table:table-cell>
          <table:table-cell table:formula="of:=VLOOKUP([.$A86];T_TURNOS;MOD([.W$28]-FECHAINICIO;16)+2;0)" office:value-type="string" office:string-value="D" calcext:value-type="string">
            <text:p>D</text:p>
          </table:table-cell>
          <table:table-cell table:formula="of:=VLOOKUP([.$A86];T_TURNOS;MOD([.X$28]-FECHAINICIO;16)+2;0)" office:value-type="string" office:string-value="D" calcext:value-type="string">
            <text:p>D</text:p>
          </table:table-cell>
          <table:table-cell table:formula="of:=VLOOKUP([.$A86];T_TURNOS;MOD([.Y$28]-FECHAINICIO;16)+2;0)" office:value-type="string" office:string-value="M" calcext:value-type="string">
            <text:p>M</text:p>
          </table:table-cell>
          <table:table-cell table:formula="of:=VLOOKUP([.$A86];T_TURNOS;MOD([.Z$28]-FECHAINICIO;16)+2;0)" office:value-type="string" office:string-value="M" calcext:value-type="string">
            <text:p>M</text:p>
          </table:table-cell>
          <table:table-cell table:formula="of:=VLOOKUP([.$A86];T_TURNOS;MOD([.AA$28]-FECHAINICIO;16)+2;0)" office:value-type="string" office:string-value="T" calcext:value-type="string">
            <text:p>T</text:p>
          </table:table-cell>
          <table:table-cell table:formula="of:=VLOOKUP([.$A86];T_TURNOS;MOD([.AB$28]-FECHAINICIO;16)+2;0)" office:value-type="string" office:string-value="T" calcext:value-type="string">
            <text:p>T</text:p>
          </table:table-cell>
          <table:table-cell table:formula="of:=VLOOKUP([.$A86];T_TURNOS;MOD([.AC$28]-FECHAINICIO;16)+2;0)" office:value-type="string" office:string-value="N" calcext:value-type="string">
            <text:p>N</text:p>
          </table:table-cell>
          <table:table-cell table:formula="of:=VLOOKUP([.$A86];T_TURNOS;MOD([.AD$28]-FECHAINICIO;16)+2;0)" office:value-type="string" office:string-value="N" calcext:value-type="string">
            <text:p>N</text:p>
          </table:table-cell>
          <table:table-cell table:style-name="ce31" table:formula="of:=VLOOKUP([.$A86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formula="of:=VLOOKUP([.$A87];T_TURNOS;MOD([.B$28]-FECHAINICIO;16)+2;0)" office:value-type="string" office:string-value="N" calcext:value-type="string">
            <text:p>N</text:p>
          </table:table-cell>
          <table:table-cell table:formula="of:=VLOOKUP([.$A87];T_TURNOS;MOD([.C$28]-FECHAINICIO;16)+2;0)" office:value-type="string" office:string-value="D" calcext:value-type="string">
            <text:p>D</text:p>
          </table:table-cell>
          <table:table-cell table:formula="of:=VLOOKUP([.$A87];T_TURNOS;MOD([.D$28]-FECHAINICIO;16)+2;0)" office:value-type="string" office:string-value="D" calcext:value-type="string">
            <text:p>D</text:p>
          </table:table-cell>
          <table:table-cell table:formula="of:=VLOOKUP([.$A87];T_TURNOS;MOD([.E$28]-FECHAINICIO;16)+2;0)" office:value-type="string" office:string-value="D" calcext:value-type="string">
            <text:p>D</text:p>
          </table:table-cell>
          <table:table-cell table:formula="of:=VLOOKUP([.$A87];T_TURNOS;MOD([.F$28]-FECHAINICIO;16)+2;0)" office:value-type="string" office:string-value="D" calcext:value-type="string">
            <text:p>D</text:p>
          </table:table-cell>
          <table:table-cell table:formula="of:=VLOOKUP([.$A87];T_TURNOS;MOD([.G$28]-FECHAINICIO;16)+2;0)" office:value-type="string" office:string-value="M" calcext:value-type="string">
            <text:p>M</text:p>
          </table:table-cell>
          <table:table-cell table:formula="of:=VLOOKUP([.$A87];T_TURNOS;MOD([.H$28]-FECHAINICIO;16)+2;0)" office:value-type="string" office:string-value="M" calcext:value-type="string">
            <text:p>M</text:p>
          </table:table-cell>
          <table:table-cell table:formula="of:=VLOOKUP([.$A87];T_TURNOS;MOD([.I$28]-FECHAINICIO;16)+2;0)" office:value-type="string" office:string-value="T" calcext:value-type="string">
            <text:p>T</text:p>
          </table:table-cell>
          <table:table-cell table:formula="of:=VLOOKUP([.$A87];T_TURNOS;MOD([.J$28]-FECHAINICIO;16)+2;0)" office:value-type="string" office:string-value="T" calcext:value-type="string">
            <text:p>T</text:p>
          </table:table-cell>
          <table:table-cell table:formula="of:=VLOOKUP([.$A87];T_TURNOS;MOD([.K$28]-FECHAINICIO;16)+2;0)" office:value-type="string" office:string-value="D" calcext:value-type="string">
            <text:p>D</text:p>
          </table:table-cell>
          <table:table-cell table:formula="of:=VLOOKUP([.$A87];T_TURNOS;MOD([.L$28]-FECHAINICIO;16)+2;0)" office:value-type="string" office:string-value="D" calcext:value-type="string">
            <text:p>D</text:p>
          </table:table-cell>
          <table:table-cell table:formula="of:=VLOOKUP([.$A87];T_TURNOS;MOD([.M$28]-FECHAINICIO;16)+2;0)" office:value-type="string" office:string-value="M" calcext:value-type="string">
            <text:p>M</text:p>
          </table:table-cell>
          <table:table-cell table:formula="of:=VLOOKUP([.$A87];T_TURNOS;MOD([.N$28]-FECHAINICIO;16)+2;0)" office:value-type="string" office:string-value="M" calcext:value-type="string">
            <text:p>M</text:p>
          </table:table-cell>
          <table:table-cell table:formula="of:=VLOOKUP([.$A87];T_TURNOS;MOD([.O$28]-FECHAINICIO;16)+2;0)" office:value-type="string" office:string-value="T" calcext:value-type="string">
            <text:p>T</text:p>
          </table:table-cell>
          <table:table-cell table:formula="of:=VLOOKUP([.$A87];T_TURNOS;MOD([.P$28]-FECHAINICIO;16)+2;0)" office:value-type="string" office:string-value="T" calcext:value-type="string">
            <text:p>T</text:p>
          </table:table-cell>
          <table:table-cell table:formula="of:=VLOOKUP([.$A87];T_TURNOS;MOD([.Q$28]-FECHAINICIO;16)+2;0)" office:value-type="string" office:string-value="N" calcext:value-type="string">
            <text:p>N</text:p>
          </table:table-cell>
          <table:table-cell table:formula="of:=VLOOKUP([.$A87];T_TURNOS;MOD([.R$28]-FECHAINICIO;16)+2;0)" office:value-type="string" office:string-value="N" calcext:value-type="string">
            <text:p>N</text:p>
          </table:table-cell>
          <table:table-cell table:formula="of:=VLOOKUP([.$A87];T_TURNOS;MOD([.S$28]-FECHAINICIO;16)+2;0)" office:value-type="string" office:string-value="D" calcext:value-type="string">
            <text:p>D</text:p>
          </table:table-cell>
          <table:table-cell table:formula="of:=VLOOKUP([.$A87];T_TURNOS;MOD([.T$28]-FECHAINICIO;16)+2;0)" office:value-type="string" office:string-value="D" calcext:value-type="string">
            <text:p>D</text:p>
          </table:table-cell>
          <table:table-cell table:formula="of:=VLOOKUP([.$A87];T_TURNOS;MOD([.U$28]-FECHAINICIO;16)+2;0)" office:value-type="string" office:string-value="D" calcext:value-type="string">
            <text:p>D</text:p>
          </table:table-cell>
          <table:table-cell table:formula="of:=VLOOKUP([.$A87];T_TURNOS;MOD([.V$28]-FECHAINICIO;16)+2;0)" office:value-type="string" office:string-value="D" calcext:value-type="string">
            <text:p>D</text:p>
          </table:table-cell>
          <table:table-cell table:formula="of:=VLOOKUP([.$A87];T_TURNOS;MOD([.W$28]-FECHAINICIO;16)+2;0)" office:value-type="string" office:string-value="M" calcext:value-type="string">
            <text:p>M</text:p>
          </table:table-cell>
          <table:table-cell table:formula="of:=VLOOKUP([.$A87];T_TURNOS;MOD([.X$28]-FECHAINICIO;16)+2;0)" office:value-type="string" office:string-value="M" calcext:value-type="string">
            <text:p>M</text:p>
          </table:table-cell>
          <table:table-cell table:formula="of:=VLOOKUP([.$A87];T_TURNOS;MOD([.Y$28]-FECHAINICIO;16)+2;0)" office:value-type="string" office:string-value="T" calcext:value-type="string">
            <text:p>T</text:p>
          </table:table-cell>
          <table:table-cell table:formula="of:=VLOOKUP([.$A87];T_TURNOS;MOD([.Z$28]-FECHAINICIO;16)+2;0)" office:value-type="string" office:string-value="T" calcext:value-type="string">
            <text:p>T</text:p>
          </table:table-cell>
          <table:table-cell table:formula="of:=VLOOKUP([.$A87];T_TURNOS;MOD([.AA$28]-FECHAINICIO;16)+2;0)" office:value-type="string" office:string-value="D" calcext:value-type="string">
            <text:p>D</text:p>
          </table:table-cell>
          <table:table-cell table:formula="of:=VLOOKUP([.$A87];T_TURNOS;MOD([.AB$28]-FECHAINICIO;16)+2;0)" office:value-type="string" office:string-value="D" calcext:value-type="string">
            <text:p>D</text:p>
          </table:table-cell>
          <table:table-cell table:formula="of:=VLOOKUP([.$A87];T_TURNOS;MOD([.AC$28]-FECHAINICIO;16)+2;0)" office:value-type="string" office:string-value="M" calcext:value-type="string">
            <text:p>M</text:p>
          </table:table-cell>
          <table:table-cell table:formula="of:=VLOOKUP([.$A87];T_TURNOS;MOD([.AD$28]-FECHAINICIO;16)+2;0)" office:value-type="string" office:string-value="M" calcext:value-type="string">
            <text:p>M</text:p>
          </table:table-cell>
          <table:table-cell table:style-name="ce31" table:formula="of:=VLOOKUP([.$A87];T_TURNOS;MOD([.AE$28]-FECHAINICIO;16)+2;0)" office:value-type="string" office:string-value="T" calcext:value-type="string">
            <text:p>T</text:p>
          </table:table-cell>
          <table:table-cell table:number-columns-repeated="2"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formula="of:=VLOOKUP([.$A88];T_TURNOS;MOD([.B$28]-FECHAINICIO;16)+2;0)" office:value-type="string" office:string-value="T" calcext:value-type="string">
            <text:p>T</text:p>
          </table:table-cell>
          <table:table-cell table:formula="of:=VLOOKUP([.$A88];T_TURNOS;MOD([.C$28]-FECHAINICIO;16)+2;0)" office:value-type="string" office:string-value="D" calcext:value-type="string">
            <text:p>D</text:p>
          </table:table-cell>
          <table:table-cell table:formula="of:=VLOOKUP([.$A88];T_TURNOS;MOD([.D$28]-FECHAINICIO;16)+2;0)" office:value-type="string" office:string-value="D" calcext:value-type="string">
            <text:p>D</text:p>
          </table:table-cell>
          <table:table-cell table:formula="of:=VLOOKUP([.$A88];T_TURNOS;MOD([.E$28]-FECHAINICIO;16)+2;0)" office:value-type="string" office:string-value="M" calcext:value-type="string">
            <text:p>M</text:p>
          </table:table-cell>
          <table:table-cell table:formula="of:=VLOOKUP([.$A88];T_TURNOS;MOD([.F$28]-FECHAINICIO;16)+2;0)" office:value-type="string" office:string-value="M" calcext:value-type="string">
            <text:p>M</text:p>
          </table:table-cell>
          <table:table-cell table:formula="of:=VLOOKUP([.$A88];T_TURNOS;MOD([.G$28]-FECHAINICIO;16)+2;0)" office:value-type="string" office:string-value="T" calcext:value-type="string">
            <text:p>T</text:p>
          </table:table-cell>
          <table:table-cell table:formula="of:=VLOOKUP([.$A88];T_TURNOS;MOD([.H$28]-FECHAINICIO;16)+2;0)" office:value-type="string" office:string-value="T" calcext:value-type="string">
            <text:p>T</text:p>
          </table:table-cell>
          <table:table-cell table:formula="of:=VLOOKUP([.$A88];T_TURNOS;MOD([.I$28]-FECHAINICIO;16)+2;0)" office:value-type="string" office:string-value="N" calcext:value-type="string">
            <text:p>N</text:p>
          </table:table-cell>
          <table:table-cell table:formula="of:=VLOOKUP([.$A88];T_TURNOS;MOD([.J$28]-FECHAINICIO;16)+2;0)" office:value-type="string" office:string-value="N" calcext:value-type="string">
            <text:p>N</text:p>
          </table:table-cell>
          <table:table-cell table:formula="of:=VLOOKUP([.$A88];T_TURNOS;MOD([.K$28]-FECHAINICIO;16)+2;0)" office:value-type="string" office:string-value="D" calcext:value-type="string">
            <text:p>D</text:p>
          </table:table-cell>
          <table:table-cell table:formula="of:=VLOOKUP([.$A88];T_TURNOS;MOD([.L$28]-FECHAINICIO;16)+2;0)" office:value-type="string" office:string-value="D" calcext:value-type="string">
            <text:p>D</text:p>
          </table:table-cell>
          <table:table-cell table:formula="of:=VLOOKUP([.$A88];T_TURNOS;MOD([.M$28]-FECHAINICIO;16)+2;0)" office:value-type="string" office:string-value="D" calcext:value-type="string">
            <text:p>D</text:p>
          </table:table-cell>
          <table:table-cell table:formula="of:=VLOOKUP([.$A88];T_TURNOS;MOD([.N$28]-FECHAINICIO;16)+2;0)" office:value-type="string" office:string-value="D" calcext:value-type="string">
            <text:p>D</text:p>
          </table:table-cell>
          <table:table-cell table:formula="of:=VLOOKUP([.$A88];T_TURNOS;MOD([.O$28]-FECHAINICIO;16)+2;0)" office:value-type="string" office:string-value="M" calcext:value-type="string">
            <text:p>M</text:p>
          </table:table-cell>
          <table:table-cell table:formula="of:=VLOOKUP([.$A88];T_TURNOS;MOD([.P$28]-FECHAINICIO;16)+2;0)" office:value-type="string" office:string-value="M" calcext:value-type="string">
            <text:p>M</text:p>
          </table:table-cell>
          <table:table-cell table:formula="of:=VLOOKUP([.$A88];T_TURNOS;MOD([.Q$28]-FECHAINICIO;16)+2;0)" office:value-type="string" office:string-value="T" calcext:value-type="string">
            <text:p>T</text:p>
          </table:table-cell>
          <table:table-cell table:formula="of:=VLOOKUP([.$A88];T_TURNOS;MOD([.R$28]-FECHAINICIO;16)+2;0)" office:value-type="string" office:string-value="T" calcext:value-type="string">
            <text:p>T</text:p>
          </table:table-cell>
          <table:table-cell table:formula="of:=VLOOKUP([.$A88];T_TURNOS;MOD([.S$28]-FECHAINICIO;16)+2;0)" office:value-type="string" office:string-value="D" calcext:value-type="string">
            <text:p>D</text:p>
          </table:table-cell>
          <table:table-cell table:formula="of:=VLOOKUP([.$A88];T_TURNOS;MOD([.T$28]-FECHAINICIO;16)+2;0)" office:value-type="string" office:string-value="D" calcext:value-type="string">
            <text:p>D</text:p>
          </table:table-cell>
          <table:table-cell table:formula="of:=VLOOKUP([.$A88];T_TURNOS;MOD([.U$28]-FECHAINICIO;16)+2;0)" office:value-type="string" office:string-value="M" calcext:value-type="string">
            <text:p>M</text:p>
          </table:table-cell>
          <table:table-cell table:formula="of:=VLOOKUP([.$A88];T_TURNOS;MOD([.V$28]-FECHAINICIO;16)+2;0)" office:value-type="string" office:string-value="M" calcext:value-type="string">
            <text:p>M</text:p>
          </table:table-cell>
          <table:table-cell table:formula="of:=VLOOKUP([.$A88];T_TURNOS;MOD([.W$28]-FECHAINICIO;16)+2;0)" office:value-type="string" office:string-value="T" calcext:value-type="string">
            <text:p>T</text:p>
          </table:table-cell>
          <table:table-cell table:formula="of:=VLOOKUP([.$A88];T_TURNOS;MOD([.X$28]-FECHAINICIO;16)+2;0)" office:value-type="string" office:string-value="T" calcext:value-type="string">
            <text:p>T</text:p>
          </table:table-cell>
          <table:table-cell table:formula="of:=VLOOKUP([.$A88];T_TURNOS;MOD([.Y$28]-FECHAINICIO;16)+2;0)" office:value-type="string" office:string-value="N" calcext:value-type="string">
            <text:p>N</text:p>
          </table:table-cell>
          <table:table-cell table:formula="of:=VLOOKUP([.$A88];T_TURNOS;MOD([.Z$28]-FECHAINICIO;16)+2;0)" office:value-type="string" office:string-value="N" calcext:value-type="string">
            <text:p>N</text:p>
          </table:table-cell>
          <table:table-cell table:formula="of:=VLOOKUP([.$A88];T_TURNOS;MOD([.AA$28]-FECHAINICIO;16)+2;0)" office:value-type="string" office:string-value="D" calcext:value-type="string">
            <text:p>D</text:p>
          </table:table-cell>
          <table:table-cell table:formula="of:=VLOOKUP([.$A88];T_TURNOS;MOD([.AB$28]-FECHAINICIO;16)+2;0)" office:value-type="string" office:string-value="D" calcext:value-type="string">
            <text:p>D</text:p>
          </table:table-cell>
          <table:table-cell table:formula="of:=VLOOKUP([.$A88];T_TURNOS;MOD([.AC$28]-FECHAINICIO;16)+2;0)" office:value-type="string" office:string-value="D" calcext:value-type="string">
            <text:p>D</text:p>
          </table:table-cell>
          <table:table-cell table:formula="of:=VLOOKUP([.$A88];T_TURNOS;MOD([.AD$28]-FECHAINICIO;16)+2;0)" office:value-type="string" office:string-value="D" calcext:value-type="string">
            <text:p>D</text:p>
          </table:table-cell>
          <table:table-cell table:style-name="ce31" table:formula="of:=VLOOKUP([.$A88];T_TURNOS;MOD([.AE$28]-FECHAINICIO;16)+2;0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formula="of:=VLOOKUP([.$A89];T_TURNOS;MOD([.B$28]-FECHAINICIO;16)+2;0)" office:value-type="string" office:string-value="M" calcext:value-type="string">
            <text:p>M</text:p>
          </table:table-cell>
          <table:table-cell table:formula="of:=VLOOKUP([.$A89];T_TURNOS;MOD([.C$28]-FECHAINICIO;16)+2;0)" office:value-type="string" office:string-value="T" calcext:value-type="string">
            <text:p>T</text:p>
          </table:table-cell>
          <table:table-cell table:formula="of:=VLOOKUP([.$A89];T_TURNOS;MOD([.D$28]-FECHAINICIO;16)+2;0)" office:value-type="string" office:string-value="T" calcext:value-type="string">
            <text:p>T</text:p>
          </table:table-cell>
          <table:table-cell table:formula="of:=VLOOKUP([.$A89];T_TURNOS;MOD([.E$28]-FECHAINICIO;16)+2;0)" office:value-type="string" office:string-value="N" calcext:value-type="string">
            <text:p>N</text:p>
          </table:table-cell>
          <table:table-cell table:formula="of:=VLOOKUP([.$A89];T_TURNOS;MOD([.F$28]-FECHAINICIO;16)+2;0)" office:value-type="string" office:string-value="N" calcext:value-type="string">
            <text:p>N</text:p>
          </table:table-cell>
          <table:table-cell table:formula="of:=VLOOKUP([.$A89];T_TURNOS;MOD([.G$28]-FECHAINICIO;16)+2;0)" office:value-type="string" office:string-value="D" calcext:value-type="string">
            <text:p>D</text:p>
          </table:table-cell>
          <table:table-cell table:formula="of:=VLOOKUP([.$A89];T_TURNOS;MOD([.H$28]-FECHAINICIO;16)+2;0)" office:value-type="string" office:string-value="D" calcext:value-type="string">
            <text:p>D</text:p>
          </table:table-cell>
          <table:table-cell table:formula="of:=VLOOKUP([.$A89];T_TURNOS;MOD([.I$28]-FECHAINICIO;16)+2;0)" office:value-type="string" office:string-value="D" calcext:value-type="string">
            <text:p>D</text:p>
          </table:table-cell>
          <table:table-cell table:formula="of:=VLOOKUP([.$A89];T_TURNOS;MOD([.J$28]-FECHAINICIO;16)+2;0)" office:value-type="string" office:string-value="D" calcext:value-type="string">
            <text:p>D</text:p>
          </table:table-cell>
          <table:table-cell table:formula="of:=VLOOKUP([.$A89];T_TURNOS;MOD([.K$28]-FECHAINICIO;16)+2;0)" office:value-type="string" office:string-value="M" calcext:value-type="string">
            <text:p>M</text:p>
          </table:table-cell>
          <table:table-cell table:formula="of:=VLOOKUP([.$A89];T_TURNOS;MOD([.L$28]-FECHAINICIO;16)+2;0)" office:value-type="string" office:string-value="M" calcext:value-type="string">
            <text:p>M</text:p>
          </table:table-cell>
          <table:table-cell table:formula="of:=VLOOKUP([.$A89];T_TURNOS;MOD([.M$28]-FECHAINICIO;16)+2;0)" office:value-type="string" office:string-value="T" calcext:value-type="string">
            <text:p>T</text:p>
          </table:table-cell>
          <table:table-cell table:formula="of:=VLOOKUP([.$A89];T_TURNOS;MOD([.N$28]-FECHAINICIO;16)+2;0)" office:value-type="string" office:string-value="T" calcext:value-type="string">
            <text:p>T</text:p>
          </table:table-cell>
          <table:table-cell table:formula="of:=VLOOKUP([.$A89];T_TURNOS;MOD([.O$28]-FECHAINICIO;16)+2;0)" office:value-type="string" office:string-value="D" calcext:value-type="string">
            <text:p>D</text:p>
          </table:table-cell>
          <table:table-cell table:formula="of:=VLOOKUP([.$A89];T_TURNOS;MOD([.P$28]-FECHAINICIO;16)+2;0)" office:value-type="string" office:string-value="D" calcext:value-type="string">
            <text:p>D</text:p>
          </table:table-cell>
          <table:table-cell table:formula="of:=VLOOKUP([.$A89];T_TURNOS;MOD([.Q$28]-FECHAINICIO;16)+2;0)" office:value-type="string" office:string-value="M" calcext:value-type="string">
            <text:p>M</text:p>
          </table:table-cell>
          <table:table-cell table:formula="of:=VLOOKUP([.$A89];T_TURNOS;MOD([.R$28]-FECHAINICIO;16)+2;0)" office:value-type="string" office:string-value="M" calcext:value-type="string">
            <text:p>M</text:p>
          </table:table-cell>
          <table:table-cell table:formula="of:=VLOOKUP([.$A89];T_TURNOS;MOD([.S$28]-FECHAINICIO;16)+2;0)" office:value-type="string" office:string-value="T" calcext:value-type="string">
            <text:p>T</text:p>
          </table:table-cell>
          <table:table-cell table:formula="of:=VLOOKUP([.$A89];T_TURNOS;MOD([.T$28]-FECHAINICIO;16)+2;0)" office:value-type="string" office:string-value="T" calcext:value-type="string">
            <text:p>T</text:p>
          </table:table-cell>
          <table:table-cell table:formula="of:=VLOOKUP([.$A89];T_TURNOS;MOD([.U$28]-FECHAINICIO;16)+2;0)" office:value-type="string" office:string-value="N" calcext:value-type="string">
            <text:p>N</text:p>
          </table:table-cell>
          <table:table-cell table:formula="of:=VLOOKUP([.$A89];T_TURNOS;MOD([.V$28]-FECHAINICIO;16)+2;0)" office:value-type="string" office:string-value="N" calcext:value-type="string">
            <text:p>N</text:p>
          </table:table-cell>
          <table:table-cell table:formula="of:=VLOOKUP([.$A89];T_TURNOS;MOD([.W$28]-FECHAINICIO;16)+2;0)" office:value-type="string" office:string-value="D" calcext:value-type="string">
            <text:p>D</text:p>
          </table:table-cell>
          <table:table-cell table:formula="of:=VLOOKUP([.$A89];T_TURNOS;MOD([.X$28]-FECHAINICIO;16)+2;0)" office:value-type="string" office:string-value="D" calcext:value-type="string">
            <text:p>D</text:p>
          </table:table-cell>
          <table:table-cell table:formula="of:=VLOOKUP([.$A89];T_TURNOS;MOD([.Y$28]-FECHAINICIO;16)+2;0)" office:value-type="string" office:string-value="D" calcext:value-type="string">
            <text:p>D</text:p>
          </table:table-cell>
          <table:table-cell table:formula="of:=VLOOKUP([.$A89];T_TURNOS;MOD([.Z$28]-FECHAINICIO;16)+2;0)" office:value-type="string" office:string-value="D" calcext:value-type="string">
            <text:p>D</text:p>
          </table:table-cell>
          <table:table-cell table:formula="of:=VLOOKUP([.$A89];T_TURNOS;MOD([.AA$28]-FECHAINICIO;16)+2;0)" office:value-type="string" office:string-value="M" calcext:value-type="string">
            <text:p>M</text:p>
          </table:table-cell>
          <table:table-cell table:formula="of:=VLOOKUP([.$A89];T_TURNOS;MOD([.AB$28]-FECHAINICIO;16)+2;0)" office:value-type="string" office:string-value="M" calcext:value-type="string">
            <text:p>M</text:p>
          </table:table-cell>
          <table:table-cell table:formula="of:=VLOOKUP([.$A89];T_TURNOS;MOD([.AC$28]-FECHAINICIO;16)+2;0)" office:value-type="string" office:string-value="T" calcext:value-type="string">
            <text:p>T</text:p>
          </table:table-cell>
          <table:table-cell table:formula="of:=VLOOKUP([.$A89];T_TURNOS;MOD([.AD$28]-FECHAINICIO;16)+2;0)" office:value-type="string" office:string-value="T" calcext:value-type="string">
            <text:p>T</text:p>
          </table:table-cell>
          <table:table-cell table:style-name="ce31" table:formula="of:=VLOOKUP([.$A89];T_TURNOS;MOD([.AE$28]-FECHAINICIO;16)+2;0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formula="of:=VLOOKUP([.$A90];T_TURNOS;MOD([.B$28]-FECHAINICIO;16)+2;0)" office:value-type="string" office:string-value="D" calcext:value-type="string">
            <text:p>D</text:p>
          </table:table-cell>
          <table:table-cell table:formula="of:=VLOOKUP([.$A90];T_TURNOS;MOD([.C$28]-FECHAINICIO;16)+2;0)" office:value-type="string" office:string-value="N" calcext:value-type="string">
            <text:p>N</text:p>
          </table:table-cell>
          <table:table-cell table:formula="of:=VLOOKUP([.$A90];T_TURNOS;MOD([.D$28]-FECHAINICIO;16)+2;0)" office:value-type="string" office:string-value="N" calcext:value-type="string">
            <text:p>N</text:p>
          </table:table-cell>
          <table:table-cell table:formula="of:=VLOOKUP([.$A90];T_TURNOS;MOD([.E$28]-FECHAINICIO;16)+2;0)" office:value-type="string" office:string-value="D" calcext:value-type="string">
            <text:p>D</text:p>
          </table:table-cell>
          <table:table-cell table:formula="of:=VLOOKUP([.$A90];T_TURNOS;MOD([.F$28]-FECHAINICIO;16)+2;0)" office:value-type="string" office:string-value="D" calcext:value-type="string">
            <text:p>D</text:p>
          </table:table-cell>
          <table:table-cell table:formula="of:=VLOOKUP([.$A90];T_TURNOS;MOD([.G$28]-FECHAINICIO;16)+2;0)" office:value-type="string" office:string-value="N" calcext:value-type="string">
            <text:p>N</text:p>
          </table:table-cell>
          <table:table-cell table:formula="of:=VLOOKUP([.$A90];T_TURNOS;MOD([.H$28]-FECHAINICIO;16)+2;0)" office:value-type="string" office:string-value="N" calcext:value-type="string">
            <text:p>N</text:p>
          </table:table-cell>
          <table:table-cell table:formula="of:=VLOOKUP([.$A90];T_TURNOS;MOD([.I$28]-FECHAINICIO;16)+2;0)" office:value-type="string" office:string-value="D" calcext:value-type="string">
            <text:p>D</text:p>
          </table:table-cell>
          <table:table-cell table:formula="of:=VLOOKUP([.$A90];T_TURNOS;MOD([.J$28]-FECHAINICIO;16)+2;0)" office:value-type="string" office:string-value="D" calcext:value-type="string">
            <text:p>D</text:p>
          </table:table-cell>
          <table:table-cell table:formula="of:=VLOOKUP([.$A90];T_TURNOS;MOD([.K$28]-FECHAINICIO;16)+2;0)" office:value-type="string" office:string-value="N" calcext:value-type="string">
            <text:p>N</text:p>
          </table:table-cell>
          <table:table-cell table:formula="of:=VLOOKUP([.$A90];T_TURNOS;MOD([.L$28]-FECHAINICIO;16)+2;0)" office:value-type="string" office:string-value="N" calcext:value-type="string">
            <text:p>N</text:p>
          </table:table-cell>
          <table:table-cell table:formula="of:=VLOOKUP([.$A90];T_TURNOS;MOD([.M$28]-FECHAINICIO;16)+2;0)" office:value-type="string" office:string-value="D" calcext:value-type="string">
            <text:p>D</text:p>
          </table:table-cell>
          <table:table-cell table:formula="of:=VLOOKUP([.$A90];T_TURNOS;MOD([.N$28]-FECHAINICIO;16)+2;0)" office:value-type="string" office:string-value="D" calcext:value-type="string">
            <text:p>D</text:p>
          </table:table-cell>
          <table:table-cell table:formula="of:=VLOOKUP([.$A90];T_TURNOS;MOD([.O$28]-FECHAINICIO;16)+2;0)" office:value-type="string" office:string-value="N" calcext:value-type="string">
            <text:p>N</text:p>
          </table:table-cell>
          <table:table-cell table:formula="of:=VLOOKUP([.$A90];T_TURNOS;MOD([.P$28]-FECHAINICIO;16)+2;0)" office:value-type="string" office:string-value="N" calcext:value-type="string">
            <text:p>N</text:p>
          </table:table-cell>
          <table:table-cell table:formula="of:=VLOOKUP([.$A90];T_TURNOS;MOD([.Q$28]-FECHAINICIO;16)+2;0)" office:value-type="string" office:string-value="D" calcext:value-type="string">
            <text:p>D</text:p>
          </table:table-cell>
          <table:table-cell table:formula="of:=VLOOKUP([.$A90];T_TURNOS;MOD([.R$28]-FECHAINICIO;16)+2;0)" office:value-type="string" office:string-value="D" calcext:value-type="string">
            <text:p>D</text:p>
          </table:table-cell>
          <table:table-cell table:formula="of:=VLOOKUP([.$A90];T_TURNOS;MOD([.S$28]-FECHAINICIO;16)+2;0)" office:value-type="string" office:string-value="N" calcext:value-type="string">
            <text:p>N</text:p>
          </table:table-cell>
          <table:table-cell table:formula="of:=VLOOKUP([.$A90];T_TURNOS;MOD([.T$28]-FECHAINICIO;16)+2;0)" office:value-type="string" office:string-value="N" calcext:value-type="string">
            <text:p>N</text:p>
          </table:table-cell>
          <table:table-cell table:formula="of:=VLOOKUP([.$A90];T_TURNOS;MOD([.U$28]-FECHAINICIO;16)+2;0)" office:value-type="string" office:string-value="D" calcext:value-type="string">
            <text:p>D</text:p>
          </table:table-cell>
          <table:table-cell table:formula="of:=VLOOKUP([.$A90];T_TURNOS;MOD([.V$28]-FECHAINICIO;16)+2;0)" office:value-type="string" office:string-value="D" calcext:value-type="string">
            <text:p>D</text:p>
          </table:table-cell>
          <table:table-cell table:formula="of:=VLOOKUP([.$A90];T_TURNOS;MOD([.W$28]-FECHAINICIO;16)+2;0)" office:value-type="string" office:string-value="N" calcext:value-type="string">
            <text:p>N</text:p>
          </table:table-cell>
          <table:table-cell table:formula="of:=VLOOKUP([.$A90];T_TURNOS;MOD([.X$28]-FECHAINICIO;16)+2;0)" office:value-type="string" office:string-value="N" calcext:value-type="string">
            <text:p>N</text:p>
          </table:table-cell>
          <table:table-cell table:formula="of:=VLOOKUP([.$A90];T_TURNOS;MOD([.Y$28]-FECHAINICIO;16)+2;0)" office:value-type="string" office:string-value="D" calcext:value-type="string">
            <text:p>D</text:p>
          </table:table-cell>
          <table:table-cell table:formula="of:=VLOOKUP([.$A90];T_TURNOS;MOD([.Z$28]-FECHAINICIO;16)+2;0)" office:value-type="string" office:string-value="D" calcext:value-type="string">
            <text:p>D</text:p>
          </table:table-cell>
          <table:table-cell table:formula="of:=VLOOKUP([.$A90];T_TURNOS;MOD([.AA$28]-FECHAINICIO;16)+2;0)" office:value-type="string" office:string-value="N" calcext:value-type="string">
            <text:p>N</text:p>
          </table:table-cell>
          <table:table-cell table:formula="of:=VLOOKUP([.$A90];T_TURNOS;MOD([.AB$28]-FECHAINICIO;16)+2;0)" office:value-type="string" office:string-value="N" calcext:value-type="string">
            <text:p>N</text:p>
          </table:table-cell>
          <table:table-cell table:formula="of:=VLOOKUP([.$A90];T_TURNOS;MOD([.AC$28]-FECHAINICIO;16)+2;0)" office:value-type="string" office:string-value="D" calcext:value-type="string">
            <text:p>D</text:p>
          </table:table-cell>
          <table:table-cell table:formula="of:=VLOOKUP([.$A90];T_TURNOS;MOD([.AD$28]-FECHAINICIO;16)+2;0)" office:value-type="string" office:string-value="D" calcext:value-type="string">
            <text:p>D</text:p>
          </table:table-cell>
          <table:table-cell table:style-name="ce31" table:formula="of:=VLOOKUP([.$A90];T_TURNOS;MOD([.AE$28]-FECHAINICIO;16)+2;0)" office:value-type="string" office:string-value="N" calcext:value-type="string">
            <text:p>N</text:p>
          </table:table-cell>
          <table:table-cell table:number-columns-repeated="2"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15" office:value-type="string" calcext:value-type="string" table:number-columns-spanned="1" table:number-rows-spanned="2">
            <text:p>DICIEMBRE</text:p>
          </table:table-cell>
          <table:table-cell table:style-name="ce16" table:formula="of:=DATE([.$A$2];12;1)" office:value-type="date" office:date-value="2023-12-01" calcext:value-type="date">
            <text:p>01</text:p>
          </table:table-cell>
          <table:table-cell table:style-name="ce16" table:formula="of:=[.B92]+1" office:value-type="date" office:date-value="2023-12-02" calcext:value-type="date">
            <text:p>02</text:p>
          </table:table-cell>
          <table:table-cell table:style-name="ce16" table:formula="of:=[.C92]+1" office:value-type="date" office:date-value="2023-12-03" calcext:value-type="date">
            <text:p>03</text:p>
          </table:table-cell>
          <table:table-cell table:style-name="ce16" table:formula="of:=[.D92]+1" office:value-type="date" office:date-value="2023-12-04" calcext:value-type="date">
            <text:p>04</text:p>
          </table:table-cell>
          <table:table-cell table:style-name="ce16" table:formula="of:=[.E92]+1" office:value-type="date" office:date-value="2023-12-05" calcext:value-type="date">
            <text:p>05</text:p>
          </table:table-cell>
          <table:table-cell table:style-name="ce16" table:formula="of:=[.F92]+1" office:value-type="date" office:date-value="2023-12-06" calcext:value-type="date">
            <text:p>06</text:p>
          </table:table-cell>
          <table:table-cell table:style-name="ce16" table:formula="of:=[.G92]+1" office:value-type="date" office:date-value="2023-12-07" calcext:value-type="date">
            <text:p>07</text:p>
          </table:table-cell>
          <table:table-cell table:style-name="ce16" table:formula="of:=[.H92]+1" office:value-type="date" office:date-value="2023-12-08" calcext:value-type="date">
            <text:p>08</text:p>
          </table:table-cell>
          <table:table-cell table:style-name="ce16" table:formula="of:=[.I92]+1" office:value-type="date" office:date-value="2023-12-09" calcext:value-type="date">
            <text:p>09</text:p>
          </table:table-cell>
          <table:table-cell table:style-name="ce16" table:formula="of:=[.J92]+1" office:value-type="date" office:date-value="2023-12-10" calcext:value-type="date">
            <text:p>10</text:p>
          </table:table-cell>
          <table:table-cell table:style-name="ce16" table:formula="of:=[.K92]+1" office:value-type="date" office:date-value="2023-12-11" calcext:value-type="date">
            <text:p>11</text:p>
          </table:table-cell>
          <table:table-cell table:style-name="ce16" table:formula="of:=[.L92]+1" office:value-type="date" office:date-value="2023-12-12" calcext:value-type="date">
            <text:p>12</text:p>
          </table:table-cell>
          <table:table-cell table:style-name="ce16" table:formula="of:=[.M92]+1" office:value-type="date" office:date-value="2023-12-13" calcext:value-type="date">
            <text:p>13</text:p>
          </table:table-cell>
          <table:table-cell table:style-name="ce16" table:formula="of:=[.N92]+1" office:value-type="date" office:date-value="2023-12-14" calcext:value-type="date">
            <text:p>14</text:p>
          </table:table-cell>
          <table:table-cell table:style-name="ce16" table:formula="of:=[.O92]+1" office:value-type="date" office:date-value="2023-12-15" calcext:value-type="date">
            <text:p>15</text:p>
          </table:table-cell>
          <table:table-cell table:style-name="ce16" table:formula="of:=[.P92]+1" office:value-type="date" office:date-value="2023-12-16" calcext:value-type="date">
            <text:p>16</text:p>
          </table:table-cell>
          <table:table-cell table:style-name="ce16" table:formula="of:=[.Q92]+1" office:value-type="date" office:date-value="2023-12-17" calcext:value-type="date">
            <text:p>17</text:p>
          </table:table-cell>
          <table:table-cell table:style-name="ce16" table:formula="of:=[.R92]+1" office:value-type="date" office:date-value="2023-12-18" calcext:value-type="date">
            <text:p>18</text:p>
          </table:table-cell>
          <table:table-cell table:style-name="ce16" table:formula="of:=[.S92]+1" office:value-type="date" office:date-value="2023-12-19" calcext:value-type="date">
            <text:p>19</text:p>
          </table:table-cell>
          <table:table-cell table:style-name="ce16" table:formula="of:=[.T92]+1" office:value-type="date" office:date-value="2023-12-20" calcext:value-type="date">
            <text:p>20</text:p>
          </table:table-cell>
          <table:table-cell table:style-name="ce16" table:formula="of:=[.U92]+1" office:value-type="date" office:date-value="2023-12-21" calcext:value-type="date">
            <text:p>21</text:p>
          </table:table-cell>
          <table:table-cell table:style-name="ce16" table:formula="of:=[.V92]+1" office:value-type="date" office:date-value="2023-12-22" calcext:value-type="date">
            <text:p>22</text:p>
          </table:table-cell>
          <table:table-cell table:style-name="ce16" table:formula="of:=[.W92]+1" office:value-type="date" office:date-value="2023-12-23" calcext:value-type="date">
            <text:p>23</text:p>
          </table:table-cell>
          <table:table-cell table:style-name="ce16" table:formula="of:=[.X92]+1" office:value-type="date" office:date-value="2023-12-24" calcext:value-type="date">
            <text:p>24</text:p>
          </table:table-cell>
          <table:table-cell table:style-name="ce16" table:formula="of:=[.Y92]+1" office:value-type="date" office:date-value="2023-12-25" calcext:value-type="date">
            <text:p>25</text:p>
          </table:table-cell>
          <table:table-cell table:style-name="ce16" table:formula="of:=[.Z92]+1" office:value-type="date" office:date-value="2023-12-26" calcext:value-type="date">
            <text:p>26</text:p>
          </table:table-cell>
          <table:table-cell table:style-name="ce16" table:formula="of:=[.AA92]+1" office:value-type="date" office:date-value="2023-12-27" calcext:value-type="date">
            <text:p>27</text:p>
          </table:table-cell>
          <table:table-cell table:style-name="ce16" table:formula="of:=[.AB92]+1" office:value-type="date" office:date-value="2023-12-28" calcext:value-type="date">
            <text:p>28</text:p>
          </table:table-cell>
          <table:table-cell table:style-name="ce16" table:formula="of:=[.AC92]+1" office:value-type="date" office:date-value="2023-12-29" calcext:value-type="date">
            <text:p>29</text:p>
          </table:table-cell>
          <table:table-cell table:style-name="ce16" table:formula="of:=[.AD92]+1" office:value-type="date" office:date-value="2023-12-30" calcext:value-type="date">
            <text:p>30</text:p>
          </table:table-cell>
          <table:table-cell table:style-name="ce16" table:formula="of:=[.AE92]+1" office:value-type="date" office:date-value="2023-12-31" calcext:value-type="date">
            <text:p>31</text:p>
          </table:table-cell>
          <table:table-cell/>
        </table:table-row>
        <table:table-row table:style-name="ro2">
          <table:covered-table-cell table:style-name="ce11"/>
          <table:table-cell table:style-name="ce17" table:formula="of:=[.B92]" office:value-type="date" office:date-value="2023-12-01" calcext:value-type="date">
            <text:p>vie</text:p>
          </table:table-cell>
          <table:table-cell table:style-name="ce17" table:formula="of:=[.C92]" office:value-type="date" office:date-value="2023-12-02" calcext:value-type="date">
            <text:p>sáb</text:p>
          </table:table-cell>
          <table:table-cell table:style-name="ce17" table:formula="of:=[.D92]" office:value-type="date" office:date-value="2023-12-03" calcext:value-type="date">
            <text:p>dom</text:p>
          </table:table-cell>
          <table:table-cell table:style-name="ce17" table:formula="of:=[.E92]" office:value-type="date" office:date-value="2023-12-04" calcext:value-type="date">
            <text:p>lun</text:p>
          </table:table-cell>
          <table:table-cell table:style-name="ce17" table:formula="of:=[.F92]" office:value-type="date" office:date-value="2023-12-05" calcext:value-type="date">
            <text:p>mar</text:p>
          </table:table-cell>
          <table:table-cell table:style-name="ce17" table:formula="of:=[.G92]" office:value-type="date" office:date-value="2023-12-06" calcext:value-type="date">
            <text:p>mié</text:p>
          </table:table-cell>
          <table:table-cell table:style-name="ce17" table:formula="of:=[.H92]" office:value-type="date" office:date-value="2023-12-07" calcext:value-type="date">
            <text:p>jue</text:p>
          </table:table-cell>
          <table:table-cell table:style-name="ce17" table:formula="of:=[.I92]" office:value-type="date" office:date-value="2023-12-08" calcext:value-type="date">
            <text:p>vie</text:p>
          </table:table-cell>
          <table:table-cell table:style-name="ce17" table:formula="of:=[.J92]" office:value-type="date" office:date-value="2023-12-09" calcext:value-type="date">
            <text:p>sáb</text:p>
          </table:table-cell>
          <table:table-cell table:style-name="ce17" table:formula="of:=[.K92]" office:value-type="date" office:date-value="2023-12-10" calcext:value-type="date">
            <text:p>dom</text:p>
          </table:table-cell>
          <table:table-cell table:style-name="ce17" table:formula="of:=[.L92]" office:value-type="date" office:date-value="2023-12-11" calcext:value-type="date">
            <text:p>lun</text:p>
          </table:table-cell>
          <table:table-cell table:style-name="ce17" table:formula="of:=[.M92]" office:value-type="date" office:date-value="2023-12-12" calcext:value-type="date">
            <text:p>mar</text:p>
          </table:table-cell>
          <table:table-cell table:style-name="ce17" table:formula="of:=[.N92]" office:value-type="date" office:date-value="2023-12-13" calcext:value-type="date">
            <text:p>mié</text:p>
          </table:table-cell>
          <table:table-cell table:style-name="ce17" table:formula="of:=[.O92]" office:value-type="date" office:date-value="2023-12-14" calcext:value-type="date">
            <text:p>jue</text:p>
          </table:table-cell>
          <table:table-cell table:style-name="ce17" table:formula="of:=[.P92]" office:value-type="date" office:date-value="2023-12-15" calcext:value-type="date">
            <text:p>vie</text:p>
          </table:table-cell>
          <table:table-cell table:style-name="ce17" table:formula="of:=[.Q92]" office:value-type="date" office:date-value="2023-12-16" calcext:value-type="date">
            <text:p>sáb</text:p>
          </table:table-cell>
          <table:table-cell table:style-name="ce17" table:formula="of:=[.R92]" office:value-type="date" office:date-value="2023-12-17" calcext:value-type="date">
            <text:p>dom</text:p>
          </table:table-cell>
          <table:table-cell table:style-name="ce17" table:formula="of:=[.S92]" office:value-type="date" office:date-value="2023-12-18" calcext:value-type="date">
            <text:p>lun</text:p>
          </table:table-cell>
          <table:table-cell table:style-name="ce17" table:formula="of:=[.T92]" office:value-type="date" office:date-value="2023-12-19" calcext:value-type="date">
            <text:p>mar</text:p>
          </table:table-cell>
          <table:table-cell table:style-name="ce17" table:formula="of:=[.U92]" office:value-type="date" office:date-value="2023-12-20" calcext:value-type="date">
            <text:p>mié</text:p>
          </table:table-cell>
          <table:table-cell table:style-name="ce17" table:formula="of:=[.V92]" office:value-type="date" office:date-value="2023-12-21" calcext:value-type="date">
            <text:p>jue</text:p>
          </table:table-cell>
          <table:table-cell table:style-name="ce17" table:formula="of:=[.W92]" office:value-type="date" office:date-value="2023-12-22" calcext:value-type="date">
            <text:p>vie</text:p>
          </table:table-cell>
          <table:table-cell table:style-name="ce17" table:formula="of:=[.X92]" office:value-type="date" office:date-value="2023-12-23" calcext:value-type="date">
            <text:p>sáb</text:p>
          </table:table-cell>
          <table:table-cell table:style-name="ce17" table:formula="of:=[.Y92]" office:value-type="date" office:date-value="2023-12-24" calcext:value-type="date">
            <text:p>dom</text:p>
          </table:table-cell>
          <table:table-cell table:style-name="ce17" table:formula="of:=[.Z92]" office:value-type="date" office:date-value="2023-12-25" calcext:value-type="date">
            <text:p>lun</text:p>
          </table:table-cell>
          <table:table-cell table:style-name="ce17" table:formula="of:=[.AA92]" office:value-type="date" office:date-value="2023-12-26" calcext:value-type="date">
            <text:p>mar</text:p>
          </table:table-cell>
          <table:table-cell table:style-name="ce17" table:formula="of:=[.AB92]" office:value-type="date" office:date-value="2023-12-27" calcext:value-type="date">
            <text:p>mié</text:p>
          </table:table-cell>
          <table:table-cell table:style-name="ce17" table:formula="of:=[.AC92]" office:value-type="date" office:date-value="2023-12-28" calcext:value-type="date">
            <text:p>jue</text:p>
          </table:table-cell>
          <table:table-cell table:style-name="ce17" table:formula="of:=[.AD92]" office:value-type="date" office:date-value="2023-12-29" calcext:value-type="date">
            <text:p>vie</text:p>
          </table:table-cell>
          <table:table-cell table:style-name="ce17" table:formula="of:=[.AE92]" office:value-type="date" office:date-value="2023-12-30" calcext:value-type="date">
            <text:p>sáb</text:p>
          </table:table-cell>
          <table:table-cell table:style-name="ce17" table:formula="of:=[.AF92]" office:value-type="date" office:date-value="2023-12-31" calcext:value-type="date">
            <text:p>dom</text:p>
          </table:table-cell>
          <table:table-cell/>
        </table:table-row>
        <table:table-row table:style-name="ro2">
          <table:table-cell table:formula="of:=[$TURNOS_ANUALES.$A$6]" office:value-type="string" office:string-value="Turno 1" calcext:value-type="string">
            <text:p>Turno 1</text:p>
          </table:table-cell>
          <table:table-cell table:style-name="ce32" table:formula="of:=VLOOKUP([.$A94];T_TURNOS;MOD([.B$20]-FECHAINICIO;16)+2;0)" office:value-type="string" office:string-value="M" calcext:value-type="string">
            <text:p>M</text:p>
          </table:table-cell>
          <table:table-cell table:style-name="ce32" table:formula="of:=VLOOKUP([.$A94];T_TURNOS;MOD([.C$20]-FECHAINICIO;16)+2;0)" office:value-type="string" office:string-value="M" calcext:value-type="string">
            <text:p>M</text:p>
          </table:table-cell>
          <table:table-cell table:style-name="ce32" table:formula="of:=VLOOKUP([.$A94];T_TURNOS;MOD([.D$20]-FECHAINICIO;16)+2;0)" office:value-type="string" office:string-value="T" calcext:value-type="string">
            <text:p>T</text:p>
          </table:table-cell>
          <table:table-cell table:style-name="ce32" table:formula="of:=VLOOKUP([.$A94];T_TURNOS;MOD([.E$20]-FECHAINICIO;16)+2;0)" office:value-type="string" office:string-value="T" calcext:value-type="string">
            <text:p>T</text:p>
          </table:table-cell>
          <table:table-cell table:style-name="ce32" table:formula="of:=VLOOKUP([.$A94];T_TURNOS;MOD([.F$20]-FECHAINICIO;16)+2;0)" office:value-type="string" office:string-value="D" calcext:value-type="string">
            <text:p>D</text:p>
          </table:table-cell>
          <table:table-cell table:style-name="ce32" table:formula="of:=VLOOKUP([.$A94];T_TURNOS;MOD([.G$20]-FECHAINICIO;16)+2;0)" office:value-type="string" office:string-value="D" calcext:value-type="string">
            <text:p>D</text:p>
          </table:table-cell>
          <table:table-cell table:style-name="ce32" table:formula="of:=VLOOKUP([.$A94];T_TURNOS;MOD([.H$20]-FECHAINICIO;16)+2;0)" office:value-type="string" office:string-value="M" calcext:value-type="string">
            <text:p>M</text:p>
          </table:table-cell>
          <table:table-cell table:style-name="ce32" table:formula="of:=VLOOKUP([.$A94];T_TURNOS;MOD([.I$20]-FECHAINICIO;16)+2;0)" office:value-type="string" office:string-value="M" calcext:value-type="string">
            <text:p>M</text:p>
          </table:table-cell>
          <table:table-cell table:style-name="ce32" table:formula="of:=VLOOKUP([.$A94];T_TURNOS;MOD([.J$20]-FECHAINICIO;16)+2;0)" office:value-type="string" office:string-value="T" calcext:value-type="string">
            <text:p>T</text:p>
          </table:table-cell>
          <table:table-cell table:style-name="ce32" table:formula="of:=VLOOKUP([.$A94];T_TURNOS;MOD([.K$20]-FECHAINICIO;16)+2;0)" office:value-type="string" office:string-value="T" calcext:value-type="string">
            <text:p>T</text:p>
          </table:table-cell>
          <table:table-cell table:style-name="ce32" table:formula="of:=VLOOKUP([.$A94];T_TURNOS;MOD([.L$20]-FECHAINICIO;16)+2;0)" office:value-type="string" office:string-value="N" calcext:value-type="string">
            <text:p>N</text:p>
          </table:table-cell>
          <table:table-cell table:style-name="ce32" table:formula="of:=VLOOKUP([.$A94];T_TURNOS;MOD([.M$20]-FECHAINICIO;16)+2;0)" office:value-type="string" office:string-value="N" calcext:value-type="string">
            <text:p>N</text:p>
          </table:table-cell>
          <table:table-cell table:style-name="ce32" table:formula="of:=VLOOKUP([.$A94];T_TURNOS;MOD([.N$20]-FECHAINICIO;16)+2;0)" office:value-type="string" office:string-value="D" calcext:value-type="string">
            <text:p>D</text:p>
          </table:table-cell>
          <table:table-cell table:style-name="ce32" table:formula="of:=VLOOKUP([.$A94];T_TURNOS;MOD([.O$20]-FECHAINICIO;16)+2;0)" office:value-type="string" office:string-value="D" calcext:value-type="string">
            <text:p>D</text:p>
          </table:table-cell>
          <table:table-cell table:style-name="ce32" table:formula="of:=VLOOKUP([.$A94];T_TURNOS;MOD([.P$20]-FECHAINICIO;16)+2;0)" office:value-type="string" office:string-value="D" calcext:value-type="string">
            <text:p>D</text:p>
          </table:table-cell>
          <table:table-cell table:style-name="ce32" table:formula="of:=VLOOKUP([.$A94];T_TURNOS;MOD([.Q$20]-FECHAINICIO;16)+2;0)" office:value-type="string" office:string-value="D" calcext:value-type="string">
            <text:p>D</text:p>
          </table:table-cell>
          <table:table-cell table:style-name="ce32" table:formula="of:=VLOOKUP([.$A94];T_TURNOS;MOD([.R$20]-FECHAINICIO;16)+2;0)" office:value-type="string" office:string-value="M" calcext:value-type="string">
            <text:p>M</text:p>
          </table:table-cell>
          <table:table-cell table:style-name="ce32" table:formula="of:=VLOOKUP([.$A94];T_TURNOS;MOD([.S$20]-FECHAINICIO;16)+2;0)" office:value-type="string" office:string-value="M" calcext:value-type="string">
            <text:p>M</text:p>
          </table:table-cell>
          <table:table-cell table:style-name="ce32" table:formula="of:=VLOOKUP([.$A94];T_TURNOS;MOD([.T$20]-FECHAINICIO;16)+2;0)" office:value-type="string" office:string-value="T" calcext:value-type="string">
            <text:p>T</text:p>
          </table:table-cell>
          <table:table-cell table:style-name="ce32" table:formula="of:=VLOOKUP([.$A94];T_TURNOS;MOD([.U$20]-FECHAINICIO;16)+2;0)" office:value-type="string" office:string-value="T" calcext:value-type="string">
            <text:p>T</text:p>
          </table:table-cell>
          <table:table-cell table:style-name="ce32" table:formula="of:=VLOOKUP([.$A94];T_TURNOS;MOD([.V$20]-FECHAINICIO;16)+2;0)" office:value-type="string" office:string-value="D" calcext:value-type="string">
            <text:p>D</text:p>
          </table:table-cell>
          <table:table-cell table:style-name="ce32" table:formula="of:=VLOOKUP([.$A94];T_TURNOS;MOD([.W$20]-FECHAINICIO;16)+2;0)" office:value-type="string" office:string-value="D" calcext:value-type="string">
            <text:p>D</text:p>
          </table:table-cell>
          <table:table-cell table:style-name="ce32" table:formula="of:=VLOOKUP([.$A94];T_TURNOS;MOD([.X$20]-FECHAINICIO;16)+2;0)" office:value-type="string" office:string-value="M" calcext:value-type="string">
            <text:p>M</text:p>
          </table:table-cell>
          <table:table-cell table:style-name="ce32" table:formula="of:=VLOOKUP([.$A94];T_TURNOS;MOD([.Y$20]-FECHAINICIO;16)+2;0)" office:value-type="string" office:string-value="M" calcext:value-type="string">
            <text:p>M</text:p>
          </table:table-cell>
          <table:table-cell table:style-name="ce32" table:formula="of:=VLOOKUP([.$A94];T_TURNOS;MOD([.Z$20]-FECHAINICIO;16)+2;0)" office:value-type="string" office:string-value="T" calcext:value-type="string">
            <text:p>T</text:p>
          </table:table-cell>
          <table:table-cell table:style-name="ce32" table:formula="of:=VLOOKUP([.$A94];T_TURNOS;MOD([.AA$20]-FECHAINICIO;16)+2;0)" office:value-type="string" office:string-value="T" calcext:value-type="string">
            <text:p>T</text:p>
          </table:table-cell>
          <table:table-cell table:style-name="ce32" table:formula="of:=VLOOKUP([.$A94];T_TURNOS;MOD([.AB$20]-FECHAINICIO;16)+2;0)" office:value-type="string" office:string-value="N" calcext:value-type="string">
            <text:p>N</text:p>
          </table:table-cell>
          <table:table-cell table:style-name="ce32" table:formula="of:=VLOOKUP([.$A94];T_TURNOS;MOD([.AC$20]-FECHAINICIO;16)+2;0)" office:value-type="string" office:string-value="N" calcext:value-type="string">
            <text:p>N</text:p>
          </table:table-cell>
          <table:table-cell table:style-name="ce32" table:formula="of:=VLOOKUP([.$A94];T_TURNOS;MOD([.AD$20]-FECHAINICIO;16)+2;0)" office:value-type="string" office:string-value="D" calcext:value-type="string">
            <text:p>D</text:p>
          </table:table-cell>
          <table:table-cell table:formula="of:=VLOOKUP([.$A94];T_TURNOS;MOD([.AE$20]-FECHAINICIO;16)+2;0)" office:value-type="string" office:string-value="D" calcext:value-type="string">
            <text:p>D</text:p>
          </table:table-cell>
          <table:table-cell table:style-name="ce32" table:formula="of:=VLOOKUP([.$A94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TURNOS_ANUALES.$A$7]" office:value-type="string" office:string-value="Turno 2" calcext:value-type="string">
            <text:p>Turno 2</text:p>
          </table:table-cell>
          <table:table-cell table:style-name="ce32" table:formula="of:=VLOOKUP([.$A95];T_TURNOS;MOD([.B$20]-FECHAINICIO;16)+2;0)" office:value-type="string" office:string-value="D" calcext:value-type="string">
            <text:p>D</text:p>
          </table:table-cell>
          <table:table-cell table:style-name="ce32" table:formula="of:=VLOOKUP([.$A95];T_TURNOS;MOD([.C$20]-FECHAINICIO;16)+2;0)" office:value-type="string" office:string-value="D" calcext:value-type="string">
            <text:p>D</text:p>
          </table:table-cell>
          <table:table-cell table:style-name="ce32" table:formula="of:=VLOOKUP([.$A95];T_TURNOS;MOD([.D$20]-FECHAINICIO;16)+2;0)" office:value-type="string" office:string-value="D" calcext:value-type="string">
            <text:p>D</text:p>
          </table:table-cell>
          <table:table-cell table:style-name="ce32" table:formula="of:=VLOOKUP([.$A95];T_TURNOS;MOD([.E$20]-FECHAINICIO;16)+2;0)" office:value-type="string" office:string-value="D" calcext:value-type="string">
            <text:p>D</text:p>
          </table:table-cell>
          <table:table-cell table:style-name="ce32" table:formula="of:=VLOOKUP([.$A95];T_TURNOS;MOD([.F$20]-FECHAINICIO;16)+2;0)" office:value-type="string" office:string-value="M" calcext:value-type="string">
            <text:p>M</text:p>
          </table:table-cell>
          <table:table-cell table:style-name="ce32" table:formula="of:=VLOOKUP([.$A95];T_TURNOS;MOD([.G$20]-FECHAINICIO;16)+2;0)" office:value-type="string" office:string-value="M" calcext:value-type="string">
            <text:p>M</text:p>
          </table:table-cell>
          <table:table-cell table:style-name="ce32" table:formula="of:=VLOOKUP([.$A95];T_TURNOS;MOD([.H$20]-FECHAINICIO;16)+2;0)" office:value-type="string" office:string-value="T" calcext:value-type="string">
            <text:p>T</text:p>
          </table:table-cell>
          <table:table-cell table:style-name="ce32" table:formula="of:=VLOOKUP([.$A95];T_TURNOS;MOD([.I$20]-FECHAINICIO;16)+2;0)" office:value-type="string" office:string-value="T" calcext:value-type="string">
            <text:p>T</text:p>
          </table:table-cell>
          <table:table-cell table:style-name="ce32" table:formula="of:=VLOOKUP([.$A95];T_TURNOS;MOD([.J$20]-FECHAINICIO;16)+2;0)" office:value-type="string" office:string-value="D" calcext:value-type="string">
            <text:p>D</text:p>
          </table:table-cell>
          <table:table-cell table:style-name="ce32" table:formula="of:=VLOOKUP([.$A95];T_TURNOS;MOD([.K$20]-FECHAINICIO;16)+2;0)" office:value-type="string" office:string-value="D" calcext:value-type="string">
            <text:p>D</text:p>
          </table:table-cell>
          <table:table-cell table:style-name="ce32" table:formula="of:=VLOOKUP([.$A95];T_TURNOS;MOD([.L$20]-FECHAINICIO;16)+2;0)" office:value-type="string" office:string-value="M" calcext:value-type="string">
            <text:p>M</text:p>
          </table:table-cell>
          <table:table-cell table:style-name="ce32" table:formula="of:=VLOOKUP([.$A95];T_TURNOS;MOD([.M$20]-FECHAINICIO;16)+2;0)" office:value-type="string" office:string-value="M" calcext:value-type="string">
            <text:p>M</text:p>
          </table:table-cell>
          <table:table-cell table:style-name="ce32" table:formula="of:=VLOOKUP([.$A95];T_TURNOS;MOD([.N$20]-FECHAINICIO;16)+2;0)" office:value-type="string" office:string-value="T" calcext:value-type="string">
            <text:p>T</text:p>
          </table:table-cell>
          <table:table-cell table:style-name="ce32" table:formula="of:=VLOOKUP([.$A95];T_TURNOS;MOD([.O$20]-FECHAINICIO;16)+2;0)" office:value-type="string" office:string-value="T" calcext:value-type="string">
            <text:p>T</text:p>
          </table:table-cell>
          <table:table-cell table:style-name="ce32" table:formula="of:=VLOOKUP([.$A95];T_TURNOS;MOD([.P$20]-FECHAINICIO;16)+2;0)" office:value-type="string" office:string-value="N" calcext:value-type="string">
            <text:p>N</text:p>
          </table:table-cell>
          <table:table-cell table:style-name="ce32" table:formula="of:=VLOOKUP([.$A95];T_TURNOS;MOD([.Q$20]-FECHAINICIO;16)+2;0)" office:value-type="string" office:string-value="N" calcext:value-type="string">
            <text:p>N</text:p>
          </table:table-cell>
          <table:table-cell table:style-name="ce32" table:formula="of:=VLOOKUP([.$A95];T_TURNOS;MOD([.R$20]-FECHAINICIO;16)+2;0)" office:value-type="string" office:string-value="D" calcext:value-type="string">
            <text:p>D</text:p>
          </table:table-cell>
          <table:table-cell table:style-name="ce32" table:formula="of:=VLOOKUP([.$A95];T_TURNOS;MOD([.S$20]-FECHAINICIO;16)+2;0)" office:value-type="string" office:string-value="D" calcext:value-type="string">
            <text:p>D</text:p>
          </table:table-cell>
          <table:table-cell table:style-name="ce32" table:formula="of:=VLOOKUP([.$A95];T_TURNOS;MOD([.T$20]-FECHAINICIO;16)+2;0)" office:value-type="string" office:string-value="D" calcext:value-type="string">
            <text:p>D</text:p>
          </table:table-cell>
          <table:table-cell table:style-name="ce32" table:formula="of:=VLOOKUP([.$A95];T_TURNOS;MOD([.U$20]-FECHAINICIO;16)+2;0)" office:value-type="string" office:string-value="D" calcext:value-type="string">
            <text:p>D</text:p>
          </table:table-cell>
          <table:table-cell table:style-name="ce32" table:formula="of:=VLOOKUP([.$A95];T_TURNOS;MOD([.V$20]-FECHAINICIO;16)+2;0)" office:value-type="string" office:string-value="M" calcext:value-type="string">
            <text:p>M</text:p>
          </table:table-cell>
          <table:table-cell table:style-name="ce32" table:formula="of:=VLOOKUP([.$A95];T_TURNOS;MOD([.W$20]-FECHAINICIO;16)+2;0)" office:value-type="string" office:string-value="M" calcext:value-type="string">
            <text:p>M</text:p>
          </table:table-cell>
          <table:table-cell table:style-name="ce32" table:formula="of:=VLOOKUP([.$A95];T_TURNOS;MOD([.X$20]-FECHAINICIO;16)+2;0)" office:value-type="string" office:string-value="T" calcext:value-type="string">
            <text:p>T</text:p>
          </table:table-cell>
          <table:table-cell table:style-name="ce32" table:formula="of:=VLOOKUP([.$A95];T_TURNOS;MOD([.Y$20]-FECHAINICIO;16)+2;0)" office:value-type="string" office:string-value="T" calcext:value-type="string">
            <text:p>T</text:p>
          </table:table-cell>
          <table:table-cell table:style-name="ce32" table:formula="of:=VLOOKUP([.$A95];T_TURNOS;MOD([.Z$20]-FECHAINICIO;16)+2;0)" office:value-type="string" office:string-value="D" calcext:value-type="string">
            <text:p>D</text:p>
          </table:table-cell>
          <table:table-cell table:style-name="ce32" table:formula="of:=VLOOKUP([.$A95];T_TURNOS;MOD([.AA$20]-FECHAINICIO;16)+2;0)" office:value-type="string" office:string-value="D" calcext:value-type="string">
            <text:p>D</text:p>
          </table:table-cell>
          <table:table-cell table:style-name="ce32" table:formula="of:=VLOOKUP([.$A95];T_TURNOS;MOD([.AB$20]-FECHAINICIO;16)+2;0)" office:value-type="string" office:string-value="M" calcext:value-type="string">
            <text:p>M</text:p>
          </table:table-cell>
          <table:table-cell table:style-name="ce32" table:formula="of:=VLOOKUP([.$A95];T_TURNOS;MOD([.AC$20]-FECHAINICIO;16)+2;0)" office:value-type="string" office:string-value="M" calcext:value-type="string">
            <text:p>M</text:p>
          </table:table-cell>
          <table:table-cell table:style-name="ce32" table:formula="of:=VLOOKUP([.$A95];T_TURNOS;MOD([.AD$20]-FECHAINICIO;16)+2;0)" office:value-type="string" office:string-value="T" calcext:value-type="string">
            <text:p>T</text:p>
          </table:table-cell>
          <table:table-cell table:formula="of:=VLOOKUP([.$A95];T_TURNOS;MOD([.AE$20]-FECHAINICIO;16)+2;0)" office:value-type="string" office:string-value="T" calcext:value-type="string">
            <text:p>T</text:p>
          </table:table-cell>
          <table:table-cell table:style-name="ce32" table:formula="of:=VLOOKUP([.$A95];T_TURNOS;MOD([.AF$20]-FECHAINICIO;16)+2;0)" office:value-type="string" office:string-value="N" calcext:value-type="string">
            <text:p>N</text:p>
          </table:table-cell>
          <table:table-cell/>
        </table:table-row>
        <table:table-row table:style-name="ro2">
          <table:table-cell table:formula="of:=[$TURNOS_ANUALES.$A$8]" office:value-type="string" office:string-value="Turno 3" calcext:value-type="string">
            <text:p>Turno 3</text:p>
          </table:table-cell>
          <table:table-cell table:style-name="ce32" table:formula="of:=VLOOKUP([.$A96];T_TURNOS;MOD([.B$20]-FECHAINICIO;16)+2;0)" office:value-type="string" office:string-value="D" calcext:value-type="string">
            <text:p>D</text:p>
          </table:table-cell>
          <table:table-cell table:style-name="ce32" table:formula="of:=VLOOKUP([.$A96];T_TURNOS;MOD([.C$20]-FECHAINICIO;16)+2;0)" office:value-type="string" office:string-value="D" calcext:value-type="string">
            <text:p>D</text:p>
          </table:table-cell>
          <table:table-cell table:style-name="ce32" table:formula="of:=VLOOKUP([.$A96];T_TURNOS;MOD([.D$20]-FECHAINICIO;16)+2;0)" office:value-type="string" office:string-value="M" calcext:value-type="string">
            <text:p>M</text:p>
          </table:table-cell>
          <table:table-cell table:style-name="ce32" table:formula="of:=VLOOKUP([.$A96];T_TURNOS;MOD([.E$20]-FECHAINICIO;16)+2;0)" office:value-type="string" office:string-value="M" calcext:value-type="string">
            <text:p>M</text:p>
          </table:table-cell>
          <table:table-cell table:style-name="ce32" table:formula="of:=VLOOKUP([.$A96];T_TURNOS;MOD([.F$20]-FECHAINICIO;16)+2;0)" office:value-type="string" office:string-value="T" calcext:value-type="string">
            <text:p>T</text:p>
          </table:table-cell>
          <table:table-cell table:style-name="ce32" table:formula="of:=VLOOKUP([.$A96];T_TURNOS;MOD([.G$20]-FECHAINICIO;16)+2;0)" office:value-type="string" office:string-value="T" calcext:value-type="string">
            <text:p>T</text:p>
          </table:table-cell>
          <table:table-cell table:style-name="ce32" table:formula="of:=VLOOKUP([.$A96];T_TURNOS;MOD([.H$20]-FECHAINICIO;16)+2;0)" office:value-type="string" office:string-value="N" calcext:value-type="string">
            <text:p>N</text:p>
          </table:table-cell>
          <table:table-cell table:style-name="ce32" table:formula="of:=VLOOKUP([.$A96];T_TURNOS;MOD([.I$20]-FECHAINICIO;16)+2;0)" office:value-type="string" office:string-value="N" calcext:value-type="string">
            <text:p>N</text:p>
          </table:table-cell>
          <table:table-cell table:style-name="ce32" table:formula="of:=VLOOKUP([.$A96];T_TURNOS;MOD([.J$20]-FECHAINICIO;16)+2;0)" office:value-type="string" office:string-value="D" calcext:value-type="string">
            <text:p>D</text:p>
          </table:table-cell>
          <table:table-cell table:style-name="ce32" table:formula="of:=VLOOKUP([.$A96];T_TURNOS;MOD([.K$20]-FECHAINICIO;16)+2;0)" office:value-type="string" office:string-value="D" calcext:value-type="string">
            <text:p>D</text:p>
          </table:table-cell>
          <table:table-cell table:style-name="ce32" table:formula="of:=VLOOKUP([.$A96];T_TURNOS;MOD([.L$20]-FECHAINICIO;16)+2;0)" office:value-type="string" office:string-value="D" calcext:value-type="string">
            <text:p>D</text:p>
          </table:table-cell>
          <table:table-cell table:style-name="ce32" table:formula="of:=VLOOKUP([.$A96];T_TURNOS;MOD([.M$20]-FECHAINICIO;16)+2;0)" office:value-type="string" office:string-value="D" calcext:value-type="string">
            <text:p>D</text:p>
          </table:table-cell>
          <table:table-cell table:style-name="ce32" table:formula="of:=VLOOKUP([.$A96];T_TURNOS;MOD([.N$20]-FECHAINICIO;16)+2;0)" office:value-type="string" office:string-value="M" calcext:value-type="string">
            <text:p>M</text:p>
          </table:table-cell>
          <table:table-cell table:style-name="ce32" table:formula="of:=VLOOKUP([.$A96];T_TURNOS;MOD([.O$20]-FECHAINICIO;16)+2;0)" office:value-type="string" office:string-value="M" calcext:value-type="string">
            <text:p>M</text:p>
          </table:table-cell>
          <table:table-cell table:style-name="ce32" table:formula="of:=VLOOKUP([.$A96];T_TURNOS;MOD([.P$20]-FECHAINICIO;16)+2;0)" office:value-type="string" office:string-value="T" calcext:value-type="string">
            <text:p>T</text:p>
          </table:table-cell>
          <table:table-cell table:style-name="ce32" table:formula="of:=VLOOKUP([.$A96];T_TURNOS;MOD([.Q$20]-FECHAINICIO;16)+2;0)" office:value-type="string" office:string-value="T" calcext:value-type="string">
            <text:p>T</text:p>
          </table:table-cell>
          <table:table-cell table:style-name="ce32" table:formula="of:=VLOOKUP([.$A96];T_TURNOS;MOD([.R$20]-FECHAINICIO;16)+2;0)" office:value-type="string" office:string-value="D" calcext:value-type="string">
            <text:p>D</text:p>
          </table:table-cell>
          <table:table-cell table:style-name="ce32" table:formula="of:=VLOOKUP([.$A96];T_TURNOS;MOD([.S$20]-FECHAINICIO;16)+2;0)" office:value-type="string" office:string-value="D" calcext:value-type="string">
            <text:p>D</text:p>
          </table:table-cell>
          <table:table-cell table:style-name="ce32" table:formula="of:=VLOOKUP([.$A96];T_TURNOS;MOD([.T$20]-FECHAINICIO;16)+2;0)" office:value-type="string" office:string-value="M" calcext:value-type="string">
            <text:p>M</text:p>
          </table:table-cell>
          <table:table-cell table:style-name="ce32" table:formula="of:=VLOOKUP([.$A96];T_TURNOS;MOD([.U$20]-FECHAINICIO;16)+2;0)" office:value-type="string" office:string-value="M" calcext:value-type="string">
            <text:p>M</text:p>
          </table:table-cell>
          <table:table-cell table:style-name="ce32" table:formula="of:=VLOOKUP([.$A96];T_TURNOS;MOD([.V$20]-FECHAINICIO;16)+2;0)" office:value-type="string" office:string-value="T" calcext:value-type="string">
            <text:p>T</text:p>
          </table:table-cell>
          <table:table-cell table:style-name="ce32" table:formula="of:=VLOOKUP([.$A96];T_TURNOS;MOD([.W$20]-FECHAINICIO;16)+2;0)" office:value-type="string" office:string-value="T" calcext:value-type="string">
            <text:p>T</text:p>
          </table:table-cell>
          <table:table-cell table:style-name="ce32" table:formula="of:=VLOOKUP([.$A96];T_TURNOS;MOD([.X$20]-FECHAINICIO;16)+2;0)" office:value-type="string" office:string-value="N" calcext:value-type="string">
            <text:p>N</text:p>
          </table:table-cell>
          <table:table-cell table:style-name="ce32" table:formula="of:=VLOOKUP([.$A96];T_TURNOS;MOD([.Y$20]-FECHAINICIO;16)+2;0)" office:value-type="string" office:string-value="N" calcext:value-type="string">
            <text:p>N</text:p>
          </table:table-cell>
          <table:table-cell table:style-name="ce32" table:formula="of:=VLOOKUP([.$A96];T_TURNOS;MOD([.Z$20]-FECHAINICIO;16)+2;0)" office:value-type="string" office:string-value="D" calcext:value-type="string">
            <text:p>D</text:p>
          </table:table-cell>
          <table:table-cell table:style-name="ce32" table:formula="of:=VLOOKUP([.$A96];T_TURNOS;MOD([.AA$20]-FECHAINICIO;16)+2;0)" office:value-type="string" office:string-value="D" calcext:value-type="string">
            <text:p>D</text:p>
          </table:table-cell>
          <table:table-cell table:style-name="ce32" table:formula="of:=VLOOKUP([.$A96];T_TURNOS;MOD([.AB$20]-FECHAINICIO;16)+2;0)" office:value-type="string" office:string-value="D" calcext:value-type="string">
            <text:p>D</text:p>
          </table:table-cell>
          <table:table-cell table:style-name="ce32" table:formula="of:=VLOOKUP([.$A96];T_TURNOS;MOD([.AC$20]-FECHAINICIO;16)+2;0)" office:value-type="string" office:string-value="D" calcext:value-type="string">
            <text:p>D</text:p>
          </table:table-cell>
          <table:table-cell table:style-name="ce32" table:formula="of:=VLOOKUP([.$A96];T_TURNOS;MOD([.AD$20]-FECHAINICIO;16)+2;0)" office:value-type="string" office:string-value="M" calcext:value-type="string">
            <text:p>M</text:p>
          </table:table-cell>
          <table:table-cell table:formula="of:=VLOOKUP([.$A96];T_TURNOS;MOD([.AE$20]-FECHAINICIO;16)+2;0)" office:value-type="string" office:string-value="M" calcext:value-type="string">
            <text:p>M</text:p>
          </table:table-cell>
          <table:table-cell table:style-name="ce32" table:formula="of:=VLOOKUP([.$A96];T_TURNOS;MOD([.AF$20]-FECHAINICIO;16)+2;0)" office:value-type="string" office:string-value="T" calcext:value-type="string">
            <text:p>T</text:p>
          </table:table-cell>
          <table:table-cell/>
        </table:table-row>
        <table:table-row table:style-name="ro2">
          <table:table-cell table:formula="of:=[$TURNOS_ANUALES.$A$9]" office:value-type="string" office:string-value="Turno 4" calcext:value-type="string">
            <text:p>Turno 4</text:p>
          </table:table-cell>
          <table:table-cell table:style-name="ce32" table:formula="of:=VLOOKUP([.$A97];T_TURNOS;MOD([.B$20]-FECHAINICIO;16)+2;0)" office:value-type="string" office:string-value="T" calcext:value-type="string">
            <text:p>T</text:p>
          </table:table-cell>
          <table:table-cell table:style-name="ce32" table:formula="of:=VLOOKUP([.$A97];T_TURNOS;MOD([.C$20]-FECHAINICIO;16)+2;0)" office:value-type="string" office:string-value="T" calcext:value-type="string">
            <text:p>T</text:p>
          </table:table-cell>
          <table:table-cell table:style-name="ce32" table:formula="of:=VLOOKUP([.$A97];T_TURNOS;MOD([.D$20]-FECHAINICIO;16)+2;0)" office:value-type="string" office:string-value="N" calcext:value-type="string">
            <text:p>N</text:p>
          </table:table-cell>
          <table:table-cell table:style-name="ce32" table:formula="of:=VLOOKUP([.$A97];T_TURNOS;MOD([.E$20]-FECHAINICIO;16)+2;0)" office:value-type="string" office:string-value="N" calcext:value-type="string">
            <text:p>N</text:p>
          </table:table-cell>
          <table:table-cell table:style-name="ce32" table:formula="of:=VLOOKUP([.$A97];T_TURNOS;MOD([.F$20]-FECHAINICIO;16)+2;0)" office:value-type="string" office:string-value="D" calcext:value-type="string">
            <text:p>D</text:p>
          </table:table-cell>
          <table:table-cell table:style-name="ce32" table:formula="of:=VLOOKUP([.$A97];T_TURNOS;MOD([.G$20]-FECHAINICIO;16)+2;0)" office:value-type="string" office:string-value="D" calcext:value-type="string">
            <text:p>D</text:p>
          </table:table-cell>
          <table:table-cell table:style-name="ce32" table:formula="of:=VLOOKUP([.$A97];T_TURNOS;MOD([.H$20]-FECHAINICIO;16)+2;0)" office:value-type="string" office:string-value="D" calcext:value-type="string">
            <text:p>D</text:p>
          </table:table-cell>
          <table:table-cell table:style-name="ce32" table:formula="of:=VLOOKUP([.$A97];T_TURNOS;MOD([.I$20]-FECHAINICIO;16)+2;0)" office:value-type="string" office:string-value="D" calcext:value-type="string">
            <text:p>D</text:p>
          </table:table-cell>
          <table:table-cell table:style-name="ce32" table:formula="of:=VLOOKUP([.$A97];T_TURNOS;MOD([.J$20]-FECHAINICIO;16)+2;0)" office:value-type="string" office:string-value="M" calcext:value-type="string">
            <text:p>M</text:p>
          </table:table-cell>
          <table:table-cell table:style-name="ce32" table:formula="of:=VLOOKUP([.$A97];T_TURNOS;MOD([.K$20]-FECHAINICIO;16)+2;0)" office:value-type="string" office:string-value="M" calcext:value-type="string">
            <text:p>M</text:p>
          </table:table-cell>
          <table:table-cell table:style-name="ce32" table:formula="of:=VLOOKUP([.$A97];T_TURNOS;MOD([.L$20]-FECHAINICIO;16)+2;0)" office:value-type="string" office:string-value="T" calcext:value-type="string">
            <text:p>T</text:p>
          </table:table-cell>
          <table:table-cell table:style-name="ce32" table:formula="of:=VLOOKUP([.$A97];T_TURNOS;MOD([.M$20]-FECHAINICIO;16)+2;0)" office:value-type="string" office:string-value="T" calcext:value-type="string">
            <text:p>T</text:p>
          </table:table-cell>
          <table:table-cell table:style-name="ce32" table:formula="of:=VLOOKUP([.$A97];T_TURNOS;MOD([.N$20]-FECHAINICIO;16)+2;0)" office:value-type="string" office:string-value="D" calcext:value-type="string">
            <text:p>D</text:p>
          </table:table-cell>
          <table:table-cell table:style-name="ce32" table:formula="of:=VLOOKUP([.$A97];T_TURNOS;MOD([.O$20]-FECHAINICIO;16)+2;0)" office:value-type="string" office:string-value="D" calcext:value-type="string">
            <text:p>D</text:p>
          </table:table-cell>
          <table:table-cell table:style-name="ce32" table:formula="of:=VLOOKUP([.$A97];T_TURNOS;MOD([.P$20]-FECHAINICIO;16)+2;0)" office:value-type="string" office:string-value="M" calcext:value-type="string">
            <text:p>M</text:p>
          </table:table-cell>
          <table:table-cell table:style-name="ce32" table:formula="of:=VLOOKUP([.$A97];T_TURNOS;MOD([.Q$20]-FECHAINICIO;16)+2;0)" office:value-type="string" office:string-value="M" calcext:value-type="string">
            <text:p>M</text:p>
          </table:table-cell>
          <table:table-cell table:style-name="ce32" table:formula="of:=VLOOKUP([.$A97];T_TURNOS;MOD([.R$20]-FECHAINICIO;16)+2;0)" office:value-type="string" office:string-value="T" calcext:value-type="string">
            <text:p>T</text:p>
          </table:table-cell>
          <table:table-cell table:style-name="ce32" table:formula="of:=VLOOKUP([.$A97];T_TURNOS;MOD([.S$20]-FECHAINICIO;16)+2;0)" office:value-type="string" office:string-value="T" calcext:value-type="string">
            <text:p>T</text:p>
          </table:table-cell>
          <table:table-cell table:style-name="ce32" table:formula="of:=VLOOKUP([.$A97];T_TURNOS;MOD([.T$20]-FECHAINICIO;16)+2;0)" office:value-type="string" office:string-value="N" calcext:value-type="string">
            <text:p>N</text:p>
          </table:table-cell>
          <table:table-cell table:style-name="ce32" table:formula="of:=VLOOKUP([.$A97];T_TURNOS;MOD([.U$20]-FECHAINICIO;16)+2;0)" office:value-type="string" office:string-value="N" calcext:value-type="string">
            <text:p>N</text:p>
          </table:table-cell>
          <table:table-cell table:style-name="ce32" table:formula="of:=VLOOKUP([.$A97];T_TURNOS;MOD([.V$20]-FECHAINICIO;16)+2;0)" office:value-type="string" office:string-value="D" calcext:value-type="string">
            <text:p>D</text:p>
          </table:table-cell>
          <table:table-cell table:style-name="ce32" table:formula="of:=VLOOKUP([.$A97];T_TURNOS;MOD([.W$20]-FECHAINICIO;16)+2;0)" office:value-type="string" office:string-value="D" calcext:value-type="string">
            <text:p>D</text:p>
          </table:table-cell>
          <table:table-cell table:style-name="ce32" table:formula="of:=VLOOKUP([.$A97];T_TURNOS;MOD([.X$20]-FECHAINICIO;16)+2;0)" office:value-type="string" office:string-value="D" calcext:value-type="string">
            <text:p>D</text:p>
          </table:table-cell>
          <table:table-cell table:style-name="ce32" table:formula="of:=VLOOKUP([.$A97];T_TURNOS;MOD([.Y$20]-FECHAINICIO;16)+2;0)" office:value-type="string" office:string-value="D" calcext:value-type="string">
            <text:p>D</text:p>
          </table:table-cell>
          <table:table-cell table:style-name="ce32" table:formula="of:=VLOOKUP([.$A97];T_TURNOS;MOD([.Z$20]-FECHAINICIO;16)+2;0)" office:value-type="string" office:string-value="M" calcext:value-type="string">
            <text:p>M</text:p>
          </table:table-cell>
          <table:table-cell table:style-name="ce32" table:formula="of:=VLOOKUP([.$A97];T_TURNOS;MOD([.AA$20]-FECHAINICIO;16)+2;0)" office:value-type="string" office:string-value="M" calcext:value-type="string">
            <text:p>M</text:p>
          </table:table-cell>
          <table:table-cell table:style-name="ce32" table:formula="of:=VLOOKUP([.$A97];T_TURNOS;MOD([.AB$20]-FECHAINICIO;16)+2;0)" office:value-type="string" office:string-value="T" calcext:value-type="string">
            <text:p>T</text:p>
          </table:table-cell>
          <table:table-cell table:style-name="ce32" table:formula="of:=VLOOKUP([.$A97];T_TURNOS;MOD([.AC$20]-FECHAINICIO;16)+2;0)" office:value-type="string" office:string-value="T" calcext:value-type="string">
            <text:p>T</text:p>
          </table:table-cell>
          <table:table-cell table:style-name="ce32" table:formula="of:=VLOOKUP([.$A97];T_TURNOS;MOD([.AD$20]-FECHAINICIO;16)+2;0)" office:value-type="string" office:string-value="D" calcext:value-type="string">
            <text:p>D</text:p>
          </table:table-cell>
          <table:table-cell table:formula="of:=VLOOKUP([.$A97];T_TURNOS;MOD([.AE$20]-FECHAINICIO;16)+2;0)" office:value-type="string" office:string-value="D" calcext:value-type="string">
            <text:p>D</text:p>
          </table:table-cell>
          <table:table-cell table:style-name="ce32" table:formula="of:=VLOOKUP([.$A97];T_TURNOS;MOD([.AF$20]-FECHAINICIO;16)+2;0)" office:value-type="string" office:string-value="M" calcext:value-type="string">
            <text:p>M</text:p>
          </table:table-cell>
          <table:table-cell/>
        </table:table-row>
        <table:table-row table:style-name="ro2">
          <table:table-cell table:formula="of:=[$TURNOS_ANUALES.$A$10]" office:value-type="string" office:string-value="Turno Noche" calcext:value-type="string">
            <text:p>Turno Noche</text:p>
          </table:table-cell>
          <table:table-cell table:style-name="ce32" table:formula="of:=VLOOKUP([.$A98];T_TURNOS;MOD([.B$20]-FECHAINICIO;16)+2;0)" office:value-type="string" office:string-value="N" calcext:value-type="string">
            <text:p>N</text:p>
          </table:table-cell>
          <table:table-cell table:style-name="ce32" table:formula="of:=VLOOKUP([.$A98];T_TURNOS;MOD([.C$20]-FECHAINICIO;16)+2;0)" office:value-type="string" office:string-value="N" calcext:value-type="string">
            <text:p>N</text:p>
          </table:table-cell>
          <table:table-cell table:style-name="ce32" table:formula="of:=VLOOKUP([.$A98];T_TURNOS;MOD([.D$20]-FECHAINICIO;16)+2;0)" office:value-type="string" office:string-value="D" calcext:value-type="string">
            <text:p>D</text:p>
          </table:table-cell>
          <table:table-cell table:style-name="ce32" table:formula="of:=VLOOKUP([.$A98];T_TURNOS;MOD([.E$20]-FECHAINICIO;16)+2;0)" office:value-type="string" office:string-value="D" calcext:value-type="string">
            <text:p>D</text:p>
          </table:table-cell>
          <table:table-cell table:style-name="ce32" table:formula="of:=VLOOKUP([.$A98];T_TURNOS;MOD([.F$20]-FECHAINICIO;16)+2;0)" office:value-type="string" office:string-value="N" calcext:value-type="string">
            <text:p>N</text:p>
          </table:table-cell>
          <table:table-cell table:style-name="ce32" table:formula="of:=VLOOKUP([.$A98];T_TURNOS;MOD([.G$20]-FECHAINICIO;16)+2;0)" office:value-type="string" office:string-value="N" calcext:value-type="string">
            <text:p>N</text:p>
          </table:table-cell>
          <table:table-cell table:style-name="ce32" table:formula="of:=VLOOKUP([.$A98];T_TURNOS;MOD([.H$20]-FECHAINICIO;16)+2;0)" office:value-type="string" office:string-value="D" calcext:value-type="string">
            <text:p>D</text:p>
          </table:table-cell>
          <table:table-cell table:style-name="ce32" table:formula="of:=VLOOKUP([.$A98];T_TURNOS;MOD([.I$20]-FECHAINICIO;16)+2;0)" office:value-type="string" office:string-value="D" calcext:value-type="string">
            <text:p>D</text:p>
          </table:table-cell>
          <table:table-cell table:style-name="ce32" table:formula="of:=VLOOKUP([.$A98];T_TURNOS;MOD([.J$20]-FECHAINICIO;16)+2;0)" office:value-type="string" office:string-value="N" calcext:value-type="string">
            <text:p>N</text:p>
          </table:table-cell>
          <table:table-cell table:style-name="ce32" table:formula="of:=VLOOKUP([.$A98];T_TURNOS;MOD([.K$20]-FECHAINICIO;16)+2;0)" office:value-type="string" office:string-value="N" calcext:value-type="string">
            <text:p>N</text:p>
          </table:table-cell>
          <table:table-cell table:style-name="ce32" table:formula="of:=VLOOKUP([.$A98];T_TURNOS;MOD([.L$20]-FECHAINICIO;16)+2;0)" office:value-type="string" office:string-value="D" calcext:value-type="string">
            <text:p>D</text:p>
          </table:table-cell>
          <table:table-cell table:style-name="ce32" table:formula="of:=VLOOKUP([.$A98];T_TURNOS;MOD([.M$20]-FECHAINICIO;16)+2;0)" office:value-type="string" office:string-value="D" calcext:value-type="string">
            <text:p>D</text:p>
          </table:table-cell>
          <table:table-cell table:style-name="ce32" table:formula="of:=VLOOKUP([.$A98];T_TURNOS;MOD([.N$20]-FECHAINICIO;16)+2;0)" office:value-type="string" office:string-value="N" calcext:value-type="string">
            <text:p>N</text:p>
          </table:table-cell>
          <table:table-cell table:style-name="ce32" table:formula="of:=VLOOKUP([.$A98];T_TURNOS;MOD([.O$20]-FECHAINICIO;16)+2;0)" office:value-type="string" office:string-value="N" calcext:value-type="string">
            <text:p>N</text:p>
          </table:table-cell>
          <table:table-cell table:style-name="ce32" table:formula="of:=VLOOKUP([.$A98];T_TURNOS;MOD([.P$20]-FECHAINICIO;16)+2;0)" office:value-type="string" office:string-value="D" calcext:value-type="string">
            <text:p>D</text:p>
          </table:table-cell>
          <table:table-cell table:style-name="ce32" table:formula="of:=VLOOKUP([.$A98];T_TURNOS;MOD([.Q$20]-FECHAINICIO;16)+2;0)" office:value-type="string" office:string-value="D" calcext:value-type="string">
            <text:p>D</text:p>
          </table:table-cell>
          <table:table-cell table:style-name="ce32" table:formula="of:=VLOOKUP([.$A98];T_TURNOS;MOD([.R$20]-FECHAINICIO;16)+2;0)" office:value-type="string" office:string-value="N" calcext:value-type="string">
            <text:p>N</text:p>
          </table:table-cell>
          <table:table-cell table:style-name="ce32" table:formula="of:=VLOOKUP([.$A98];T_TURNOS;MOD([.S$20]-FECHAINICIO;16)+2;0)" office:value-type="string" office:string-value="N" calcext:value-type="string">
            <text:p>N</text:p>
          </table:table-cell>
          <table:table-cell table:style-name="ce32" table:formula="of:=VLOOKUP([.$A98];T_TURNOS;MOD([.T$20]-FECHAINICIO;16)+2;0)" office:value-type="string" office:string-value="D" calcext:value-type="string">
            <text:p>D</text:p>
          </table:table-cell>
          <table:table-cell table:style-name="ce32" table:formula="of:=VLOOKUP([.$A98];T_TURNOS;MOD([.U$20]-FECHAINICIO;16)+2;0)" office:value-type="string" office:string-value="D" calcext:value-type="string">
            <text:p>D</text:p>
          </table:table-cell>
          <table:table-cell table:style-name="ce32" table:formula="of:=VLOOKUP([.$A98];T_TURNOS;MOD([.V$20]-FECHAINICIO;16)+2;0)" office:value-type="string" office:string-value="N" calcext:value-type="string">
            <text:p>N</text:p>
          </table:table-cell>
          <table:table-cell table:style-name="ce32" table:formula="of:=VLOOKUP([.$A98];T_TURNOS;MOD([.W$20]-FECHAINICIO;16)+2;0)" office:value-type="string" office:string-value="N" calcext:value-type="string">
            <text:p>N</text:p>
          </table:table-cell>
          <table:table-cell table:style-name="ce32" table:formula="of:=VLOOKUP([.$A98];T_TURNOS;MOD([.X$20]-FECHAINICIO;16)+2;0)" office:value-type="string" office:string-value="D" calcext:value-type="string">
            <text:p>D</text:p>
          </table:table-cell>
          <table:table-cell table:style-name="ce32" table:formula="of:=VLOOKUP([.$A98];T_TURNOS;MOD([.Y$20]-FECHAINICIO;16)+2;0)" office:value-type="string" office:string-value="D" calcext:value-type="string">
            <text:p>D</text:p>
          </table:table-cell>
          <table:table-cell table:style-name="ce32" table:formula="of:=VLOOKUP([.$A98];T_TURNOS;MOD([.Z$20]-FECHAINICIO;16)+2;0)" office:value-type="string" office:string-value="N" calcext:value-type="string">
            <text:p>N</text:p>
          </table:table-cell>
          <table:table-cell table:style-name="ce32" table:formula="of:=VLOOKUP([.$A98];T_TURNOS;MOD([.AA$20]-FECHAINICIO;16)+2;0)" office:value-type="string" office:string-value="N" calcext:value-type="string">
            <text:p>N</text:p>
          </table:table-cell>
          <table:table-cell table:style-name="ce32" table:formula="of:=VLOOKUP([.$A98];T_TURNOS;MOD([.AB$20]-FECHAINICIO;16)+2;0)" office:value-type="string" office:string-value="D" calcext:value-type="string">
            <text:p>D</text:p>
          </table:table-cell>
          <table:table-cell table:style-name="ce32" table:formula="of:=VLOOKUP([.$A98];T_TURNOS;MOD([.AC$20]-FECHAINICIO;16)+2;0)" office:value-type="string" office:string-value="D" calcext:value-type="string">
            <text:p>D</text:p>
          </table:table-cell>
          <table:table-cell table:style-name="ce32" table:formula="of:=VLOOKUP([.$A98];T_TURNOS;MOD([.AD$20]-FECHAINICIO;16)+2;0)" office:value-type="string" office:string-value="N" calcext:value-type="string">
            <text:p>N</text:p>
          </table:table-cell>
          <table:table-cell table:formula="of:=VLOOKUP([.$A98];T_TURNOS;MOD([.AE$20]-FECHAINICIO;16)+2;0)" office:value-type="string" office:string-value="N" calcext:value-type="string">
            <text:p>N</text:p>
          </table:table-cell>
          <table:table-cell table:style-name="ce32" table:formula="of:=VLOOKUP([.$A98];T_TURNOS;MOD([.AF$20]-FECHAINICIO;16)+2;0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style-name="ce9" table:number-columns-repeated="31"/>
          <table:table-cell table:number-columns-repeated="2"/>
        </table:table-row>
        <table:table-row table:style-name="ro2">
          <table:table-cell table:style-name="ce9" table:number-columns-repeated="31"/>
          <table:table-cell table:number-columns-repeated="2"/>
        </table:table-row>
        <calcext:conditional-formats>
          <calcext:conditional-format calcext:target-range-address="TURNOS_ANUALES.B5:TURNOS_ANUALES.AF5 TURNOS_ANUALES.B13:TURNOS_ANUALES.AD13 TURNOS_ANUALES.B21:TURNOS_ANUALES.AF21 TURNOS_ANUALES.B29:TURNOS_ANUALES.AE29 TURNOS_ANUALES.B37:TURNOS_ANUALES.AF37 TURNOS_ANUALES.B45:TURNOS_ANUALES.AE45 TURNOS_ANUALES.B53:TURNOS_ANUALES.AF53 TURNOS_ANUALES.B61:TURNOS_ANUALES.AF61 TURNOS_ANUALES.B69:TURNOS_ANUALES.AE69 TURNOS_ANUALES.B77:TURNOS_ANUALES.AF77 TURNOS_ANUALES.B85:TURNOS_ANUALES.AE85 TURNOS_ANUALES.B93:TURNOS_ANUALES.AF93">
            <calcext:condition calcext:apply-style-name="usr_Domingo" calcext:value="formula-is(WEEKDAY([.B5])=1)" calcext:base-cell-address="TURNOS_ANUALES.B5"/>
          </calcext:conditional-format>
          <calcext:conditional-format calcext:target-range-address="TURNOS_ANUALES.B22:TURNOS_ANUALES.AF26 TURNOS_ANUALES.B30:TURNOS_ANUALES.AE34 TURNOS_ANUALES.B46:TURNOS_ANUALES.AE50 TURNOS_ANUALES.B70:TURNOS_ANUALES.AE74 TURNOS_ANUALES.B86:TURNOS_ANUALES.AE90 TURNOS_ANUALES.B38:TURNOS_ANUALES.AF42 TURNOS_ANUALES.B54:TURNOS_ANUALES.AF58 TURNOS_ANUALES.B62:TURNOS_ANUALES.AF66 TURNOS_ANUALES.B78:TURNOS_ANUALES.AF82 TURNOS_ANUALES.B94:TURNOS_ANUALES.AF98 TURNOS_ANUALES.B14:TURNOS_ANUALES.AD18 TURNOS_ANUALES.B6:TURNOS_ANUALES.AF10">
            <calcext:condition calcext:apply-style-name="TurnoDescanso" calcext:value="=&quot;D&quot;" calcext:base-cell-address="TURNOS_ANUALES.B6"/>
            <calcext:condition calcext:apply-style-name="TurnoManana" calcext:value="=&quot;M&quot;" calcext:base-cell-address="TURNOS_ANUALES.B6"/>
            <calcext:condition calcext:apply-style-name="TurnoTarde" calcext:value="=&quot;T&quot;" calcext:base-cell-address="TURNOS_ANUALES.B6"/>
            <calcext:condition calcext:apply-style-name="TurnoNoche" calcext:value="=&quot;N&quot;" calcext:base-cell-address="TURNOS_ANUALES.B6"/>
          </calcext:conditional-format>
        </calcext:conditional-formats>
      </table:table>
      <table:named-expressions>
        <table:named-range table:name="FECHAINICIO" table:base-cell-address="$TABLAS.$K$10" table:cell-range-address="$TABLAS.$A$1"/>
        <table:named-expression table:name="L_FESTIVOS_2019" table:base-cell-address="$TURNOS_ANUALES.$A$2" table:expression="#REF!"/>
        <table:named-expression table:name="T_NOMBRE_TURNO" table:base-cell-address="$TABLAS.$K$10" table:expression="#REF!"/>
        <table:named-range table:name="T_TURNOS" table:base-cell-address="$TABLAS.$K$10" table:cell-range-address="$TABLAS.$A$2:.$Q$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roman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year number:style="long"/>
    </number:date-style>
    <number:number-style style:name="N104">
      <number:text>Año 1234</number:text>
    </number:number-style>
    <number:number-style style:name="N113">
      <number:text>Año </number:text>
      <number:number number:decimal-places="0" number:min-decimal-places="0" number:min-integer-digits="1"/>
    </number:number-style>
    <number:time-style style:name="N105">
      <number:minutes number:style="long"/>
      <number:text>:</number:text>
      <number:seconds number:style="long"/>
    </number:time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/>
    </number:number-style>
    <number:number-style style:name="N109">
      <number:text/>
      <style:map style:condition="value()&gt;=0" style:apply-style-name="N109P0"/>
    </number:number-style>
    <number:date-style style:name="N110">
      <number:day-of-week/>
    </number:date-style>
    <number:date-style style:name="N111">
      <number:day number:style="long"/>
    </number:dat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28P1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28P2" style:volatile="true" number:language="es" number:country="ES"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34P1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34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37P1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3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fo:wrap-option="no-wrap" fo:padding="0.15cm" style:vertical-align="middle" loext:vertical-justify="auto"/>
      <style:paragraph-properties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TurnoDescanso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color="#ff0000" fo:font-style="italic" fo:font-weight="bold"/>
    </style:style>
    <style:style style:name="TurnoManana" style:family="table-cell" style:parent-style-name="Default">
      <style:table-cell-properties fo:background-color="transparent" loext:vertical-justify="auto"/>
      <style:paragraph-properties css3t:text-justify="auto"/>
      <style:text-properties fo:color="#0000ff" fo:font-style="normal" fo:font-weight="bold"/>
    </style:style>
    <style:style style:name="TurnoTarde" style:family="table-cell" style:parent-style-name="Default">
      <style:table-cell-properties fo:background-color="transparent"/>
      <style:text-properties fo:color="#008000" fo:font-weight="bold"/>
    </style:style>
    <style:style style:name="TurnoNoche" style:family="table-cell" style:parent-style-name="Default">
      <style:table-cell-properties fo:background-color="transparent"/>
      <style:text-properties fo:color="#000000" fo:font-weight="bold"/>
    </style:style>
    <style:style style:name="usr_5f_Domingo" style:display-name="usr_Domingo" style:family="table-cell" style:parent-style-name="Default">
      <style:table-cell-properties fo:background-color="#ff0000"/>
      <style:text-properties fo:color="#ffffff" fo:font-weight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9:37:25.460000000</meta:creation-date>
    <dc:title>Caso práctico nº 12: Turnos de trabajo</dc:title>
    <meta:editing-duration>PT1M44S</meta:editing-duration>
    <meta:editing-cycles>3</meta:editing-cycles>
    <meta:generator>LibreOffice/7.4.5.1$Windows_X86_64 LibreOffice_project/9c0871452b3918c1019dde9bfac75448afc4b57f</meta:generator>
    <meta:initial-creator>José Francisco Martínez Jiménez</meta:initial-creator>
    <dc:date>2023-03-01T19:47:32.669000000</dc:date>
    <dc:creator>José Francisco Martínez Jiménez</dc:creator>
    <meta:document-statistic meta:table-count="2" meta:cell-count="2738" meta:object-count="0"/>
    <meta:template xlink:type="simple" xlink:actuate="onRequest" xlink:title="HOJA_CALC_EN_BLANCO" xlink:href="file:///C:/Users/MJJ009/AppData/Roaming/LibreOffice/4/user/template/HOJA_CALC_EN_BLANCO.ots" meta:date="2019-04-01T12:22:50.883000000"/>
  </office:meta>
</office:document-meta>
</file>